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5752in"/>
    </style:style>
    <style:style style:name="co3" style:family="table-column">
      <style:table-column-properties fo:break-before="auto" style:column-width="0.6972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272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0.6201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 Data + Averages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1.1 1</text:p>
          </table:table-cell>
          <table:table-cell office:value-type="string">
            <text:p>1.1 2</text:p>
          </table:table-cell>
          <table:table-cell office:value-type="string">
            <text:p>1.1 3</text:p>
          </table:table-cell>
          <table:table-cell office:value-type="string">
            <text:p>1.1 4</text:p>
          </table:table-cell>
          <table:table-cell office:value-type="string">
            <text:p>1.1 5</text:p>
          </table:table-cell>
          <table:table-cell office:value-type="string">
            <text:p>1.1 6</text:p>
          </table:table-cell>
          <table:table-cell office:value-type="string">
            <text:p>1.1 7</text:p>
          </table:table-cell>
          <table:table-cell office:value-type="string">
            <text:p>1.1 8</text:p>
          </table:table-cell>
          <table:table-cell office:value-type="string">
            <text:p>1.1 9</text:p>
          </table:table-cell>
          <table:table-cell office:value-type="string">
            <text:p>1.1 10</text:p>
          </table:table-cell>
          <table:table-cell office:value-type="string">
            <text:p>1.1 AVG</text:p>
          </table:table-cell>
          <table:table-cell office:value-type="string">
            <text:p>1.2 1</text:p>
          </table:table-cell>
          <table:table-cell office:value-type="string">
            <text:p>1.2 2</text:p>
          </table:table-cell>
          <table:table-cell office:value-type="string">
            <text:p>1.2 3</text:p>
          </table:table-cell>
          <table:table-cell office:value-type="string">
            <text:p>1.2 4</text:p>
          </table:table-cell>
          <table:table-cell office:value-type="string">
            <text:p>1.2 5</text:p>
          </table:table-cell>
          <table:table-cell office:value-type="string">
            <text:p>1.2 6</text:p>
          </table:table-cell>
          <table:table-cell office:value-type="string">
            <text:p>1.2 7</text:p>
          </table:table-cell>
          <table:table-cell office:value-type="string">
            <text:p>1.2 8</text:p>
          </table:table-cell>
          <table:table-cell office:value-type="string">
            <text:p>1.2 9</text:p>
          </table:table-cell>
          <table:table-cell office:value-type="string">
            <text:p>1.2 10</text:p>
          </table:table-cell>
          <table:table-cell office:value-type="string">
            <text:p>1.2 AVG</text:p>
          </table:table-cell>
          <table:table-cell office:value-type="string">
            <text:p>1.3 1</text:p>
          </table:table-cell>
          <table:table-cell office:value-type="string">
            <text:p>1.3 2</text:p>
          </table:table-cell>
          <table:table-cell office:value-type="string">
            <text:p>1.3 3</text:p>
          </table:table-cell>
          <table:table-cell office:value-type="string">
            <text:p>1.3 4</text:p>
          </table:table-cell>
          <table:table-cell office:value-type="string">
            <text:p>1.3 5</text:p>
          </table:table-cell>
          <table:table-cell office:value-type="string">
            <text:p>1.3 6</text:p>
          </table:table-cell>
          <table:table-cell office:value-type="string">
            <text:p>1.3 7</text:p>
          </table:table-cell>
          <table:table-cell office:value-type="string">
            <text:p>1.3 8</text:p>
          </table:table-cell>
          <table:table-cell office:value-type="string">
            <text:p>1.3 9</text:p>
          </table:table-cell>
          <table:table-cell office:value-type="string">
            <text:p>1.3 10</text:p>
          </table:table-cell>
          <table:table-cell office:value-type="string">
            <text:p>1.3 AVG</text:p>
          </table:table-cell>
          <table:table-cell office:value-type="string">
            <text:p>1.4 1</text:p>
          </table:table-cell>
          <table:table-cell office:value-type="string">
            <text:p>1.4 2</text:p>
          </table:table-cell>
          <table:table-cell office:value-type="string">
            <text:p>1.4 3</text:p>
          </table:table-cell>
          <table:table-cell office:value-type="string">
            <text:p>1.4 4</text:p>
          </table:table-cell>
          <table:table-cell office:value-type="string">
            <text:p>1.4 5</text:p>
          </table:table-cell>
          <table:table-cell office:value-type="string">
            <text:p>1.4 6</text:p>
          </table:table-cell>
          <table:table-cell office:value-type="string">
            <text:p>1.4 7</text:p>
          </table:table-cell>
          <table:table-cell office:value-type="string">
            <text:p>1.4 8</text:p>
          </table:table-cell>
          <table:table-cell office:value-type="string">
            <text:p>1.4 9</text:p>
          </table:table-cell>
          <table:table-cell office:value-type="string">
            <text:p>1.4 10</text:p>
          </table:table-cell>
          <table:table-cell office:value-type="string">
            <text:p>1.4 AVG</text:p>
          </table:table-cell>
          <table:table-cell office:value-type="string">
            <text:p>1.5 1</text:p>
          </table:table-cell>
          <table:table-cell office:value-type="string">
            <text:p>1.5 2</text:p>
          </table:table-cell>
          <table:table-cell office:value-type="string">
            <text:p>1.5 3</text:p>
          </table:table-cell>
          <table:table-cell office:value-type="string">
            <text:p>1.5 4</text:p>
          </table:table-cell>
          <table:table-cell office:value-type="string">
            <text:p>1.5 5</text:p>
          </table:table-cell>
          <table:table-cell office:value-type="string">
            <text:p>1.5 6</text:p>
          </table:table-cell>
          <table:table-cell office:value-type="string">
            <text:p>1.5 7</text:p>
          </table:table-cell>
          <table:table-cell office:value-type="string">
            <text:p>1.5 8</text:p>
          </table:table-cell>
          <table:table-cell office:value-type="string">
            <text:p>1.5 9</text:p>
          </table:table-cell>
          <table:table-cell office:value-type="string">
            <text:p>1.5 10</text:p>
          </table:table-cell>
          <table:table-cell office:value-type="string">
            <text:p>1.5 AVG</text:p>
          </table:table-cell>
          <table:table-cell office:value-type="string">
            <text:p>1.6 1</text:p>
          </table:table-cell>
          <table:table-cell office:value-type="string">
            <text:p>1.6 2</text:p>
          </table:table-cell>
          <table:table-cell office:value-type="string">
            <text:p>1.6 3</text:p>
          </table:table-cell>
          <table:table-cell office:value-type="string">
            <text:p>1.6 4</text:p>
          </table:table-cell>
          <table:table-cell office:value-type="string">
            <text:p>1.6 5</text:p>
          </table:table-cell>
          <table:table-cell office:value-type="string">
            <text:p>1.6 6</text:p>
          </table:table-cell>
          <table:table-cell office:value-type="string">
            <text:p>1.6 7</text:p>
          </table:table-cell>
          <table:table-cell office:value-type="string">
            <text:p>1.6 8</text:p>
          </table:table-cell>
          <table:table-cell office:value-type="string">
            <text:p>1.6 9</text:p>
          </table:table-cell>
          <table:table-cell office:value-type="string">
            <text:p>1.6 10</text:p>
          </table:table-cell>
          <table:table-cell office:value-type="string">
            <text:p>1.6 AVG</text:p>
          </table:table-cell>
          <table:table-cell office:value-type="string">
            <text:p>1.7 1</text:p>
          </table:table-cell>
          <table:table-cell office:value-type="string">
            <text:p>1.7 2</text:p>
          </table:table-cell>
          <table:table-cell office:value-type="string">
            <text:p>1.7 3</text:p>
          </table:table-cell>
          <table:table-cell office:value-type="string">
            <text:p>1.7 4</text:p>
          </table:table-cell>
          <table:table-cell office:value-type="string">
            <text:p>1.7 5</text:p>
          </table:table-cell>
          <table:table-cell office:value-type="string">
            <text:p>1.7 6</text:p>
          </table:table-cell>
          <table:table-cell office:value-type="string">
            <text:p>1.7 7</text:p>
          </table:table-cell>
          <table:table-cell office:value-type="string">
            <text:p>1.7 8</text:p>
          </table:table-cell>
          <table:table-cell office:value-type="string">
            <text:p>1.7 9</text:p>
          </table:table-cell>
          <table:table-cell office:value-type="string">
            <text:p>1.7 10</text:p>
          </table:table-cell>
          <table:table-cell office:value-type="string">
            <text:p>1.7 AVG</text:p>
          </table:table-cell>
          <table:table-cell office:value-type="string">
            <text:p>1.8 1</text:p>
          </table:table-cell>
          <table:table-cell office:value-type="string">
            <text:p>1.8 2</text:p>
          </table:table-cell>
          <table:table-cell office:value-type="string">
            <text:p>1.8 3</text:p>
          </table:table-cell>
          <table:table-cell office:value-type="string">
            <text:p>1.8 4</text:p>
          </table:table-cell>
          <table:table-cell office:value-type="string">
            <text:p>1.8 5</text:p>
          </table:table-cell>
          <table:table-cell office:value-type="string">
            <text:p>1.8 6</text:p>
          </table:table-cell>
          <table:table-cell office:value-type="string">
            <text:p>1.8 7</text:p>
          </table:table-cell>
          <table:table-cell office:value-type="string">
            <text:p>1.8 8</text:p>
          </table:table-cell>
          <table:table-cell office:value-type="string">
            <text:p>1.8 9</text:p>
          </table:table-cell>
          <table:table-cell office:value-type="string">
            <text:p>1.8 10</text:p>
          </table:table-cell>
          <table:table-cell office:value-type="string">
            <text:p>1.8 AVG</text:p>
          </table:table-cell>
          <table:table-cell office:value-type="string">
            <text:p>1.9 1</text:p>
          </table:table-cell>
          <table:table-cell office:value-type="string">
            <text:p>1.9 2</text:p>
          </table:table-cell>
          <table:table-cell office:value-type="string">
            <text:p>1.9 3</text:p>
          </table:table-cell>
          <table:table-cell office:value-type="string">
            <text:p>1.9 4</text:p>
          </table:table-cell>
          <table:table-cell office:value-type="string">
            <text:p>1.9 5</text:p>
          </table:table-cell>
          <table:table-cell office:value-type="string">
            <text:p>1.9 6</text:p>
          </table:table-cell>
          <table:table-cell office:value-type="string">
            <text:p>1.9 7</text:p>
          </table:table-cell>
          <table:table-cell office:value-type="string">
            <text:p>1.9 8</text:p>
          </table:table-cell>
          <table:table-cell office:value-type="string">
            <text:p>1.9 9</text:p>
          </table:table-cell>
          <table:table-cell office:value-type="string">
            <text:p>1.9 10</text:p>
          </table:table-cell>
          <table:table-cell office:value-type="string">
            <text:p>1.9 AVG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79">
            <text:p>279</text:p>
          </table:table-cell>
          <table:table-cell office:value-type="float" office:value="291">
            <text:p>291</text:p>
          </table:table-cell>
          <table:table-cell office:value-type="float" office:value="247">
            <text:p>247</text:p>
          </table:table-cell>
          <table:table-cell office:value-type="float" office:value="260">
            <text:p>260</text:p>
          </table:table-cell>
          <table:table-cell office:value-type="float" office:value="254">
            <text:p>254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office:value-type="float" office:value="215">
            <text:p>215</text:p>
          </table:table-cell>
          <table:table-cell office:value-type="float" office:value="193">
            <text:p>193</text:p>
          </table:table-cell>
          <table:table-cell office:value-type="float" office:value="270">
            <text:p>270</text:p>
          </table:table-cell>
          <table:table-cell office:value-type="float" office:value="244.3">
            <text:p>244.3</text:p>
          </table:table-cell>
          <table:table-cell office:value-type="float" office:value="187">
            <text:p>187</text:p>
          </table:table-cell>
          <table:table-cell office:value-type="float" office:value="247">
            <text:p>247</text:p>
          </table:table-cell>
          <table:table-cell office:value-type="float" office:value="181">
            <text:p>181</text:p>
          </table:table-cell>
          <table:table-cell office:value-type="float" office:value="211">
            <text:p>211</text:p>
          </table:table-cell>
          <table:table-cell office:value-type="float" office:value="175">
            <text:p>175</text:p>
          </table:table-cell>
          <table:table-cell office:value-type="float" office:value="149">
            <text:p>149</text:p>
          </table:table-cell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  <table:table-cell office:value-type="float" office:value="147">
            <text:p>147</text:p>
          </table:table-cell>
          <table:table-cell office:value-type="float" office:value="247">
            <text:p>247</text:p>
          </table:table-cell>
          <table:table-cell office:value-type="float" office:value="186.3">
            <text:p>186.3</text:p>
          </table:table-cell>
          <table:table-cell office:value-type="float" office:value="180">
            <text:p>180</text:p>
          </table:table-cell>
          <table:table-cell office:value-type="float" office:value="178">
            <text:p>178</text:p>
          </table:table-cell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office:value-type="float" office:value="137">
            <text:p>137</text:p>
          </table:table-cell>
          <table:table-cell office:value-type="float" office:value="122">
            <text:p>122</text:p>
          </table:table-cell>
          <table:table-cell office:value-type="float" office:value="138">
            <text:p>138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44.5">
            <text:p>144.5</text:p>
          </table:table-cell>
          <table:table-cell office:value-type="float" office:value="110">
            <text:p>110</text:p>
          </table:table-cell>
          <table:table-cell office:value-type="float" office:value="149">
            <text:p>149</text:p>
          </table:table-cell>
          <table:table-cell office:value-type="float" office:value="143">
            <text:p>143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96">
            <text:p>96</text:p>
          </table:table-cell>
          <table:table-cell office:value-type="float" office:value="117.3">
            <text:p>117.3</text:p>
          </table:table-cell>
          <table:table-cell office:value-type="float" office:value="127">
            <text:p>127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table:number-columns-repeated="2"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94.5">
            <text:p>94.5</text:p>
          </table:table-cell>
          <table:table-cell office:value-type="float" office:value="103">
            <text:p>103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float" office:value="98.8">
            <text:p>98.8</text:p>
          </table:table-cell>
          <table:table-cell office:value-type="float" office:value="104">
            <text:p>104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83.6">
            <text:p>83.6</text:p>
          </table:table-cell>
          <table:table-cell office:value-type="float" office:value="86">
            <text:p>86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158">
            <text:p>158</text:p>
          </table:table-cell>
          <table:table-cell office:value-type="float" office:value="86">
            <text:p>86</text:p>
          </table:table-cell>
          <table:table-cell office:value-type="float" office:value="103">
            <text:p>103</text:p>
          </table:table-cell>
          <table:table-cell office:value-type="float" office:value="99">
            <text:p>99</text:p>
          </table:table-cell>
          <table:table-cell office:value-type="float" office:value="103">
            <text:p>103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103.2">
            <text:p>103.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83">
            <text:p>883</text:p>
          </table:table-cell>
          <table:table-cell office:value-type="float" office:value="985">
            <text:p>985</text:p>
          </table:table-cell>
          <table:table-cell office:value-type="float" office:value="703">
            <text:p>703</text:p>
          </table:table-cell>
          <table:table-cell office:value-type="float" office:value="1259">
            <text:p>1259</text:p>
          </table:table-cell>
          <table:table-cell office:value-type="float" office:value="938">
            <text:p>938</text:p>
          </table:table-cell>
          <table:table-cell office:value-type="float" office:value="843">
            <text:p>843</text:p>
          </table:table-cell>
          <table:table-cell office:value-type="float" office:value="827">
            <text:p>827</text:p>
          </table:table-cell>
          <table:table-cell office:value-type="float" office:value="806">
            <text:p>806</text:p>
          </table:table-cell>
          <table:table-cell office:value-type="float" office:value="793">
            <text:p>793</text:p>
          </table:table-cell>
          <table:table-cell office:value-type="float" office:value="931">
            <text:p>931</text:p>
          </table:table-cell>
          <table:table-cell office:value-type="float" office:value="896.8">
            <text:p>896.8</text:p>
          </table:table-cell>
          <table:table-cell office:value-type="float" office:value="539">
            <text:p>539</text:p>
          </table:table-cell>
          <table:table-cell office:value-type="float" office:value="551">
            <text:p>551</text:p>
          </table:table-cell>
          <table:table-cell office:value-type="float" office:value="517">
            <text:p>517</text:p>
          </table:table-cell>
          <table:table-cell office:value-type="float" office:value="856">
            <text:p>856</text:p>
          </table:table-cell>
          <table:table-cell office:value-type="float" office:value="671">
            <text:p>671</text:p>
          </table:table-cell>
          <table:table-cell office:value-type="float" office:value="631">
            <text:p>631</text:p>
          </table:table-cell>
          <table:table-cell office:value-type="float" office:value="501">
            <text:p>501</text:p>
          </table:table-cell>
          <table:table-cell office:value-type="float" office:value="490">
            <text:p>490</text:p>
          </table:table-cell>
          <table:table-cell office:value-type="float" office:value="470">
            <text:p>470</text:p>
          </table:table-cell>
          <table:table-cell office:value-type="float" office:value="905">
            <text:p>905</text:p>
          </table:table-cell>
          <table:table-cell office:value-type="float" office:value="613.1">
            <text:p>613.1</text:p>
          </table:table-cell>
          <table:table-cell office:value-type="float" office:value="463">
            <text:p>463</text:p>
          </table:table-cell>
          <table:table-cell office:value-type="float" office:value="387">
            <text:p>387</text:p>
          </table:table-cell>
          <table:table-cell office:value-type="float" office:value="371">
            <text:p>371</text:p>
          </table:table-cell>
          <table:table-cell office:value-type="float" office:value="452">
            <text:p>452</text:p>
          </table:table-cell>
          <table:table-cell office:value-type="float" office:value="569">
            <text:p>569</text:p>
          </table:table-cell>
          <table:table-cell office:value-type="float" office:value="460">
            <text:p>460</text:p>
          </table:table-cell>
          <table:table-cell office:value-type="float" office:value="463">
            <text:p>463</text:p>
          </table:table-cell>
          <table:table-cell table:number-columns-repeated="2" office:value-type="float" office:value="404">
            <text:p>404</text:p>
          </table:table-cell>
          <table:table-cell office:value-type="float" office:value="436">
            <text:p>436</text:p>
          </table:table-cell>
          <table:table-cell office:value-type="float" office:value="440.9">
            <text:p>440.9</text:p>
          </table:table-cell>
          <table:table-cell office:value-type="float" office:value="348">
            <text:p>348</text:p>
          </table:table-cell>
          <table:table-cell office:value-type="float" office:value="337">
            <text:p>337</text:p>
          </table:table-cell>
          <table:table-cell office:value-type="float" office:value="409">
            <text:p>409</text:p>
          </table:table-cell>
          <table:table-cell office:value-type="float" office:value="389">
            <text:p>389</text:p>
          </table:table-cell>
          <table:table-cell office:value-type="float" office:value="404">
            <text:p>404</text:p>
          </table:table-cell>
          <table:table-cell office:value-type="float" office:value="306">
            <text:p>306</text:p>
          </table:table-cell>
          <table:table-cell office:value-type="float" office:value="293">
            <text:p>293</text:p>
          </table:table-cell>
          <table:table-cell office:value-type="float" office:value="335">
            <text:p>335</text:p>
          </table:table-cell>
          <table:table-cell office:value-type="float" office:value="302">
            <text:p>302</text:p>
          </table:table-cell>
          <table:table-cell office:value-type="float" office:value="382">
            <text:p>382</text:p>
          </table:table-cell>
          <table:table-cell office:value-type="float" office:value="350.5">
            <text:p>350.5</text:p>
          </table:table-cell>
          <table:table-cell office:value-type="float" office:value="254">
            <text:p>254</text:p>
          </table:table-cell>
          <table:table-cell office:value-type="float" office:value="215">
            <text:p>215</text:p>
          </table:table-cell>
          <table:table-cell office:value-type="float" office:value="481">
            <text:p>481</text:p>
          </table:table-cell>
          <table:table-cell office:value-type="float" office:value="331">
            <text:p>331</text:p>
          </table:table-cell>
          <table:table-cell office:value-type="float" office:value="305">
            <text:p>305</text:p>
          </table:table-cell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246">
            <text:p>246</text:p>
          </table:table-cell>
          <table:table-cell office:value-type="float" office:value="281.5">
            <text:p>281.5</text:p>
          </table:table-cell>
          <table:table-cell office:value-type="float" office:value="230">
            <text:p>230</text:p>
          </table:table-cell>
          <table:table-cell office:value-type="float" office:value="241">
            <text:p>241</text:p>
          </table:table-cell>
          <table:table-cell office:value-type="float" office:value="321">
            <text:p>321</text:p>
          </table:table-cell>
          <table:table-cell office:value-type="float" office:value="287">
            <text:p>287</text:p>
          </table:table-cell>
          <table:table-cell office:value-type="float" office:value="486">
            <text:p>486</text:p>
          </table:table-cell>
          <table:table-cell office:value-type="float" office:value="268">
            <text:p>268</text:p>
          </table:table-cell>
          <table:table-cell office:value-type="float" office:value="255">
            <text:p>255</text:p>
          </table:table-cell>
          <table:table-cell office:value-type="float" office:value="323">
            <text:p>323</text:p>
          </table:table-cell>
          <table:table-cell office:value-type="float" office:value="252">
            <text:p>252</text:p>
          </table:table-cell>
          <table:table-cell office:value-type="float" office:value="267">
            <text:p>267</text:p>
          </table:table-cell>
          <table:table-cell office:value-type="float" office:value="293">
            <text:p>293</text:p>
          </table:table-cell>
          <table:table-cell office:value-type="float" office:value="201">
            <text:p>201</text:p>
          </table:table-cell>
          <table:table-cell office:value-type="float" office:value="239">
            <text:p>239</text:p>
          </table:table-cell>
          <table:table-cell office:value-type="float" office:value="362">
            <text:p>362</text:p>
          </table:table-cell>
          <table:table-cell office:value-type="float" office:value="296">
            <text:p>296</text:p>
          </table:table-cell>
          <table:table-cell office:value-type="float" office:value="331">
            <text:p>331</text:p>
          </table:table-cell>
          <table:table-cell office:value-type="float" office:value="274">
            <text:p>274</text:p>
          </table:table-cell>
          <table:table-cell office:value-type="float" office:value="256">
            <text:p>256</text:p>
          </table:table-cell>
          <table:table-cell office:value-type="float" office:value="230">
            <text:p>230</text:p>
          </table:table-cell>
          <table:table-cell office:value-type="float" office:value="281">
            <text:p>281</text:p>
          </table:table-cell>
          <table:table-cell office:value-type="float" office:value="291">
            <text:p>291</text:p>
          </table:table-cell>
          <table:table-cell office:value-type="float" office:value="276.1">
            <text:p>276.1</text:p>
          </table:table-cell>
          <table:table-cell office:value-type="float" office:value="257">
            <text:p>257</text:p>
          </table:table-cell>
          <table:table-cell office:value-type="float" office:value="247">
            <text:p>247</text:p>
          </table:table-cell>
          <table:table-cell office:value-type="float" office:value="496">
            <text:p>496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07">
            <text:p>307</text:p>
          </table:table-cell>
          <table:table-cell office:value-type="float" office:value="266">
            <text:p>266</text:p>
          </table:table-cell>
          <table:table-cell office:value-type="float" office:value="263">
            <text:p>263</text:p>
          </table:table-cell>
          <table:table-cell office:value-type="float" office:value="443">
            <text:p>443</text:p>
          </table:table-cell>
          <table:table-cell office:value-type="float" office:value="258">
            <text:p>258</text:p>
          </table:table-cell>
          <table:table-cell office:value-type="float" office:value="316.6">
            <text:p>316.6</text:p>
          </table:table-cell>
          <table:table-cell office:value-type="float" office:value="325">
            <text:p>325</text:p>
          </table:table-cell>
          <table:table-cell office:value-type="float" office:value="258">
            <text:p>258</text:p>
          </table:table-cell>
          <table:table-cell office:value-type="float" office:value="523">
            <text:p>523</text:p>
          </table:table-cell>
          <table:table-cell office:value-type="float" office:value="311">
            <text:p>311</text:p>
          </table:table-cell>
          <table:table-cell office:value-type="float" office:value="431">
            <text:p>431</text:p>
          </table:table-cell>
          <table:table-cell office:value-type="float" office:value="261">
            <text:p>261</text:p>
          </table:table-cell>
          <table:table-cell office:value-type="float" office:value="273">
            <text:p>273</text:p>
          </table:table-cell>
          <table:table-cell office:value-type="float" office:value="271">
            <text:p>271</text:p>
          </table:table-cell>
          <table:table-cell office:value-type="float" office:value="348">
            <text:p>348</text:p>
          </table:table-cell>
          <table:table-cell office:value-type="float" office:value="286">
            <text:p>286</text:p>
          </table:table-cell>
          <table:table-cell office:value-type="float" office:value="328.7">
            <text:p>328.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82">
            <text:p>1682</text:p>
          </table:table-cell>
          <table:table-cell office:value-type="float" office:value="1509">
            <text:p>1509</text:p>
          </table:table-cell>
          <table:table-cell office:value-type="float" office:value="1752">
            <text:p>1752</text:p>
          </table:table-cell>
          <table:table-cell office:value-type="float" office:value="1581">
            <text:p>1581</text:p>
          </table:table-cell>
          <table:table-cell office:value-type="float" office:value="1657">
            <text:p>1657</text:p>
          </table:table-cell>
          <table:table-cell office:value-type="float" office:value="1762">
            <text:p>1762</text:p>
          </table:table-cell>
          <table:table-cell office:value-type="float" office:value="1991">
            <text:p>1991</text:p>
          </table:table-cell>
          <table:table-cell office:value-type="float" office:value="1627">
            <text:p>1627</text:p>
          </table:table-cell>
          <table:table-cell office:value-type="float" office:value="1593">
            <text:p>1593</text:p>
          </table:table-cell>
          <table:table-cell office:value-type="float" office:value="1629">
            <text:p>1629</text:p>
          </table:table-cell>
          <table:table-cell office:value-type="float" office:value="1678.3">
            <text:p>1678.3</text:p>
          </table:table-cell>
          <table:table-cell office:value-type="float" office:value="957">
            <text:p>957</text:p>
          </table:table-cell>
          <table:table-cell office:value-type="float" office:value="1003">
            <text:p>1003</text:p>
          </table:table-cell>
          <table:table-cell office:value-type="float" office:value="1004">
            <text:p>1004</text:p>
          </table:table-cell>
          <table:table-cell office:value-type="float" office:value="1079">
            <text:p>1079</text:p>
          </table:table-cell>
          <table:table-cell office:value-type="float" office:value="1100">
            <text:p>1100</text:p>
          </table:table-cell>
          <table:table-cell office:value-type="float" office:value="1425">
            <text:p>1425</text:p>
          </table:table-cell>
          <table:table-cell office:value-type="float" office:value="1337">
            <text:p>1337</text:p>
          </table:table-cell>
          <table:table-cell office:value-type="float" office:value="1097">
            <text:p>1097</text:p>
          </table:table-cell>
          <table:table-cell office:value-type="float" office:value="909">
            <text:p>909</text:p>
          </table:table-cell>
          <table:table-cell office:value-type="float" office:value="999">
            <text:p>999</text:p>
          </table:table-cell>
          <table:table-cell office:value-type="float" office:value="1091">
            <text:p>1091</text:p>
          </table:table-cell>
          <table:table-cell office:value-type="float" office:value="701">
            <text:p>701</text:p>
          </table:table-cell>
          <table:table-cell office:value-type="float" office:value="684">
            <text:p>684</text:p>
          </table:table-cell>
          <table:table-cell office:value-type="float" office:value="734">
            <text:p>734</text:p>
          </table:table-cell>
          <table:table-cell office:value-type="float" office:value="719">
            <text:p>719</text:p>
          </table:table-cell>
          <table:table-cell office:value-type="float" office:value="717">
            <text:p>717</text:p>
          </table:table-cell>
          <table:table-cell office:value-type="float" office:value="1277">
            <text:p>1277</text:p>
          </table:table-cell>
          <table:table-cell office:value-type="float" office:value="823">
            <text:p>823</text:p>
          </table:table-cell>
          <table:table-cell office:value-type="float" office:value="817">
            <text:p>817</text:p>
          </table:table-cell>
          <table:table-cell office:value-type="float" office:value="793">
            <text:p>793</text:p>
          </table:table-cell>
          <table:table-cell office:value-type="float" office:value="795">
            <text:p>795</text:p>
          </table:table-cell>
          <table:table-cell office:value-type="float" office:value="806">
            <text:p>806</text:p>
          </table:table-cell>
          <table:table-cell office:value-type="float" office:value="533">
            <text:p>533</text:p>
          </table:table-cell>
          <table:table-cell office:value-type="float" office:value="557">
            <text:p>557</text:p>
          </table:table-cell>
          <table:table-cell office:value-type="float" office:value="505">
            <text:p>505</text:p>
          </table:table-cell>
          <table:table-cell office:value-type="float" office:value="592">
            <text:p>592</text:p>
          </table:table-cell>
          <table:table-cell office:value-type="float" office:value="469">
            <text:p>469</text:p>
          </table:table-cell>
          <table:table-cell office:value-type="float" office:value="716">
            <text:p>716</text:p>
          </table:table-cell>
          <table:table-cell office:value-type="float" office:value="596">
            <text:p>596</text:p>
          </table:table-cell>
          <table:table-cell office:value-type="float" office:value="560">
            <text:p>560</text:p>
          </table:table-cell>
          <table:table-cell office:value-type="float" office:value="646">
            <text:p>646</text:p>
          </table:table-cell>
          <table:table-cell office:value-type="float" office:value="570">
            <text:p>570</text:p>
          </table:table-cell>
          <table:table-cell office:value-type="float" office:value="574.4">
            <text:p>574.4</text:p>
          </table:table-cell>
          <table:table-cell office:value-type="float" office:value="413">
            <text:p>413</text:p>
          </table:table-cell>
          <table:table-cell office:value-type="float" office:value="843">
            <text:p>843</text:p>
          </table:table-cell>
          <table:table-cell office:value-type="float" office:value="378">
            <text:p>378</text:p>
          </table:table-cell>
          <table:table-cell office:value-type="float" office:value="386">
            <text:p>386</text:p>
          </table:table-cell>
          <table:table-cell office:value-type="float" office:value="377">
            <text:p>377</text:p>
          </table:table-cell>
          <table:table-cell office:value-type="float" office:value="497">
            <text:p>497</text:p>
          </table:table-cell>
          <table:table-cell office:value-type="float" office:value="510">
            <text:p>510</text:p>
          </table:table-cell>
          <table:table-cell office:value-type="float" office:value="434">
            <text:p>434</text:p>
          </table:table-cell>
          <table:table-cell office:value-type="float" office:value="532">
            <text:p>532</text:p>
          </table:table-cell>
          <table:table-cell office:value-type="float" office:value="676">
            <text:p>676</text:p>
          </table:table-cell>
          <table:table-cell office:value-type="float" office:value="504.6">
            <text:p>504.6</text:p>
          </table:table-cell>
          <table:table-cell office:value-type="float" office:value="455">
            <text:p>455</text:p>
          </table:table-cell>
          <table:table-cell office:value-type="float" office:value="824">
            <text:p>824</text:p>
          </table:table-cell>
          <table:table-cell office:value-type="float" office:value="540">
            <text:p>540</text:p>
          </table:table-cell>
          <table:table-cell office:value-type="float" office:value="390">
            <text:p>390</text:p>
          </table:table-cell>
          <table:table-cell office:value-type="float" office:value="428">
            <text:p>428</text:p>
          </table:table-cell>
          <table:table-cell office:value-type="float" office:value="787">
            <text:p>787</text:p>
          </table:table-cell>
          <table:table-cell office:value-type="float" office:value="552">
            <text:p>552</text:p>
          </table:table-cell>
          <table:table-cell office:value-type="float" office:value="563">
            <text:p>563</text:p>
          </table:table-cell>
          <table:table-cell office:value-type="float" office:value="583">
            <text:p>583</text:p>
          </table:table-cell>
          <table:table-cell office:value-type="float" office:value="768">
            <text:p>768</text:p>
          </table:table-cell>
          <table:table-cell office:value-type="float" office:value="589">
            <text:p>589</text:p>
          </table:table-cell>
          <table:table-cell office:value-type="float" office:value="392">
            <text:p>392</text:p>
          </table:table-cell>
          <table:table-cell office:value-type="float" office:value="911">
            <text:p>911</text:p>
          </table:table-cell>
          <table:table-cell office:value-type="float" office:value="515">
            <text:p>515</text:p>
          </table:table-cell>
          <table:table-cell office:value-type="float" office:value="422">
            <text:p>422</text:p>
          </table:table-cell>
          <table:table-cell office:value-type="float" office:value="370">
            <text:p>370</text:p>
          </table:table-cell>
          <table:table-cell office:value-type="float" office:value="541">
            <text:p>541</text:p>
          </table:table-cell>
          <table:table-cell office:value-type="float" office:value="663">
            <text:p>663</text:p>
          </table:table-cell>
          <table:table-cell office:value-type="float" office:value="576">
            <text:p>576</text:p>
          </table:table-cell>
          <table:table-cell office:value-type="float" office:value="619">
            <text:p>619</text:p>
          </table:table-cell>
          <table:table-cell office:value-type="float" office:value="464">
            <text:p>464</text:p>
          </table:table-cell>
          <table:table-cell office:value-type="float" office:value="547.3">
            <text:p>547.3</text:p>
          </table:table-cell>
          <table:table-cell office:value-type="float" office:value="618">
            <text:p>618</text:p>
          </table:table-cell>
          <table:table-cell office:value-type="float" office:value="851">
            <text:p>851</text:p>
          </table:table-cell>
          <table:table-cell office:value-type="float" office:value="572">
            <text:p>572</text:p>
          </table:table-cell>
          <table:table-cell office:value-type="float" office:value="530">
            <text:p>530</text:p>
          </table:table-cell>
          <table:table-cell office:value-type="float" office:value="503">
            <text:p>503</text:p>
          </table:table-cell>
          <table:table-cell office:value-type="float" office:value="627">
            <text:p>627</text:p>
          </table:table-cell>
          <table:table-cell office:value-type="float" office:value="529">
            <text:p>529</text:p>
          </table:table-cell>
          <table:table-cell office:value-type="float" office:value="699">
            <text:p>699</text:p>
          </table:table-cell>
          <table:table-cell office:value-type="float" office:value="511">
            <text:p>511</text:p>
          </table:table-cell>
          <table:table-cell office:value-type="float" office:value="540">
            <text:p>540</text:p>
          </table:table-cell>
          <table:table-cell office:value-type="float" office:value="598">
            <text:p>598</text:p>
          </table:table-cell>
          <table:table-cell office:value-type="float" office:value="670">
            <text:p>670</text:p>
          </table:table-cell>
          <table:table-cell office:value-type="float" office:value="1094">
            <text:p>1094</text:p>
          </table:table-cell>
          <table:table-cell office:value-type="float" office:value="722">
            <text:p>722</text:p>
          </table:table-cell>
          <table:table-cell office:value-type="float" office:value="771">
            <text:p>771</text:p>
          </table:table-cell>
          <table:table-cell office:value-type="float" office:value="602">
            <text:p>602</text:p>
          </table:table-cell>
          <table:table-cell office:value-type="float" office:value="905">
            <text:p>905</text:p>
          </table:table-cell>
          <table:table-cell office:value-type="float" office:value="722">
            <text:p>722</text:p>
          </table:table-cell>
          <table:table-cell office:value-type="float" office:value="699">
            <text:p>699</text:p>
          </table:table-cell>
          <table:table-cell office:value-type="float" office:value="581">
            <text:p>581</text:p>
          </table:table-cell>
          <table:table-cell office:value-type="float" office:value="647">
            <text:p>647</text:p>
          </table:table-cell>
          <table:table-cell office:value-type="float" office:value="741.3">
            <text:p>741.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639">
            <text:p>2639</text:p>
          </table:table-cell>
          <table:table-cell office:value-type="float" office:value="3170">
            <text:p>3170</text:p>
          </table:table-cell>
          <table:table-cell office:value-type="float" office:value="2720">
            <text:p>2720</text:p>
          </table:table-cell>
          <table:table-cell office:value-type="float" office:value="3029">
            <text:p>3029</text:p>
          </table:table-cell>
          <table:table-cell office:value-type="float" office:value="4425">
            <text:p>4425</text:p>
          </table:table-cell>
          <table:table-cell office:value-type="float" office:value="4226">
            <text:p>4226</text:p>
          </table:table-cell>
          <table:table-cell office:value-type="float" office:value="2893">
            <text:p>2893</text:p>
          </table:table-cell>
          <table:table-cell office:value-type="float" office:value="3787">
            <text:p>3787</text:p>
          </table:table-cell>
          <table:table-cell office:value-type="float" office:value="3050">
            <text:p>3050</text:p>
          </table:table-cell>
          <table:table-cell office:value-type="float" office:value="2649">
            <text:p>2649</text:p>
          </table:table-cell>
          <table:table-cell office:value-type="float" office:value="3258.8">
            <text:p>3258.8</text:p>
          </table:table-cell>
          <table:table-cell office:value-type="float" office:value="2194">
            <text:p>2194</text:p>
          </table:table-cell>
          <table:table-cell office:value-type="float" office:value="2025">
            <text:p>2025</text:p>
          </table:table-cell>
          <table:table-cell office:value-type="float" office:value="1814">
            <text:p>1814</text:p>
          </table:table-cell>
          <table:table-cell office:value-type="float" office:value="2049">
            <text:p>2049</text:p>
          </table:table-cell>
          <table:table-cell office:value-type="float" office:value="2166">
            <text:p>2166</text:p>
          </table:table-cell>
          <table:table-cell office:value-type="float" office:value="2645">
            <text:p>2645</text:p>
          </table:table-cell>
          <table:table-cell office:value-type="float" office:value="1868">
            <text:p>1868</text:p>
          </table:table-cell>
          <table:table-cell office:value-type="float" office:value="2595">
            <text:p>2595</text:p>
          </table:table-cell>
          <table:table-cell office:value-type="float" office:value="1758">
            <text:p>1758</text:p>
          </table:table-cell>
          <table:table-cell office:value-type="float" office:value="1840">
            <text:p>1840</text:p>
          </table:table-cell>
          <table:table-cell office:value-type="float" office:value="2095.4">
            <text:p>2095.4</text:p>
          </table:table-cell>
          <table:table-cell office:value-type="float" office:value="1830">
            <text:p>1830</text:p>
          </table:table-cell>
          <table:table-cell office:value-type="float" office:value="1449">
            <text:p>1449</text:p>
          </table:table-cell>
          <table:table-cell office:value-type="float" office:value="1160">
            <text:p>1160</text:p>
          </table:table-cell>
          <table:table-cell office:value-type="float" office:value="1213">
            <text:p>1213</text:p>
          </table:table-cell>
          <table:table-cell office:value-type="float" office:value="1283">
            <text:p>1283</text:p>
          </table:table-cell>
          <table:table-cell office:value-type="float" office:value="1346">
            <text:p>1346</text:p>
          </table:table-cell>
          <table:table-cell office:value-type="float" office:value="1210">
            <text:p>1210</text:p>
          </table:table-cell>
          <table:table-cell office:value-type="float" office:value="1504">
            <text:p>1504</text:p>
          </table:table-cell>
          <table:table-cell office:value-type="float" office:value="1160">
            <text:p>1160</text:p>
          </table:table-cell>
          <table:table-cell office:value-type="float" office:value="1398">
            <text:p>1398</text:p>
          </table:table-cell>
          <table:table-cell office:value-type="float" office:value="1355.3">
            <text:p>1355.3</text:p>
          </table:table-cell>
          <table:table-cell office:value-type="float" office:value="1695">
            <text:p>1695</text:p>
          </table:table-cell>
          <table:table-cell office:value-type="float" office:value="840">
            <text:p>840</text:p>
          </table:table-cell>
          <table:table-cell office:value-type="float" office:value="916">
            <text:p>916</text:p>
          </table:table-cell>
          <table:table-cell office:value-type="float" office:value="945">
            <text:p>945</text:p>
          </table:table-cell>
          <table:table-cell office:value-type="float" office:value="936">
            <text:p>936</text:p>
          </table:table-cell>
          <table:table-cell office:value-type="float" office:value="1110">
            <text:p>1110</text:p>
          </table:table-cell>
          <table:table-cell office:value-type="float" office:value="1010">
            <text:p>1010</text:p>
          </table:table-cell>
          <table:table-cell office:value-type="float" office:value="1212">
            <text:p>1212</text:p>
          </table:table-cell>
          <table:table-cell office:value-type="float" office:value="904">
            <text:p>904</text:p>
          </table:table-cell>
          <table:table-cell office:value-type="float" office:value="916">
            <text:p>916</text:p>
          </table:table-cell>
          <table:table-cell office:value-type="float" office:value="1048.4">
            <text:p>1048.4</text:p>
          </table:table-cell>
          <table:table-cell office:value-type="float" office:value="927">
            <text:p>927</text:p>
          </table:table-cell>
          <table:table-cell office:value-type="float" office:value="797">
            <text:p>797</text:p>
          </table:table-cell>
          <table:table-cell office:value-type="float" office:value="1465">
            <text:p>1465</text:p>
          </table:table-cell>
          <table:table-cell office:value-type="float" office:value="637">
            <text:p>637</text:p>
          </table:table-cell>
          <table:table-cell office:value-type="float" office:value="655">
            <text:p>655</text:p>
          </table:table-cell>
          <table:table-cell office:value-type="float" office:value="896">
            <text:p>896</text:p>
          </table:table-cell>
          <table:table-cell office:value-type="float" office:value="732">
            <text:p>732</text:p>
          </table:table-cell>
          <table:table-cell office:value-type="float" office:value="890">
            <text:p>890</text:p>
          </table:table-cell>
          <table:table-cell office:value-type="float" office:value="672">
            <text:p>672</text:p>
          </table:table-cell>
          <table:table-cell office:value-type="float" office:value="634">
            <text:p>634</text:p>
          </table:table-cell>
          <table:table-cell office:value-type="float" office:value="830.5">
            <text:p>830.5</text:p>
          </table:table-cell>
          <table:table-cell office:value-type="float" office:value="940">
            <text:p>940</text:p>
          </table:table-cell>
          <table:table-cell office:value-type="float" office:value="770">
            <text:p>770</text:p>
          </table:table-cell>
          <table:table-cell office:value-type="float" office:value="1047">
            <text:p>1047</text:p>
          </table:table-cell>
          <table:table-cell office:value-type="float" office:value="882">
            <text:p>882</text:p>
          </table:table-cell>
          <table:table-cell office:value-type="float" office:value="788">
            <text:p>788</text:p>
          </table:table-cell>
          <table:table-cell office:value-type="float" office:value="921">
            <text:p>921</text:p>
          </table:table-cell>
          <table:table-cell office:value-type="float" office:value="903">
            <text:p>903</text:p>
          </table:table-cell>
          <table:table-cell office:value-type="float" office:value="877">
            <text:p>877</text:p>
          </table:table-cell>
          <table:table-cell office:value-type="float" office:value="861">
            <text:p>861</text:p>
          </table:table-cell>
          <table:table-cell office:value-type="float" office:value="664">
            <text:p>664</text:p>
          </table:table-cell>
          <table:table-cell office:value-type="float" office:value="865.3">
            <text:p>865.3</text:p>
          </table:table-cell>
          <table:table-cell office:value-type="float" office:value="984">
            <text:p>984</text:p>
          </table:table-cell>
          <table:table-cell office:value-type="float" office:value="637">
            <text:p>637</text:p>
          </table:table-cell>
          <table:table-cell office:value-type="float" office:value="750">
            <text:p>750</text:p>
          </table:table-cell>
          <table:table-cell office:value-type="float" office:value="1024">
            <text:p>1024</text:p>
          </table:table-cell>
          <table:table-cell office:value-type="float" office:value="656">
            <text:p>656</text:p>
          </table:table-cell>
          <table:table-cell office:value-type="float" office:value="909">
            <text:p>909</text:p>
          </table:table-cell>
          <table:table-cell office:value-type="float" office:value="935">
            <text:p>935</text:p>
          </table:table-cell>
          <table:table-cell office:value-type="float" office:value="933">
            <text:p>933</text:p>
          </table:table-cell>
          <table:table-cell office:value-type="float" office:value="622">
            <text:p>622</text:p>
          </table:table-cell>
          <table:table-cell office:value-type="float" office:value="787">
            <text:p>787</text:p>
          </table:table-cell>
          <table:table-cell office:value-type="float" office:value="823.7">
            <text:p>823.7</text:p>
          </table:table-cell>
          <table:table-cell office:value-type="float" office:value="1045">
            <text:p>1045</text:p>
          </table:table-cell>
          <table:table-cell office:value-type="float" office:value="1003">
            <text:p>1003</text:p>
          </table:table-cell>
          <table:table-cell office:value-type="float" office:value="1133">
            <text:p>1133</text:p>
          </table:table-cell>
          <table:table-cell office:value-type="float" office:value="799">
            <text:p>799</text:p>
          </table:table-cell>
          <table:table-cell office:value-type="float" office:value="987">
            <text:p>987</text:p>
          </table:table-cell>
          <table:table-cell office:value-type="float" office:value="1071">
            <text:p>1071</text:p>
          </table:table-cell>
          <table:table-cell office:value-type="float" office:value="1059">
            <text:p>1059</text:p>
          </table:table-cell>
          <table:table-cell office:value-type="float" office:value="1263">
            <text:p>1263</text:p>
          </table:table-cell>
          <table:table-cell office:value-type="float" office:value="1006">
            <text:p>1006</text:p>
          </table:table-cell>
          <table:table-cell office:value-type="float" office:value="883">
            <text:p>883</text:p>
          </table:table-cell>
          <table:table-cell office:value-type="float" office:value="1024.9">
            <text:p>1024.9</text:p>
          </table:table-cell>
          <table:table-cell office:value-type="float" office:value="1597">
            <text:p>1597</text:p>
          </table:table-cell>
          <table:table-cell office:value-type="float" office:value="1025">
            <text:p>1025</text:p>
          </table:table-cell>
          <table:table-cell office:value-type="float" office:value="1172">
            <text:p>1172</text:p>
          </table:table-cell>
          <table:table-cell office:value-type="float" office:value="1219">
            <text:p>1219</text:p>
          </table:table-cell>
          <table:table-cell office:value-type="float" office:value="1005">
            <text:p>1005</text:p>
          </table:table-cell>
          <table:table-cell office:value-type="float" office:value="1177">
            <text:p>1177</text:p>
          </table:table-cell>
          <table:table-cell office:value-type="float" office:value="1117">
            <text:p>1117</text:p>
          </table:table-cell>
          <table:table-cell office:value-type="float" office:value="1111">
            <text:p>1111</text:p>
          </table:table-cell>
          <table:table-cell office:value-type="float" office:value="1034">
            <text:p>1034</text:p>
          </table:table-cell>
          <table:table-cell office:value-type="float" office:value="1073">
            <text:p>1073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281">
            <text:p>4281</text:p>
          </table:table-cell>
          <table:table-cell office:value-type="float" office:value="5050">
            <text:p>5050</text:p>
          </table:table-cell>
          <table:table-cell office:value-type="float" office:value="4219">
            <text:p>4219</text:p>
          </table:table-cell>
          <table:table-cell office:value-type="float" office:value="6037">
            <text:p>6037</text:p>
          </table:table-cell>
          <table:table-cell office:value-type="float" office:value="4331">
            <text:p>4331</text:p>
          </table:table-cell>
          <table:table-cell office:value-type="float" office:value="5531">
            <text:p>5531</text:p>
          </table:table-cell>
          <table:table-cell office:value-type="float" office:value="4342">
            <text:p>4342</text:p>
          </table:table-cell>
          <table:table-cell office:value-type="float" office:value="4054">
            <text:p>4054</text:p>
          </table:table-cell>
          <table:table-cell office:value-type="float" office:value="4047">
            <text:p>4047</text:p>
          </table:table-cell>
          <table:table-cell office:value-type="float" office:value="5171">
            <text:p>5171</text:p>
          </table:table-cell>
          <table:table-cell office:value-type="float" office:value="4706.3">
            <text:p>4706.3</text:p>
          </table:table-cell>
          <table:table-cell office:value-type="float" office:value="2765">
            <text:p>2765</text:p>
          </table:table-cell>
          <table:table-cell office:value-type="float" office:value="2996">
            <text:p>2996</text:p>
          </table:table-cell>
          <table:table-cell office:value-type="float" office:value="2813">
            <text:p>2813</text:p>
          </table:table-cell>
          <table:table-cell office:value-type="float" office:value="4079">
            <text:p>4079</text:p>
          </table:table-cell>
          <table:table-cell office:value-type="float" office:value="2745">
            <text:p>2745</text:p>
          </table:table-cell>
          <table:table-cell office:value-type="float" office:value="3989">
            <text:p>3989</text:p>
          </table:table-cell>
          <table:table-cell office:value-type="float" office:value="3292">
            <text:p>3292</text:p>
          </table:table-cell>
          <table:table-cell office:value-type="float" office:value="4530">
            <text:p>4530</text:p>
          </table:table-cell>
          <table:table-cell office:value-type="float" office:value="3013">
            <text:p>3013</text:p>
          </table:table-cell>
          <table:table-cell office:value-type="float" office:value="3922">
            <text:p>3922</text:p>
          </table:table-cell>
          <table:table-cell office:value-type="float" office:value="3414.4">
            <text:p>3414.4</text:p>
          </table:table-cell>
          <table:table-cell office:value-type="float" office:value="2027">
            <text:p>2027</text:p>
          </table:table-cell>
          <table:table-cell office:value-type="float" office:value="1875">
            <text:p>1875</text:p>
          </table:table-cell>
          <table:table-cell office:value-type="float" office:value="2704">
            <text:p>2704</text:p>
          </table:table-cell>
          <table:table-cell office:value-type="float" office:value="2498">
            <text:p>2498</text:p>
          </table:table-cell>
          <table:table-cell office:value-type="float" office:value="2062">
            <text:p>2062</text:p>
          </table:table-cell>
          <table:table-cell office:value-type="float" office:value="2120">
            <text:p>2120</text:p>
          </table:table-cell>
          <table:table-cell office:value-type="float" office:value="1992">
            <text:p>1992</text:p>
          </table:table-cell>
          <table:table-cell office:value-type="float" office:value="2445">
            <text:p>2445</text:p>
          </table:table-cell>
          <table:table-cell office:value-type="float" office:value="1881">
            <text:p>1881</text:p>
          </table:table-cell>
          <table:table-cell office:value-type="float" office:value="2482">
            <text:p>2482</text:p>
          </table:table-cell>
          <table:table-cell office:value-type="float" office:value="2208.6">
            <text:p>2208.6</text:p>
          </table:table-cell>
          <table:table-cell office:value-type="float" office:value="1423">
            <text:p>1423</text:p>
          </table:table-cell>
          <table:table-cell office:value-type="float" office:value="1529">
            <text:p>1529</text:p>
          </table:table-cell>
          <table:table-cell office:value-type="float" office:value="1493">
            <text:p>1493</text:p>
          </table:table-cell>
          <table:table-cell office:value-type="float" office:value="1520">
            <text:p>1520</text:p>
          </table:table-cell>
          <table:table-cell office:value-type="float" office:value="1361">
            <text:p>1361</text:p>
          </table:table-cell>
          <table:table-cell office:value-type="float" office:value="1522">
            <text:p>1522</text:p>
          </table:table-cell>
          <table:table-cell office:value-type="float" office:value="1986">
            <text:p>1986</text:p>
          </table:table-cell>
          <table:table-cell office:value-type="float" office:value="1625">
            <text:p>1625</text:p>
          </table:table-cell>
          <table:table-cell office:value-type="float" office:value="1446">
            <text:p>1446</text:p>
          </table:table-cell>
          <table:table-cell office:value-type="float" office:value="1790">
            <text:p>1790</text:p>
          </table:table-cell>
          <table:table-cell office:value-type="float" office:value="1569.5">
            <text:p>1569.5</text:p>
          </table:table-cell>
          <table:table-cell office:value-type="float" office:value="1832">
            <text:p>1832</text:p>
          </table:table-cell>
          <table:table-cell office:value-type="float" office:value="1105">
            <text:p>1105</text:p>
          </table:table-cell>
          <table:table-cell office:value-type="float" office:value="1113">
            <text:p>1113</text:p>
          </table:table-cell>
          <table:table-cell office:value-type="float" office:value="1197">
            <text:p>1197</text:p>
          </table:table-cell>
          <table:table-cell office:value-type="float" office:value="988">
            <text:p>988</text:p>
          </table:table-cell>
          <table:table-cell office:value-type="float" office:value="1016">
            <text:p>1016</text:p>
          </table:table-cell>
          <table:table-cell office:value-type="float" office:value="1409">
            <text:p>1409</text:p>
          </table:table-cell>
          <table:table-cell office:value-type="float" office:value="1174">
            <text:p>1174</text:p>
          </table:table-cell>
          <table:table-cell office:value-type="float" office:value="998">
            <text:p>998</text:p>
          </table:table-cell>
          <table:table-cell office:value-type="float" office:value="1224">
            <text:p>1224</text:p>
          </table:table-cell>
          <table:table-cell office:value-type="float" office:value="1205.6">
            <text:p>1205.6</text:p>
          </table:table-cell>
          <table:table-cell office:value-type="float" office:value="1782">
            <text:p>1782</text:p>
          </table:table-cell>
          <table:table-cell office:value-type="float" office:value="1365">
            <text:p>1365</text:p>
          </table:table-cell>
          <table:table-cell office:value-type="float" office:value="1067">
            <text:p>1067</text:p>
          </table:table-cell>
          <table:table-cell office:value-type="float" office:value="1438">
            <text:p>1438</text:p>
          </table:table-cell>
          <table:table-cell office:value-type="float" office:value="872">
            <text:p>872</text:p>
          </table:table-cell>
          <table:table-cell office:value-type="float" office:value="1185">
            <text:p>1185</text:p>
          </table:table-cell>
          <table:table-cell office:value-type="float" office:value="1121">
            <text:p>1121</text:p>
          </table:table-cell>
          <table:table-cell office:value-type="float" office:value="1368">
            <text:p>1368</text:p>
          </table:table-cell>
          <table:table-cell office:value-type="float" office:value="1395">
            <text:p>1395</text:p>
          </table:table-cell>
          <table:table-cell office:value-type="float" office:value="1300">
            <text:p>1300</text:p>
          </table:table-cell>
          <table:table-cell office:value-type="float" office:value="1289.3">
            <text:p>1289.3</text:p>
          </table:table-cell>
          <table:table-cell office:value-type="float" office:value="1688">
            <text:p>1688</text:p>
          </table:table-cell>
          <table:table-cell office:value-type="float" office:value="1121">
            <text:p>1121</text:p>
          </table:table-cell>
          <table:table-cell office:value-type="float" office:value="1331">
            <text:p>1331</text:p>
          </table:table-cell>
          <table:table-cell office:value-type="float" office:value="1160">
            <text:p>1160</text:p>
          </table:table-cell>
          <table:table-cell office:value-type="float" office:value="1310">
            <text:p>1310</text:p>
          </table:table-cell>
          <table:table-cell office:value-type="float" office:value="1296">
            <text:p>1296</text:p>
          </table:table-cell>
          <table:table-cell office:value-type="float" office:value="1241">
            <text:p>1241</text:p>
          </table:table-cell>
          <table:table-cell office:value-type="float" office:value="1306">
            <text:p>1306</text:p>
          </table:table-cell>
          <table:table-cell office:value-type="float" office:value="1026">
            <text:p>1026</text:p>
          </table:table-cell>
          <table:table-cell office:value-type="float" office:value="1515">
            <text:p>1515</text:p>
          </table:table-cell>
          <table:table-cell office:value-type="float" office:value="1299.4">
            <text:p>1299.4</text:p>
          </table:table-cell>
          <table:table-cell office:value-type="float" office:value="1615">
            <text:p>1615</text:p>
          </table:table-cell>
          <table:table-cell office:value-type="float" office:value="1561">
            <text:p>1561</text:p>
          </table:table-cell>
          <table:table-cell office:value-type="float" office:value="1532">
            <text:p>1532</text:p>
          </table:table-cell>
          <table:table-cell office:value-type="float" office:value="1916">
            <text:p>1916</text:p>
          </table:table-cell>
          <table:table-cell office:value-type="float" office:value="1416">
            <text:p>1416</text:p>
          </table:table-cell>
          <table:table-cell office:value-type="float" office:value="1791">
            <text:p>1791</text:p>
          </table:table-cell>
          <table:table-cell office:value-type="float" office:value="1381">
            <text:p>1381</text:p>
          </table:table-cell>
          <table:table-cell office:value-type="float" office:value="1643">
            <text:p>1643</text:p>
          </table:table-cell>
          <table:table-cell office:value-type="float" office:value="1198">
            <text:p>1198</text:p>
          </table:table-cell>
          <table:table-cell office:value-type="float" office:value="1646">
            <text:p>1646</text:p>
          </table:table-cell>
          <table:table-cell office:value-type="float" office:value="1569.9">
            <text:p>1569.9</text:p>
          </table:table-cell>
          <table:table-cell office:value-type="float" office:value="1773">
            <text:p>1773</text:p>
          </table:table-cell>
          <table:table-cell office:value-type="float" office:value="2419">
            <text:p>2419</text:p>
          </table:table-cell>
          <table:table-cell office:value-type="float" office:value="1662">
            <text:p>1662</text:p>
          </table:table-cell>
          <table:table-cell office:value-type="float" office:value="1539">
            <text:p>1539</text:p>
          </table:table-cell>
          <table:table-cell office:value-type="float" office:value="2746">
            <text:p>2746</text:p>
          </table:table-cell>
          <table:table-cell office:value-type="float" office:value="1725">
            <text:p>1725</text:p>
          </table:table-cell>
          <table:table-cell office:value-type="float" office:value="1760">
            <text:p>1760</text:p>
          </table:table-cell>
          <table:table-cell office:value-type="float" office:value="1805">
            <text:p>1805</text:p>
          </table:table-cell>
          <table:table-cell office:value-type="float" office:value="1723">
            <text:p>1723</text:p>
          </table:table-cell>
          <table:table-cell office:value-type="float" office:value="1357">
            <text:p>1357</text:p>
          </table:table-cell>
          <table:table-cell office:value-type="float" office:value="1850.9">
            <text:p>1850.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351">
            <text:p>5351</text:p>
          </table:table-cell>
          <table:table-cell office:value-type="float" office:value="7386">
            <text:p>7386</text:p>
          </table:table-cell>
          <table:table-cell office:value-type="float" office:value="6300">
            <text:p>6300</text:p>
          </table:table-cell>
          <table:table-cell office:value-type="float" office:value="8335">
            <text:p>8335</text:p>
          </table:table-cell>
          <table:table-cell office:value-type="float" office:value="7214">
            <text:p>7214</text:p>
          </table:table-cell>
          <table:table-cell office:value-type="float" office:value="7838">
            <text:p>7838</text:p>
          </table:table-cell>
          <table:table-cell office:value-type="float" office:value="6381">
            <text:p>6381</text:p>
          </table:table-cell>
          <table:table-cell office:value-type="float" office:value="6556">
            <text:p>6556</text:p>
          </table:table-cell>
          <table:table-cell office:value-type="float" office:value="5385">
            <text:p>5385</text:p>
          </table:table-cell>
          <table:table-cell office:value-type="float" office:value="7632">
            <text:p>7632</text:p>
          </table:table-cell>
          <table:table-cell office:value-type="float" office:value="6837.8">
            <text:p>6837.8</text:p>
          </table:table-cell>
          <table:table-cell office:value-type="float" office:value="3269">
            <text:p>3269</text:p>
          </table:table-cell>
          <table:table-cell office:value-type="float" office:value="4326">
            <text:p>4326</text:p>
          </table:table-cell>
          <table:table-cell office:value-type="float" office:value="3773">
            <text:p>3773</text:p>
          </table:table-cell>
          <table:table-cell office:value-type="float" office:value="4015">
            <text:p>4015</text:p>
          </table:table-cell>
          <table:table-cell office:value-type="float" office:value="4550">
            <text:p>4550</text:p>
          </table:table-cell>
          <table:table-cell office:value-type="float" office:value="4076">
            <text:p>4076</text:p>
          </table:table-cell>
          <table:table-cell office:value-type="float" office:value="3615">
            <text:p>3615</text:p>
          </table:table-cell>
          <table:table-cell office:value-type="float" office:value="4328">
            <text:p>4328</text:p>
          </table:table-cell>
          <table:table-cell office:value-type="float" office:value="4177">
            <text:p>4177</text:p>
          </table:table-cell>
          <table:table-cell office:value-type="float" office:value="5320">
            <text:p>5320</text:p>
          </table:table-cell>
          <table:table-cell office:value-type="float" office:value="4144.9">
            <text:p>4144.9</text:p>
          </table:table-cell>
          <table:table-cell office:value-type="float" office:value="2193">
            <text:p>2193</text:p>
          </table:table-cell>
          <table:table-cell office:value-type="float" office:value="2633">
            <text:p>2633</text:p>
          </table:table-cell>
          <table:table-cell office:value-type="float" office:value="2142">
            <text:p>2142</text:p>
          </table:table-cell>
          <table:table-cell office:value-type="float" office:value="2509">
            <text:p>2509</text:p>
          </table:table-cell>
          <table:table-cell office:value-type="float" office:value="2530">
            <text:p>2530</text:p>
          </table:table-cell>
          <table:table-cell office:value-type="float" office:value="2235">
            <text:p>2235</text:p>
          </table:table-cell>
          <table:table-cell office:value-type="float" office:value="2209">
            <text:p>2209</text:p>
          </table:table-cell>
          <table:table-cell office:value-type="float" office:value="2621">
            <text:p>2621</text:p>
          </table:table-cell>
          <table:table-cell office:value-type="float" office:value="3252">
            <text:p>3252</text:p>
          </table:table-cell>
          <table:table-cell office:value-type="float" office:value="3473">
            <text:p>3473</text:p>
          </table:table-cell>
          <table:table-cell office:value-type="float" office:value="2579.7">
            <text:p>2579.7</text:p>
          </table:table-cell>
          <table:table-cell office:value-type="float" office:value="1440">
            <text:p>1440</text:p>
          </table:table-cell>
          <table:table-cell office:value-type="float" office:value="1581">
            <text:p>1581</text:p>
          </table:table-cell>
          <table:table-cell office:value-type="float" office:value="1393">
            <text:p>1393</text:p>
          </table:table-cell>
          <table:table-cell office:value-type="float" office:value="1386">
            <text:p>1386</text:p>
          </table:table-cell>
          <table:table-cell office:value-type="float" office:value="1602">
            <text:p>1602</text:p>
          </table:table-cell>
          <table:table-cell office:value-type="float" office:value="2232">
            <text:p>2232</text:p>
          </table:table-cell>
          <table:table-cell office:value-type="float" office:value="1389">
            <text:p>1389</text:p>
          </table:table-cell>
          <table:table-cell office:value-type="float" office:value="2047">
            <text:p>2047</text:p>
          </table:table-cell>
          <table:table-cell office:value-type="float" office:value="1711">
            <text:p>1711</text:p>
          </table:table-cell>
          <table:table-cell office:value-type="float" office:value="2629">
            <text:p>2629</text:p>
          </table:table-cell>
          <table:table-cell office:value-type="float" office:value="1741">
            <text:p>1741</text:p>
          </table:table-cell>
          <table:table-cell office:value-type="float" office:value="1127">
            <text:p>1127</text:p>
          </table:table-cell>
          <table:table-cell office:value-type="float" office:value="1505">
            <text:p>1505</text:p>
          </table:table-cell>
          <table:table-cell office:value-type="float" office:value="1554">
            <text:p>1554</text:p>
          </table:table-cell>
          <table:table-cell office:value-type="float" office:value="1044">
            <text:p>1044</text:p>
          </table:table-cell>
          <table:table-cell office:value-type="float" office:value="1129">
            <text:p>1129</text:p>
          </table:table-cell>
          <table:table-cell office:value-type="float" office:value="1813">
            <text:p>1813</text:p>
          </table:table-cell>
          <table:table-cell office:value-type="float" office:value="1354">
            <text:p>1354</text:p>
          </table:table-cell>
          <table:table-cell office:value-type="float" office:value="1256">
            <text:p>1256</text:p>
          </table:table-cell>
          <table:table-cell office:value-type="float" office:value="1533">
            <text:p>1533</text:p>
          </table:table-cell>
          <table:table-cell office:value-type="float" office:value="1791">
            <text:p>1791</text:p>
          </table:table-cell>
          <table:table-cell office:value-type="float" office:value="1410.6">
            <text:p>1410.6</text:p>
          </table:table-cell>
          <table:table-cell office:value-type="float" office:value="1446">
            <text:p>1446</text:p>
          </table:table-cell>
          <table:table-cell office:value-type="float" office:value="1521">
            <text:p>1521</text:p>
          </table:table-cell>
          <table:table-cell office:value-type="float" office:value="1630">
            <text:p>1630</text:p>
          </table:table-cell>
          <table:table-cell office:value-type="float" office:value="1275">
            <text:p>1275</text:p>
          </table:table-cell>
          <table:table-cell office:value-type="float" office:value="1572">
            <text:p>1572</text:p>
          </table:table-cell>
          <table:table-cell office:value-type="float" office:value="1801">
            <text:p>1801</text:p>
          </table:table-cell>
          <table:table-cell office:value-type="float" office:value="1169">
            <text:p>1169</text:p>
          </table:table-cell>
          <table:table-cell office:value-type="float" office:value="1515">
            <text:p>1515</text:p>
          </table:table-cell>
          <table:table-cell office:value-type="float" office:value="1684">
            <text:p>1684</text:p>
          </table:table-cell>
          <table:table-cell office:value-type="float" office:value="1728">
            <text:p>1728</text:p>
          </table:table-cell>
          <table:table-cell office:value-type="float" office:value="1534.1">
            <text:p>1534.1</text:p>
          </table:table-cell>
          <table:table-cell office:value-type="float" office:value="1515">
            <text:p>1515</text:p>
          </table:table-cell>
          <table:table-cell office:value-type="float" office:value="1805">
            <text:p>1805</text:p>
          </table:table-cell>
          <table:table-cell office:value-type="float" office:value="1523">
            <text:p>1523</text:p>
          </table:table-cell>
          <table:table-cell office:value-type="float" office:value="1443">
            <text:p>1443</text:p>
          </table:table-cell>
          <table:table-cell office:value-type="float" office:value="1518">
            <text:p>1518</text:p>
          </table:table-cell>
          <table:table-cell office:value-type="float" office:value="1815">
            <text:p>1815</text:p>
          </table:table-cell>
          <table:table-cell office:value-type="float" office:value="1575">
            <text:p>1575</text:p>
          </table:table-cell>
          <table:table-cell office:value-type="float" office:value="1257">
            <text:p>1257</text:p>
          </table:table-cell>
          <table:table-cell office:value-type="float" office:value="2431">
            <text:p>2431</text:p>
          </table:table-cell>
          <table:table-cell office:value-type="float" office:value="2284">
            <text:p>2284</text:p>
          </table:table-cell>
          <table:table-cell office:value-type="float" office:value="1716.6">
            <text:p>1716.6</text:p>
          </table:table-cell>
          <table:table-cell office:value-type="float" office:value="2726">
            <text:p>2726</text:p>
          </table:table-cell>
          <table:table-cell office:value-type="float" office:value="1880">
            <text:p>1880</text:p>
          </table:table-cell>
          <table:table-cell office:value-type="float" office:value="1896">
            <text:p>1896</text:p>
          </table:table-cell>
          <table:table-cell office:value-type="float" office:value="1808">
            <text:p>1808</text:p>
          </table:table-cell>
          <table:table-cell office:value-type="float" office:value="1906">
            <text:p>1906</text:p>
          </table:table-cell>
          <table:table-cell office:value-type="float" office:value="2229">
            <text:p>2229</text:p>
          </table:table-cell>
          <table:table-cell office:value-type="float" office:value="2058">
            <text:p>2058</text:p>
          </table:table-cell>
          <table:table-cell office:value-type="float" office:value="1987">
            <text:p>1987</text:p>
          </table:table-cell>
          <table:table-cell office:value-type="float" office:value="3332">
            <text:p>3332</text:p>
          </table:table-cell>
          <table:table-cell office:value-type="float" office:value="2542">
            <text:p>2542</text:p>
          </table:table-cell>
          <table:table-cell office:value-type="float" office:value="2236.4">
            <text:p>2236.4</text:p>
          </table:table-cell>
          <table:table-cell office:value-type="float" office:value="3222">
            <text:p>3222</text:p>
          </table:table-cell>
          <table:table-cell office:value-type="float" office:value="2296">
            <text:p>2296</text:p>
          </table:table-cell>
          <table:table-cell office:value-type="float" office:value="3707">
            <text:p>3707</text:p>
          </table:table-cell>
          <table:table-cell office:value-type="float" office:value="2173">
            <text:p>2173</text:p>
          </table:table-cell>
          <table:table-cell office:value-type="float" office:value="2636">
            <text:p>2636</text:p>
          </table:table-cell>
          <table:table-cell office:value-type="float" office:value="2917">
            <text:p>2917</text:p>
          </table:table-cell>
          <table:table-cell office:value-type="float" office:value="2854">
            <text:p>2854</text:p>
          </table:table-cell>
          <table:table-cell office:value-type="float" office:value="2942">
            <text:p>2942</text:p>
          </table:table-cell>
          <table:table-cell office:value-type="float" office:value="3130">
            <text:p>3130</text:p>
          </table:table-cell>
          <table:table-cell office:value-type="float" office:value="3439">
            <text:p>3439</text:p>
          </table:table-cell>
          <table:table-cell office:value-type="float" office:value="2931.6">
            <text:p>2931.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1026">
            <text:p>11026</text:p>
          </table:table-cell>
          <table:table-cell office:value-type="float" office:value="8754">
            <text:p>8754</text:p>
          </table:table-cell>
          <table:table-cell office:value-type="float" office:value="7743">
            <text:p>7743</text:p>
          </table:table-cell>
          <table:table-cell office:value-type="float" office:value="10372">
            <text:p>10372</text:p>
          </table:table-cell>
          <table:table-cell office:value-type="float" office:value="10647">
            <text:p>10647</text:p>
          </table:table-cell>
          <table:table-cell office:value-type="float" office:value="10131">
            <text:p>10131</text:p>
          </table:table-cell>
          <table:table-cell office:value-type="float" office:value="8963">
            <text:p>8963</text:p>
          </table:table-cell>
          <table:table-cell office:value-type="float" office:value="10900">
            <text:p>10900</text:p>
          </table:table-cell>
          <table:table-cell office:value-type="float" office:value="8924">
            <text:p>8924</text:p>
          </table:table-cell>
          <table:table-cell office:value-type="float" office:value="10489">
            <text:p>10489</text:p>
          </table:table-cell>
          <table:table-cell office:value-type="float" office:value="9794.9">
            <text:p>9794.9</text:p>
          </table:table-cell>
          <table:table-cell office:value-type="float" office:value="7075">
            <text:p>7075</text:p>
          </table:table-cell>
          <table:table-cell office:value-type="float" office:value="6529">
            <text:p>6529</text:p>
          </table:table-cell>
          <table:table-cell office:value-type="float" office:value="5082">
            <text:p>5082</text:p>
          </table:table-cell>
          <table:table-cell office:value-type="float" office:value="5298">
            <text:p>5298</text:p>
          </table:table-cell>
          <table:table-cell office:value-type="float" office:value="6051">
            <text:p>6051</text:p>
          </table:table-cell>
          <table:table-cell office:value-type="float" office:value="6032">
            <text:p>6032</text:p>
          </table:table-cell>
          <table:table-cell office:value-type="float" office:value="5749">
            <text:p>5749</text:p>
          </table:table-cell>
          <table:table-cell office:value-type="float" office:value="5134">
            <text:p>5134</text:p>
          </table:table-cell>
          <table:table-cell office:value-type="float" office:value="4982">
            <text:p>4982</text:p>
          </table:table-cell>
          <table:table-cell office:value-type="float" office:value="6877">
            <text:p>6877</text:p>
          </table:table-cell>
          <table:table-cell office:value-type="float" office:value="5880.9">
            <text:p>5880.9</text:p>
          </table:table-cell>
          <table:table-cell office:value-type="float" office:value="3395">
            <text:p>3395</text:p>
          </table:table-cell>
          <table:table-cell office:value-type="float" office:value="3849">
            <text:p>3849</text:p>
          </table:table-cell>
          <table:table-cell office:value-type="float" office:value="3073">
            <text:p>3073</text:p>
          </table:table-cell>
          <table:table-cell office:value-type="float" office:value="2797">
            <text:p>2797</text:p>
          </table:table-cell>
          <table:table-cell office:value-type="float" office:value="4200">
            <text:p>4200</text:p>
          </table:table-cell>
          <table:table-cell office:value-type="float" office:value="3636">
            <text:p>3636</text:p>
          </table:table-cell>
          <table:table-cell office:value-type="float" office:value="3339">
            <text:p>3339</text:p>
          </table:table-cell>
          <table:table-cell office:value-type="float" office:value="3064">
            <text:p>3064</text:p>
          </table:table-cell>
          <table:table-cell office:value-type="float" office:value="2801">
            <text:p>2801</text:p>
          </table:table-cell>
          <table:table-cell office:value-type="float" office:value="3585">
            <text:p>3585</text:p>
          </table:table-cell>
          <table:table-cell office:value-type="float" office:value="3373.9">
            <text:p>3373.9</text:p>
          </table:table-cell>
          <table:table-cell office:value-type="float" office:value="3197">
            <text:p>3197</text:p>
          </table:table-cell>
          <table:table-cell office:value-type="float" office:value="3032">
            <text:p>3032</text:p>
          </table:table-cell>
          <table:table-cell office:value-type="float" office:value="2007">
            <text:p>2007</text:p>
          </table:table-cell>
          <table:table-cell office:value-type="float" office:value="1907">
            <text:p>1907</text:p>
          </table:table-cell>
          <table:table-cell office:value-type="float" office:value="2085">
            <text:p>2085</text:p>
          </table:table-cell>
          <table:table-cell office:value-type="float" office:value="2200">
            <text:p>2200</text:p>
          </table:table-cell>
          <table:table-cell office:value-type="float" office:value="2183">
            <text:p>2183</text:p>
          </table:table-cell>
          <table:table-cell office:value-type="float" office:value="2050">
            <text:p>2050</text:p>
          </table:table-cell>
          <table:table-cell office:value-type="float" office:value="2255">
            <text:p>2255</text:p>
          </table:table-cell>
          <table:table-cell office:value-type="float" office:value="2740">
            <text:p>2740</text:p>
          </table:table-cell>
          <table:table-cell office:value-type="float" office:value="2365.6">
            <text:p>2365.6</text:p>
          </table:table-cell>
          <table:table-cell office:value-type="float" office:value="1779">
            <text:p>1779</text:p>
          </table:table-cell>
          <table:table-cell office:value-type="float" office:value="1766">
            <text:p>1766</text:p>
          </table:table-cell>
          <table:table-cell office:value-type="float" office:value="1519">
            <text:p>1519</text:p>
          </table:table-cell>
          <table:table-cell office:value-type="float" office:value="1444">
            <text:p>1444</text:p>
          </table:table-cell>
          <table:table-cell office:value-type="float" office:value="1846">
            <text:p>1846</text:p>
          </table:table-cell>
          <table:table-cell office:value-type="float" office:value="1482">
            <text:p>1482</text:p>
          </table:table-cell>
          <table:table-cell office:value-type="float" office:value="1971">
            <text:p>1971</text:p>
          </table:table-cell>
          <table:table-cell office:value-type="float" office:value="1605">
            <text:p>1605</text:p>
          </table:table-cell>
          <table:table-cell office:value-type="float" office:value="1659">
            <text:p>1659</text:p>
          </table:table-cell>
          <table:table-cell office:value-type="float" office:value="1979">
            <text:p>1979</text:p>
          </table:table-cell>
          <table:table-cell office:value-type="float" office:value="1705">
            <text:p>1705</text:p>
          </table:table-cell>
          <table:table-cell office:value-type="float" office:value="2171">
            <text:p>2171</text:p>
          </table:table-cell>
          <table:table-cell office:value-type="float" office:value="2149">
            <text:p>2149</text:p>
          </table:table-cell>
          <table:table-cell office:value-type="float" office:value="1731">
            <text:p>1731</text:p>
          </table:table-cell>
          <table:table-cell office:value-type="float" office:value="1904">
            <text:p>1904</text:p>
          </table:table-cell>
          <table:table-cell office:value-type="float" office:value="1769">
            <text:p>1769</text:p>
          </table:table-cell>
          <table:table-cell office:value-type="float" office:value="1482">
            <text:p>1482</text:p>
          </table:table-cell>
          <table:table-cell office:value-type="float" office:value="2065">
            <text:p>2065</text:p>
          </table:table-cell>
          <table:table-cell office:value-type="float" office:value="1735">
            <text:p>1735</text:p>
          </table:table-cell>
          <table:table-cell office:value-type="float" office:value="1844">
            <text:p>1844</text:p>
          </table:table-cell>
          <table:table-cell office:value-type="float" office:value="2282">
            <text:p>2282</text:p>
          </table:table-cell>
          <table:table-cell office:value-type="float" office:value="1913.2">
            <text:p>1913.2</text:p>
          </table:table-cell>
          <table:table-cell office:value-type="float" office:value="2335">
            <text:p>2335</text:p>
          </table:table-cell>
          <table:table-cell office:value-type="float" office:value="2896">
            <text:p>2896</text:p>
          </table:table-cell>
          <table:table-cell office:value-type="float" office:value="2048">
            <text:p>2048</text:p>
          </table:table-cell>
          <table:table-cell office:value-type="float" office:value="2621">
            <text:p>2621</text:p>
          </table:table-cell>
          <table:table-cell office:value-type="float" office:value="2144">
            <text:p>2144</text:p>
          </table:table-cell>
          <table:table-cell office:value-type="float" office:value="1666">
            <text:p>1666</text:p>
          </table:table-cell>
          <table:table-cell office:value-type="float" office:value="1584">
            <text:p>1584</text:p>
          </table:table-cell>
          <table:table-cell office:value-type="float" office:value="1727">
            <text:p>1727</text:p>
          </table:table-cell>
          <table:table-cell office:value-type="float" office:value="1518">
            <text:p>1518</text:p>
          </table:table-cell>
          <table:table-cell office:value-type="float" office:value="2268">
            <text:p>2268</text:p>
          </table:table-cell>
          <table:table-cell office:value-type="float" office:value="2080.7">
            <text:p>2080.7</text:p>
          </table:table-cell>
          <table:table-cell office:value-type="float" office:value="2371">
            <text:p>2371</text:p>
          </table:table-cell>
          <table:table-cell office:value-type="float" office:value="3144">
            <text:p>3144</text:p>
          </table:table-cell>
          <table:table-cell office:value-type="float" office:value="2323">
            <text:p>2323</text:p>
          </table:table-cell>
          <table:table-cell office:value-type="float" office:value="1886">
            <text:p>1886</text:p>
          </table:table-cell>
          <table:table-cell office:value-type="float" office:value="2897">
            <text:p>2897</text:p>
          </table:table-cell>
          <table:table-cell office:value-type="float" office:value="2697">
            <text:p>2697</text:p>
          </table:table-cell>
          <table:table-cell office:value-type="float" office:value="3586">
            <text:p>3586</text:p>
          </table:table-cell>
          <table:table-cell office:value-type="float" office:value="2240">
            <text:p>2240</text:p>
          </table:table-cell>
          <table:table-cell office:value-type="float" office:value="1953">
            <text:p>1953</text:p>
          </table:table-cell>
          <table:table-cell office:value-type="float" office:value="2233">
            <text:p>2233</text:p>
          </table:table-cell>
          <table:table-cell office:value-type="float" office:value="2533">
            <text:p>2533</text:p>
          </table:table-cell>
          <table:table-cell office:value-type="float" office:value="3730">
            <text:p>3730</text:p>
          </table:table-cell>
          <table:table-cell office:value-type="float" office:value="2862">
            <text:p>2862</text:p>
          </table:table-cell>
          <table:table-cell office:value-type="float" office:value="3493">
            <text:p>3493</text:p>
          </table:table-cell>
          <table:table-cell office:value-type="float" office:value="3952">
            <text:p>3952</text:p>
          </table:table-cell>
          <table:table-cell office:value-type="float" office:value="3341">
            <text:p>3341</text:p>
          </table:table-cell>
          <table:table-cell office:value-type="float" office:value="2980">
            <text:p>2980</text:p>
          </table:table-cell>
          <table:table-cell office:value-type="float" office:value="4719">
            <text:p>4719</text:p>
          </table:table-cell>
          <table:table-cell office:value-type="float" office:value="5348">
            <text:p>5348</text:p>
          </table:table-cell>
          <table:table-cell office:value-type="float" office:value="3161">
            <text:p>3161</text:p>
          </table:table-cell>
          <table:table-cell office:value-type="float" office:value="3213">
            <text:p>3213</text:p>
          </table:table-cell>
          <table:table-cell office:value-type="float" office:value="3679.9">
            <text:p>3679.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3996">
            <text:p>13996</text:p>
          </table:table-cell>
          <table:table-cell office:value-type="float" office:value="11030">
            <text:p>11030</text:p>
          </table:table-cell>
          <table:table-cell office:value-type="float" office:value="12122">
            <text:p>12122</text:p>
          </table:table-cell>
          <table:table-cell office:value-type="float" office:value="11304">
            <text:p>11304</text:p>
          </table:table-cell>
          <table:table-cell office:value-type="float" office:value="10591">
            <text:p>10591</text:p>
          </table:table-cell>
          <table:table-cell office:value-type="float" office:value="9723">
            <text:p>9723</text:p>
          </table:table-cell>
          <table:table-cell office:value-type="float" office:value="10383">
            <text:p>10383</text:p>
          </table:table-cell>
          <table:table-cell office:value-type="float" office:value="10429">
            <text:p>10429</text:p>
          </table:table-cell>
          <table:table-cell office:value-type="float" office:value="10866">
            <text:p>10866</text:p>
          </table:table-cell>
          <table:table-cell office:value-type="float" office:value="10565">
            <text:p>10565</text:p>
          </table:table-cell>
          <table:table-cell office:value-type="float" office:value="11100.9">
            <text:p>11100.9</text:p>
          </table:table-cell>
          <table:table-cell office:value-type="float" office:value="7039">
            <text:p>7039</text:p>
          </table:table-cell>
          <table:table-cell office:value-type="float" office:value="6390">
            <text:p>6390</text:p>
          </table:table-cell>
          <table:table-cell office:value-type="float" office:value="6818">
            <text:p>6818</text:p>
          </table:table-cell>
          <table:table-cell office:value-type="float" office:value="6125">
            <text:p>6125</text:p>
          </table:table-cell>
          <table:table-cell office:value-type="float" office:value="6601">
            <text:p>6601</text:p>
          </table:table-cell>
          <table:table-cell office:value-type="float" office:value="6418">
            <text:p>6418</text:p>
          </table:table-cell>
          <table:table-cell office:value-type="float" office:value="6027">
            <text:p>6027</text:p>
          </table:table-cell>
          <table:table-cell office:value-type="float" office:value="5496">
            <text:p>5496</text:p>
          </table:table-cell>
          <table:table-cell office:value-type="float" office:value="5910">
            <text:p>5910</text:p>
          </table:table-cell>
          <table:table-cell office:value-type="float" office:value="8242">
            <text:p>8242</text:p>
          </table:table-cell>
          <table:table-cell office:value-type="float" office:value="6506.6">
            <text:p>6506.6</text:p>
          </table:table-cell>
          <table:table-cell office:value-type="float" office:value="4108">
            <text:p>4108</text:p>
          </table:table-cell>
          <table:table-cell office:value-type="float" office:value="5967">
            <text:p>5967</text:p>
          </table:table-cell>
          <table:table-cell office:value-type="float" office:value="4012">
            <text:p>4012</text:p>
          </table:table-cell>
          <table:table-cell office:value-type="float" office:value="3880">
            <text:p>3880</text:p>
          </table:table-cell>
          <table:table-cell office:value-type="float" office:value="5866">
            <text:p>5866</text:p>
          </table:table-cell>
          <table:table-cell office:value-type="float" office:value="5558">
            <text:p>5558</text:p>
          </table:table-cell>
          <table:table-cell office:value-type="float" office:value="4980">
            <text:p>4980</text:p>
          </table:table-cell>
          <table:table-cell office:value-type="float" office:value="3960">
            <text:p>3960</text:p>
          </table:table-cell>
          <table:table-cell office:value-type="float" office:value="4331">
            <text:p>4331</text:p>
          </table:table-cell>
          <table:table-cell office:value-type="float" office:value="4988">
            <text:p>4988</text:p>
          </table:table-cell>
          <table:table-cell office:value-type="float" office:value="4765">
            <text:p>4765</text:p>
          </table:table-cell>
          <table:table-cell office:value-type="float" office:value="2473">
            <text:p>2473</text:p>
          </table:table-cell>
          <table:table-cell office:value-type="float" office:value="3472">
            <text:p>3472</text:p>
          </table:table-cell>
          <table:table-cell office:value-type="float" office:value="2580">
            <text:p>2580</text:p>
          </table:table-cell>
          <table:table-cell office:value-type="float" office:value="2501">
            <text:p>2501</text:p>
          </table:table-cell>
          <table:table-cell office:value-type="float" office:value="4335">
            <text:p>4335</text:p>
          </table:table-cell>
          <table:table-cell office:value-type="float" office:value="3098">
            <text:p>3098</text:p>
          </table:table-cell>
          <table:table-cell office:value-type="float" office:value="3354">
            <text:p>3354</text:p>
          </table:table-cell>
          <table:table-cell office:value-type="float" office:value="2418">
            <text:p>2418</text:p>
          </table:table-cell>
          <table:table-cell office:value-type="float" office:value="2474">
            <text:p>2474</text:p>
          </table:table-cell>
          <table:table-cell office:value-type="float" office:value="3275">
            <text:p>3275</text:p>
          </table:table-cell>
          <table:table-cell office:value-type="float" office:value="2998">
            <text:p>2998</text:p>
          </table:table-cell>
          <table:table-cell office:value-type="float" office:value="2369">
            <text:p>2369</text:p>
          </table:table-cell>
          <table:table-cell office:value-type="float" office:value="2465">
            <text:p>2465</text:p>
          </table:table-cell>
          <table:table-cell office:value-type="float" office:value="2561">
            <text:p>2561</text:p>
          </table:table-cell>
          <table:table-cell office:value-type="float" office:value="1887">
            <text:p>1887</text:p>
          </table:table-cell>
          <table:table-cell office:value-type="float" office:value="2541">
            <text:p>2541</text:p>
          </table:table-cell>
          <table:table-cell office:value-type="float" office:value="2137">
            <text:p>2137</text:p>
          </table:table-cell>
          <table:table-cell office:value-type="float" office:value="2581">
            <text:p>2581</text:p>
          </table:table-cell>
          <table:table-cell office:value-type="float" office:value="2168">
            <text:p>2168</text:p>
          </table:table-cell>
          <table:table-cell office:value-type="float" office:value="2270">
            <text:p>2270</text:p>
          </table:table-cell>
          <table:table-cell office:value-type="float" office:value="2065">
            <text:p>2065</text:p>
          </table:table-cell>
          <table:table-cell office:value-type="float" office:value="2304.4">
            <text:p>2304.4</text:p>
          </table:table-cell>
          <table:table-cell office:value-type="float" office:value="2680">
            <text:p>2680</text:p>
          </table:table-cell>
          <table:table-cell office:value-type="float" office:value="2377">
            <text:p>2377</text:p>
          </table:table-cell>
          <table:table-cell office:value-type="float" office:value="2152">
            <text:p>2152</text:p>
          </table:table-cell>
          <table:table-cell office:value-type="float" office:value="2397">
            <text:p>2397</text:p>
          </table:table-cell>
          <table:table-cell office:value-type="float" office:value="2905">
            <text:p>2905</text:p>
          </table:table-cell>
          <table:table-cell office:value-type="float" office:value="2903">
            <text:p>2903</text:p>
          </table:table-cell>
          <table:table-cell office:value-type="float" office:value="2735">
            <text:p>2735</text:p>
          </table:table-cell>
          <table:table-cell office:value-type="float" office:value="3524">
            <text:p>3524</text:p>
          </table:table-cell>
          <table:table-cell office:value-type="float" office:value="2337">
            <text:p>2337</text:p>
          </table:table-cell>
          <table:table-cell office:value-type="float" office:value="2475">
            <text:p>2475</text:p>
          </table:table-cell>
          <table:table-cell office:value-type="float" office:value="2648.5">
            <text:p>2648.5</text:p>
          </table:table-cell>
          <table:table-cell office:value-type="float" office:value="2870">
            <text:p>2870</text:p>
          </table:table-cell>
          <table:table-cell office:value-type="float" office:value="2539">
            <text:p>2539</text:p>
          </table:table-cell>
          <table:table-cell office:value-type="float" office:value="3116">
            <text:p>3116</text:p>
          </table:table-cell>
          <table:table-cell office:value-type="float" office:value="3133">
            <text:p>3133</text:p>
          </table:table-cell>
          <table:table-cell office:value-type="float" office:value="3303">
            <text:p>3303</text:p>
          </table:table-cell>
          <table:table-cell office:value-type="float" office:value="2837">
            <text:p>2837</text:p>
          </table:table-cell>
          <table:table-cell office:value-type="float" office:value="2769">
            <text:p>2769</text:p>
          </table:table-cell>
          <table:table-cell office:value-type="float" office:value="3652">
            <text:p>3652</text:p>
          </table:table-cell>
          <table:table-cell office:value-type="float" office:value="2633">
            <text:p>2633</text:p>
          </table:table-cell>
          <table:table-cell office:value-type="float" office:value="3745">
            <text:p>3745</text:p>
          </table:table-cell>
          <table:table-cell office:value-type="float" office:value="3059.7">
            <text:p>3059.7</text:p>
          </table:table-cell>
          <table:table-cell office:value-type="float" office:value="4195">
            <text:p>4195</text:p>
          </table:table-cell>
          <table:table-cell office:value-type="float" office:value="3890">
            <text:p>3890</text:p>
          </table:table-cell>
          <table:table-cell office:value-type="float" office:value="2720">
            <text:p>2720</text:p>
          </table:table-cell>
          <table:table-cell office:value-type="float" office:value="4510">
            <text:p>4510</text:p>
          </table:table-cell>
          <table:table-cell office:value-type="float" office:value="3542">
            <text:p>3542</text:p>
          </table:table-cell>
          <table:table-cell office:value-type="float" office:value="3927">
            <text:p>3927</text:p>
          </table:table-cell>
          <table:table-cell office:value-type="float" office:value="5320">
            <text:p>5320</text:p>
          </table:table-cell>
          <table:table-cell office:value-type="float" office:value="4114">
            <text:p>4114</text:p>
          </table:table-cell>
          <table:table-cell office:value-type="float" office:value="4295">
            <text:p>4295</text:p>
          </table:table-cell>
          <table:table-cell office:value-type="float" office:value="5409">
            <text:p>5409</text:p>
          </table:table-cell>
          <table:table-cell office:value-type="float" office:value="4192.2">
            <text:p>4192.2</text:p>
          </table:table-cell>
          <table:table-cell office:value-type="float" office:value="6273">
            <text:p>6273</text:p>
          </table:table-cell>
          <table:table-cell office:value-type="float" office:value="5074">
            <text:p>5074</text:p>
          </table:table-cell>
          <table:table-cell office:value-type="float" office:value="6170">
            <text:p>6170</text:p>
          </table:table-cell>
          <table:table-cell office:value-type="float" office:value="5109">
            <text:p>5109</text:p>
          </table:table-cell>
          <table:table-cell office:value-type="float" office:value="3220">
            <text:p>3220</text:p>
          </table:table-cell>
          <table:table-cell office:value-type="float" office:value="3833">
            <text:p>3833</text:p>
          </table:table-cell>
          <table:table-cell office:value-type="float" office:value="4269">
            <text:p>4269</text:p>
          </table:table-cell>
          <table:table-cell office:value-type="float" office:value="4780">
            <text:p>4780</text:p>
          </table:table-cell>
          <table:table-cell office:value-type="float" office:value="4996">
            <text:p>4996</text:p>
          </table:table-cell>
          <table:table-cell office:value-type="float" office:value="4608">
            <text:p>4608</text:p>
          </table:table-cell>
          <table:table-cell office:value-type="float" office:value="4833.2">
            <text:p>4833.2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3502">
            <text:p>13502</text:p>
          </table:table-cell>
          <table:table-cell office:value-type="float" office:value="12478">
            <text:p>12478</text:p>
          </table:table-cell>
          <table:table-cell office:value-type="float" office:value="15084">
            <text:p>15084</text:p>
          </table:table-cell>
          <table:table-cell office:value-type="float" office:value="13976">
            <text:p>13976</text:p>
          </table:table-cell>
          <table:table-cell office:value-type="float" office:value="16084">
            <text:p>16084</text:p>
          </table:table-cell>
          <table:table-cell office:value-type="float" office:value="13505">
            <text:p>13505</text:p>
          </table:table-cell>
          <table:table-cell office:value-type="float" office:value="16584">
            <text:p>16584</text:p>
          </table:table-cell>
          <table:table-cell office:value-type="float" office:value="14192">
            <text:p>14192</text:p>
          </table:table-cell>
          <table:table-cell office:value-type="float" office:value="12162">
            <text:p>12162</text:p>
          </table:table-cell>
          <table:table-cell office:value-type="float" office:value="14867">
            <text:p>14867</text:p>
          </table:table-cell>
          <table:table-cell office:value-type="float" office:value="14243.4">
            <text:p>14243.4</text:p>
          </table:table-cell>
          <table:table-cell office:value-type="float" office:value="7476">
            <text:p>7476</text:p>
          </table:table-cell>
          <table:table-cell office:value-type="float" office:value="9399">
            <text:p>9399</text:p>
          </table:table-cell>
          <table:table-cell office:value-type="float" office:value="7695">
            <text:p>7695</text:p>
          </table:table-cell>
          <table:table-cell office:value-type="float" office:value="7414">
            <text:p>7414</text:p>
          </table:table-cell>
          <table:table-cell office:value-type="float" office:value="9821">
            <text:p>9821</text:p>
          </table:table-cell>
          <table:table-cell office:value-type="float" office:value="7743">
            <text:p>7743</text:p>
          </table:table-cell>
          <table:table-cell office:value-type="float" office:value="7454">
            <text:p>7454</text:p>
          </table:table-cell>
          <table:table-cell office:value-type="float" office:value="9301">
            <text:p>9301</text:p>
          </table:table-cell>
          <table:table-cell office:value-type="float" office:value="8039">
            <text:p>8039</text:p>
          </table:table-cell>
          <table:table-cell office:value-type="float" office:value="8123">
            <text:p>8123</text:p>
          </table:table-cell>
          <table:table-cell office:value-type="float" office:value="8246.5">
            <text:p>8246.5</text:p>
          </table:table-cell>
          <table:table-cell office:value-type="float" office:value="4701">
            <text:p>4701</text:p>
          </table:table-cell>
          <table:table-cell office:value-type="float" office:value="7543">
            <text:p>7543</text:p>
          </table:table-cell>
          <table:table-cell office:value-type="float" office:value="4520">
            <text:p>4520</text:p>
          </table:table-cell>
          <table:table-cell office:value-type="float" office:value="6968">
            <text:p>6968</text:p>
          </table:table-cell>
          <table:table-cell office:value-type="float" office:value="5953">
            <text:p>5953</text:p>
          </table:table-cell>
          <table:table-cell office:value-type="float" office:value="5074">
            <text:p>5074</text:p>
          </table:table-cell>
          <table:table-cell office:value-type="float" office:value="7299">
            <text:p>7299</text:p>
          </table:table-cell>
          <table:table-cell office:value-type="float" office:value="5465">
            <text:p>5465</text:p>
          </table:table-cell>
          <table:table-cell office:value-type="float" office:value="7106">
            <text:p>7106</text:p>
          </table:table-cell>
          <table:table-cell office:value-type="float" office:value="4876">
            <text:p>4876</text:p>
          </table:table-cell>
          <table:table-cell office:value-type="float" office:value="5950.5">
            <text:p>5950.5</text:p>
          </table:table-cell>
          <table:table-cell office:value-type="float" office:value="4744">
            <text:p>4744</text:p>
          </table:table-cell>
          <table:table-cell office:value-type="float" office:value="4458">
            <text:p>4458</text:p>
          </table:table-cell>
          <table:table-cell office:value-type="float" office:value="3147">
            <text:p>3147</text:p>
          </table:table-cell>
          <table:table-cell office:value-type="float" office:value="3760">
            <text:p>3760</text:p>
          </table:table-cell>
          <table:table-cell office:value-type="float" office:value="4050">
            <text:p>4050</text:p>
          </table:table-cell>
          <table:table-cell office:value-type="float" office:value="2905">
            <text:p>2905</text:p>
          </table:table-cell>
          <table:table-cell office:value-type="float" office:value="3868">
            <text:p>3868</text:p>
          </table:table-cell>
          <table:table-cell office:value-type="float" office:value="3238">
            <text:p>3238</text:p>
          </table:table-cell>
          <table:table-cell office:value-type="float" office:value="3940">
            <text:p>3940</text:p>
          </table:table-cell>
          <table:table-cell office:value-type="float" office:value="3126">
            <text:p>3126</text:p>
          </table:table-cell>
          <table:table-cell office:value-type="float" office:value="3723.6">
            <text:p>3723.6</text:p>
          </table:table-cell>
          <table:table-cell office:value-type="float" office:value="2986">
            <text:p>2986</text:p>
          </table:table-cell>
          <table:table-cell office:value-type="float" office:value="3827">
            <text:p>3827</text:p>
          </table:table-cell>
          <table:table-cell office:value-type="float" office:value="2863">
            <text:p>2863</text:p>
          </table:table-cell>
          <table:table-cell office:value-type="float" office:value="3184">
            <text:p>3184</text:p>
          </table:table-cell>
          <table:table-cell office:value-type="float" office:value="3180">
            <text:p>3180</text:p>
          </table:table-cell>
          <table:table-cell office:value-type="float" office:value="4300">
            <text:p>4300</text:p>
          </table:table-cell>
          <table:table-cell office:value-type="float" office:value="3414">
            <text:p>3414</text:p>
          </table:table-cell>
          <table:table-cell office:value-type="float" office:value="2692">
            <text:p>2692</text:p>
          </table:table-cell>
          <table:table-cell office:value-type="float" office:value="2642">
            <text:p>2642</text:p>
          </table:table-cell>
          <table:table-cell office:value-type="float" office:value="2655">
            <text:p>2655</text:p>
          </table:table-cell>
          <table:table-cell office:value-type="float" office:value="3174.3">
            <text:p>3174.3</text:p>
          </table:table-cell>
          <table:table-cell office:value-type="float" office:value="3215">
            <text:p>3215</text:p>
          </table:table-cell>
          <table:table-cell office:value-type="float" office:value="2574">
            <text:p>2574</text:p>
          </table:table-cell>
          <table:table-cell office:value-type="float" office:value="4576">
            <text:p>4576</text:p>
          </table:table-cell>
          <table:table-cell office:value-type="float" office:value="2843">
            <text:p>2843</text:p>
          </table:table-cell>
          <table:table-cell office:value-type="float" office:value="2489">
            <text:p>2489</text:p>
          </table:table-cell>
          <table:table-cell office:value-type="float" office:value="4021">
            <text:p>4021</text:p>
          </table:table-cell>
          <table:table-cell office:value-type="float" office:value="3133">
            <text:p>3133</text:p>
          </table:table-cell>
          <table:table-cell office:value-type="float" office:value="2709">
            <text:p>2709</text:p>
          </table:table-cell>
          <table:table-cell office:value-type="float" office:value="2869">
            <text:p>2869</text:p>
          </table:table-cell>
          <table:table-cell office:value-type="float" office:value="2920">
            <text:p>2920</text:p>
          </table:table-cell>
          <table:table-cell office:value-type="float" office:value="3134.9">
            <text:p>3134.9</text:p>
          </table:table-cell>
          <table:table-cell office:value-type="float" office:value="4802">
            <text:p>4802</text:p>
          </table:table-cell>
          <table:table-cell office:value-type="float" office:value="3612">
            <text:p>3612</text:p>
          </table:table-cell>
          <table:table-cell office:value-type="float" office:value="4423">
            <text:p>4423</text:p>
          </table:table-cell>
          <table:table-cell office:value-type="float" office:value="3129">
            <text:p>3129</text:p>
          </table:table-cell>
          <table:table-cell office:value-type="float" office:value="2898">
            <text:p>2898</text:p>
          </table:table-cell>
          <table:table-cell office:value-type="float" office:value="4210">
            <text:p>4210</text:p>
          </table:table-cell>
          <table:table-cell office:value-type="float" office:value="2891">
            <text:p>2891</text:p>
          </table:table-cell>
          <table:table-cell office:value-type="float" office:value="3323">
            <text:p>3323</text:p>
          </table:table-cell>
          <table:table-cell office:value-type="float" office:value="5207">
            <text:p>5207</text:p>
          </table:table-cell>
          <table:table-cell office:value-type="float" office:value="4547">
            <text:p>4547</text:p>
          </table:table-cell>
          <table:table-cell office:value-type="float" office:value="3904.2">
            <text:p>3904.2</text:p>
          </table:table-cell>
          <table:table-cell office:value-type="float" office:value="4193">
            <text:p>4193</text:p>
          </table:table-cell>
          <table:table-cell office:value-type="float" office:value="4578">
            <text:p>4578</text:p>
          </table:table-cell>
          <table:table-cell office:value-type="float" office:value="4502">
            <text:p>4502</text:p>
          </table:table-cell>
          <table:table-cell office:value-type="float" office:value="4798">
            <text:p>4798</text:p>
          </table:table-cell>
          <table:table-cell office:value-type="float" office:value="3867">
            <text:p>3867</text:p>
          </table:table-cell>
          <table:table-cell office:value-type="float" office:value="4457">
            <text:p>4457</text:p>
          </table:table-cell>
          <table:table-cell office:value-type="float" office:value="4367">
            <text:p>4367</text:p>
          </table:table-cell>
          <table:table-cell office:value-type="float" office:value="8120">
            <text:p>8120</text:p>
          </table:table-cell>
          <table:table-cell office:value-type="float" office:value="3925">
            <text:p>3925</text:p>
          </table:table-cell>
          <table:table-cell office:value-type="float" office:value="4641">
            <text:p>4641</text:p>
          </table:table-cell>
          <table:table-cell office:value-type="float" office:value="4744.8">
            <text:p>4744.8</text:p>
          </table:table-cell>
          <table:table-cell office:value-type="float" office:value="3719">
            <text:p>3719</text:p>
          </table:table-cell>
          <table:table-cell office:value-type="float" office:value="4997">
            <text:p>4997</text:p>
          </table:table-cell>
          <table:table-cell office:value-type="float" office:value="5919">
            <text:p>5919</text:p>
          </table:table-cell>
          <table:table-cell office:value-type="float" office:value="6230">
            <text:p>6230</text:p>
          </table:table-cell>
          <table:table-cell office:value-type="float" office:value="7103">
            <text:p>7103</text:p>
          </table:table-cell>
          <table:table-cell office:value-type="float" office:value="4984">
            <text:p>4984</text:p>
          </table:table-cell>
          <table:table-cell office:value-type="float" office:value="4291">
            <text:p>4291</text:p>
          </table:table-cell>
          <table:table-cell office:value-type="float" office:value="5667">
            <text:p>5667</text:p>
          </table:table-cell>
          <table:table-cell office:value-type="float" office:value="5306">
            <text:p>5306</text:p>
          </table:table-cell>
          <table:table-cell office:value-type="float" office:value="7016">
            <text:p>7016</text:p>
          </table:table-cell>
          <table:table-cell office:value-type="float" office:value="5523.2">
            <text:p>5523.2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8117">
            <text:p>18117</text:p>
          </table:table-cell>
          <table:table-cell office:value-type="float" office:value="18093">
            <text:p>18093</text:p>
          </table:table-cell>
          <table:table-cell office:value-type="float" office:value="15922">
            <text:p>15922</text:p>
          </table:table-cell>
          <table:table-cell office:value-type="float" office:value="18200">
            <text:p>18200</text:p>
          </table:table-cell>
          <table:table-cell office:value-type="float" office:value="16478">
            <text:p>16478</text:p>
          </table:table-cell>
          <table:table-cell office:value-type="float" office:value="17072">
            <text:p>17072</text:p>
          </table:table-cell>
          <table:table-cell office:value-type="float" office:value="14650">
            <text:p>14650</text:p>
          </table:table-cell>
          <table:table-cell office:value-type="float" office:value="17461">
            <text:p>17461</text:p>
          </table:table-cell>
          <table:table-cell office:value-type="float" office:value="18018">
            <text:p>18018</text:p>
          </table:table-cell>
          <table:table-cell office:value-type="float" office:value="17877">
            <text:p>17877</text:p>
          </table:table-cell>
          <table:table-cell office:value-type="float" office:value="17188.8">
            <text:p>17188.8</text:p>
          </table:table-cell>
          <table:table-cell office:value-type="float" office:value="9570">
            <text:p>9570</text:p>
          </table:table-cell>
          <table:table-cell office:value-type="float" office:value="10122">
            <text:p>10122</text:p>
          </table:table-cell>
          <table:table-cell office:value-type="float" office:value="11818">
            <text:p>11818</text:p>
          </table:table-cell>
          <table:table-cell office:value-type="float" office:value="12399">
            <text:p>12399</text:p>
          </table:table-cell>
          <table:table-cell office:value-type="float" office:value="9798">
            <text:p>9798</text:p>
          </table:table-cell>
          <table:table-cell office:value-type="float" office:value="11680">
            <text:p>11680</text:p>
          </table:table-cell>
          <table:table-cell office:value-type="float" office:value="11715">
            <text:p>11715</text:p>
          </table:table-cell>
          <table:table-cell office:value-type="float" office:value="9164">
            <text:p>9164</text:p>
          </table:table-cell>
          <table:table-cell office:value-type="float" office:value="10330">
            <text:p>10330</text:p>
          </table:table-cell>
          <table:table-cell office:value-type="float" office:value="11129">
            <text:p>11129</text:p>
          </table:table-cell>
          <table:table-cell office:value-type="float" office:value="10772.5">
            <text:p>10772.5</text:p>
          </table:table-cell>
          <table:table-cell office:value-type="float" office:value="6455">
            <text:p>6455</text:p>
          </table:table-cell>
          <table:table-cell office:value-type="float" office:value="8259">
            <text:p>8259</text:p>
          </table:table-cell>
          <table:table-cell office:value-type="float" office:value="8807">
            <text:p>8807</text:p>
          </table:table-cell>
          <table:table-cell office:value-type="float" office:value="6064">
            <text:p>6064</text:p>
          </table:table-cell>
          <table:table-cell office:value-type="float" office:value="8347">
            <text:p>8347</text:p>
          </table:table-cell>
          <table:table-cell office:value-type="float" office:value="7402">
            <text:p>7402</text:p>
          </table:table-cell>
          <table:table-cell office:value-type="float" office:value="8671">
            <text:p>8671</text:p>
          </table:table-cell>
          <table:table-cell office:value-type="float" office:value="5759">
            <text:p>5759</text:p>
          </table:table-cell>
          <table:table-cell office:value-type="float" office:value="6102">
            <text:p>6102</text:p>
          </table:table-cell>
          <table:table-cell office:value-type="float" office:value="6151">
            <text:p>6151</text:p>
          </table:table-cell>
          <table:table-cell office:value-type="float" office:value="7201.7">
            <text:p>7201.7</text:p>
          </table:table-cell>
          <table:table-cell office:value-type="float" office:value="4083">
            <text:p>4083</text:p>
          </table:table-cell>
          <table:table-cell office:value-type="float" office:value="4343">
            <text:p>4343</text:p>
          </table:table-cell>
          <table:table-cell office:value-type="float" office:value="4324">
            <text:p>4324</text:p>
          </table:table-cell>
          <table:table-cell office:value-type="float" office:value="3660">
            <text:p>3660</text:p>
          </table:table-cell>
          <table:table-cell office:value-type="float" office:value="4799">
            <text:p>4799</text:p>
          </table:table-cell>
          <table:table-cell office:value-type="float" office:value="5138">
            <text:p>5138</text:p>
          </table:table-cell>
          <table:table-cell office:value-type="float" office:value="4354">
            <text:p>4354</text:p>
          </table:table-cell>
          <table:table-cell office:value-type="float" office:value="4390">
            <text:p>4390</text:p>
          </table:table-cell>
          <table:table-cell office:value-type="float" office:value="4042">
            <text:p>4042</text:p>
          </table:table-cell>
          <table:table-cell office:value-type="float" office:value="4705">
            <text:p>4705</text:p>
          </table:table-cell>
          <table:table-cell office:value-type="float" office:value="4383.8">
            <text:p>4383.8</text:p>
          </table:table-cell>
          <table:table-cell office:value-type="float" office:value="3092">
            <text:p>3092</text:p>
          </table:table-cell>
          <table:table-cell office:value-type="float" office:value="3751">
            <text:p>3751</text:p>
          </table:table-cell>
          <table:table-cell office:value-type="float" office:value="4226">
            <text:p>4226</text:p>
          </table:table-cell>
          <table:table-cell office:value-type="float" office:value="3126">
            <text:p>3126</text:p>
          </table:table-cell>
          <table:table-cell office:value-type="float" office:value="3371">
            <text:p>3371</text:p>
          </table:table-cell>
          <table:table-cell office:value-type="float" office:value="3308">
            <text:p>3308</text:p>
          </table:table-cell>
          <table:table-cell office:value-type="float" office:value="3352">
            <text:p>3352</text:p>
          </table:table-cell>
          <table:table-cell office:value-type="float" office:value="4757">
            <text:p>4757</text:p>
          </table:table-cell>
          <table:table-cell office:value-type="float" office:value="3536">
            <text:p>3536</text:p>
          </table:table-cell>
          <table:table-cell office:value-type="float" office:value="3431">
            <text:p>3431</text:p>
          </table:table-cell>
          <table:table-cell office:value-type="float" office:value="3595">
            <text:p>3595</text:p>
          </table:table-cell>
          <table:table-cell office:value-type="float" office:value="3777">
            <text:p>3777</text:p>
          </table:table-cell>
          <table:table-cell office:value-type="float" office:value="4734">
            <text:p>4734</text:p>
          </table:table-cell>
          <table:table-cell office:value-type="float" office:value="3765">
            <text:p>3765</text:p>
          </table:table-cell>
          <table:table-cell office:value-type="float" office:value="3933">
            <text:p>3933</text:p>
          </table:table-cell>
          <table:table-cell office:value-type="float" office:value="3518">
            <text:p>3518</text:p>
          </table:table-cell>
          <table:table-cell office:value-type="float" office:value="3362">
            <text:p>3362</text:p>
          </table:table-cell>
          <table:table-cell office:value-type="float" office:value="4120">
            <text:p>4120</text:p>
          </table:table-cell>
          <table:table-cell office:value-type="float" office:value="4482">
            <text:p>4482</text:p>
          </table:table-cell>
          <table:table-cell office:value-type="float" office:value="3884">
            <text:p>3884</text:p>
          </table:table-cell>
          <table:table-cell office:value-type="float" office:value="3616">
            <text:p>3616</text:p>
          </table:table-cell>
          <table:table-cell office:value-type="float" office:value="3919.1">
            <text:p>3919.1</text:p>
          </table:table-cell>
          <table:table-cell office:value-type="float" office:value="5170">
            <text:p>5170</text:p>
          </table:table-cell>
          <table:table-cell office:value-type="float" office:value="4532">
            <text:p>4532</text:p>
          </table:table-cell>
          <table:table-cell office:value-type="float" office:value="4488">
            <text:p>4488</text:p>
          </table:table-cell>
          <table:table-cell office:value-type="float" office:value="3598">
            <text:p>3598</text:p>
          </table:table-cell>
          <table:table-cell office:value-type="float" office:value="4793">
            <text:p>4793</text:p>
          </table:table-cell>
          <table:table-cell office:value-type="float" office:value="3923">
            <text:p>3923</text:p>
          </table:table-cell>
          <table:table-cell office:value-type="float" office:value="3687">
            <text:p>3687</text:p>
          </table:table-cell>
          <table:table-cell office:value-type="float" office:value="3955">
            <text:p>3955</text:p>
          </table:table-cell>
          <table:table-cell office:value-type="float" office:value="4299">
            <text:p>4299</text:p>
          </table:table-cell>
          <table:table-cell office:value-type="float" office:value="5346">
            <text:p>5346</text:p>
          </table:table-cell>
          <table:table-cell office:value-type="float" office:value="4379.1">
            <text:p>4379.1</text:p>
          </table:table-cell>
          <table:table-cell office:value-type="float" office:value="5097">
            <text:p>5097</text:p>
          </table:table-cell>
          <table:table-cell office:value-type="float" office:value="7492">
            <text:p>7492</text:p>
          </table:table-cell>
          <table:table-cell office:value-type="float" office:value="4386">
            <text:p>4386</text:p>
          </table:table-cell>
          <table:table-cell office:value-type="float" office:value="4382">
            <text:p>4382</text:p>
          </table:table-cell>
          <table:table-cell office:value-type="float" office:value="4051">
            <text:p>4051</text:p>
          </table:table-cell>
          <table:table-cell office:value-type="float" office:value="5109">
            <text:p>5109</text:p>
          </table:table-cell>
          <table:table-cell office:value-type="float" office:value="6948">
            <text:p>6948</text:p>
          </table:table-cell>
          <table:table-cell office:value-type="float" office:value="5772">
            <text:p>5772</text:p>
          </table:table-cell>
          <table:table-cell office:value-type="float" office:value="6065">
            <text:p>6065</text:p>
          </table:table-cell>
          <table:table-cell office:value-type="float" office:value="4211">
            <text:p>4211</text:p>
          </table:table-cell>
          <table:table-cell office:value-type="float" office:value="5351.3">
            <text:p>5351.3</text:p>
          </table:table-cell>
          <table:table-cell office:value-type="float" office:value="7187">
            <text:p>7187</text:p>
          </table:table-cell>
          <table:table-cell office:value-type="float" office:value="6781">
            <text:p>6781</text:p>
          </table:table-cell>
          <table:table-cell office:value-type="float" office:value="9594">
            <text:p>9594</text:p>
          </table:table-cell>
          <table:table-cell office:value-type="float" office:value="8501">
            <text:p>8501</text:p>
          </table:table-cell>
          <table:table-cell office:value-type="float" office:value="6219">
            <text:p>6219</text:p>
          </table:table-cell>
          <table:table-cell office:value-type="float" office:value="5708">
            <text:p>5708</text:p>
          </table:table-cell>
          <table:table-cell office:value-type="float" office:value="8867">
            <text:p>8867</text:p>
          </table:table-cell>
          <table:table-cell office:value-type="float" office:value="6960">
            <text:p>6960</text:p>
          </table:table-cell>
          <table:table-cell office:value-type="float" office:value="6968">
            <text:p>6968</text:p>
          </table:table-cell>
          <table:table-cell office:value-type="float" office:value="7492">
            <text:p>7492</text:p>
          </table:table-cell>
          <table:table-cell office:value-type="float" office:value="7427.7">
            <text:p>7427.7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0017">
            <text:p>20017</text:p>
          </table:table-cell>
          <table:table-cell office:value-type="float" office:value="20057">
            <text:p>20057</text:p>
          </table:table-cell>
          <table:table-cell office:value-type="float" office:value="20856">
            <text:p>20856</text:p>
          </table:table-cell>
          <table:table-cell office:value-type="float" office:value="19343">
            <text:p>19343</text:p>
          </table:table-cell>
          <table:table-cell office:value-type="float" office:value="20041">
            <text:p>20041</text:p>
          </table:table-cell>
          <table:table-cell office:value-type="float" office:value="19648">
            <text:p>19648</text:p>
          </table:table-cell>
          <table:table-cell office:value-type="float" office:value="20033">
            <text:p>20033</text:p>
          </table:table-cell>
          <table:table-cell office:value-type="float" office:value="19529">
            <text:p>19529</text:p>
          </table:table-cell>
          <table:table-cell office:value-type="float" office:value="18860">
            <text:p>18860</text:p>
          </table:table-cell>
          <table:table-cell office:value-type="float" office:value="22863">
            <text:p>22863</text:p>
          </table:table-cell>
          <table:table-cell office:value-type="float" office:value="20124.7">
            <text:p>20124.7</text:p>
          </table:table-cell>
          <table:table-cell office:value-type="float" office:value="9517">
            <text:p>9517</text:p>
          </table:table-cell>
          <table:table-cell office:value-type="float" office:value="9528">
            <text:p>9528</text:p>
          </table:table-cell>
          <table:table-cell office:value-type="float" office:value="11629">
            <text:p>11629</text:p>
          </table:table-cell>
          <table:table-cell office:value-type="float" office:value="9960">
            <text:p>9960</text:p>
          </table:table-cell>
          <table:table-cell office:value-type="float" office:value="10422">
            <text:p>10422</text:p>
          </table:table-cell>
          <table:table-cell office:value-type="float" office:value="10458">
            <text:p>10458</text:p>
          </table:table-cell>
          <table:table-cell office:value-type="float" office:value="9675">
            <text:p>9675</text:p>
          </table:table-cell>
          <table:table-cell office:value-type="float" office:value="12127">
            <text:p>12127</text:p>
          </table:table-cell>
          <table:table-cell office:value-type="float" office:value="11535">
            <text:p>11535</text:p>
          </table:table-cell>
          <table:table-cell office:value-type="float" office:value="11368">
            <text:p>11368</text:p>
          </table:table-cell>
          <table:table-cell office:value-type="float" office:value="10621.9">
            <text:p>10621.9</text:p>
          </table:table-cell>
          <table:table-cell office:value-type="float" office:value="5982">
            <text:p>5982</text:p>
          </table:table-cell>
          <table:table-cell office:value-type="float" office:value="5897">
            <text:p>5897</text:p>
          </table:table-cell>
          <table:table-cell office:value-type="float" office:value="7904">
            <text:p>7904</text:p>
          </table:table-cell>
          <table:table-cell office:value-type="float" office:value="5867">
            <text:p>5867</text:p>
          </table:table-cell>
          <table:table-cell office:value-type="float" office:value="5612">
            <text:p>5612</text:p>
          </table:table-cell>
          <table:table-cell office:value-type="float" office:value="5789">
            <text:p>5789</text:p>
          </table:table-cell>
          <table:table-cell office:value-type="float" office:value="6400">
            <text:p>6400</text:p>
          </table:table-cell>
          <table:table-cell office:value-type="float" office:value="6422">
            <text:p>6422</text:p>
          </table:table-cell>
          <table:table-cell office:value-type="float" office:value="6339">
            <text:p>6339</text:p>
          </table:table-cell>
          <table:table-cell office:value-type="float" office:value="6488">
            <text:p>6488</text:p>
          </table:table-cell>
          <table:table-cell office:value-type="float" office:value="6270">
            <text:p>6270</text:p>
          </table:table-cell>
          <table:table-cell office:value-type="float" office:value="5525">
            <text:p>5525</text:p>
          </table:table-cell>
          <table:table-cell office:value-type="float" office:value="5433">
            <text:p>5433</text:p>
          </table:table-cell>
          <table:table-cell office:value-type="float" office:value="5006">
            <text:p>5006</text:p>
          </table:table-cell>
          <table:table-cell office:value-type="float" office:value="4865">
            <text:p>4865</text:p>
          </table:table-cell>
          <table:table-cell office:value-type="float" office:value="3367">
            <text:p>3367</text:p>
          </table:table-cell>
          <table:table-cell office:value-type="float" office:value="3961">
            <text:p>3961</text:p>
          </table:table-cell>
          <table:table-cell office:value-type="float" office:value="5211">
            <text:p>5211</text:p>
          </table:table-cell>
          <table:table-cell office:value-type="float" office:value="3868">
            <text:p>3868</text:p>
          </table:table-cell>
          <table:table-cell office:value-type="float" office:value="3392">
            <text:p>3392</text:p>
          </table:table-cell>
          <table:table-cell office:value-type="float" office:value="4160">
            <text:p>4160</text:p>
          </table:table-cell>
          <table:table-cell office:value-type="float" office:value="4478.8">
            <text:p>4478.8</text:p>
          </table:table-cell>
          <table:table-cell office:value-type="float" office:value="3067">
            <text:p>3067</text:p>
          </table:table-cell>
          <table:table-cell office:value-type="float" office:value="3250">
            <text:p>3250</text:p>
          </table:table-cell>
          <table:table-cell office:value-type="float" office:value="3713">
            <text:p>3713</text:p>
          </table:table-cell>
          <table:table-cell office:value-type="float" office:value="4186">
            <text:p>4186</text:p>
          </table:table-cell>
          <table:table-cell office:value-type="float" office:value="3324">
            <text:p>3324</text:p>
          </table:table-cell>
          <table:table-cell office:value-type="float" office:value="2606">
            <text:p>2606</text:p>
          </table:table-cell>
          <table:table-cell office:value-type="float" office:value="4275">
            <text:p>4275</text:p>
          </table:table-cell>
          <table:table-cell office:value-type="float" office:value="3062">
            <text:p>3062</text:p>
          </table:table-cell>
          <table:table-cell office:value-type="float" office:value="2779">
            <text:p>2779</text:p>
          </table:table-cell>
          <table:table-cell office:value-type="float" office:value="3170">
            <text:p>3170</text:p>
          </table:table-cell>
          <table:table-cell office:value-type="float" office:value="3343.2">
            <text:p>3343.2</text:p>
          </table:table-cell>
          <table:table-cell office:value-type="float" office:value="5612">
            <text:p>5612</text:p>
          </table:table-cell>
          <table:table-cell office:value-type="float" office:value="4507">
            <text:p>4507</text:p>
          </table:table-cell>
          <table:table-cell office:value-type="float" office:value="3826">
            <text:p>3826</text:p>
          </table:table-cell>
          <table:table-cell office:value-type="float" office:value="3519">
            <text:p>3519</text:p>
          </table:table-cell>
          <table:table-cell office:value-type="float" office:value="4849">
            <text:p>4849</text:p>
          </table:table-cell>
          <table:table-cell office:value-type="float" office:value="4881">
            <text:p>4881</text:p>
          </table:table-cell>
          <table:table-cell office:value-type="float" office:value="4319">
            <text:p>4319</text:p>
          </table:table-cell>
          <table:table-cell office:value-type="float" office:value="3978">
            <text:p>3978</text:p>
          </table:table-cell>
          <table:table-cell office:value-type="float" office:value="5083">
            <text:p>5083</text:p>
          </table:table-cell>
          <table:table-cell office:value-type="float" office:value="3918">
            <text:p>3918</text:p>
          </table:table-cell>
          <table:table-cell office:value-type="float" office:value="4449.2">
            <text:p>4449.2</text:p>
          </table:table-cell>
          <table:table-cell office:value-type="float" office:value="6034">
            <text:p>6034</text:p>
          </table:table-cell>
          <table:table-cell office:value-type="float" office:value="4819">
            <text:p>4819</text:p>
          </table:table-cell>
          <table:table-cell office:value-type="float" office:value="4789">
            <text:p>4789</text:p>
          </table:table-cell>
          <table:table-cell office:value-type="float" office:value="4390">
            <text:p>4390</text:p>
          </table:table-cell>
          <table:table-cell office:value-type="float" office:value="7663">
            <text:p>7663</text:p>
          </table:table-cell>
          <table:table-cell office:value-type="float" office:value="6667">
            <text:p>6667</text:p>
          </table:table-cell>
          <table:table-cell office:value-type="float" office:value="5609">
            <text:p>5609</text:p>
          </table:table-cell>
          <table:table-cell office:value-type="float" office:value="4510">
            <text:p>4510</text:p>
          </table:table-cell>
          <table:table-cell office:value-type="float" office:value="3716">
            <text:p>3716</text:p>
          </table:table-cell>
          <table:table-cell office:value-type="float" office:value="5239">
            <text:p>5239</text:p>
          </table:table-cell>
          <table:table-cell office:value-type="float" office:value="5343.6">
            <text:p>5343.6</text:p>
          </table:table-cell>
          <table:table-cell office:value-type="float" office:value="5729">
            <text:p>5729</text:p>
          </table:table-cell>
          <table:table-cell office:value-type="float" office:value="5058">
            <text:p>5058</text:p>
          </table:table-cell>
          <table:table-cell office:value-type="float" office:value="6970">
            <text:p>6970</text:p>
          </table:table-cell>
          <table:table-cell office:value-type="float" office:value="5975">
            <text:p>5975</text:p>
          </table:table-cell>
          <table:table-cell office:value-type="float" office:value="4897">
            <text:p>4897</text:p>
          </table:table-cell>
          <table:table-cell office:value-type="float" office:value="5736">
            <text:p>5736</text:p>
          </table:table-cell>
          <table:table-cell office:value-type="float" office:value="5134">
            <text:p>5134</text:p>
          </table:table-cell>
          <table:table-cell office:value-type="float" office:value="7473">
            <text:p>7473</text:p>
          </table:table-cell>
          <table:table-cell office:value-type="float" office:value="7220">
            <text:p>7220</text:p>
          </table:table-cell>
          <table:table-cell office:value-type="float" office:value="6973">
            <text:p>6973</text:p>
          </table:table-cell>
          <table:table-cell office:value-type="float" office:value="6116.5">
            <text:p>6116.5</text:p>
          </table:table-cell>
          <table:table-cell office:value-type="float" office:value="10999">
            <text:p>10999</text:p>
          </table:table-cell>
          <table:table-cell office:value-type="float" office:value="7225">
            <text:p>7225</text:p>
          </table:table-cell>
          <table:table-cell office:value-type="float" office:value="7804">
            <text:p>7804</text:p>
          </table:table-cell>
          <table:table-cell office:value-type="float" office:value="6811">
            <text:p>6811</text:p>
          </table:table-cell>
          <table:table-cell office:value-type="float" office:value="7490">
            <text:p>7490</text:p>
          </table:table-cell>
          <table:table-cell office:value-type="float" office:value="6081">
            <text:p>6081</text:p>
          </table:table-cell>
          <table:table-cell office:value-type="float" office:value="7343">
            <text:p>7343</text:p>
          </table:table-cell>
          <table:table-cell office:value-type="float" office:value="9122">
            <text:p>9122</text:p>
          </table:table-cell>
          <table:table-cell office:value-type="float" office:value="7453">
            <text:p>7453</text:p>
          </table:table-cell>
          <table:table-cell office:value-type="float" office:value="7488">
            <text:p>7488</text:p>
          </table:table-cell>
          <table:table-cell office:value-type="float" office:value="7781.6">
            <text:p>7781.6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0248">
            <text:p>20248</text:p>
          </table:table-cell>
          <table:table-cell office:value-type="float" office:value="22003">
            <text:p>22003</text:p>
          </table:table-cell>
          <table:table-cell office:value-type="float" office:value="19977">
            <text:p>19977</text:p>
          </table:table-cell>
          <table:table-cell office:value-type="float" office:value="23617">
            <text:p>23617</text:p>
          </table:table-cell>
          <table:table-cell office:value-type="float" office:value="21504">
            <text:p>21504</text:p>
          </table:table-cell>
          <table:table-cell office:value-type="float" office:value="20248">
            <text:p>20248</text:p>
          </table:table-cell>
          <table:table-cell office:value-type="float" office:value="20522">
            <text:p>20522</text:p>
          </table:table-cell>
          <table:table-cell office:value-type="float" office:value="20946">
            <text:p>20946</text:p>
          </table:table-cell>
          <table:table-cell office:value-type="float" office:value="21613">
            <text:p>21613</text:p>
          </table:table-cell>
          <table:table-cell office:value-type="float" office:value="20878">
            <text:p>20878</text:p>
          </table:table-cell>
          <table:table-cell office:value-type="float" office:value="21155.6">
            <text:p>21155.6</text:p>
          </table:table-cell>
          <table:table-cell office:value-type="float" office:value="13975">
            <text:p>13975</text:p>
          </table:table-cell>
          <table:table-cell office:value-type="float" office:value="15926">
            <text:p>15926</text:p>
          </table:table-cell>
          <table:table-cell office:value-type="float" office:value="13692">
            <text:p>13692</text:p>
          </table:table-cell>
          <table:table-cell office:value-type="float" office:value="11051">
            <text:p>11051</text:p>
          </table:table-cell>
          <table:table-cell office:value-type="float" office:value="13364">
            <text:p>13364</text:p>
          </table:table-cell>
          <table:table-cell office:value-type="float" office:value="11739">
            <text:p>11739</text:p>
          </table:table-cell>
          <table:table-cell office:value-type="float" office:value="15088">
            <text:p>15088</text:p>
          </table:table-cell>
          <table:table-cell office:value-type="float" office:value="12404">
            <text:p>12404</text:p>
          </table:table-cell>
          <table:table-cell office:value-type="float" office:value="11921">
            <text:p>11921</text:p>
          </table:table-cell>
          <table:table-cell office:value-type="float" office:value="14581">
            <text:p>14581</text:p>
          </table:table-cell>
          <table:table-cell office:value-type="float" office:value="13374.1">
            <text:p>13374.1</text:p>
          </table:table-cell>
          <table:table-cell office:value-type="float" office:value="7755">
            <text:p>7755</text:p>
          </table:table-cell>
          <table:table-cell office:value-type="float" office:value="7241">
            <text:p>7241</text:p>
          </table:table-cell>
          <table:table-cell office:value-type="float" office:value="7896">
            <text:p>7896</text:p>
          </table:table-cell>
          <table:table-cell office:value-type="float" office:value="6925">
            <text:p>6925</text:p>
          </table:table-cell>
          <table:table-cell office:value-type="float" office:value="7571">
            <text:p>7571</text:p>
          </table:table-cell>
          <table:table-cell office:value-type="float" office:value="8211">
            <text:p>8211</text:p>
          </table:table-cell>
          <table:table-cell office:value-type="float" office:value="7835">
            <text:p>7835</text:p>
          </table:table-cell>
          <table:table-cell office:value-type="float" office:value="7571">
            <text:p>7571</text:p>
          </table:table-cell>
          <table:table-cell office:value-type="float" office:value="7725">
            <text:p>7725</text:p>
          </table:table-cell>
          <table:table-cell office:value-type="float" office:value="6856">
            <text:p>6856</text:p>
          </table:table-cell>
          <table:table-cell office:value-type="float" office:value="7558.6">
            <text:p>7558.6</text:p>
          </table:table-cell>
          <table:table-cell office:value-type="float" office:value="4788">
            <text:p>4788</text:p>
          </table:table-cell>
          <table:table-cell office:value-type="float" office:value="5167">
            <text:p>5167</text:p>
          </table:table-cell>
          <table:table-cell office:value-type="float" office:value="4153">
            <text:p>4153</text:p>
          </table:table-cell>
          <table:table-cell office:value-type="float" office:value="4626">
            <text:p>4626</text:p>
          </table:table-cell>
          <table:table-cell office:value-type="float" office:value="4254">
            <text:p>4254</text:p>
          </table:table-cell>
          <table:table-cell office:value-type="float" office:value="5159">
            <text:p>5159</text:p>
          </table:table-cell>
          <table:table-cell office:value-type="float" office:value="4301">
            <text:p>4301</text:p>
          </table:table-cell>
          <table:table-cell office:value-type="float" office:value="5778">
            <text:p>5778</text:p>
          </table:table-cell>
          <table:table-cell office:value-type="float" office:value="4484">
            <text:p>4484</text:p>
          </table:table-cell>
          <table:table-cell office:value-type="float" office:value="4678">
            <text:p>4678</text:p>
          </table:table-cell>
          <table:table-cell office:value-type="float" office:value="4738.8">
            <text:p>4738.8</text:p>
          </table:table-cell>
          <table:table-cell office:value-type="float" office:value="4139">
            <text:p>4139</text:p>
          </table:table-cell>
          <table:table-cell office:value-type="float" office:value="3947">
            <text:p>3947</text:p>
          </table:table-cell>
          <table:table-cell office:value-type="float" office:value="3912">
            <text:p>3912</text:p>
          </table:table-cell>
          <table:table-cell office:value-type="float" office:value="4376">
            <text:p>4376</text:p>
          </table:table-cell>
          <table:table-cell office:value-type="float" office:value="3628">
            <text:p>3628</text:p>
          </table:table-cell>
          <table:table-cell office:value-type="float" office:value="4164">
            <text:p>4164</text:p>
          </table:table-cell>
          <table:table-cell office:value-type="float" office:value="4538">
            <text:p>4538</text:p>
          </table:table-cell>
          <table:table-cell office:value-type="float" office:value="3920">
            <text:p>3920</text:p>
          </table:table-cell>
          <table:table-cell office:value-type="float" office:value="4171">
            <text:p>4171</text:p>
          </table:table-cell>
          <table:table-cell office:value-type="float" office:value="3716">
            <text:p>3716</text:p>
          </table:table-cell>
          <table:table-cell office:value-type="float" office:value="4051.1">
            <text:p>4051.1</text:p>
          </table:table-cell>
          <table:table-cell office:value-type="float" office:value="3472">
            <text:p>3472</text:p>
          </table:table-cell>
          <table:table-cell office:value-type="float" office:value="3678">
            <text:p>3678</text:p>
          </table:table-cell>
          <table:table-cell office:value-type="float" office:value="5950">
            <text:p>5950</text:p>
          </table:table-cell>
          <table:table-cell office:value-type="float" office:value="4940">
            <text:p>4940</text:p>
          </table:table-cell>
          <table:table-cell office:value-type="float" office:value="3647">
            <text:p>3647</text:p>
          </table:table-cell>
          <table:table-cell office:value-type="float" office:value="4250">
            <text:p>4250</text:p>
          </table:table-cell>
          <table:table-cell office:value-type="float" office:value="4017">
            <text:p>4017</text:p>
          </table:table-cell>
          <table:table-cell office:value-type="float" office:value="3813">
            <text:p>3813</text:p>
          </table:table-cell>
          <table:table-cell office:value-type="float" office:value="5980">
            <text:p>5980</text:p>
          </table:table-cell>
          <table:table-cell office:value-type="float" office:value="5121">
            <text:p>5121</text:p>
          </table:table-cell>
          <table:table-cell office:value-type="float" office:value="4486.8">
            <text:p>4486.8</text:p>
          </table:table-cell>
          <table:table-cell office:value-type="float" office:value="6180">
            <text:p>6180</text:p>
          </table:table-cell>
          <table:table-cell office:value-type="float" office:value="4997">
            <text:p>4997</text:p>
          </table:table-cell>
          <table:table-cell office:value-type="float" office:value="6385">
            <text:p>6385</text:p>
          </table:table-cell>
          <table:table-cell office:value-type="float" office:value="5892">
            <text:p>5892</text:p>
          </table:table-cell>
          <table:table-cell office:value-type="float" office:value="5430">
            <text:p>5430</text:p>
          </table:table-cell>
          <table:table-cell office:value-type="float" office:value="6639">
            <text:p>6639</text:p>
          </table:table-cell>
          <table:table-cell office:value-type="float" office:value="5656">
            <text:p>5656</text:p>
          </table:table-cell>
          <table:table-cell office:value-type="float" office:value="5305">
            <text:p>5305</text:p>
          </table:table-cell>
          <table:table-cell office:value-type="float" office:value="6918">
            <text:p>6918</text:p>
          </table:table-cell>
          <table:table-cell office:value-type="float" office:value="6360">
            <text:p>6360</text:p>
          </table:table-cell>
          <table:table-cell office:value-type="float" office:value="5976.2">
            <text:p>5976.2</text:p>
          </table:table-cell>
          <table:table-cell office:value-type="float" office:value="7144">
            <text:p>7144</text:p>
          </table:table-cell>
          <table:table-cell office:value-type="float" office:value="9128">
            <text:p>9128</text:p>
          </table:table-cell>
          <table:table-cell office:value-type="float" office:value="6782">
            <text:p>6782</text:p>
          </table:table-cell>
          <table:table-cell office:value-type="float" office:value="7799">
            <text:p>7799</text:p>
          </table:table-cell>
          <table:table-cell office:value-type="float" office:value="6249">
            <text:p>6249</text:p>
          </table:table-cell>
          <table:table-cell office:value-type="float" office:value="7423">
            <text:p>7423</text:p>
          </table:table-cell>
          <table:table-cell office:value-type="float" office:value="6646">
            <text:p>6646</text:p>
          </table:table-cell>
          <table:table-cell office:value-type="float" office:value="8623">
            <text:p>8623</text:p>
          </table:table-cell>
          <table:table-cell office:value-type="float" office:value="7305">
            <text:p>7305</text:p>
          </table:table-cell>
          <table:table-cell office:value-type="float" office:value="7539">
            <text:p>7539</text:p>
          </table:table-cell>
          <table:table-cell office:value-type="float" office:value="7463.8">
            <text:p>7463.8</text:p>
          </table:table-cell>
          <table:table-cell office:value-type="float" office:value="11930">
            <text:p>11930</text:p>
          </table:table-cell>
          <table:table-cell office:value-type="float" office:value="10995">
            <text:p>10995</text:p>
          </table:table-cell>
          <table:table-cell office:value-type="float" office:value="9582">
            <text:p>9582</text:p>
          </table:table-cell>
          <table:table-cell office:value-type="float" office:value="10212">
            <text:p>10212</text:p>
          </table:table-cell>
          <table:table-cell office:value-type="float" office:value="10218">
            <text:p>10218</text:p>
          </table:table-cell>
          <table:table-cell office:value-type="float" office:value="11412">
            <text:p>11412</text:p>
          </table:table-cell>
          <table:table-cell office:value-type="float" office:value="9963">
            <text:p>9963</text:p>
          </table:table-cell>
          <table:table-cell office:value-type="float" office:value="8359">
            <text:p>8359</text:p>
          </table:table-cell>
          <table:table-cell office:value-type="float" office:value="7645">
            <text:p>7645</text:p>
          </table:table-cell>
          <table:table-cell office:value-type="float" office:value="10383">
            <text:p>10383</text:p>
          </table:table-cell>
          <table:table-cell office:value-type="float" office:value="10069.9">
            <text:p>10069.9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4619">
            <text:p>24619</text:p>
          </table:table-cell>
          <table:table-cell office:value-type="float" office:value="23979">
            <text:p>23979</text:p>
          </table:table-cell>
          <table:table-cell office:value-type="float" office:value="25291">
            <text:p>25291</text:p>
          </table:table-cell>
          <table:table-cell office:value-type="float" office:value="26847">
            <text:p>26847</text:p>
          </table:table-cell>
          <table:table-cell office:value-type="float" office:value="26085">
            <text:p>26085</text:p>
          </table:table-cell>
          <table:table-cell office:value-type="float" office:value="25167">
            <text:p>25167</text:p>
          </table:table-cell>
          <table:table-cell office:value-type="float" office:value="24692">
            <text:p>24692</text:p>
          </table:table-cell>
          <table:table-cell office:value-type="float" office:value="26477">
            <text:p>26477</text:p>
          </table:table-cell>
          <table:table-cell office:value-type="float" office:value="26360">
            <text:p>26360</text:p>
          </table:table-cell>
          <table:table-cell office:value-type="float" office:value="27462">
            <text:p>27462</text:p>
          </table:table-cell>
          <table:table-cell office:value-type="float" office:value="25697.9">
            <text:p>25697.9</text:p>
          </table:table-cell>
          <table:table-cell office:value-type="float" office:value="16544">
            <text:p>16544</text:p>
          </table:table-cell>
          <table:table-cell office:value-type="float" office:value="14781">
            <text:p>14781</text:p>
          </table:table-cell>
          <table:table-cell office:value-type="float" office:value="14978">
            <text:p>14978</text:p>
          </table:table-cell>
          <table:table-cell office:value-type="float" office:value="13759">
            <text:p>13759</text:p>
          </table:table-cell>
          <table:table-cell office:value-type="float" office:value="17478">
            <text:p>17478</text:p>
          </table:table-cell>
          <table:table-cell office:value-type="float" office:value="16090">
            <text:p>16090</text:p>
          </table:table-cell>
          <table:table-cell office:value-type="float" office:value="17429">
            <text:p>17429</text:p>
          </table:table-cell>
          <table:table-cell office:value-type="float" office:value="15111">
            <text:p>15111</text:p>
          </table:table-cell>
          <table:table-cell office:value-type="float" office:value="14898">
            <text:p>14898</text:p>
          </table:table-cell>
          <table:table-cell office:value-type="float" office:value="13264">
            <text:p>13264</text:p>
          </table:table-cell>
          <table:table-cell office:value-type="float" office:value="15433.2">
            <text:p>15433.2</text:p>
          </table:table-cell>
          <table:table-cell office:value-type="float" office:value="8041">
            <text:p>8041</text:p>
          </table:table-cell>
          <table:table-cell office:value-type="float" office:value="9997">
            <text:p>9997</text:p>
          </table:table-cell>
          <table:table-cell office:value-type="float" office:value="7897">
            <text:p>7897</text:p>
          </table:table-cell>
          <table:table-cell office:value-type="float" office:value="10582">
            <text:p>10582</text:p>
          </table:table-cell>
          <table:table-cell office:value-type="float" office:value="8247">
            <text:p>8247</text:p>
          </table:table-cell>
          <table:table-cell office:value-type="float" office:value="9246">
            <text:p>9246</text:p>
          </table:table-cell>
          <table:table-cell office:value-type="float" office:value="7623">
            <text:p>7623</text:p>
          </table:table-cell>
          <table:table-cell office:value-type="float" office:value="8933">
            <text:p>8933</text:p>
          </table:table-cell>
          <table:table-cell office:value-type="float" office:value="10015">
            <text:p>10015</text:p>
          </table:table-cell>
          <table:table-cell office:value-type="float" office:value="7828">
            <text:p>7828</text:p>
          </table:table-cell>
          <table:table-cell office:value-type="float" office:value="8840.9">
            <text:p>8840.9</text:p>
          </table:table-cell>
          <table:table-cell office:value-type="float" office:value="5437">
            <text:p>5437</text:p>
          </table:table-cell>
          <table:table-cell office:value-type="float" office:value="5637">
            <text:p>5637</text:p>
          </table:table-cell>
          <table:table-cell office:value-type="float" office:value="7320">
            <text:p>7320</text:p>
          </table:table-cell>
          <table:table-cell office:value-type="float" office:value="5136">
            <text:p>5136</text:p>
          </table:table-cell>
          <table:table-cell office:value-type="float" office:value="5237">
            <text:p>5237</text:p>
          </table:table-cell>
          <table:table-cell office:value-type="float" office:value="5144">
            <text:p>5144</text:p>
          </table:table-cell>
          <table:table-cell office:value-type="float" office:value="5123">
            <text:p>5123</text:p>
          </table:table-cell>
          <table:table-cell office:value-type="float" office:value="5470">
            <text:p>5470</text:p>
          </table:table-cell>
          <table:table-cell office:value-type="float" office:value="5358">
            <text:p>5358</text:p>
          </table:table-cell>
          <table:table-cell office:value-type="float" office:value="7171">
            <text:p>7171</text:p>
          </table:table-cell>
          <table:table-cell office:value-type="float" office:value="5703.3">
            <text:p>5703.3</text:p>
          </table:table-cell>
          <table:table-cell office:value-type="float" office:value="4116">
            <text:p>4116</text:p>
          </table:table-cell>
          <table:table-cell office:value-type="float" office:value="3743">
            <text:p>3743</text:p>
          </table:table-cell>
          <table:table-cell office:value-type="float" office:value="5004">
            <text:p>5004</text:p>
          </table:table-cell>
          <table:table-cell office:value-type="float" office:value="3860">
            <text:p>3860</text:p>
          </table:table-cell>
          <table:table-cell office:value-type="float" office:value="4805">
            <text:p>4805</text:p>
          </table:table-cell>
          <table:table-cell office:value-type="float" office:value="3897">
            <text:p>3897</text:p>
          </table:table-cell>
          <table:table-cell office:value-type="float" office:value="3798">
            <text:p>3798</text:p>
          </table:table-cell>
          <table:table-cell office:value-type="float" office:value="3422">
            <text:p>3422</text:p>
          </table:table-cell>
          <table:table-cell office:value-type="float" office:value="5257">
            <text:p>5257</text:p>
          </table:table-cell>
          <table:table-cell office:value-type="float" office:value="4370">
            <text:p>4370</text:p>
          </table:table-cell>
          <table:table-cell office:value-type="float" office:value="4227.2">
            <text:p>4227.2</text:p>
          </table:table-cell>
          <table:table-cell office:value-type="float" office:value="6757">
            <text:p>6757</text:p>
          </table:table-cell>
          <table:table-cell office:value-type="float" office:value="7118">
            <text:p>7118</text:p>
          </table:table-cell>
          <table:table-cell office:value-type="float" office:value="4666">
            <text:p>4666</text:p>
          </table:table-cell>
          <table:table-cell office:value-type="float" office:value="6007">
            <text:p>6007</text:p>
          </table:table-cell>
          <table:table-cell office:value-type="float" office:value="4759">
            <text:p>4759</text:p>
          </table:table-cell>
          <table:table-cell office:value-type="float" office:value="4083">
            <text:p>4083</text:p>
          </table:table-cell>
          <table:table-cell office:value-type="float" office:value="9067">
            <text:p>9067</text:p>
          </table:table-cell>
          <table:table-cell office:value-type="float" office:value="4854">
            <text:p>4854</text:p>
          </table:table-cell>
          <table:table-cell office:value-type="float" office:value="5516">
            <text:p>5516</text:p>
          </table:table-cell>
          <table:table-cell office:value-type="float" office:value="7008">
            <text:p>7008</text:p>
          </table:table-cell>
          <table:table-cell office:value-type="float" office:value="5983.5">
            <text:p>5983.5</text:p>
          </table:table-cell>
          <table:table-cell office:value-type="float" office:value="8689">
            <text:p>8689</text:p>
          </table:table-cell>
          <table:table-cell office:value-type="float" office:value="12835">
            <text:p>12835</text:p>
          </table:table-cell>
          <table:table-cell office:value-type="float" office:value="5245">
            <text:p>5245</text:p>
          </table:table-cell>
          <table:table-cell office:value-type="float" office:value="8881">
            <text:p>8881</text:p>
          </table:table-cell>
          <table:table-cell office:value-type="float" office:value="7859">
            <text:p>7859</text:p>
          </table:table-cell>
          <table:table-cell office:value-type="float" office:value="5519">
            <text:p>5519</text:p>
          </table:table-cell>
          <table:table-cell office:value-type="float" office:value="6619">
            <text:p>6619</text:p>
          </table:table-cell>
          <table:table-cell office:value-type="float" office:value="7289">
            <text:p>7289</text:p>
          </table:table-cell>
          <table:table-cell office:value-type="float" office:value="5871">
            <text:p>5871</text:p>
          </table:table-cell>
          <table:table-cell office:value-type="float" office:value="9541">
            <text:p>9541</text:p>
          </table:table-cell>
          <table:table-cell office:value-type="float" office:value="7834.8">
            <text:p>7834.8</text:p>
          </table:table-cell>
          <table:table-cell office:value-type="float" office:value="11072">
            <text:p>11072</text:p>
          </table:table-cell>
          <table:table-cell office:value-type="float" office:value="8819">
            <text:p>8819</text:p>
          </table:table-cell>
          <table:table-cell office:value-type="float" office:value="9255">
            <text:p>9255</text:p>
          </table:table-cell>
          <table:table-cell office:value-type="float" office:value="8445">
            <text:p>8445</text:p>
          </table:table-cell>
          <table:table-cell office:value-type="float" office:value="12151">
            <text:p>12151</text:p>
          </table:table-cell>
          <table:table-cell office:value-type="float" office:value="7320">
            <text:p>7320</text:p>
          </table:table-cell>
          <table:table-cell office:value-type="float" office:value="7794">
            <text:p>7794</text:p>
          </table:table-cell>
          <table:table-cell office:value-type="float" office:value="11325">
            <text:p>11325</text:p>
          </table:table-cell>
          <table:table-cell office:value-type="float" office:value="9569">
            <text:p>9569</text:p>
          </table:table-cell>
          <table:table-cell office:value-type="float" office:value="9730">
            <text:p>9730</text:p>
          </table:table-cell>
          <table:table-cell office:value-type="float" office:value="9548">
            <text:p>9548</text:p>
          </table:table-cell>
          <table:table-cell office:value-type="float" office:value="11614">
            <text:p>11614</text:p>
          </table:table-cell>
          <table:table-cell office:value-type="float" office:value="10222">
            <text:p>10222</text:p>
          </table:table-cell>
          <table:table-cell office:value-type="float" office:value="9998">
            <text:p>9998</text:p>
          </table:table-cell>
          <table:table-cell office:value-type="float" office:value="9786">
            <text:p>9786</text:p>
          </table:table-cell>
          <table:table-cell office:value-type="float" office:value="13656">
            <text:p>13656</text:p>
          </table:table-cell>
          <table:table-cell office:value-type="float" office:value="12786">
            <text:p>12786</text:p>
          </table:table-cell>
          <table:table-cell office:value-type="float" office:value="9945">
            <text:p>9945</text:p>
          </table:table-cell>
          <table:table-cell office:value-type="float" office:value="9073">
            <text:p>9073</text:p>
          </table:table-cell>
          <table:table-cell office:value-type="float" office:value="8916">
            <text:p>8916</text:p>
          </table:table-cell>
          <table:table-cell office:value-type="float" office:value="9701">
            <text:p>9701</text:p>
          </table:table-cell>
          <table:table-cell office:value-type="float" office:value="10569.7">
            <text:p>10569.7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9552">
            <text:p>29552</text:p>
          </table:table-cell>
          <table:table-cell office:value-type="float" office:value="29565">
            <text:p>29565</text:p>
          </table:table-cell>
          <table:table-cell office:value-type="float" office:value="30131">
            <text:p>30131</text:p>
          </table:table-cell>
          <table:table-cell office:value-type="float" office:value="29761">
            <text:p>29761</text:p>
          </table:table-cell>
          <table:table-cell office:value-type="float" office:value="29487">
            <text:p>29487</text:p>
          </table:table-cell>
          <table:table-cell office:value-type="float" office:value="29207">
            <text:p>29207</text:p>
          </table:table-cell>
          <table:table-cell office:value-type="float" office:value="30570">
            <text:p>30570</text:p>
          </table:table-cell>
          <table:table-cell office:value-type="float" office:value="32347">
            <text:p>32347</text:p>
          </table:table-cell>
          <table:table-cell office:value-type="float" office:value="29249">
            <text:p>29249</text:p>
          </table:table-cell>
          <table:table-cell office:value-type="float" office:value="29760">
            <text:p>29760</text:p>
          </table:table-cell>
          <table:table-cell office:value-type="float" office:value="29962.9">
            <text:p>29962.9</text:p>
          </table:table-cell>
          <table:table-cell office:value-type="float" office:value="16349">
            <text:p>16349</text:p>
          </table:table-cell>
          <table:table-cell office:value-type="float" office:value="17128">
            <text:p>17128</text:p>
          </table:table-cell>
          <table:table-cell office:value-type="float" office:value="19659">
            <text:p>19659</text:p>
          </table:table-cell>
          <table:table-cell office:value-type="float" office:value="16445">
            <text:p>16445</text:p>
          </table:table-cell>
          <table:table-cell office:value-type="float" office:value="19137">
            <text:p>19137</text:p>
          </table:table-cell>
          <table:table-cell office:value-type="float" office:value="15909">
            <text:p>15909</text:p>
          </table:table-cell>
          <table:table-cell office:value-type="float" office:value="16825">
            <text:p>16825</text:p>
          </table:table-cell>
          <table:table-cell office:value-type="float" office:value="16061">
            <text:p>16061</text:p>
          </table:table-cell>
          <table:table-cell office:value-type="float" office:value="17983">
            <text:p>17983</text:p>
          </table:table-cell>
          <table:table-cell office:value-type="float" office:value="19544">
            <text:p>19544</text:p>
          </table:table-cell>
          <table:table-cell office:value-type="float" office:value="17504">
            <text:p>17504</text:p>
          </table:table-cell>
          <table:table-cell office:value-type="float" office:value="9443">
            <text:p>9443</text:p>
          </table:table-cell>
          <table:table-cell office:value-type="float" office:value="9355">
            <text:p>9355</text:p>
          </table:table-cell>
          <table:table-cell office:value-type="float" office:value="9689">
            <text:p>9689</text:p>
          </table:table-cell>
          <table:table-cell office:value-type="float" office:value="9468">
            <text:p>9468</text:p>
          </table:table-cell>
          <table:table-cell office:value-type="float" office:value="9876">
            <text:p>9876</text:p>
          </table:table-cell>
          <table:table-cell office:value-type="float" office:value="11011">
            <text:p>11011</text:p>
          </table:table-cell>
          <table:table-cell office:value-type="float" office:value="11558">
            <text:p>11558</text:p>
          </table:table-cell>
          <table:table-cell office:value-type="float" office:value="11953">
            <text:p>11953</text:p>
          </table:table-cell>
          <table:table-cell office:value-type="float" office:value="10028">
            <text:p>10028</text:p>
          </table:table-cell>
          <table:table-cell office:value-type="float" office:value="8260">
            <text:p>8260</text:p>
          </table:table-cell>
          <table:table-cell office:value-type="float" office:value="10064.1">
            <text:p>10064.1</text:p>
          </table:table-cell>
          <table:table-cell office:value-type="float" office:value="7246">
            <text:p>7246</text:p>
          </table:table-cell>
          <table:table-cell office:value-type="float" office:value="7792">
            <text:p>7792</text:p>
          </table:table-cell>
          <table:table-cell office:value-type="float" office:value="5585">
            <text:p>5585</text:p>
          </table:table-cell>
          <table:table-cell office:value-type="float" office:value="6329">
            <text:p>6329</text:p>
          </table:table-cell>
          <table:table-cell office:value-type="float" office:value="5821">
            <text:p>5821</text:p>
          </table:table-cell>
          <table:table-cell office:value-type="float" office:value="6566">
            <text:p>6566</text:p>
          </table:table-cell>
          <table:table-cell office:value-type="float" office:value="6882">
            <text:p>6882</text:p>
          </table:table-cell>
          <table:table-cell office:value-type="float" office:value="5654">
            <text:p>5654</text:p>
          </table:table-cell>
          <table:table-cell office:value-type="float" office:value="5764">
            <text:p>5764</text:p>
          </table:table-cell>
          <table:table-cell office:value-type="float" office:value="5904">
            <text:p>5904</text:p>
          </table:table-cell>
          <table:table-cell office:value-type="float" office:value="6354.3">
            <text:p>6354.3</text:p>
          </table:table-cell>
          <table:table-cell office:value-type="float" office:value="6724">
            <text:p>6724</text:p>
          </table:table-cell>
          <table:table-cell office:value-type="float" office:value="7279">
            <text:p>7279</text:p>
          </table:table-cell>
          <table:table-cell office:value-type="float" office:value="4873">
            <text:p>4873</text:p>
          </table:table-cell>
          <table:table-cell office:value-type="float" office:value="7595">
            <text:p>7595</text:p>
          </table:table-cell>
          <table:table-cell office:value-type="float" office:value="4655">
            <text:p>4655</text:p>
          </table:table-cell>
          <table:table-cell office:value-type="float" office:value="4342">
            <text:p>4342</text:p>
          </table:table-cell>
          <table:table-cell office:value-type="float" office:value="5814">
            <text:p>5814</text:p>
          </table:table-cell>
          <table:table-cell office:value-type="float" office:value="4012">
            <text:p>4012</text:p>
          </table:table-cell>
          <table:table-cell office:value-type="float" office:value="5093">
            <text:p>5093</text:p>
          </table:table-cell>
          <table:table-cell office:value-type="float" office:value="5928">
            <text:p>5928</text:p>
          </table:table-cell>
          <table:table-cell office:value-type="float" office:value="5631.5">
            <text:p>5631.5</text:p>
          </table:table-cell>
          <table:table-cell office:value-type="float" office:value="5588">
            <text:p>5588</text:p>
          </table:table-cell>
          <table:table-cell office:value-type="float" office:value="7020">
            <text:p>7020</text:p>
          </table:table-cell>
          <table:table-cell office:value-type="float" office:value="5323">
            <text:p>5323</text:p>
          </table:table-cell>
          <table:table-cell office:value-type="float" office:value="7265">
            <text:p>7265</text:p>
          </table:table-cell>
          <table:table-cell office:value-type="float" office:value="6272">
            <text:p>6272</text:p>
          </table:table-cell>
          <table:table-cell office:value-type="float" office:value="6625">
            <text:p>6625</text:p>
          </table:table-cell>
          <table:table-cell office:value-type="float" office:value="4581">
            <text:p>4581</text:p>
          </table:table-cell>
          <table:table-cell office:value-type="float" office:value="5360">
            <text:p>5360</text:p>
          </table:table-cell>
          <table:table-cell office:value-type="float" office:value="4795">
            <text:p>4795</text:p>
          </table:table-cell>
          <table:table-cell office:value-type="float" office:value="5399">
            <text:p>5399</text:p>
          </table:table-cell>
          <table:table-cell office:value-type="float" office:value="5822.8">
            <text:p>5822.8</text:p>
          </table:table-cell>
          <table:table-cell office:value-type="float" office:value="7322">
            <text:p>7322</text:p>
          </table:table-cell>
          <table:table-cell office:value-type="float" office:value="8717">
            <text:p>8717</text:p>
          </table:table-cell>
          <table:table-cell office:value-type="float" office:value="11859">
            <text:p>11859</text:p>
          </table:table-cell>
          <table:table-cell office:value-type="float" office:value="6812">
            <text:p>6812</text:p>
          </table:table-cell>
          <table:table-cell office:value-type="float" office:value="9090">
            <text:p>9090</text:p>
          </table:table-cell>
          <table:table-cell office:value-type="float" office:value="7259">
            <text:p>7259</text:p>
          </table:table-cell>
          <table:table-cell office:value-type="float" office:value="6732">
            <text:p>6732</text:p>
          </table:table-cell>
          <table:table-cell office:value-type="float" office:value="9252">
            <text:p>9252</text:p>
          </table:table-cell>
          <table:table-cell office:value-type="float" office:value="12237">
            <text:p>12237</text:p>
          </table:table-cell>
          <table:table-cell office:value-type="float" office:value="10839">
            <text:p>10839</text:p>
          </table:table-cell>
          <table:table-cell office:value-type="float" office:value="9011.9">
            <text:p>9011.9</text:p>
          </table:table-cell>
          <table:table-cell office:value-type="float" office:value="7424">
            <text:p>7424</text:p>
          </table:table-cell>
          <table:table-cell office:value-type="float" office:value="8938">
            <text:p>8938</text:p>
          </table:table-cell>
          <table:table-cell office:value-type="float" office:value="12448">
            <text:p>12448</text:p>
          </table:table-cell>
          <table:table-cell office:value-type="float" office:value="7770">
            <text:p>7770</text:p>
          </table:table-cell>
          <table:table-cell office:value-type="float" office:value="10748">
            <text:p>10748</text:p>
          </table:table-cell>
          <table:table-cell office:value-type="float" office:value="10861">
            <text:p>10861</text:p>
          </table:table-cell>
          <table:table-cell office:value-type="float" office:value="11327">
            <text:p>11327</text:p>
          </table:table-cell>
          <table:table-cell office:value-type="float" office:value="11980">
            <text:p>11980</text:p>
          </table:table-cell>
          <table:table-cell office:value-type="float" office:value="8813">
            <text:p>8813</text:p>
          </table:table-cell>
          <table:table-cell office:value-type="float" office:value="9503">
            <text:p>9503</text:p>
          </table:table-cell>
          <table:table-cell office:value-type="float" office:value="9981.2">
            <text:p>9981.2</text:p>
          </table:table-cell>
          <table:table-cell office:value-type="float" office:value="14920">
            <text:p>14920</text:p>
          </table:table-cell>
          <table:table-cell office:value-type="float" office:value="11816">
            <text:p>11816</text:p>
          </table:table-cell>
          <table:table-cell office:value-type="float" office:value="12241">
            <text:p>12241</text:p>
          </table:table-cell>
          <table:table-cell office:value-type="float" office:value="13966">
            <text:p>13966</text:p>
          </table:table-cell>
          <table:table-cell office:value-type="float" office:value="17105">
            <text:p>17105</text:p>
          </table:table-cell>
          <table:table-cell office:value-type="float" office:value="11381">
            <text:p>11381</text:p>
          </table:table-cell>
          <table:table-cell office:value-type="float" office:value="13997">
            <text:p>13997</text:p>
          </table:table-cell>
          <table:table-cell office:value-type="float" office:value="11773">
            <text:p>11773</text:p>
          </table:table-cell>
          <table:table-cell office:value-type="float" office:value="10487">
            <text:p>10487</text:p>
          </table:table-cell>
          <table:table-cell office:value-type="float" office:value="13921">
            <text:p>13921</text:p>
          </table:table-cell>
          <table:table-cell office:value-type="float" office:value="13160.7">
            <text:p>13160.7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33777">
            <text:p>33777</text:p>
          </table:table-cell>
          <table:table-cell office:value-type="float" office:value="32293">
            <text:p>32293</text:p>
          </table:table-cell>
          <table:table-cell office:value-type="float" office:value="35345">
            <text:p>35345</text:p>
          </table:table-cell>
          <table:table-cell office:value-type="float" office:value="36091">
            <text:p>36091</text:p>
          </table:table-cell>
          <table:table-cell office:value-type="float" office:value="35537">
            <text:p>35537</text:p>
          </table:table-cell>
          <table:table-cell office:value-type="float" office:value="37248">
            <text:p>37248</text:p>
          </table:table-cell>
          <table:table-cell office:value-type="float" office:value="36500">
            <text:p>36500</text:p>
          </table:table-cell>
          <table:table-cell office:value-type="float" office:value="35176">
            <text:p>35176</text:p>
          </table:table-cell>
          <table:table-cell office:value-type="float" office:value="34658">
            <text:p>34658</text:p>
          </table:table-cell>
          <table:table-cell office:value-type="float" office:value="35880">
            <text:p>35880</text:p>
          </table:table-cell>
          <table:table-cell office:value-type="float" office:value="35250.5">
            <text:p>35250.5</text:p>
          </table:table-cell>
          <table:table-cell office:value-type="float" office:value="19362">
            <text:p>19362</text:p>
          </table:table-cell>
          <table:table-cell office:value-type="float" office:value="20006">
            <text:p>20006</text:p>
          </table:table-cell>
          <table:table-cell office:value-type="float" office:value="19283">
            <text:p>19283</text:p>
          </table:table-cell>
          <table:table-cell office:value-type="float" office:value="17555">
            <text:p>17555</text:p>
          </table:table-cell>
          <table:table-cell office:value-type="float" office:value="22399">
            <text:p>22399</text:p>
          </table:table-cell>
          <table:table-cell office:value-type="float" office:value="21142">
            <text:p>21142</text:p>
          </table:table-cell>
          <table:table-cell office:value-type="float" office:value="18479">
            <text:p>18479</text:p>
          </table:table-cell>
          <table:table-cell office:value-type="float" office:value="17679">
            <text:p>17679</text:p>
          </table:table-cell>
          <table:table-cell office:value-type="float" office:value="21272">
            <text:p>21272</text:p>
          </table:table-cell>
          <table:table-cell office:value-type="float" office:value="21164">
            <text:p>21164</text:p>
          </table:table-cell>
          <table:table-cell office:value-type="float" office:value="19834.1">
            <text:p>19834.1</text:p>
          </table:table-cell>
          <table:table-cell office:value-type="float" office:value="10231">
            <text:p>10231</text:p>
          </table:table-cell>
          <table:table-cell office:value-type="float" office:value="10294">
            <text:p>10294</text:p>
          </table:table-cell>
          <table:table-cell office:value-type="float" office:value="12082">
            <text:p>12082</text:p>
          </table:table-cell>
          <table:table-cell office:value-type="float" office:value="10453">
            <text:p>10453</text:p>
          </table:table-cell>
          <table:table-cell office:value-type="float" office:value="9915">
            <text:p>9915</text:p>
          </table:table-cell>
          <table:table-cell office:value-type="float" office:value="10537">
            <text:p>10537</text:p>
          </table:table-cell>
          <table:table-cell office:value-type="float" office:value="12901">
            <text:p>12901</text:p>
          </table:table-cell>
          <table:table-cell office:value-type="float" office:value="13499">
            <text:p>13499</text:p>
          </table:table-cell>
          <table:table-cell office:value-type="float" office:value="10445">
            <text:p>10445</text:p>
          </table:table-cell>
          <table:table-cell office:value-type="float" office:value="9981">
            <text:p>9981</text:p>
          </table:table-cell>
          <table:table-cell office:value-type="float" office:value="11033.8">
            <text:p>11033.8</text:p>
          </table:table-cell>
          <table:table-cell office:value-type="float" office:value="7424">
            <text:p>7424</text:p>
          </table:table-cell>
          <table:table-cell office:value-type="float" office:value="9483">
            <text:p>9483</text:p>
          </table:table-cell>
          <table:table-cell office:value-type="float" office:value="6796">
            <text:p>6796</text:p>
          </table:table-cell>
          <table:table-cell office:value-type="float" office:value="6957">
            <text:p>6957</text:p>
          </table:table-cell>
          <table:table-cell office:value-type="float" office:value="6201">
            <text:p>6201</text:p>
          </table:table-cell>
          <table:table-cell office:value-type="float" office:value="8268">
            <text:p>8268</text:p>
          </table:table-cell>
          <table:table-cell office:value-type="float" office:value="6365">
            <text:p>6365</text:p>
          </table:table-cell>
          <table:table-cell office:value-type="float" office:value="6600">
            <text:p>6600</text:p>
          </table:table-cell>
          <table:table-cell office:value-type="float" office:value="6411">
            <text:p>6411</text:p>
          </table:table-cell>
          <table:table-cell office:value-type="float" office:value="6397">
            <text:p>6397</text:p>
          </table:table-cell>
          <table:table-cell office:value-type="float" office:value="7090.2">
            <text:p>7090.2</text:p>
          </table:table-cell>
          <table:table-cell office:value-type="float" office:value="7116">
            <text:p>7116</text:p>
          </table:table-cell>
          <table:table-cell office:value-type="float" office:value="6071">
            <text:p>6071</text:p>
          </table:table-cell>
          <table:table-cell office:value-type="float" office:value="5703">
            <text:p>5703</text:p>
          </table:table-cell>
          <table:table-cell office:value-type="float" office:value="6355">
            <text:p>6355</text:p>
          </table:table-cell>
          <table:table-cell office:value-type="float" office:value="6688">
            <text:p>6688</text:p>
          </table:table-cell>
          <table:table-cell office:value-type="float" office:value="5437">
            <text:p>5437</text:p>
          </table:table-cell>
          <table:table-cell office:value-type="float" office:value="4693">
            <text:p>4693</text:p>
          </table:table-cell>
          <table:table-cell office:value-type="float" office:value="6759">
            <text:p>6759</text:p>
          </table:table-cell>
          <table:table-cell office:value-type="float" office:value="4713">
            <text:p>4713</text:p>
          </table:table-cell>
          <table:table-cell office:value-type="float" office:value="5713">
            <text:p>5713</text:p>
          </table:table-cell>
          <table:table-cell office:value-type="float" office:value="5924.8">
            <text:p>5924.8</text:p>
          </table:table-cell>
          <table:table-cell office:value-type="float" office:value="7717">
            <text:p>7717</text:p>
          </table:table-cell>
          <table:table-cell office:value-type="float" office:value="5990">
            <text:p>5990</text:p>
          </table:table-cell>
          <table:table-cell office:value-type="float" office:value="9459">
            <text:p>9459</text:p>
          </table:table-cell>
          <table:table-cell office:value-type="float" office:value="6910">
            <text:p>6910</text:p>
          </table:table-cell>
          <table:table-cell office:value-type="float" office:value="11875">
            <text:p>11875</text:p>
          </table:table-cell>
          <table:table-cell office:value-type="float" office:value="6277">
            <text:p>6277</text:p>
          </table:table-cell>
          <table:table-cell office:value-type="float" office:value="5293">
            <text:p>5293</text:p>
          </table:table-cell>
          <table:table-cell office:value-type="float" office:value="6497">
            <text:p>6497</text:p>
          </table:table-cell>
          <table:table-cell office:value-type="float" office:value="9948">
            <text:p>9948</text:p>
          </table:table-cell>
          <table:table-cell office:value-type="float" office:value="10563">
            <text:p>10563</text:p>
          </table:table-cell>
          <table:table-cell office:value-type="float" office:value="8052.9">
            <text:p>8052.9</text:p>
          </table:table-cell>
          <table:table-cell office:value-type="float" office:value="10228">
            <text:p>10228</text:p>
          </table:table-cell>
          <table:table-cell office:value-type="float" office:value="13583">
            <text:p>13583</text:p>
          </table:table-cell>
          <table:table-cell office:value-type="float" office:value="11629">
            <text:p>11629</text:p>
          </table:table-cell>
          <table:table-cell office:value-type="float" office:value="8268">
            <text:p>8268</text:p>
          </table:table-cell>
          <table:table-cell office:value-type="float" office:value="9328">
            <text:p>9328</text:p>
          </table:table-cell>
          <table:table-cell office:value-type="float" office:value="10952">
            <text:p>10952</text:p>
          </table:table-cell>
          <table:table-cell office:value-type="float" office:value="11624">
            <text:p>11624</text:p>
          </table:table-cell>
          <table:table-cell office:value-type="float" office:value="8685">
            <text:p>8685</text:p>
          </table:table-cell>
          <table:table-cell office:value-type="float" office:value="9122">
            <text:p>9122</text:p>
          </table:table-cell>
          <table:table-cell office:value-type="float" office:value="6777">
            <text:p>6777</text:p>
          </table:table-cell>
          <table:table-cell office:value-type="float" office:value="10019.6">
            <text:p>10019.6</text:p>
          </table:table-cell>
          <table:table-cell office:value-type="float" office:value="15995">
            <text:p>15995</text:p>
          </table:table-cell>
          <table:table-cell office:value-type="float" office:value="10213">
            <text:p>10213</text:p>
          </table:table-cell>
          <table:table-cell office:value-type="float" office:value="10009">
            <text:p>10009</text:p>
          </table:table-cell>
          <table:table-cell office:value-type="float" office:value="8681">
            <text:p>8681</text:p>
          </table:table-cell>
          <table:table-cell office:value-type="float" office:value="9313">
            <text:p>9313</text:p>
          </table:table-cell>
          <table:table-cell office:value-type="float" office:value="9615">
            <text:p>9615</text:p>
          </table:table-cell>
          <table:table-cell office:value-type="float" office:value="10731">
            <text:p>10731</text:p>
          </table:table-cell>
          <table:table-cell office:value-type="float" office:value="12182">
            <text:p>12182</text:p>
          </table:table-cell>
          <table:table-cell office:value-type="float" office:value="11487">
            <text:p>11487</text:p>
          </table:table-cell>
          <table:table-cell office:value-type="float" office:value="11682">
            <text:p>11682</text:p>
          </table:table-cell>
          <table:table-cell office:value-type="float" office:value="10990.8">
            <text:p>10990.8</text:p>
          </table:table-cell>
          <table:table-cell office:value-type="float" office:value="13275">
            <text:p>13275</text:p>
          </table:table-cell>
          <table:table-cell office:value-type="float" office:value="12245">
            <text:p>12245</text:p>
          </table:table-cell>
          <table:table-cell office:value-type="float" office:value="17837">
            <text:p>17837</text:p>
          </table:table-cell>
          <table:table-cell office:value-type="float" office:value="16635">
            <text:p>16635</text:p>
          </table:table-cell>
          <table:table-cell office:value-type="float" office:value="13261">
            <text:p>13261</text:p>
          </table:table-cell>
          <table:table-cell office:value-type="float" office:value="13161">
            <text:p>13161</text:p>
          </table:table-cell>
          <table:table-cell office:value-type="float" office:value="18108">
            <text:p>18108</text:p>
          </table:table-cell>
          <table:table-cell office:value-type="float" office:value="13985">
            <text:p>13985</text:p>
          </table:table-cell>
          <table:table-cell office:value-type="float" office:value="15252">
            <text:p>15252</text:p>
          </table:table-cell>
          <table:table-cell office:value-type="float" office:value="13369">
            <text:p>13369</text:p>
          </table:table-cell>
          <table:table-cell office:value-type="float" office:value="14712.8">
            <text:p>14712.8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0516">
            <text:p>40516</text:p>
          </table:table-cell>
          <table:table-cell office:value-type="float" office:value="41205">
            <text:p>41205</text:p>
          </table:table-cell>
          <table:table-cell office:value-type="float" office:value="37938">
            <text:p>37938</text:p>
          </table:table-cell>
          <table:table-cell office:value-type="float" office:value="38519">
            <text:p>38519</text:p>
          </table:table-cell>
          <table:table-cell office:value-type="float" office:value="37729">
            <text:p>37729</text:p>
          </table:table-cell>
          <table:table-cell office:value-type="float" office:value="42947">
            <text:p>42947</text:p>
          </table:table-cell>
          <table:table-cell office:value-type="float" office:value="37782">
            <text:p>37782</text:p>
          </table:table-cell>
          <table:table-cell office:value-type="float" office:value="44493">
            <text:p>44493</text:p>
          </table:table-cell>
          <table:table-cell office:value-type="float" office:value="39361">
            <text:p>39361</text:p>
          </table:table-cell>
          <table:table-cell office:value-type="float" office:value="42463">
            <text:p>42463</text:p>
          </table:table-cell>
          <table:table-cell office:value-type="float" office:value="40295.3">
            <text:p>40295.3</text:p>
          </table:table-cell>
          <table:table-cell office:value-type="float" office:value="22287">
            <text:p>22287</text:p>
          </table:table-cell>
          <table:table-cell office:value-type="float" office:value="21205">
            <text:p>21205</text:p>
          </table:table-cell>
          <table:table-cell office:value-type="float" office:value="22524">
            <text:p>22524</text:p>
          </table:table-cell>
          <table:table-cell office:value-type="float" office:value="23283">
            <text:p>23283</text:p>
          </table:table-cell>
          <table:table-cell office:value-type="float" office:value="22873">
            <text:p>22873</text:p>
          </table:table-cell>
          <table:table-cell office:value-type="float" office:value="20464">
            <text:p>20464</text:p>
          </table:table-cell>
          <table:table-cell office:value-type="float" office:value="24415">
            <text:p>24415</text:p>
          </table:table-cell>
          <table:table-cell office:value-type="float" office:value="24038">
            <text:p>24038</text:p>
          </table:table-cell>
          <table:table-cell office:value-type="float" office:value="24994">
            <text:p>24994</text:p>
          </table:table-cell>
          <table:table-cell office:value-type="float" office:value="21739">
            <text:p>21739</text:p>
          </table:table-cell>
          <table:table-cell office:value-type="float" office:value="22782.2">
            <text:p>22782.2</text:p>
          </table:table-cell>
          <table:table-cell office:value-type="float" office:value="11755">
            <text:p>11755</text:p>
          </table:table-cell>
          <table:table-cell office:value-type="float" office:value="11068">
            <text:p>11068</text:p>
          </table:table-cell>
          <table:table-cell office:value-type="float" office:value="11867">
            <text:p>11867</text:p>
          </table:table-cell>
          <table:table-cell office:value-type="float" office:value="12023">
            <text:p>12023</text:p>
          </table:table-cell>
          <table:table-cell office:value-type="float" office:value="13176">
            <text:p>13176</text:p>
          </table:table-cell>
          <table:table-cell office:value-type="float" office:value="11946">
            <text:p>11946</text:p>
          </table:table-cell>
          <table:table-cell office:value-type="float" office:value="14336">
            <text:p>14336</text:p>
          </table:table-cell>
          <table:table-cell office:value-type="float" office:value="12584">
            <text:p>12584</text:p>
          </table:table-cell>
          <table:table-cell office:value-type="float" office:value="12700">
            <text:p>12700</text:p>
          </table:table-cell>
          <table:table-cell office:value-type="float" office:value="14982">
            <text:p>14982</text:p>
          </table:table-cell>
          <table:table-cell office:value-type="float" office:value="12643.7">
            <text:p>12643.7</text:p>
          </table:table-cell>
          <table:table-cell office:value-type="float" office:value="10545">
            <text:p>10545</text:p>
          </table:table-cell>
          <table:table-cell office:value-type="float" office:value="9792">
            <text:p>9792</text:p>
          </table:table-cell>
          <table:table-cell office:value-type="float" office:value="8187">
            <text:p>8187</text:p>
          </table:table-cell>
          <table:table-cell office:value-type="float" office:value="7110">
            <text:p>7110</text:p>
          </table:table-cell>
          <table:table-cell office:value-type="float" office:value="10499">
            <text:p>10499</text:p>
          </table:table-cell>
          <table:table-cell office:value-type="float" office:value="10309">
            <text:p>10309</text:p>
          </table:table-cell>
          <table:table-cell office:value-type="float" office:value="8504">
            <text:p>8504</text:p>
          </table:table-cell>
          <table:table-cell office:value-type="float" office:value="7931">
            <text:p>7931</text:p>
          </table:table-cell>
          <table:table-cell office:value-type="float" office:value="7695">
            <text:p>7695</text:p>
          </table:table-cell>
          <table:table-cell office:value-type="float" office:value="7628">
            <text:p>7628</text:p>
          </table:table-cell>
          <table:table-cell office:value-type="float" office:value="8820">
            <text:p>8820</text:p>
          </table:table-cell>
          <table:table-cell office:value-type="float" office:value="6550">
            <text:p>6550</text:p>
          </table:table-cell>
          <table:table-cell office:value-type="float" office:value="8709">
            <text:p>8709</text:p>
          </table:table-cell>
          <table:table-cell office:value-type="float" office:value="8481">
            <text:p>8481</text:p>
          </table:table-cell>
          <table:table-cell office:value-type="float" office:value="5205">
            <text:p>5205</text:p>
          </table:table-cell>
          <table:table-cell office:value-type="float" office:value="6511">
            <text:p>6511</text:p>
          </table:table-cell>
          <table:table-cell office:value-type="float" office:value="5993">
            <text:p>5993</text:p>
          </table:table-cell>
          <table:table-cell office:value-type="float" office:value="5045">
            <text:p>5045</text:p>
          </table:table-cell>
          <table:table-cell office:value-type="float" office:value="5723">
            <text:p>5723</text:p>
          </table:table-cell>
          <table:table-cell office:value-type="float" office:value="6441">
            <text:p>6441</text:p>
          </table:table-cell>
          <table:table-cell office:value-type="float" office:value="5876">
            <text:p>5876</text:p>
          </table:table-cell>
          <table:table-cell office:value-type="float" office:value="6453.4">
            <text:p>6453.4</text:p>
          </table:table-cell>
          <table:table-cell office:value-type="float" office:value="7282">
            <text:p>7282</text:p>
          </table:table-cell>
          <table:table-cell office:value-type="float" office:value="12814">
            <text:p>12814</text:p>
          </table:table-cell>
          <table:table-cell office:value-type="float" office:value="9202">
            <text:p>9202</text:p>
          </table:table-cell>
          <table:table-cell office:value-type="float" office:value="11270">
            <text:p>11270</text:p>
          </table:table-cell>
          <table:table-cell office:value-type="float" office:value="7017">
            <text:p>7017</text:p>
          </table:table-cell>
          <table:table-cell office:value-type="float" office:value="7568">
            <text:p>7568</text:p>
          </table:table-cell>
          <table:table-cell office:value-type="float" office:value="10169">
            <text:p>10169</text:p>
          </table:table-cell>
          <table:table-cell office:value-type="float" office:value="10369">
            <text:p>10369</text:p>
          </table:table-cell>
          <table:table-cell office:value-type="float" office:value="11294">
            <text:p>11294</text:p>
          </table:table-cell>
          <table:table-cell office:value-type="float" office:value="5241">
            <text:p>5241</text:p>
          </table:table-cell>
          <table:table-cell office:value-type="float" office:value="9222.6">
            <text:p>9222.6</text:p>
          </table:table-cell>
          <table:table-cell office:value-type="float" office:value="12541">
            <text:p>12541</text:p>
          </table:table-cell>
          <table:table-cell office:value-type="float" office:value="10101">
            <text:p>10101</text:p>
          </table:table-cell>
          <table:table-cell office:value-type="float" office:value="10048">
            <text:p>10048</text:p>
          </table:table-cell>
          <table:table-cell office:value-type="float" office:value="11103">
            <text:p>11103</text:p>
          </table:table-cell>
          <table:table-cell office:value-type="float" office:value="9003">
            <text:p>9003</text:p>
          </table:table-cell>
          <table:table-cell office:value-type="float" office:value="11769">
            <text:p>11769</text:p>
          </table:table-cell>
          <table:table-cell office:value-type="float" office:value="10675">
            <text:p>10675</text:p>
          </table:table-cell>
          <table:table-cell office:value-type="float" office:value="13468">
            <text:p>13468</text:p>
          </table:table-cell>
          <table:table-cell office:value-type="float" office:value="8872">
            <text:p>8872</text:p>
          </table:table-cell>
          <table:table-cell office:value-type="float" office:value="14343">
            <text:p>14343</text:p>
          </table:table-cell>
          <table:table-cell office:value-type="float" office:value="11192.3">
            <text:p>11192.3</text:p>
          </table:table-cell>
          <table:table-cell office:value-type="float" office:value="10656">
            <text:p>10656</text:p>
          </table:table-cell>
          <table:table-cell office:value-type="float" office:value="12617">
            <text:p>12617</text:p>
          </table:table-cell>
          <table:table-cell office:value-type="float" office:value="12100">
            <text:p>12100</text:p>
          </table:table-cell>
          <table:table-cell office:value-type="float" office:value="15368">
            <text:p>15368</text:p>
          </table:table-cell>
          <table:table-cell office:value-type="float" office:value="14795">
            <text:p>14795</text:p>
          </table:table-cell>
          <table:table-cell office:value-type="float" office:value="14889">
            <text:p>14889</text:p>
          </table:table-cell>
          <table:table-cell office:value-type="float" office:value="14648">
            <text:p>14648</text:p>
          </table:table-cell>
          <table:table-cell office:value-type="float" office:value="14820">
            <text:p>14820</text:p>
          </table:table-cell>
          <table:table-cell office:value-type="float" office:value="15139">
            <text:p>15139</text:p>
          </table:table-cell>
          <table:table-cell office:value-type="float" office:value="13965">
            <text:p>13965</text:p>
          </table:table-cell>
          <table:table-cell office:value-type="float" office:value="13899.7">
            <text:p>13899.7</text:p>
          </table:table-cell>
          <table:table-cell office:value-type="float" office:value="13187">
            <text:p>13187</text:p>
          </table:table-cell>
          <table:table-cell office:value-type="float" office:value="22482">
            <text:p>22482</text:p>
          </table:table-cell>
          <table:table-cell office:value-type="float" office:value="18512">
            <text:p>18512</text:p>
          </table:table-cell>
          <table:table-cell office:value-type="float" office:value="15022">
            <text:p>15022</text:p>
          </table:table-cell>
          <table:table-cell office:value-type="float" office:value="15910">
            <text:p>15910</text:p>
          </table:table-cell>
          <table:table-cell office:value-type="float" office:value="17607">
            <text:p>17607</text:p>
          </table:table-cell>
          <table:table-cell office:value-type="float" office:value="14451">
            <text:p>14451</text:p>
          </table:table-cell>
          <table:table-cell office:value-type="float" office:value="18129">
            <text:p>18129</text:p>
          </table:table-cell>
          <table:table-cell office:value-type="float" office:value="16577">
            <text:p>16577</text:p>
          </table:table-cell>
          <table:table-cell office:value-type="float" office:value="15163">
            <text:p>15163</text:p>
          </table:table-cell>
          <table:table-cell office:value-type="float" office:value="16704">
            <text:p>16704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3674">
            <text:p>43674</text:p>
          </table:table-cell>
          <table:table-cell office:value-type="float" office:value="43913">
            <text:p>43913</text:p>
          </table:table-cell>
          <table:table-cell office:value-type="float" office:value="44860">
            <text:p>44860</text:p>
          </table:table-cell>
          <table:table-cell office:value-type="float" office:value="46130">
            <text:p>46130</text:p>
          </table:table-cell>
          <table:table-cell office:value-type="float" office:value="43257">
            <text:p>43257</text:p>
          </table:table-cell>
          <table:table-cell office:value-type="float" office:value="42517">
            <text:p>42517</text:p>
          </table:table-cell>
          <table:table-cell office:value-type="float" office:value="42950">
            <text:p>42950</text:p>
          </table:table-cell>
          <table:table-cell office:value-type="float" office:value="43893">
            <text:p>43893</text:p>
          </table:table-cell>
          <table:table-cell office:value-type="float" office:value="42331">
            <text:p>42331</text:p>
          </table:table-cell>
          <table:table-cell office:value-type="float" office:value="43444">
            <text:p>43444</text:p>
          </table:table-cell>
          <table:table-cell office:value-type="float" office:value="43696.9">
            <text:p>43696.9</text:p>
          </table:table-cell>
          <table:table-cell office:value-type="float" office:value="26821">
            <text:p>26821</text:p>
          </table:table-cell>
          <table:table-cell office:value-type="float" office:value="26341">
            <text:p>26341</text:p>
          </table:table-cell>
          <table:table-cell office:value-type="float" office:value="29017">
            <text:p>29017</text:p>
          </table:table-cell>
          <table:table-cell office:value-type="float" office:value="22446">
            <text:p>22446</text:p>
          </table:table-cell>
          <table:table-cell office:value-type="float" office:value="25656">
            <text:p>25656</text:p>
          </table:table-cell>
          <table:table-cell office:value-type="float" office:value="28583">
            <text:p>28583</text:p>
          </table:table-cell>
          <table:table-cell office:value-type="float" office:value="28571">
            <text:p>28571</text:p>
          </table:table-cell>
          <table:table-cell office:value-type="float" office:value="25024">
            <text:p>25024</text:p>
          </table:table-cell>
          <table:table-cell office:value-type="float" office:value="26611">
            <text:p>26611</text:p>
          </table:table-cell>
          <table:table-cell office:value-type="float" office:value="27484">
            <text:p>27484</text:p>
          </table:table-cell>
          <table:table-cell office:value-type="float" office:value="26655.4">
            <text:p>26655.4</text:p>
          </table:table-cell>
          <table:table-cell office:value-type="float" office:value="15041">
            <text:p>15041</text:p>
          </table:table-cell>
          <table:table-cell office:value-type="float" office:value="15991">
            <text:p>15991</text:p>
          </table:table-cell>
          <table:table-cell office:value-type="float" office:value="14154">
            <text:p>14154</text:p>
          </table:table-cell>
          <table:table-cell office:value-type="float" office:value="14551">
            <text:p>14551</text:p>
          </table:table-cell>
          <table:table-cell office:value-type="float" office:value="13324">
            <text:p>13324</text:p>
          </table:table-cell>
          <table:table-cell office:value-type="float" office:value="15024">
            <text:p>15024</text:p>
          </table:table-cell>
          <table:table-cell office:value-type="float" office:value="14629">
            <text:p>14629</text:p>
          </table:table-cell>
          <table:table-cell office:value-type="float" office:value="14257">
            <text:p>14257</text:p>
          </table:table-cell>
          <table:table-cell office:value-type="float" office:value="14268">
            <text:p>14268</text:p>
          </table:table-cell>
          <table:table-cell office:value-type="float" office:value="17149">
            <text:p>17149</text:p>
          </table:table-cell>
          <table:table-cell office:value-type="float" office:value="14838.8">
            <text:p>14838.8</text:p>
          </table:table-cell>
          <table:table-cell office:value-type="float" office:value="8773">
            <text:p>8773</text:p>
          </table:table-cell>
          <table:table-cell office:value-type="float" office:value="9296">
            <text:p>9296</text:p>
          </table:table-cell>
          <table:table-cell office:value-type="float" office:value="9948">
            <text:p>9948</text:p>
          </table:table-cell>
          <table:table-cell office:value-type="float" office:value="10198">
            <text:p>10198</text:p>
          </table:table-cell>
          <table:table-cell office:value-type="float" office:value="11704">
            <text:p>11704</text:p>
          </table:table-cell>
          <table:table-cell office:value-type="float" office:value="9708">
            <text:p>9708</text:p>
          </table:table-cell>
          <table:table-cell office:value-type="float" office:value="10128">
            <text:p>10128</text:p>
          </table:table-cell>
          <table:table-cell office:value-type="float" office:value="7770">
            <text:p>7770</text:p>
          </table:table-cell>
          <table:table-cell office:value-type="float" office:value="10911">
            <text:p>10911</text:p>
          </table:table-cell>
          <table:table-cell office:value-type="float" office:value="8625">
            <text:p>8625</text:p>
          </table:table-cell>
          <table:table-cell office:value-type="float" office:value="9706.1">
            <text:p>9706.1</text:p>
          </table:table-cell>
          <table:table-cell office:value-type="float" office:value="6581">
            <text:p>6581</text:p>
          </table:table-cell>
          <table:table-cell office:value-type="float" office:value="6914">
            <text:p>6914</text:p>
          </table:table-cell>
          <table:table-cell office:value-type="float" office:value="7154">
            <text:p>7154</text:p>
          </table:table-cell>
          <table:table-cell office:value-type="float" office:value="8675">
            <text:p>8675</text:p>
          </table:table-cell>
          <table:table-cell office:value-type="float" office:value="9684">
            <text:p>9684</text:p>
          </table:table-cell>
          <table:table-cell office:value-type="float" office:value="8466">
            <text:p>8466</text:p>
          </table:table-cell>
          <table:table-cell office:value-type="float" office:value="7847">
            <text:p>7847</text:p>
          </table:table-cell>
          <table:table-cell office:value-type="float" office:value="8231">
            <text:p>8231</text:p>
          </table:table-cell>
          <table:table-cell office:value-type="float" office:value="9540">
            <text:p>9540</text:p>
          </table:table-cell>
          <table:table-cell office:value-type="float" office:value="6769">
            <text:p>6769</text:p>
          </table:table-cell>
          <table:table-cell office:value-type="float" office:value="7986.1">
            <text:p>7986.1</text:p>
          </table:table-cell>
          <table:table-cell office:value-type="float" office:value="9230">
            <text:p>9230</text:p>
          </table:table-cell>
          <table:table-cell office:value-type="float" office:value="7950">
            <text:p>7950</text:p>
          </table:table-cell>
          <table:table-cell office:value-type="float" office:value="11193">
            <text:p>11193</text:p>
          </table:table-cell>
          <table:table-cell office:value-type="float" office:value="10023">
            <text:p>10023</text:p>
          </table:table-cell>
          <table:table-cell office:value-type="float" office:value="10317">
            <text:p>10317</text:p>
          </table:table-cell>
          <table:table-cell office:value-type="float" office:value="9576">
            <text:p>9576</text:p>
          </table:table-cell>
          <table:table-cell office:value-type="float" office:value="14344">
            <text:p>14344</text:p>
          </table:table-cell>
          <table:table-cell office:value-type="float" office:value="8938">
            <text:p>8938</text:p>
          </table:table-cell>
          <table:table-cell office:value-type="float" office:value="11805">
            <text:p>11805</text:p>
          </table:table-cell>
          <table:table-cell office:value-type="float" office:value="10307">
            <text:p>10307</text:p>
          </table:table-cell>
          <table:table-cell office:value-type="float" office:value="10368.3">
            <text:p>10368.3</text:p>
          </table:table-cell>
          <table:table-cell office:value-type="float" office:value="14424">
            <text:p>14424</text:p>
          </table:table-cell>
          <table:table-cell office:value-type="float" office:value="14874">
            <text:p>14874</text:p>
          </table:table-cell>
          <table:table-cell office:value-type="float" office:value="13438">
            <text:p>13438</text:p>
          </table:table-cell>
          <table:table-cell office:value-type="float" office:value="13589">
            <text:p>13589</text:p>
          </table:table-cell>
          <table:table-cell office:value-type="float" office:value="9745">
            <text:p>9745</text:p>
          </table:table-cell>
          <table:table-cell office:value-type="float" office:value="13002">
            <text:p>13002</text:p>
          </table:table-cell>
          <table:table-cell office:value-type="float" office:value="13492">
            <text:p>13492</text:p>
          </table:table-cell>
          <table:table-cell office:value-type="float" office:value="10851">
            <text:p>10851</text:p>
          </table:table-cell>
          <table:table-cell office:value-type="float" office:value="10211">
            <text:p>10211</text:p>
          </table:table-cell>
          <table:table-cell office:value-type="float" office:value="15182">
            <text:p>15182</text:p>
          </table:table-cell>
          <table:table-cell office:value-type="float" office:value="12880.8">
            <text:p>12880.8</text:p>
          </table:table-cell>
          <table:table-cell office:value-type="float" office:value="13028">
            <text:p>13028</text:p>
          </table:table-cell>
          <table:table-cell office:value-type="float" office:value="12933">
            <text:p>12933</text:p>
          </table:table-cell>
          <table:table-cell office:value-type="float" office:value="15458">
            <text:p>15458</text:p>
          </table:table-cell>
          <table:table-cell office:value-type="float" office:value="17169">
            <text:p>17169</text:p>
          </table:table-cell>
          <table:table-cell office:value-type="float" office:value="15618">
            <text:p>15618</text:p>
          </table:table-cell>
          <table:table-cell office:value-type="float" office:value="18273">
            <text:p>18273</text:p>
          </table:table-cell>
          <table:table-cell office:value-type="float" office:value="16209">
            <text:p>16209</text:p>
          </table:table-cell>
          <table:table-cell office:value-type="float" office:value="17844">
            <text:p>17844</text:p>
          </table:table-cell>
          <table:table-cell office:value-type="float" office:value="14226">
            <text:p>14226</text:p>
          </table:table-cell>
          <table:table-cell office:value-type="float" office:value="13411">
            <text:p>13411</text:p>
          </table:table-cell>
          <table:table-cell office:value-type="float" office:value="15416.9">
            <text:p>15416.9</text:p>
          </table:table-cell>
          <table:table-cell office:value-type="float" office:value="21184">
            <text:p>21184</text:p>
          </table:table-cell>
          <table:table-cell office:value-type="float" office:value="17784">
            <text:p>17784</text:p>
          </table:table-cell>
          <table:table-cell office:value-type="float" office:value="22116">
            <text:p>22116</text:p>
          </table:table-cell>
          <table:table-cell office:value-type="float" office:value="17310">
            <text:p>17310</text:p>
          </table:table-cell>
          <table:table-cell office:value-type="float" office:value="21042">
            <text:p>21042</text:p>
          </table:table-cell>
          <table:table-cell office:value-type="float" office:value="20866">
            <text:p>20866</text:p>
          </table:table-cell>
          <table:table-cell office:value-type="float" office:value="24665">
            <text:p>24665</text:p>
          </table:table-cell>
          <table:table-cell office:value-type="float" office:value="20565">
            <text:p>20565</text:p>
          </table:table-cell>
          <table:table-cell office:value-type="float" office:value="20848">
            <text:p>20848</text:p>
          </table:table-cell>
          <table:table-cell office:value-type="float" office:value="18404">
            <text:p>18404</text:p>
          </table:table-cell>
          <table:table-cell office:value-type="float" office:value="20478.4">
            <text:p>20478.4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47378">
            <text:p>47378</text:p>
          </table:table-cell>
          <table:table-cell office:value-type="float" office:value="50944">
            <text:p>50944</text:p>
          </table:table-cell>
          <table:table-cell office:value-type="float" office:value="54988">
            <text:p>54988</text:p>
          </table:table-cell>
          <table:table-cell office:value-type="float" office:value="49989">
            <text:p>49989</text:p>
          </table:table-cell>
          <table:table-cell office:value-type="float" office:value="49934">
            <text:p>49934</text:p>
          </table:table-cell>
          <table:table-cell office:value-type="float" office:value="48662">
            <text:p>48662</text:p>
          </table:table-cell>
          <table:table-cell office:value-type="float" office:value="54194">
            <text:p>54194</text:p>
          </table:table-cell>
          <table:table-cell office:value-type="float" office:value="53614">
            <text:p>53614</text:p>
          </table:table-cell>
          <table:table-cell office:value-type="float" office:value="50716">
            <text:p>50716</text:p>
          </table:table-cell>
          <table:table-cell office:value-type="float" office:value="48838">
            <text:p>48838</text:p>
          </table:table-cell>
          <table:table-cell office:value-type="float" office:value="50925.7">
            <text:p>50925.7</text:p>
          </table:table-cell>
          <table:table-cell office:value-type="float" office:value="29903">
            <text:p>29903</text:p>
          </table:table-cell>
          <table:table-cell office:value-type="float" office:value="27515">
            <text:p>27515</text:p>
          </table:table-cell>
          <table:table-cell office:value-type="float" office:value="27252">
            <text:p>27252</text:p>
          </table:table-cell>
          <table:table-cell office:value-type="float" office:value="29319">
            <text:p>29319</text:p>
          </table:table-cell>
          <table:table-cell office:value-type="float" office:value="29656">
            <text:p>29656</text:p>
          </table:table-cell>
          <table:table-cell office:value-type="float" office:value="29060">
            <text:p>29060</text:p>
          </table:table-cell>
          <table:table-cell office:value-type="float" office:value="27350">
            <text:p>27350</text:p>
          </table:table-cell>
          <table:table-cell office:value-type="float" office:value="28786">
            <text:p>28786</text:p>
          </table:table-cell>
          <table:table-cell office:value-type="float" office:value="25983">
            <text:p>25983</text:p>
          </table:table-cell>
          <table:table-cell office:value-type="float" office:value="33531">
            <text:p>33531</text:p>
          </table:table-cell>
          <table:table-cell office:value-type="float" office:value="28835.5">
            <text:p>28835.5</text:p>
          </table:table-cell>
          <table:table-cell office:value-type="float" office:value="15058">
            <text:p>15058</text:p>
          </table:table-cell>
          <table:table-cell office:value-type="float" office:value="18575">
            <text:p>18575</text:p>
          </table:table-cell>
          <table:table-cell office:value-type="float" office:value="14607">
            <text:p>14607</text:p>
          </table:table-cell>
          <table:table-cell office:value-type="float" office:value="16398">
            <text:p>16398</text:p>
          </table:table-cell>
          <table:table-cell office:value-type="float" office:value="17266">
            <text:p>17266</text:p>
          </table:table-cell>
          <table:table-cell office:value-type="float" office:value="13800">
            <text:p>13800</text:p>
          </table:table-cell>
          <table:table-cell office:value-type="float" office:value="17813">
            <text:p>17813</text:p>
          </table:table-cell>
          <table:table-cell office:value-type="float" office:value="14612">
            <text:p>14612</text:p>
          </table:table-cell>
          <table:table-cell office:value-type="float" office:value="17853">
            <text:p>17853</text:p>
          </table:table-cell>
          <table:table-cell office:value-type="float" office:value="18105">
            <text:p>18105</text:p>
          </table:table-cell>
          <table:table-cell office:value-type="float" office:value="16408.7">
            <text:p>16408.7</text:p>
          </table:table-cell>
          <table:table-cell office:value-type="float" office:value="9384">
            <text:p>9384</text:p>
          </table:table-cell>
          <table:table-cell office:value-type="float" office:value="11355">
            <text:p>11355</text:p>
          </table:table-cell>
          <table:table-cell office:value-type="float" office:value="12492">
            <text:p>12492</text:p>
          </table:table-cell>
          <table:table-cell office:value-type="float" office:value="11106">
            <text:p>11106</text:p>
          </table:table-cell>
          <table:table-cell office:value-type="float" office:value="9806">
            <text:p>9806</text:p>
          </table:table-cell>
          <table:table-cell office:value-type="float" office:value="11027">
            <text:p>11027</text:p>
          </table:table-cell>
          <table:table-cell office:value-type="float" office:value="10431">
            <text:p>10431</text:p>
          </table:table-cell>
          <table:table-cell office:value-type="float" office:value="10817">
            <text:p>10817</text:p>
          </table:table-cell>
          <table:table-cell office:value-type="float" office:value="10784">
            <text:p>10784</text:p>
          </table:table-cell>
          <table:table-cell office:value-type="float" office:value="11431">
            <text:p>11431</text:p>
          </table:table-cell>
          <table:table-cell office:value-type="float" office:value="10863.3">
            <text:p>10863.3</text:p>
          </table:table-cell>
          <table:table-cell office:value-type="float" office:value="11606">
            <text:p>11606</text:p>
          </table:table-cell>
          <table:table-cell office:value-type="float" office:value="10233">
            <text:p>10233</text:p>
          </table:table-cell>
          <table:table-cell office:value-type="float" office:value="9376">
            <text:p>9376</text:p>
          </table:table-cell>
          <table:table-cell office:value-type="float" office:value="12559">
            <text:p>12559</text:p>
          </table:table-cell>
          <table:table-cell office:value-type="float" office:value="7451">
            <text:p>7451</text:p>
          </table:table-cell>
          <table:table-cell office:value-type="float" office:value="10521">
            <text:p>10521</text:p>
          </table:table-cell>
          <table:table-cell office:value-type="float" office:value="7371">
            <text:p>7371</text:p>
          </table:table-cell>
          <table:table-cell office:value-type="float" office:value="8758">
            <text:p>8758</text:p>
          </table:table-cell>
          <table:table-cell office:value-type="float" office:value="8651">
            <text:p>8651</text:p>
          </table:table-cell>
          <table:table-cell office:value-type="float" office:value="8738">
            <text:p>8738</text:p>
          </table:table-cell>
          <table:table-cell office:value-type="float" office:value="9526.4">
            <text:p>9526.4</text:p>
          </table:table-cell>
          <table:table-cell office:value-type="float" office:value="11527">
            <text:p>11527</text:p>
          </table:table-cell>
          <table:table-cell office:value-type="float" office:value="11525">
            <text:p>11525</text:p>
          </table:table-cell>
          <table:table-cell office:value-type="float" office:value="14243">
            <text:p>14243</text:p>
          </table:table-cell>
          <table:table-cell office:value-type="float" office:value="11293">
            <text:p>11293</text:p>
          </table:table-cell>
          <table:table-cell office:value-type="float" office:value="10473">
            <text:p>10473</text:p>
          </table:table-cell>
          <table:table-cell office:value-type="float" office:value="11336">
            <text:p>11336</text:p>
          </table:table-cell>
          <table:table-cell office:value-type="float" office:value="12921">
            <text:p>12921</text:p>
          </table:table-cell>
          <table:table-cell office:value-type="float" office:value="8961">
            <text:p>8961</text:p>
          </table:table-cell>
          <table:table-cell office:value-type="float" office:value="13240">
            <text:p>13240</text:p>
          </table:table-cell>
          <table:table-cell office:value-type="float" office:value="7787">
            <text:p>7787</text:p>
          </table:table-cell>
          <table:table-cell office:value-type="float" office:value="11330.6">
            <text:p>11330.6</text:p>
          </table:table-cell>
          <table:table-cell office:value-type="float" office:value="15976">
            <text:p>15976</text:p>
          </table:table-cell>
          <table:table-cell office:value-type="float" office:value="14876">
            <text:p>14876</text:p>
          </table:table-cell>
          <table:table-cell office:value-type="float" office:value="14508">
            <text:p>14508</text:p>
          </table:table-cell>
          <table:table-cell office:value-type="float" office:value="19375">
            <text:p>19375</text:p>
          </table:table-cell>
          <table:table-cell office:value-type="float" office:value="11587">
            <text:p>11587</text:p>
          </table:table-cell>
          <table:table-cell office:value-type="float" office:value="13753">
            <text:p>13753</text:p>
          </table:table-cell>
          <table:table-cell office:value-type="float" office:value="13492">
            <text:p>13492</text:p>
          </table:table-cell>
          <table:table-cell office:value-type="float" office:value="16989">
            <text:p>16989</text:p>
          </table:table-cell>
          <table:table-cell office:value-type="float" office:value="13623">
            <text:p>13623</text:p>
          </table:table-cell>
          <table:table-cell office:value-type="float" office:value="15341">
            <text:p>15341</text:p>
          </table:table-cell>
          <table:table-cell office:value-type="float" office:value="14952">
            <text:p>14952</text:p>
          </table:table-cell>
          <table:table-cell office:value-type="float" office:value="17594">
            <text:p>17594</text:p>
          </table:table-cell>
          <table:table-cell office:value-type="float" office:value="19949">
            <text:p>19949</text:p>
          </table:table-cell>
          <table:table-cell office:value-type="float" office:value="18673">
            <text:p>18673</text:p>
          </table:table-cell>
          <table:table-cell office:value-type="float" office:value="17163">
            <text:p>17163</text:p>
          </table:table-cell>
          <table:table-cell office:value-type="float" office:value="16476">
            <text:p>16476</text:p>
          </table:table-cell>
          <table:table-cell office:value-type="float" office:value="16284">
            <text:p>16284</text:p>
          </table:table-cell>
          <table:table-cell office:value-type="float" office:value="13855">
            <text:p>13855</text:p>
          </table:table-cell>
          <table:table-cell office:value-type="float" office:value="14151">
            <text:p>14151</text:p>
          </table:table-cell>
          <table:table-cell office:value-type="float" office:value="15319">
            <text:p>15319</text:p>
          </table:table-cell>
          <table:table-cell office:value-type="float" office:value="13910">
            <text:p>13910</text:p>
          </table:table-cell>
          <table:table-cell office:value-type="float" office:value="16337.4">
            <text:p>16337.4</text:p>
          </table:table-cell>
          <table:table-cell office:value-type="float" office:value="21038">
            <text:p>21038</text:p>
          </table:table-cell>
          <table:table-cell office:value-type="float" office:value="22715">
            <text:p>22715</text:p>
          </table:table-cell>
          <table:table-cell office:value-type="float" office:value="20347">
            <text:p>20347</text:p>
          </table:table-cell>
          <table:table-cell office:value-type="float" office:value="21810">
            <text:p>21810</text:p>
          </table:table-cell>
          <table:table-cell office:value-type="float" office:value="21306">
            <text:p>21306</text:p>
          </table:table-cell>
          <table:table-cell office:value-type="float" office:value="20031">
            <text:p>20031</text:p>
          </table:table-cell>
          <table:table-cell office:value-type="float" office:value="22868">
            <text:p>22868</text:p>
          </table:table-cell>
          <table:table-cell office:value-type="float" office:value="23224">
            <text:p>23224</text:p>
          </table:table-cell>
          <table:table-cell office:value-type="float" office:value="20645">
            <text:p>20645</text:p>
          </table:table-cell>
          <table:table-cell office:value-type="float" office:value="25386">
            <text:p>25386</text:p>
          </table:table-cell>
          <table:table-cell office:value-type="float" office:value="21937">
            <text:p>21937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8249">
            <text:p>58249</text:p>
          </table:table-cell>
          <table:table-cell office:value-type="float" office:value="57598">
            <text:p>57598</text:p>
          </table:table-cell>
          <table:table-cell office:value-type="float" office:value="53855">
            <text:p>53855</text:p>
          </table:table-cell>
          <table:table-cell office:value-type="float" office:value="55373">
            <text:p>55373</text:p>
          </table:table-cell>
          <table:table-cell office:value-type="float" office:value="53056">
            <text:p>53056</text:p>
          </table:table-cell>
          <table:table-cell office:value-type="float" office:value="51468">
            <text:p>51468</text:p>
          </table:table-cell>
          <table:table-cell office:value-type="float" office:value="54454">
            <text:p>54454</text:p>
          </table:table-cell>
          <table:table-cell office:value-type="float" office:value="56967">
            <text:p>56967</text:p>
          </table:table-cell>
          <table:table-cell office:value-type="float" office:value="57645">
            <text:p>57645</text:p>
          </table:table-cell>
          <table:table-cell office:value-type="float" office:value="55891">
            <text:p>55891</text:p>
          </table:table-cell>
          <table:table-cell office:value-type="float" office:value="55455.6">
            <text:p>55455.6</text:p>
          </table:table-cell>
          <table:table-cell office:value-type="float" office:value="34099">
            <text:p>34099</text:p>
          </table:table-cell>
          <table:table-cell office:value-type="float" office:value="32654">
            <text:p>32654</text:p>
          </table:table-cell>
          <table:table-cell office:value-type="float" office:value="32950">
            <text:p>32950</text:p>
          </table:table-cell>
          <table:table-cell office:value-type="float" office:value="30992">
            <text:p>30992</text:p>
          </table:table-cell>
          <table:table-cell office:value-type="float" office:value="33034">
            <text:p>33034</text:p>
          </table:table-cell>
          <table:table-cell office:value-type="float" office:value="33511">
            <text:p>33511</text:p>
          </table:table-cell>
          <table:table-cell office:value-type="float" office:value="32282">
            <text:p>32282</text:p>
          </table:table-cell>
          <table:table-cell office:value-type="float" office:value="30990">
            <text:p>30990</text:p>
          </table:table-cell>
          <table:table-cell office:value-type="float" office:value="30166">
            <text:p>30166</text:p>
          </table:table-cell>
          <table:table-cell office:value-type="float" office:value="30845">
            <text:p>30845</text:p>
          </table:table-cell>
          <table:table-cell office:value-type="float" office:value="32152.3">
            <text:p>32152.3</text:p>
          </table:table-cell>
          <table:table-cell office:value-type="float" office:value="16760">
            <text:p>16760</text:p>
          </table:table-cell>
          <table:table-cell office:value-type="float" office:value="20015">
            <text:p>20015</text:p>
          </table:table-cell>
          <table:table-cell office:value-type="float" office:value="20166">
            <text:p>20166</text:p>
          </table:table-cell>
          <table:table-cell office:value-type="float" office:value="20040">
            <text:p>20040</text:p>
          </table:table-cell>
          <table:table-cell office:value-type="float" office:value="19757">
            <text:p>19757</text:p>
          </table:table-cell>
          <table:table-cell office:value-type="float" office:value="19698">
            <text:p>19698</text:p>
          </table:table-cell>
          <table:table-cell office:value-type="float" office:value="19353">
            <text:p>19353</text:p>
          </table:table-cell>
          <table:table-cell office:value-type="float" office:value="15847">
            <text:p>15847</text:p>
          </table:table-cell>
          <table:table-cell office:value-type="float" office:value="19892">
            <text:p>19892</text:p>
          </table:table-cell>
          <table:table-cell office:value-type="float" office:value="20173">
            <text:p>20173</text:p>
          </table:table-cell>
          <table:table-cell office:value-type="float" office:value="19170.1">
            <text:p>19170.1</text:p>
          </table:table-cell>
          <table:table-cell office:value-type="float" office:value="13157">
            <text:p>13157</text:p>
          </table:table-cell>
          <table:table-cell office:value-type="float" office:value="11689">
            <text:p>11689</text:p>
          </table:table-cell>
          <table:table-cell office:value-type="float" office:value="10812">
            <text:p>10812</text:p>
          </table:table-cell>
          <table:table-cell office:value-type="float" office:value="10119">
            <text:p>10119</text:p>
          </table:table-cell>
          <table:table-cell office:value-type="float" office:value="13590">
            <text:p>13590</text:p>
          </table:table-cell>
          <table:table-cell office:value-type="float" office:value="10254">
            <text:p>10254</text:p>
          </table:table-cell>
          <table:table-cell office:value-type="float" office:value="14435">
            <text:p>14435</text:p>
          </table:table-cell>
          <table:table-cell office:value-type="float" office:value="11638">
            <text:p>11638</text:p>
          </table:table-cell>
          <table:table-cell office:value-type="float" office:value="10150">
            <text:p>10150</text:p>
          </table:table-cell>
          <table:table-cell office:value-type="float" office:value="11275">
            <text:p>11275</text:p>
          </table:table-cell>
          <table:table-cell office:value-type="float" office:value="11711.9">
            <text:p>11711.9</text:p>
          </table:table-cell>
          <table:table-cell office:value-type="float" office:value="8747">
            <text:p>8747</text:p>
          </table:table-cell>
          <table:table-cell office:value-type="float" office:value="8392">
            <text:p>8392</text:p>
          </table:table-cell>
          <table:table-cell office:value-type="float" office:value="6961">
            <text:p>6961</text:p>
          </table:table-cell>
          <table:table-cell office:value-type="float" office:value="10008">
            <text:p>10008</text:p>
          </table:table-cell>
          <table:table-cell office:value-type="float" office:value="9791">
            <text:p>9791</text:p>
          </table:table-cell>
          <table:table-cell office:value-type="float" office:value="8267">
            <text:p>8267</text:p>
          </table:table-cell>
          <table:table-cell office:value-type="float" office:value="8882">
            <text:p>8882</text:p>
          </table:table-cell>
          <table:table-cell office:value-type="float" office:value="11501">
            <text:p>11501</text:p>
          </table:table-cell>
          <table:table-cell office:value-type="float" office:value="9885">
            <text:p>9885</text:p>
          </table:table-cell>
          <table:table-cell office:value-type="float" office:value="9547">
            <text:p>9547</text:p>
          </table:table-cell>
          <table:table-cell office:value-type="float" office:value="9198.1">
            <text:p>9198.1</text:p>
          </table:table-cell>
          <table:table-cell office:value-type="float" office:value="10070">
            <text:p>10070</text:p>
          </table:table-cell>
          <table:table-cell office:value-type="float" office:value="10034">
            <text:p>10034</text:p>
          </table:table-cell>
          <table:table-cell office:value-type="float" office:value="11329">
            <text:p>11329</text:p>
          </table:table-cell>
          <table:table-cell office:value-type="float" office:value="11001">
            <text:p>11001</text:p>
          </table:table-cell>
          <table:table-cell office:value-type="float" office:value="9367">
            <text:p>9367</text:p>
          </table:table-cell>
          <table:table-cell office:value-type="float" office:value="10645">
            <text:p>10645</text:p>
          </table:table-cell>
          <table:table-cell office:value-type="float" office:value="13303">
            <text:p>13303</text:p>
          </table:table-cell>
          <table:table-cell office:value-type="float" office:value="11109">
            <text:p>11109</text:p>
          </table:table-cell>
          <table:table-cell office:value-type="float" office:value="13288">
            <text:p>13288</text:p>
          </table:table-cell>
          <table:table-cell office:value-type="float" office:value="11406">
            <text:p>11406</text:p>
          </table:table-cell>
          <table:table-cell office:value-type="float" office:value="11155.2">
            <text:p>11155.2</text:p>
          </table:table-cell>
          <table:table-cell office:value-type="float" office:value="19944">
            <text:p>19944</text:p>
          </table:table-cell>
          <table:table-cell office:value-type="float" office:value="12240">
            <text:p>12240</text:p>
          </table:table-cell>
          <table:table-cell office:value-type="float" office:value="14390">
            <text:p>14390</text:p>
          </table:table-cell>
          <table:table-cell office:value-type="float" office:value="12288">
            <text:p>12288</text:p>
          </table:table-cell>
          <table:table-cell office:value-type="float" office:value="16506">
            <text:p>16506</text:p>
          </table:table-cell>
          <table:table-cell office:value-type="float" office:value="13455">
            <text:p>13455</text:p>
          </table:table-cell>
          <table:table-cell office:value-type="float" office:value="14025">
            <text:p>14025</text:p>
          </table:table-cell>
          <table:table-cell office:value-type="float" office:value="12290">
            <text:p>12290</text:p>
          </table:table-cell>
          <table:table-cell office:value-type="float" office:value="12955">
            <text:p>12955</text:p>
          </table:table-cell>
          <table:table-cell office:value-type="float" office:value="11578">
            <text:p>11578</text:p>
          </table:table-cell>
          <table:table-cell office:value-type="float" office:value="13967.1">
            <text:p>13967.1</text:p>
          </table:table-cell>
          <table:table-cell office:value-type="float" office:value="16768">
            <text:p>16768</text:p>
          </table:table-cell>
          <table:table-cell office:value-type="float" office:value="21221">
            <text:p>21221</text:p>
          </table:table-cell>
          <table:table-cell office:value-type="float" office:value="14828">
            <text:p>14828</text:p>
          </table:table-cell>
          <table:table-cell office:value-type="float" office:value="16744">
            <text:p>16744</text:p>
          </table:table-cell>
          <table:table-cell office:value-type="float" office:value="21535">
            <text:p>21535</text:p>
          </table:table-cell>
          <table:table-cell office:value-type="float" office:value="16047">
            <text:p>16047</text:p>
          </table:table-cell>
          <table:table-cell office:value-type="float" office:value="14905">
            <text:p>14905</text:p>
          </table:table-cell>
          <table:table-cell office:value-type="float" office:value="20418">
            <text:p>20418</text:p>
          </table:table-cell>
          <table:table-cell office:value-type="float" office:value="20919">
            <text:p>20919</text:p>
          </table:table-cell>
          <table:table-cell office:value-type="float" office:value="20325">
            <text:p>20325</text:p>
          </table:table-cell>
          <table:table-cell office:value-type="float" office:value="18371">
            <text:p>18371</text:p>
          </table:table-cell>
          <table:table-cell office:value-type="float" office:value="23400">
            <text:p>23400</text:p>
          </table:table-cell>
          <table:table-cell office:value-type="float" office:value="21207">
            <text:p>21207</text:p>
          </table:table-cell>
          <table:table-cell office:value-type="float" office:value="25280">
            <text:p>25280</text:p>
          </table:table-cell>
          <table:table-cell office:value-type="float" office:value="22976">
            <text:p>22976</text:p>
          </table:table-cell>
          <table:table-cell office:value-type="float" office:value="26101">
            <text:p>26101</text:p>
          </table:table-cell>
          <table:table-cell office:value-type="float" office:value="27986">
            <text:p>27986</text:p>
          </table:table-cell>
          <table:table-cell office:value-type="float" office:value="24579">
            <text:p>24579</text:p>
          </table:table-cell>
          <table:table-cell office:value-type="float" office:value="22085">
            <text:p>22085</text:p>
          </table:table-cell>
          <table:table-cell office:value-type="float" office:value="26105">
            <text:p>26105</text:p>
          </table:table-cell>
          <table:table-cell office:value-type="float" office:value="21198">
            <text:p>21198</text:p>
          </table:table-cell>
          <table:table-cell office:value-type="float" office:value="24091.7">
            <text:p>24091.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4144">
            <text:p>64144</text:p>
          </table:table-cell>
          <table:table-cell office:value-type="float" office:value="62412">
            <text:p>62412</text:p>
          </table:table-cell>
          <table:table-cell office:value-type="float" office:value="59701">
            <text:p>59701</text:p>
          </table:table-cell>
          <table:table-cell office:value-type="float" office:value="61659">
            <text:p>61659</text:p>
          </table:table-cell>
          <table:table-cell office:value-type="float" office:value="58704">
            <text:p>58704</text:p>
          </table:table-cell>
          <table:table-cell office:value-type="float" office:value="63477">
            <text:p>63477</text:p>
          </table:table-cell>
          <table:table-cell office:value-type="float" office:value="65748">
            <text:p>65748</text:p>
          </table:table-cell>
          <table:table-cell office:value-type="float" office:value="60357">
            <text:p>60357</text:p>
          </table:table-cell>
          <table:table-cell office:value-type="float" office:value="63416">
            <text:p>63416</text:p>
          </table:table-cell>
          <table:table-cell office:value-type="float" office:value="61093">
            <text:p>61093</text:p>
          </table:table-cell>
          <table:table-cell office:value-type="float" office:value="62071.1">
            <text:p>62071.1</text:p>
          </table:table-cell>
          <table:table-cell office:value-type="float" office:value="35534">
            <text:p>35534</text:p>
          </table:table-cell>
          <table:table-cell office:value-type="float" office:value="36503">
            <text:p>36503</text:p>
          </table:table-cell>
          <table:table-cell office:value-type="float" office:value="37157">
            <text:p>37157</text:p>
          </table:table-cell>
          <table:table-cell office:value-type="float" office:value="34805">
            <text:p>34805</text:p>
          </table:table-cell>
          <table:table-cell office:value-type="float" office:value="32015">
            <text:p>32015</text:p>
          </table:table-cell>
          <table:table-cell office:value-type="float" office:value="39352">
            <text:p>39352</text:p>
          </table:table-cell>
          <table:table-cell office:value-type="float" office:value="36071">
            <text:p>36071</text:p>
          </table:table-cell>
          <table:table-cell office:value-type="float" office:value="39134">
            <text:p>39134</text:p>
          </table:table-cell>
          <table:table-cell office:value-type="float" office:value="37482">
            <text:p>37482</text:p>
          </table:table-cell>
          <table:table-cell office:value-type="float" office:value="30353">
            <text:p>30353</text:p>
          </table:table-cell>
          <table:table-cell office:value-type="float" office:value="35840.6">
            <text:p>35840.6</text:p>
          </table:table-cell>
          <table:table-cell office:value-type="float" office:value="20540">
            <text:p>20540</text:p>
          </table:table-cell>
          <table:table-cell office:value-type="float" office:value="23428">
            <text:p>23428</text:p>
          </table:table-cell>
          <table:table-cell office:value-type="float" office:value="18725">
            <text:p>18725</text:p>
          </table:table-cell>
          <table:table-cell office:value-type="float" office:value="19015">
            <text:p>19015</text:p>
          </table:table-cell>
          <table:table-cell office:value-type="float" office:value="21341">
            <text:p>21341</text:p>
          </table:table-cell>
          <table:table-cell office:value-type="float" office:value="21675">
            <text:p>21675</text:p>
          </table:table-cell>
          <table:table-cell office:value-type="float" office:value="20570">
            <text:p>20570</text:p>
          </table:table-cell>
          <table:table-cell office:value-type="float" office:value="19839">
            <text:p>19839</text:p>
          </table:table-cell>
          <table:table-cell office:value-type="float" office:value="20560">
            <text:p>20560</text:p>
          </table:table-cell>
          <table:table-cell office:value-type="float" office:value="22785">
            <text:p>22785</text:p>
          </table:table-cell>
          <table:table-cell office:value-type="float" office:value="20847.8">
            <text:p>20847.8</text:p>
          </table:table-cell>
          <table:table-cell office:value-type="float" office:value="13634">
            <text:p>13634</text:p>
          </table:table-cell>
          <table:table-cell office:value-type="float" office:value="11182">
            <text:p>11182</text:p>
          </table:table-cell>
          <table:table-cell office:value-type="float" office:value="14960">
            <text:p>14960</text:p>
          </table:table-cell>
          <table:table-cell office:value-type="float" office:value="13187">
            <text:p>13187</text:p>
          </table:table-cell>
          <table:table-cell office:value-type="float" office:value="13241">
            <text:p>13241</text:p>
          </table:table-cell>
          <table:table-cell office:value-type="float" office:value="12812">
            <text:p>12812</text:p>
          </table:table-cell>
          <table:table-cell office:value-type="float" office:value="11999">
            <text:p>11999</text:p>
          </table:table-cell>
          <table:table-cell office:value-type="float" office:value="13579">
            <text:p>13579</text:p>
          </table:table-cell>
          <table:table-cell office:value-type="float" office:value="11952">
            <text:p>11952</text:p>
          </table:table-cell>
          <table:table-cell office:value-type="float" office:value="11233">
            <text:p>11233</text:p>
          </table:table-cell>
          <table:table-cell office:value-type="float" office:value="12777.9">
            <text:p>12777.9</text:p>
          </table:table-cell>
          <table:table-cell office:value-type="float" office:value="10420">
            <text:p>10420</text:p>
          </table:table-cell>
          <table:table-cell office:value-type="float" office:value="12071">
            <text:p>12071</text:p>
          </table:table-cell>
          <table:table-cell office:value-type="float" office:value="8192">
            <text:p>8192</text:p>
          </table:table-cell>
          <table:table-cell office:value-type="float" office:value="13369">
            <text:p>13369</text:p>
          </table:table-cell>
          <table:table-cell office:value-type="float" office:value="9132">
            <text:p>9132</text:p>
          </table:table-cell>
          <table:table-cell office:value-type="float" office:value="13186">
            <text:p>13186</text:p>
          </table:table-cell>
          <table:table-cell office:value-type="float" office:value="12836">
            <text:p>12836</text:p>
          </table:table-cell>
          <table:table-cell office:value-type="float" office:value="8224">
            <text:p>8224</text:p>
          </table:table-cell>
          <table:table-cell office:value-type="float" office:value="13028">
            <text:p>13028</text:p>
          </table:table-cell>
          <table:table-cell office:value-type="float" office:value="10956">
            <text:p>10956</text:p>
          </table:table-cell>
          <table:table-cell office:value-type="float" office:value="11141.4">
            <text:p>11141.4</text:p>
          </table:table-cell>
          <table:table-cell office:value-type="float" office:value="14893">
            <text:p>14893</text:p>
          </table:table-cell>
          <table:table-cell office:value-type="float" office:value="10279">
            <text:p>10279</text:p>
          </table:table-cell>
          <table:table-cell office:value-type="float" office:value="11604">
            <text:p>11604</text:p>
          </table:table-cell>
          <table:table-cell office:value-type="float" office:value="12475">
            <text:p>12475</text:p>
          </table:table-cell>
          <table:table-cell office:value-type="float" office:value="14094">
            <text:p>14094</text:p>
          </table:table-cell>
          <table:table-cell office:value-type="float" office:value="16282">
            <text:p>16282</text:p>
          </table:table-cell>
          <table:table-cell office:value-type="float" office:value="11664">
            <text:p>11664</text:p>
          </table:table-cell>
          <table:table-cell office:value-type="float" office:value="12956">
            <text:p>12956</text:p>
          </table:table-cell>
          <table:table-cell office:value-type="float" office:value="10557">
            <text:p>10557</text:p>
          </table:table-cell>
          <table:table-cell office:value-type="float" office:value="16690">
            <text:p>16690</text:p>
          </table:table-cell>
          <table:table-cell office:value-type="float" office:value="13149.4">
            <text:p>13149.4</text:p>
          </table:table-cell>
          <table:table-cell office:value-type="float" office:value="16128">
            <text:p>16128</text:p>
          </table:table-cell>
          <table:table-cell office:value-type="float" office:value="16616">
            <text:p>16616</text:p>
          </table:table-cell>
          <table:table-cell office:value-type="float" office:value="18814">
            <text:p>18814</text:p>
          </table:table-cell>
          <table:table-cell office:value-type="float" office:value="16841">
            <text:p>16841</text:p>
          </table:table-cell>
          <table:table-cell office:value-type="float" office:value="15671">
            <text:p>15671</text:p>
          </table:table-cell>
          <table:table-cell office:value-type="float" office:value="20200">
            <text:p>20200</text:p>
          </table:table-cell>
          <table:table-cell office:value-type="float" office:value="11617">
            <text:p>11617</text:p>
          </table:table-cell>
          <table:table-cell office:value-type="float" office:value="15368">
            <text:p>15368</text:p>
          </table:table-cell>
          <table:table-cell office:value-type="float" office:value="14420">
            <text:p>14420</text:p>
          </table:table-cell>
          <table:table-cell office:value-type="float" office:value="20188">
            <text:p>20188</text:p>
          </table:table-cell>
          <table:table-cell office:value-type="float" office:value="16586.3">
            <text:p>16586.3</text:p>
          </table:table-cell>
          <table:table-cell office:value-type="float" office:value="21351">
            <text:p>21351</text:p>
          </table:table-cell>
          <table:table-cell office:value-type="float" office:value="14888">
            <text:p>14888</text:p>
          </table:table-cell>
          <table:table-cell office:value-type="float" office:value="21547">
            <text:p>21547</text:p>
          </table:table-cell>
          <table:table-cell office:value-type="float" office:value="23323">
            <text:p>23323</text:p>
          </table:table-cell>
          <table:table-cell office:value-type="float" office:value="22930">
            <text:p>22930</text:p>
          </table:table-cell>
          <table:table-cell office:value-type="float" office:value="23584">
            <text:p>23584</text:p>
          </table:table-cell>
          <table:table-cell office:value-type="float" office:value="20769">
            <text:p>20769</text:p>
          </table:table-cell>
          <table:table-cell office:value-type="float" office:value="26613">
            <text:p>26613</text:p>
          </table:table-cell>
          <table:table-cell office:value-type="float" office:value="23846">
            <text:p>23846</text:p>
          </table:table-cell>
          <table:table-cell office:value-type="float" office:value="20999">
            <text:p>20999</text:p>
          </table:table-cell>
          <table:table-cell office:value-type="float" office:value="21985">
            <text:p>21985</text:p>
          </table:table-cell>
          <table:table-cell office:value-type="float" office:value="25280">
            <text:p>25280</text:p>
          </table:table-cell>
          <table:table-cell office:value-type="float" office:value="28796">
            <text:p>28796</text:p>
          </table:table-cell>
          <table:table-cell office:value-type="float" office:value="24029">
            <text:p>24029</text:p>
          </table:table-cell>
          <table:table-cell office:value-type="float" office:value="25234">
            <text:p>25234</text:p>
          </table:table-cell>
          <table:table-cell office:value-type="float" office:value="25083">
            <text:p>25083</text:p>
          </table:table-cell>
          <table:table-cell office:value-type="float" office:value="21868">
            <text:p>21868</text:p>
          </table:table-cell>
          <table:table-cell office:value-type="float" office:value="31489">
            <text:p>31489</text:p>
          </table:table-cell>
          <table:table-cell office:value-type="float" office:value="26098">
            <text:p>26098</text:p>
          </table:table-cell>
          <table:table-cell office:value-type="float" office:value="28150">
            <text:p>28150</text:p>
          </table:table-cell>
          <table:table-cell office:value-type="float" office:value="27746">
            <text:p>27746</text:p>
          </table:table-cell>
          <table:table-cell office:value-type="float" office:value="26377.3">
            <text:p>26377.3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5454">
            <text:p>65454</text:p>
          </table:table-cell>
          <table:table-cell office:value-type="float" office:value="63048">
            <text:p>63048</text:p>
          </table:table-cell>
          <table:table-cell office:value-type="float" office:value="60279">
            <text:p>60279</text:p>
          </table:table-cell>
          <table:table-cell office:value-type="float" office:value="59351">
            <text:p>59351</text:p>
          </table:table-cell>
          <table:table-cell office:value-type="float" office:value="62157">
            <text:p>62157</text:p>
          </table:table-cell>
          <table:table-cell office:value-type="float" office:value="62342">
            <text:p>62342</text:p>
          </table:table-cell>
          <table:table-cell office:value-type="float" office:value="62066">
            <text:p>62066</text:p>
          </table:table-cell>
          <table:table-cell office:value-type="float" office:value="59919">
            <text:p>59919</text:p>
          </table:table-cell>
          <table:table-cell office:value-type="float" office:value="59199">
            <text:p>59199</text:p>
          </table:table-cell>
          <table:table-cell office:value-type="float" office:value="64870">
            <text:p>64870</text:p>
          </table:table-cell>
          <table:table-cell office:value-type="float" office:value="61868.5">
            <text:p>61868.5</text:p>
          </table:table-cell>
          <table:table-cell office:value-type="float" office:value="34300">
            <text:p>34300</text:p>
          </table:table-cell>
          <table:table-cell office:value-type="float" office:value="33881">
            <text:p>33881</text:p>
          </table:table-cell>
          <table:table-cell office:value-type="float" office:value="34496">
            <text:p>34496</text:p>
          </table:table-cell>
          <table:table-cell office:value-type="float" office:value="34556">
            <text:p>34556</text:p>
          </table:table-cell>
          <table:table-cell office:value-type="float" office:value="31379">
            <text:p>31379</text:p>
          </table:table-cell>
          <table:table-cell office:value-type="float" office:value="32707">
            <text:p>32707</text:p>
          </table:table-cell>
          <table:table-cell office:value-type="float" office:value="32753">
            <text:p>32753</text:p>
          </table:table-cell>
          <table:table-cell office:value-type="float" office:value="32429">
            <text:p>32429</text:p>
          </table:table-cell>
          <table:table-cell office:value-type="float" office:value="38754">
            <text:p>38754</text:p>
          </table:table-cell>
          <table:table-cell office:value-type="float" office:value="35336">
            <text:p>35336</text:p>
          </table:table-cell>
          <table:table-cell office:value-type="float" office:value="34059.1">
            <text:p>34059.1</text:p>
          </table:table-cell>
          <table:table-cell office:value-type="float" office:value="18765">
            <text:p>18765</text:p>
          </table:table-cell>
          <table:table-cell office:value-type="float" office:value="19776">
            <text:p>19776</text:p>
          </table:table-cell>
          <table:table-cell office:value-type="float" office:value="21610">
            <text:p>21610</text:p>
          </table:table-cell>
          <table:table-cell office:value-type="float" office:value="17403">
            <text:p>17403</text:p>
          </table:table-cell>
          <table:table-cell office:value-type="float" office:value="16055">
            <text:p>16055</text:p>
          </table:table-cell>
          <table:table-cell office:value-type="float" office:value="16455">
            <text:p>16455</text:p>
          </table:table-cell>
          <table:table-cell office:value-type="float" office:value="17286">
            <text:p>17286</text:p>
          </table:table-cell>
          <table:table-cell office:value-type="float" office:value="19755">
            <text:p>19755</text:p>
          </table:table-cell>
          <table:table-cell office:value-type="float" office:value="15792">
            <text:p>15792</text:p>
          </table:table-cell>
          <table:table-cell office:value-type="float" office:value="18305">
            <text:p>18305</text:p>
          </table:table-cell>
          <table:table-cell office:value-type="float" office:value="18120.2">
            <text:p>18120.2</text:p>
          </table:table-cell>
          <table:table-cell office:value-type="float" office:value="12401">
            <text:p>12401</text:p>
          </table:table-cell>
          <table:table-cell office:value-type="float" office:value="10393">
            <text:p>10393</text:p>
          </table:table-cell>
          <table:table-cell office:value-type="float" office:value="9600">
            <text:p>9600</text:p>
          </table:table-cell>
          <table:table-cell office:value-type="float" office:value="10929">
            <text:p>10929</text:p>
          </table:table-cell>
          <table:table-cell office:value-type="float" office:value="9730">
            <text:p>9730</text:p>
          </table:table-cell>
          <table:table-cell office:value-type="float" office:value="10673">
            <text:p>10673</text:p>
          </table:table-cell>
          <table:table-cell office:value-type="float" office:value="9647">
            <text:p>9647</text:p>
          </table:table-cell>
          <table:table-cell office:value-type="float" office:value="12307">
            <text:p>12307</text:p>
          </table:table-cell>
          <table:table-cell office:value-type="float" office:value="8496">
            <text:p>8496</text:p>
          </table:table-cell>
          <table:table-cell office:value-type="float" office:value="9539">
            <text:p>9539</text:p>
          </table:table-cell>
          <table:table-cell office:value-type="float" office:value="10371.5">
            <text:p>10371.5</text:p>
          </table:table-cell>
          <table:table-cell office:value-type="float" office:value="8770">
            <text:p>8770</text:p>
          </table:table-cell>
          <table:table-cell office:value-type="float" office:value="9220">
            <text:p>9220</text:p>
          </table:table-cell>
          <table:table-cell office:value-type="float" office:value="8899">
            <text:p>8899</text:p>
          </table:table-cell>
          <table:table-cell office:value-type="float" office:value="8879">
            <text:p>8879</text:p>
          </table:table-cell>
          <table:table-cell office:value-type="float" office:value="9756">
            <text:p>9756</text:p>
          </table:table-cell>
          <table:table-cell office:value-type="float" office:value="13817">
            <text:p>13817</text:p>
          </table:table-cell>
          <table:table-cell office:value-type="float" office:value="7645">
            <text:p>7645</text:p>
          </table:table-cell>
          <table:table-cell office:value-type="float" office:value="7897">
            <text:p>7897</text:p>
          </table:table-cell>
          <table:table-cell office:value-type="float" office:value="11510">
            <text:p>11510</text:p>
          </table:table-cell>
          <table:table-cell office:value-type="float" office:value="9733">
            <text:p>9733</text:p>
          </table:table-cell>
          <table:table-cell office:value-type="float" office:value="9612.6">
            <text:p>9612.6</text:p>
          </table:table-cell>
          <table:table-cell office:value-type="float" office:value="17418">
            <text:p>17418</text:p>
          </table:table-cell>
          <table:table-cell office:value-type="float" office:value="16618">
            <text:p>16618</text:p>
          </table:table-cell>
          <table:table-cell office:value-type="float" office:value="10651">
            <text:p>10651</text:p>
          </table:table-cell>
          <table:table-cell office:value-type="float" office:value="15211">
            <text:p>15211</text:p>
          </table:table-cell>
          <table:table-cell office:value-type="float" office:value="13231">
            <text:p>13231</text:p>
          </table:table-cell>
          <table:table-cell office:value-type="float" office:value="10356">
            <text:p>10356</text:p>
          </table:table-cell>
          <table:table-cell office:value-type="float" office:value="14375">
            <text:p>14375</text:p>
          </table:table-cell>
          <table:table-cell office:value-type="float" office:value="14833">
            <text:p>14833</text:p>
          </table:table-cell>
          <table:table-cell office:value-type="float" office:value="14428">
            <text:p>14428</text:p>
          </table:table-cell>
          <table:table-cell office:value-type="float" office:value="15096">
            <text:p>15096</text:p>
          </table:table-cell>
          <table:table-cell office:value-type="float" office:value="14221.7">
            <text:p>14221.7</text:p>
          </table:table-cell>
          <table:table-cell office:value-type="float" office:value="16744">
            <text:p>16744</text:p>
          </table:table-cell>
          <table:table-cell office:value-type="float" office:value="18994">
            <text:p>18994</text:p>
          </table:table-cell>
          <table:table-cell office:value-type="float" office:value="19947">
            <text:p>19947</text:p>
          </table:table-cell>
          <table:table-cell office:value-type="float" office:value="16948">
            <text:p>16948</text:p>
          </table:table-cell>
          <table:table-cell office:value-type="float" office:value="22729">
            <text:p>22729</text:p>
          </table:table-cell>
          <table:table-cell office:value-type="float" office:value="17217">
            <text:p>17217</text:p>
          </table:table-cell>
          <table:table-cell office:value-type="float" office:value="20746">
            <text:p>20746</text:p>
          </table:table-cell>
          <table:table-cell office:value-type="float" office:value="14474">
            <text:p>14474</text:p>
          </table:table-cell>
          <table:table-cell office:value-type="float" office:value="13867">
            <text:p>13867</text:p>
          </table:table-cell>
          <table:table-cell office:value-type="float" office:value="16117">
            <text:p>16117</text:p>
          </table:table-cell>
          <table:table-cell office:value-type="float" office:value="17778.3">
            <text:p>17778.3</text:p>
          </table:table-cell>
          <table:table-cell office:value-type="float" office:value="23640">
            <text:p>23640</text:p>
          </table:table-cell>
          <table:table-cell office:value-type="float" office:value="22830">
            <text:p>22830</text:p>
          </table:table-cell>
          <table:table-cell office:value-type="float" office:value="23374">
            <text:p>23374</text:p>
          </table:table-cell>
          <table:table-cell office:value-type="float" office:value="22822">
            <text:p>22822</text:p>
          </table:table-cell>
          <table:table-cell office:value-type="float" office:value="17518">
            <text:p>17518</text:p>
          </table:table-cell>
          <table:table-cell office:value-type="float" office:value="24126">
            <text:p>24126</text:p>
          </table:table-cell>
          <table:table-cell office:value-type="float" office:value="17370">
            <text:p>17370</text:p>
          </table:table-cell>
          <table:table-cell office:value-type="float" office:value="27450">
            <text:p>27450</text:p>
          </table:table-cell>
          <table:table-cell office:value-type="float" office:value="24622">
            <text:p>24622</text:p>
          </table:table-cell>
          <table:table-cell office:value-type="float" office:value="24926">
            <text:p>24926</text:p>
          </table:table-cell>
          <table:table-cell office:value-type="float" office:value="22867.8">
            <text:p>22867.8</text:p>
          </table:table-cell>
          <table:table-cell office:value-type="float" office:value="29745">
            <text:p>29745</text:p>
          </table:table-cell>
          <table:table-cell office:value-type="float" office:value="28452">
            <text:p>28452</text:p>
          </table:table-cell>
          <table:table-cell office:value-type="float" office:value="29965">
            <text:p>29965</text:p>
          </table:table-cell>
          <table:table-cell office:value-type="float" office:value="28122">
            <text:p>28122</text:p>
          </table:table-cell>
          <table:table-cell office:value-type="float" office:value="31244">
            <text:p>31244</text:p>
          </table:table-cell>
          <table:table-cell office:value-type="float" office:value="26104">
            <text:p>26104</text:p>
          </table:table-cell>
          <table:table-cell office:value-type="float" office:value="33477">
            <text:p>33477</text:p>
          </table:table-cell>
          <table:table-cell office:value-type="float" office:value="29392">
            <text:p>29392</text:p>
          </table:table-cell>
          <table:table-cell office:value-type="float" office:value="26956">
            <text:p>26956</text:p>
          </table:table-cell>
          <table:table-cell office:value-type="float" office:value="27547">
            <text:p>27547</text:p>
          </table:table-cell>
          <table:table-cell office:value-type="float" office:value="29100.4">
            <text:p>29100.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73036">
            <text:p>73036</text:p>
          </table:table-cell>
          <table:table-cell office:value-type="float" office:value="72067">
            <text:p>72067</text:p>
          </table:table-cell>
          <table:table-cell office:value-type="float" office:value="69038">
            <text:p>69038</text:p>
          </table:table-cell>
          <table:table-cell office:value-type="float" office:value="63458">
            <text:p>63458</text:p>
          </table:table-cell>
          <table:table-cell office:value-type="float" office:value="70778">
            <text:p>70778</text:p>
          </table:table-cell>
          <table:table-cell office:value-type="float" office:value="72701">
            <text:p>72701</text:p>
          </table:table-cell>
          <table:table-cell office:value-type="float" office:value="67022">
            <text:p>67022</text:p>
          </table:table-cell>
          <table:table-cell office:value-type="float" office:value="66093">
            <text:p>66093</text:p>
          </table:table-cell>
          <table:table-cell office:value-type="float" office:value="65068">
            <text:p>65068</text:p>
          </table:table-cell>
          <table:table-cell office:value-type="float" office:value="70939">
            <text:p>70939</text:p>
          </table:table-cell>
          <table:table-cell office:value-type="float" office:value="69020">
            <text:p>69020</text:p>
          </table:table-cell>
          <table:table-cell office:value-type="float" office:value="36815">
            <text:p>36815</text:p>
          </table:table-cell>
          <table:table-cell office:value-type="float" office:value="37543">
            <text:p>37543</text:p>
          </table:table-cell>
          <table:table-cell office:value-type="float" office:value="36788">
            <text:p>36788</text:p>
          </table:table-cell>
          <table:table-cell office:value-type="float" office:value="36137">
            <text:p>36137</text:p>
          </table:table-cell>
          <table:table-cell office:value-type="float" office:value="36869">
            <text:p>36869</text:p>
          </table:table-cell>
          <table:table-cell office:value-type="float" office:value="33743">
            <text:p>33743</text:p>
          </table:table-cell>
          <table:table-cell office:value-type="float" office:value="39370">
            <text:p>39370</text:p>
          </table:table-cell>
          <table:table-cell office:value-type="float" office:value="36762">
            <text:p>36762</text:p>
          </table:table-cell>
          <table:table-cell office:value-type="float" office:value="35989">
            <text:p>35989</text:p>
          </table:table-cell>
          <table:table-cell office:value-type="float" office:value="40132">
            <text:p>40132</text:p>
          </table:table-cell>
          <table:table-cell office:value-type="float" office:value="37014.8">
            <text:p>37014.8</text:p>
          </table:table-cell>
          <table:table-cell office:value-type="float" office:value="20732">
            <text:p>20732</text:p>
          </table:table-cell>
          <table:table-cell office:value-type="float" office:value="16246">
            <text:p>16246</text:p>
          </table:table-cell>
          <table:table-cell office:value-type="float" office:value="19646">
            <text:p>19646</text:p>
          </table:table-cell>
          <table:table-cell office:value-type="float" office:value="20584">
            <text:p>20584</text:p>
          </table:table-cell>
          <table:table-cell office:value-type="float" office:value="21802">
            <text:p>21802</text:p>
          </table:table-cell>
          <table:table-cell office:value-type="float" office:value="18213">
            <text:p>18213</text:p>
          </table:table-cell>
          <table:table-cell office:value-type="float" office:value="19433">
            <text:p>19433</text:p>
          </table:table-cell>
          <table:table-cell office:value-type="float" office:value="22182">
            <text:p>22182</text:p>
          </table:table-cell>
          <table:table-cell office:value-type="float" office:value="19456">
            <text:p>19456</text:p>
          </table:table-cell>
          <table:table-cell office:value-type="float" office:value="17133">
            <text:p>17133</text:p>
          </table:table-cell>
          <table:table-cell office:value-type="float" office:value="19542.7">
            <text:p>19542.7</text:p>
          </table:table-cell>
          <table:table-cell office:value-type="float" office:value="10165">
            <text:p>10165</text:p>
          </table:table-cell>
          <table:table-cell office:value-type="float" office:value="13246">
            <text:p>13246</text:p>
          </table:table-cell>
          <table:table-cell office:value-type="float" office:value="10133">
            <text:p>10133</text:p>
          </table:table-cell>
          <table:table-cell office:value-type="float" office:value="10358">
            <text:p>10358</text:p>
          </table:table-cell>
          <table:table-cell office:value-type="float" office:value="10010">
            <text:p>10010</text:p>
          </table:table-cell>
          <table:table-cell office:value-type="float" office:value="9900">
            <text:p>9900</text:p>
          </table:table-cell>
          <table:table-cell office:value-type="float" office:value="11273">
            <text:p>11273</text:p>
          </table:table-cell>
          <table:table-cell office:value-type="float" office:value="12236">
            <text:p>12236</text:p>
          </table:table-cell>
          <table:table-cell office:value-type="float" office:value="11012">
            <text:p>11012</text:p>
          </table:table-cell>
          <table:table-cell office:value-type="float" office:value="13835">
            <text:p>13835</text:p>
          </table:table-cell>
          <table:table-cell office:value-type="float" office:value="11216.8">
            <text:p>11216.8</text:p>
          </table:table-cell>
          <table:table-cell office:value-type="float" office:value="8707">
            <text:p>8707</text:p>
          </table:table-cell>
          <table:table-cell office:value-type="float" office:value="8508">
            <text:p>8508</text:p>
          </table:table-cell>
          <table:table-cell office:value-type="float" office:value="10183">
            <text:p>10183</text:p>
          </table:table-cell>
          <table:table-cell office:value-type="float" office:value="11924">
            <text:p>11924</text:p>
          </table:table-cell>
          <table:table-cell office:value-type="float" office:value="10009">
            <text:p>10009</text:p>
          </table:table-cell>
          <table:table-cell office:value-type="float" office:value="12277">
            <text:p>12277</text:p>
          </table:table-cell>
          <table:table-cell office:value-type="float" office:value="9336">
            <text:p>9336</text:p>
          </table:table-cell>
          <table:table-cell office:value-type="float" office:value="12990">
            <text:p>12990</text:p>
          </table:table-cell>
          <table:table-cell office:value-type="float" office:value="8281">
            <text:p>8281</text:p>
          </table:table-cell>
          <table:table-cell office:value-type="float" office:value="8927">
            <text:p>8927</text:p>
          </table:table-cell>
          <table:table-cell office:value-type="float" office:value="10114.2">
            <text:p>10114.2</text:p>
          </table:table-cell>
          <table:table-cell office:value-type="float" office:value="12816">
            <text:p>12816</text:p>
          </table:table-cell>
          <table:table-cell office:value-type="float" office:value="15907">
            <text:p>15907</text:p>
          </table:table-cell>
          <table:table-cell office:value-type="float" office:value="15962">
            <text:p>15962</text:p>
          </table:table-cell>
          <table:table-cell office:value-type="float" office:value="13484">
            <text:p>13484</text:p>
          </table:table-cell>
          <table:table-cell office:value-type="float" office:value="10920">
            <text:p>10920</text:p>
          </table:table-cell>
          <table:table-cell office:value-type="float" office:value="11696">
            <text:p>11696</text:p>
          </table:table-cell>
          <table:table-cell office:value-type="float" office:value="11150">
            <text:p>11150</text:p>
          </table:table-cell>
          <table:table-cell office:value-type="float" office:value="11511">
            <text:p>11511</text:p>
          </table:table-cell>
          <table:table-cell office:value-type="float" office:value="12467">
            <text:p>12467</text:p>
          </table:table-cell>
          <table:table-cell office:value-type="float" office:value="16187">
            <text:p>16187</text:p>
          </table:table-cell>
          <table:table-cell office:value-type="float" office:value="13210">
            <text:p>13210</text:p>
          </table:table-cell>
          <table:table-cell office:value-type="float" office:value="16483">
            <text:p>16483</text:p>
          </table:table-cell>
          <table:table-cell office:value-type="float" office:value="17862">
            <text:p>17862</text:p>
          </table:table-cell>
          <table:table-cell office:value-type="float" office:value="22604">
            <text:p>22604</text:p>
          </table:table-cell>
          <table:table-cell office:value-type="float" office:value="17159">
            <text:p>17159</text:p>
          </table:table-cell>
          <table:table-cell office:value-type="float" office:value="15753">
            <text:p>15753</text:p>
          </table:table-cell>
          <table:table-cell office:value-type="float" office:value="20982">
            <text:p>20982</text:p>
          </table:table-cell>
          <table:table-cell office:value-type="float" office:value="24250">
            <text:p>24250</text:p>
          </table:table-cell>
          <table:table-cell office:value-type="float" office:value="21782">
            <text:p>21782</text:p>
          </table:table-cell>
          <table:table-cell office:value-type="float" office:value="18358">
            <text:p>18358</text:p>
          </table:table-cell>
          <table:table-cell office:value-type="float" office:value="25352">
            <text:p>25352</text:p>
          </table:table-cell>
          <table:table-cell office:value-type="float" office:value="20058.5">
            <text:p>20058.5</text:p>
          </table:table-cell>
          <table:table-cell office:value-type="float" office:value="27104">
            <text:p>27104</text:p>
          </table:table-cell>
          <table:table-cell office:value-type="float" office:value="21842">
            <text:p>21842</text:p>
          </table:table-cell>
          <table:table-cell office:value-type="float" office:value="29035">
            <text:p>29035</text:p>
          </table:table-cell>
          <table:table-cell office:value-type="float" office:value="21227">
            <text:p>21227</text:p>
          </table:table-cell>
          <table:table-cell office:value-type="float" office:value="26303">
            <text:p>26303</text:p>
          </table:table-cell>
          <table:table-cell office:value-type="float" office:value="24787">
            <text:p>24787</text:p>
          </table:table-cell>
          <table:table-cell office:value-type="float" office:value="23676">
            <text:p>23676</text:p>
          </table:table-cell>
          <table:table-cell office:value-type="float" office:value="19020">
            <text:p>19020</text:p>
          </table:table-cell>
          <table:table-cell office:value-type="float" office:value="22113">
            <text:p>22113</text:p>
          </table:table-cell>
          <table:table-cell office:value-type="float" office:value="28378">
            <text:p>28378</text:p>
          </table:table-cell>
          <table:table-cell office:value-type="float" office:value="24348.5">
            <text:p>24348.5</text:p>
          </table:table-cell>
          <table:table-cell office:value-type="float" office:value="26996">
            <text:p>26996</text:p>
          </table:table-cell>
          <table:table-cell office:value-type="float" office:value="27713">
            <text:p>27713</text:p>
          </table:table-cell>
          <table:table-cell office:value-type="float" office:value="31868">
            <text:p>31868</text:p>
          </table:table-cell>
          <table:table-cell office:value-type="float" office:value="30883">
            <text:p>30883</text:p>
          </table:table-cell>
          <table:table-cell office:value-type="float" office:value="36840">
            <text:p>36840</text:p>
          </table:table-cell>
          <table:table-cell office:value-type="float" office:value="34229">
            <text:p>34229</text:p>
          </table:table-cell>
          <table:table-cell office:value-type="float" office:value="30191">
            <text:p>30191</text:p>
          </table:table-cell>
          <table:table-cell office:value-type="float" office:value="26887">
            <text:p>26887</text:p>
          </table:table-cell>
          <table:table-cell office:value-type="float" office:value="31262">
            <text:p>31262</text:p>
          </table:table-cell>
          <table:table-cell office:value-type="float" office:value="30998">
            <text:p>30998</text:p>
          </table:table-cell>
          <table:table-cell office:value-type="float" office:value="30786.7">
            <text:p>30786.7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float" office:value="76998">
            <text:p>76998</text:p>
          </table:table-cell>
          <table:table-cell office:value-type="float" office:value="85020">
            <text:p>85020</text:p>
          </table:table-cell>
          <table:table-cell office:value-type="float" office:value="77486">
            <text:p>77486</text:p>
          </table:table-cell>
          <table:table-cell office:value-type="float" office:value="73131">
            <text:p>73131</text:p>
          </table:table-cell>
          <table:table-cell office:value-type="float" office:value="75880">
            <text:p>75880</text:p>
          </table:table-cell>
          <table:table-cell office:value-type="float" office:value="68805">
            <text:p>68805</text:p>
          </table:table-cell>
          <table:table-cell office:value-type="float" office:value="72352">
            <text:p>72352</text:p>
          </table:table-cell>
          <table:table-cell office:value-type="float" office:value="72312">
            <text:p>72312</text:p>
          </table:table-cell>
          <table:table-cell office:value-type="float" office:value="73287">
            <text:p>73287</text:p>
          </table:table-cell>
          <table:table-cell office:value-type="float" office:value="75416">
            <text:p>75416</text:p>
          </table:table-cell>
          <table:table-cell office:value-type="float" office:value="75068.7">
            <text:p>75068.7</text:p>
          </table:table-cell>
          <table:table-cell office:value-type="float" office:value="43103">
            <text:p>43103</text:p>
          </table:table-cell>
          <table:table-cell office:value-type="float" office:value="41213">
            <text:p>41213</text:p>
          </table:table-cell>
          <table:table-cell office:value-type="float" office:value="38967">
            <text:p>38967</text:p>
          </table:table-cell>
          <table:table-cell office:value-type="float" office:value="40762">
            <text:p>40762</text:p>
          </table:table-cell>
          <table:table-cell office:value-type="float" office:value="38533">
            <text:p>38533</text:p>
          </table:table-cell>
          <table:table-cell office:value-type="float" office:value="37980">
            <text:p>37980</text:p>
          </table:table-cell>
          <table:table-cell office:value-type="float" office:value="38219">
            <text:p>38219</text:p>
          </table:table-cell>
          <table:table-cell office:value-type="float" office:value="41795">
            <text:p>41795</text:p>
          </table:table-cell>
          <table:table-cell office:value-type="float" office:value="37957">
            <text:p>37957</text:p>
          </table:table-cell>
          <table:table-cell office:value-type="float" office:value="41503">
            <text:p>41503</text:p>
          </table:table-cell>
          <table:table-cell office:value-type="float" office:value="40003.2">
            <text:p>40003.2</text:p>
          </table:table-cell>
          <table:table-cell office:value-type="float" office:value="24153">
            <text:p>24153</text:p>
          </table:table-cell>
          <table:table-cell office:value-type="float" office:value="22927">
            <text:p>22927</text:p>
          </table:table-cell>
          <table:table-cell office:value-type="float" office:value="19187">
            <text:p>19187</text:p>
          </table:table-cell>
          <table:table-cell office:value-type="float" office:value="20396">
            <text:p>20396</text:p>
          </table:table-cell>
          <table:table-cell office:value-type="float" office:value="22060">
            <text:p>22060</text:p>
          </table:table-cell>
          <table:table-cell office:value-type="float" office:value="23718">
            <text:p>23718</text:p>
          </table:table-cell>
          <table:table-cell office:value-type="float" office:value="22198">
            <text:p>22198</text:p>
          </table:table-cell>
          <table:table-cell office:value-type="float" office:value="19065">
            <text:p>19065</text:p>
          </table:table-cell>
          <table:table-cell office:value-type="float" office:value="19355">
            <text:p>19355</text:p>
          </table:table-cell>
          <table:table-cell office:value-type="float" office:value="19384">
            <text:p>19384</text:p>
          </table:table-cell>
          <table:table-cell office:value-type="float" office:value="21244.3">
            <text:p>21244.3</text:p>
          </table:table-cell>
          <table:table-cell office:value-type="float" office:value="14134">
            <text:p>14134</text:p>
          </table:table-cell>
          <table:table-cell office:value-type="float" office:value="13650">
            <text:p>13650</text:p>
          </table:table-cell>
          <table:table-cell office:value-type="float" office:value="12843">
            <text:p>12843</text:p>
          </table:table-cell>
          <table:table-cell office:value-type="float" office:value="11874">
            <text:p>11874</text:p>
          </table:table-cell>
          <table:table-cell office:value-type="float" office:value="15181">
            <text:p>15181</text:p>
          </table:table-cell>
          <table:table-cell office:value-type="float" office:value="11650">
            <text:p>11650</text:p>
          </table:table-cell>
          <table:table-cell office:value-type="float" office:value="12169">
            <text:p>12169</text:p>
          </table:table-cell>
          <table:table-cell office:value-type="float" office:value="12844">
            <text:p>12844</text:p>
          </table:table-cell>
          <table:table-cell office:value-type="float" office:value="14510">
            <text:p>14510</text:p>
          </table:table-cell>
          <table:table-cell office:value-type="float" office:value="15722">
            <text:p>15722</text:p>
          </table:table-cell>
          <table:table-cell office:value-type="float" office:value="13457.7">
            <text:p>13457.7</text:p>
          </table:table-cell>
          <table:table-cell office:value-type="float" office:value="9802">
            <text:p>9802</text:p>
          </table:table-cell>
          <table:table-cell office:value-type="float" office:value="11833">
            <text:p>11833</text:p>
          </table:table-cell>
          <table:table-cell office:value-type="float" office:value="8982">
            <text:p>8982</text:p>
          </table:table-cell>
          <table:table-cell office:value-type="float" office:value="11211">
            <text:p>11211</text:p>
          </table:table-cell>
          <table:table-cell office:value-type="float" office:value="8662">
            <text:p>8662</text:p>
          </table:table-cell>
          <table:table-cell office:value-type="float" office:value="10820">
            <text:p>10820</text:p>
          </table:table-cell>
          <table:table-cell office:value-type="float" office:value="14665">
            <text:p>14665</text:p>
          </table:table-cell>
          <table:table-cell office:value-type="float" office:value="10577">
            <text:p>10577</text:p>
          </table:table-cell>
          <table:table-cell office:value-type="float" office:value="11493">
            <text:p>11493</text:p>
          </table:table-cell>
          <table:table-cell office:value-type="float" office:value="13600">
            <text:p>13600</text:p>
          </table:table-cell>
          <table:table-cell office:value-type="float" office:value="11164.5">
            <text:p>11164.5</text:p>
          </table:table-cell>
          <table:table-cell office:value-type="float" office:value="12774">
            <text:p>12774</text:p>
          </table:table-cell>
          <table:table-cell office:value-type="float" office:value="14874">
            <text:p>14874</text:p>
          </table:table-cell>
          <table:table-cell office:value-type="float" office:value="17974">
            <text:p>17974</text:p>
          </table:table-cell>
          <table:table-cell office:value-type="float" office:value="19060">
            <text:p>19060</text:p>
          </table:table-cell>
          <table:table-cell office:value-type="float" office:value="16360">
            <text:p>16360</text:p>
          </table:table-cell>
          <table:table-cell office:value-type="float" office:value="14481">
            <text:p>14481</text:p>
          </table:table-cell>
          <table:table-cell office:value-type="float" office:value="15938">
            <text:p>15938</text:p>
          </table:table-cell>
          <table:table-cell office:value-type="float" office:value="20141">
            <text:p>20141</text:p>
          </table:table-cell>
          <table:table-cell office:value-type="float" office:value="12426">
            <text:p>12426</text:p>
          </table:table-cell>
          <table:table-cell office:value-type="float" office:value="16124">
            <text:p>16124</text:p>
          </table:table-cell>
          <table:table-cell office:value-type="float" office:value="16015.2">
            <text:p>16015.2</text:p>
          </table:table-cell>
          <table:table-cell office:value-type="float" office:value="23738">
            <text:p>23738</text:p>
          </table:table-cell>
          <table:table-cell office:value-type="float" office:value="19350">
            <text:p>19350</text:p>
          </table:table-cell>
          <table:table-cell office:value-type="float" office:value="27794">
            <text:p>27794</text:p>
          </table:table-cell>
          <table:table-cell office:value-type="float" office:value="22121">
            <text:p>22121</text:p>
          </table:table-cell>
          <table:table-cell office:value-type="float" office:value="22070">
            <text:p>22070</text:p>
          </table:table-cell>
          <table:table-cell office:value-type="float" office:value="18241">
            <text:p>18241</text:p>
          </table:table-cell>
          <table:table-cell office:value-type="float" office:value="25890">
            <text:p>25890</text:p>
          </table:table-cell>
          <table:table-cell office:value-type="float" office:value="24219">
            <text:p>24219</text:p>
          </table:table-cell>
          <table:table-cell office:value-type="float" office:value="26310">
            <text:p>26310</text:p>
          </table:table-cell>
          <table:table-cell office:value-type="float" office:value="23097">
            <text:p>23097</text:p>
          </table:table-cell>
          <table:table-cell office:value-type="float" office:value="23283">
            <text:p>23283</text:p>
          </table:table-cell>
          <table:table-cell office:value-type="float" office:value="31658">
            <text:p>31658</text:p>
          </table:table-cell>
          <table:table-cell office:value-type="float" office:value="27609">
            <text:p>27609</text:p>
          </table:table-cell>
          <table:table-cell office:value-type="float" office:value="29875">
            <text:p>29875</text:p>
          </table:table-cell>
          <table:table-cell office:value-type="float" office:value="27228">
            <text:p>27228</text:p>
          </table:table-cell>
          <table:table-cell office:value-type="float" office:value="30912">
            <text:p>30912</text:p>
          </table:table-cell>
          <table:table-cell office:value-type="float" office:value="31262">
            <text:p>31262</text:p>
          </table:table-cell>
          <table:table-cell office:value-type="float" office:value="24194">
            <text:p>24194</text:p>
          </table:table-cell>
          <table:table-cell office:value-type="float" office:value="24584">
            <text:p>24584</text:p>
          </table:table-cell>
          <table:table-cell office:value-type="float" office:value="18685">
            <text:p>18685</text:p>
          </table:table-cell>
          <table:table-cell office:value-type="float" office:value="25260">
            <text:p>25260</text:p>
          </table:table-cell>
          <table:table-cell office:value-type="float" office:value="27126.7">
            <text:p>27126.7</text:p>
          </table:table-cell>
          <table:table-cell office:value-type="float" office:value="38110">
            <text:p>38110</text:p>
          </table:table-cell>
          <table:table-cell office:value-type="float" office:value="27117">
            <text:p>27117</text:p>
          </table:table-cell>
          <table:table-cell office:value-type="float" office:value="31502">
            <text:p>31502</text:p>
          </table:table-cell>
          <table:table-cell office:value-type="float" office:value="37198">
            <text:p>37198</text:p>
          </table:table-cell>
          <table:table-cell office:value-type="float" office:value="38139">
            <text:p>38139</text:p>
          </table:table-cell>
          <table:table-cell office:value-type="float" office:value="37760">
            <text:p>37760</text:p>
          </table:table-cell>
          <table:table-cell office:value-type="float" office:value="34674">
            <text:p>34674</text:p>
          </table:table-cell>
          <table:table-cell office:value-type="float" office:value="37891">
            <text:p>37891</text:p>
          </table:table-cell>
          <table:table-cell office:value-type="float" office:value="43872">
            <text:p>43872</text:p>
          </table:table-cell>
          <table:table-cell office:value-type="float" office:value="33989">
            <text:p>33989</text:p>
          </table:table-cell>
          <table:table-cell office:value-type="float" office:value="36025.2">
            <text:p>36025.2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85241">
            <text:p>85241</text:p>
          </table:table-cell>
          <table:table-cell office:value-type="float" office:value="79743">
            <text:p>79743</text:p>
          </table:table-cell>
          <table:table-cell office:value-type="float" office:value="82481">
            <text:p>82481</text:p>
          </table:table-cell>
          <table:table-cell office:value-type="float" office:value="82996">
            <text:p>82996</text:p>
          </table:table-cell>
          <table:table-cell office:value-type="float" office:value="81121">
            <text:p>81121</text:p>
          </table:table-cell>
          <table:table-cell office:value-type="float" office:value="82177">
            <text:p>82177</text:p>
          </table:table-cell>
          <table:table-cell office:value-type="float" office:value="79415">
            <text:p>79415</text:p>
          </table:table-cell>
          <table:table-cell office:value-type="float" office:value="86506">
            <text:p>86506</text:p>
          </table:table-cell>
          <table:table-cell office:value-type="float" office:value="80815">
            <text:p>80815</text:p>
          </table:table-cell>
          <table:table-cell office:value-type="float" office:value="81899">
            <text:p>81899</text:p>
          </table:table-cell>
          <table:table-cell office:value-type="float" office:value="82239.4">
            <text:p>82239.4</text:p>
          </table:table-cell>
          <table:table-cell office:value-type="float" office:value="43144">
            <text:p>43144</text:p>
          </table:table-cell>
          <table:table-cell office:value-type="float" office:value="44967">
            <text:p>44967</text:p>
          </table:table-cell>
          <table:table-cell office:value-type="float" office:value="42718">
            <text:p>42718</text:p>
          </table:table-cell>
          <table:table-cell office:value-type="float" office:value="40482">
            <text:p>40482</text:p>
          </table:table-cell>
          <table:table-cell office:value-type="float" office:value="44866">
            <text:p>44866</text:p>
          </table:table-cell>
          <table:table-cell office:value-type="float" office:value="42432">
            <text:p>42432</text:p>
          </table:table-cell>
          <table:table-cell office:value-type="float" office:value="45592">
            <text:p>45592</text:p>
          </table:table-cell>
          <table:table-cell office:value-type="float" office:value="43492">
            <text:p>43492</text:p>
          </table:table-cell>
          <table:table-cell office:value-type="float" office:value="49922">
            <text:p>49922</text:p>
          </table:table-cell>
          <table:table-cell office:value-type="float" office:value="46021">
            <text:p>46021</text:p>
          </table:table-cell>
          <table:table-cell office:value-type="float" office:value="44363.6">
            <text:p>44363.6</text:p>
          </table:table-cell>
          <table:table-cell office:value-type="float" office:value="23269">
            <text:p>23269</text:p>
          </table:table-cell>
          <table:table-cell office:value-type="float" office:value="25954">
            <text:p>25954</text:p>
          </table:table-cell>
          <table:table-cell office:value-type="float" office:value="21560">
            <text:p>21560</text:p>
          </table:table-cell>
          <table:table-cell office:value-type="float" office:value="22645">
            <text:p>22645</text:p>
          </table:table-cell>
          <table:table-cell office:value-type="float" office:value="22397">
            <text:p>22397</text:p>
          </table:table-cell>
          <table:table-cell office:value-type="float" office:value="25769">
            <text:p>25769</text:p>
          </table:table-cell>
          <table:table-cell office:value-type="float" office:value="22513">
            <text:p>22513</text:p>
          </table:table-cell>
          <table:table-cell office:value-type="float" office:value="22152">
            <text:p>22152</text:p>
          </table:table-cell>
          <table:table-cell office:value-type="float" office:value="24584">
            <text:p>24584</text:p>
          </table:table-cell>
          <table:table-cell office:value-type="float" office:value="21620">
            <text:p>21620</text:p>
          </table:table-cell>
          <table:table-cell office:value-type="float" office:value="23246.3">
            <text:p>23246.3</text:p>
          </table:table-cell>
          <table:table-cell office:value-type="float" office:value="12143">
            <text:p>12143</text:p>
          </table:table-cell>
          <table:table-cell office:value-type="float" office:value="11344">
            <text:p>11344</text:p>
          </table:table-cell>
          <table:table-cell office:value-type="float" office:value="17313">
            <text:p>17313</text:p>
          </table:table-cell>
          <table:table-cell office:value-type="float" office:value="12052">
            <text:p>12052</text:p>
          </table:table-cell>
          <table:table-cell office:value-type="float" office:value="12042">
            <text:p>12042</text:p>
          </table:table-cell>
          <table:table-cell office:value-type="float" office:value="13521">
            <text:p>13521</text:p>
          </table:table-cell>
          <table:table-cell office:value-type="float" office:value="13706">
            <text:p>13706</text:p>
          </table:table-cell>
          <table:table-cell office:value-type="float" office:value="13540">
            <text:p>13540</text:p>
          </table:table-cell>
          <table:table-cell office:value-type="float" office:value="13202">
            <text:p>13202</text:p>
          </table:table-cell>
          <table:table-cell office:value-type="float" office:value="14687">
            <text:p>14687</text:p>
          </table:table-cell>
          <table:table-cell office:value-type="float" office:value="13355">
            <text:p>13355</text:p>
          </table:table-cell>
          <table:table-cell office:value-type="float" office:value="16851">
            <text:p>16851</text:p>
          </table:table-cell>
          <table:table-cell office:value-type="float" office:value="12815">
            <text:p>12815</text:p>
          </table:table-cell>
          <table:table-cell office:value-type="float" office:value="10926">
            <text:p>10926</text:p>
          </table:table-cell>
          <table:table-cell office:value-type="float" office:value="11810">
            <text:p>11810</text:p>
          </table:table-cell>
          <table:table-cell office:value-type="float" office:value="10511">
            <text:p>10511</text:p>
          </table:table-cell>
          <table:table-cell office:value-type="float" office:value="12423">
            <text:p>12423</text:p>
          </table:table-cell>
          <table:table-cell office:value-type="float" office:value="10146">
            <text:p>10146</text:p>
          </table:table-cell>
          <table:table-cell office:value-type="float" office:value="13517">
            <text:p>13517</text:p>
          </table:table-cell>
          <table:table-cell office:value-type="float" office:value="16743">
            <text:p>16743</text:p>
          </table:table-cell>
          <table:table-cell office:value-type="float" office:value="12071">
            <text:p>12071</text:p>
          </table:table-cell>
          <table:table-cell office:value-type="float" office:value="12781.3">
            <text:p>12781.3</text:p>
          </table:table-cell>
          <table:table-cell office:value-type="float" office:value="15819">
            <text:p>15819</text:p>
          </table:table-cell>
          <table:table-cell office:value-type="float" office:value="13941">
            <text:p>13941</text:p>
          </table:table-cell>
          <table:table-cell office:value-type="float" office:value="16010">
            <text:p>16010</text:p>
          </table:table-cell>
          <table:table-cell office:value-type="float" office:value="14313">
            <text:p>14313</text:p>
          </table:table-cell>
          <table:table-cell office:value-type="float" office:value="19435">
            <text:p>19435</text:p>
          </table:table-cell>
          <table:table-cell office:value-type="float" office:value="16505">
            <text:p>16505</text:p>
          </table:table-cell>
          <table:table-cell office:value-type="float" office:value="15623">
            <text:p>15623</text:p>
          </table:table-cell>
          <table:table-cell office:value-type="float" office:value="16791">
            <text:p>16791</text:p>
          </table:table-cell>
          <table:table-cell office:value-type="float" office:value="16258">
            <text:p>16258</text:p>
          </table:table-cell>
          <table:table-cell office:value-type="float" office:value="18590">
            <text:p>18590</text:p>
          </table:table-cell>
          <table:table-cell office:value-type="float" office:value="16328.5">
            <text:p>16328.5</text:p>
          </table:table-cell>
          <table:table-cell office:value-type="float" office:value="22330">
            <text:p>22330</text:p>
          </table:table-cell>
          <table:table-cell office:value-type="float" office:value="27272">
            <text:p>27272</text:p>
          </table:table-cell>
          <table:table-cell office:value-type="float" office:value="26214">
            <text:p>26214</text:p>
          </table:table-cell>
          <table:table-cell office:value-type="float" office:value="23482">
            <text:p>23482</text:p>
          </table:table-cell>
          <table:table-cell office:value-type="float" office:value="22441">
            <text:p>22441</text:p>
          </table:table-cell>
          <table:table-cell office:value-type="float" office:value="24466">
            <text:p>24466</text:p>
          </table:table-cell>
          <table:table-cell office:value-type="float" office:value="20645">
            <text:p>20645</text:p>
          </table:table-cell>
          <table:table-cell office:value-type="float" office:value="30069">
            <text:p>30069</text:p>
          </table:table-cell>
          <table:table-cell office:value-type="float" office:value="17316">
            <text:p>17316</text:p>
          </table:table-cell>
          <table:table-cell office:value-type="float" office:value="19720">
            <text:p>19720</text:p>
          </table:table-cell>
          <table:table-cell office:value-type="float" office:value="23395.5">
            <text:p>23395.5</text:p>
          </table:table-cell>
          <table:table-cell office:value-type="float" office:value="29032">
            <text:p>29032</text:p>
          </table:table-cell>
          <table:table-cell office:value-type="float" office:value="29002">
            <text:p>29002</text:p>
          </table:table-cell>
          <table:table-cell office:value-type="float" office:value="26078">
            <text:p>26078</text:p>
          </table:table-cell>
          <table:table-cell office:value-type="float" office:value="30294">
            <text:p>30294</text:p>
          </table:table-cell>
          <table:table-cell office:value-type="float" office:value="31888">
            <text:p>31888</text:p>
          </table:table-cell>
          <table:table-cell office:value-type="float" office:value="26945">
            <text:p>26945</text:p>
          </table:table-cell>
          <table:table-cell office:value-type="float" office:value="34002">
            <text:p>34002</text:p>
          </table:table-cell>
          <table:table-cell office:value-type="float" office:value="30352">
            <text:p>30352</text:p>
          </table:table-cell>
          <table:table-cell office:value-type="float" office:value="30195">
            <text:p>30195</text:p>
          </table:table-cell>
          <table:table-cell office:value-type="float" office:value="32064">
            <text:p>32064</text:p>
          </table:table-cell>
          <table:table-cell office:value-type="float" office:value="29985.2">
            <text:p>29985.2</text:p>
          </table:table-cell>
          <table:table-cell office:value-type="float" office:value="33960">
            <text:p>33960</text:p>
          </table:table-cell>
          <table:table-cell office:value-type="float" office:value="32873">
            <text:p>32873</text:p>
          </table:table-cell>
          <table:table-cell office:value-type="float" office:value="34978">
            <text:p>34978</text:p>
          </table:table-cell>
          <table:table-cell office:value-type="float" office:value="36157">
            <text:p>36157</text:p>
          </table:table-cell>
          <table:table-cell office:value-type="float" office:value="32199">
            <text:p>32199</text:p>
          </table:table-cell>
          <table:table-cell office:value-type="float" office:value="38361">
            <text:p>38361</text:p>
          </table:table-cell>
          <table:table-cell office:value-type="float" office:value="37657">
            <text:p>37657</text:p>
          </table:table-cell>
          <table:table-cell office:value-type="float" office:value="33321">
            <text:p>33321</text:p>
          </table:table-cell>
          <table:table-cell office:value-type="float" office:value="37148">
            <text:p>37148</text:p>
          </table:table-cell>
          <table:table-cell office:value-type="float" office:value="31650">
            <text:p>31650</text:p>
          </table:table-cell>
          <table:table-cell office:value-type="float" office:value="34830.4">
            <text:p>34830.4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85642">
            <text:p>85642</text:p>
          </table:table-cell>
          <table:table-cell office:value-type="float" office:value="88613">
            <text:p>88613</text:p>
          </table:table-cell>
          <table:table-cell office:value-type="float" office:value="83959">
            <text:p>83959</text:p>
          </table:table-cell>
          <table:table-cell office:value-type="float" office:value="89951">
            <text:p>89951</text:p>
          </table:table-cell>
          <table:table-cell office:value-type="float" office:value="89438">
            <text:p>89438</text:p>
          </table:table-cell>
          <table:table-cell office:value-type="float" office:value="92123">
            <text:p>92123</text:p>
          </table:table-cell>
          <table:table-cell office:value-type="float" office:value="93202">
            <text:p>93202</text:p>
          </table:table-cell>
          <table:table-cell office:value-type="float" office:value="86799">
            <text:p>86799</text:p>
          </table:table-cell>
          <table:table-cell office:value-type="float" office:value="88051">
            <text:p>88051</text:p>
          </table:table-cell>
          <table:table-cell office:value-type="float" office:value="84545">
            <text:p>84545</text:p>
          </table:table-cell>
          <table:table-cell office:value-type="float" office:value="88232.3">
            <text:p>88232.3</text:p>
          </table:table-cell>
          <table:table-cell office:value-type="float" office:value="53752">
            <text:p>53752</text:p>
          </table:table-cell>
          <table:table-cell office:value-type="float" office:value="47146">
            <text:p>47146</text:p>
          </table:table-cell>
          <table:table-cell office:value-type="float" office:value="49089">
            <text:p>49089</text:p>
          </table:table-cell>
          <table:table-cell office:value-type="float" office:value="49535">
            <text:p>49535</text:p>
          </table:table-cell>
          <table:table-cell office:value-type="float" office:value="48159">
            <text:p>48159</text:p>
          </table:table-cell>
          <table:table-cell office:value-type="float" office:value="50141">
            <text:p>50141</text:p>
          </table:table-cell>
          <table:table-cell office:value-type="float" office:value="45993">
            <text:p>45993</text:p>
          </table:table-cell>
          <table:table-cell office:value-type="float" office:value="48396">
            <text:p>48396</text:p>
          </table:table-cell>
          <table:table-cell office:value-type="float" office:value="49004">
            <text:p>49004</text:p>
          </table:table-cell>
          <table:table-cell office:value-type="float" office:value="43576">
            <text:p>43576</text:p>
          </table:table-cell>
          <table:table-cell office:value-type="float" office:value="48479.1">
            <text:p>48479.1</text:p>
          </table:table-cell>
          <table:table-cell office:value-type="float" office:value="24516">
            <text:p>24516</text:p>
          </table:table-cell>
          <table:table-cell office:value-type="float" office:value="23935">
            <text:p>23935</text:p>
          </table:table-cell>
          <table:table-cell office:value-type="float" office:value="21663">
            <text:p>21663</text:p>
          </table:table-cell>
          <table:table-cell office:value-type="float" office:value="26236">
            <text:p>26236</text:p>
          </table:table-cell>
          <table:table-cell office:value-type="float" office:value="24975">
            <text:p>24975</text:p>
          </table:table-cell>
          <table:table-cell office:value-type="float" office:value="24822">
            <text:p>24822</text:p>
          </table:table-cell>
          <table:table-cell office:value-type="float" office:value="24518">
            <text:p>24518</text:p>
          </table:table-cell>
          <table:table-cell office:value-type="float" office:value="23387">
            <text:p>23387</text:p>
          </table:table-cell>
          <table:table-cell office:value-type="float" office:value="24713">
            <text:p>24713</text:p>
          </table:table-cell>
          <table:table-cell office:value-type="float" office:value="24214">
            <text:p>24214</text:p>
          </table:table-cell>
          <table:table-cell office:value-type="float" office:value="24297.9">
            <text:p>24297.9</text:p>
          </table:table-cell>
          <table:table-cell office:value-type="float" office:value="13204">
            <text:p>13204</text:p>
          </table:table-cell>
          <table:table-cell office:value-type="float" office:value="14855">
            <text:p>14855</text:p>
          </table:table-cell>
          <table:table-cell office:value-type="float" office:value="17224">
            <text:p>17224</text:p>
          </table:table-cell>
          <table:table-cell office:value-type="float" office:value="14179">
            <text:p>14179</text:p>
          </table:table-cell>
          <table:table-cell office:value-type="float" office:value="15819">
            <text:p>15819</text:p>
          </table:table-cell>
          <table:table-cell office:value-type="float" office:value="14562">
            <text:p>14562</text:p>
          </table:table-cell>
          <table:table-cell office:value-type="float" office:value="13637">
            <text:p>13637</text:p>
          </table:table-cell>
          <table:table-cell office:value-type="float" office:value="14194">
            <text:p>14194</text:p>
          </table:table-cell>
          <table:table-cell office:value-type="float" office:value="15661">
            <text:p>15661</text:p>
          </table:table-cell>
          <table:table-cell office:value-type="float" office:value="15967">
            <text:p>15967</text:p>
          </table:table-cell>
          <table:table-cell office:value-type="float" office:value="14930.2">
            <text:p>14930.2</text:p>
          </table:table-cell>
          <table:table-cell office:value-type="float" office:value="11489">
            <text:p>11489</text:p>
          </table:table-cell>
          <table:table-cell office:value-type="float" office:value="12920">
            <text:p>12920</text:p>
          </table:table-cell>
          <table:table-cell office:value-type="float" office:value="15025">
            <text:p>15025</text:p>
          </table:table-cell>
          <table:table-cell office:value-type="float" office:value="12995">
            <text:p>12995</text:p>
          </table:table-cell>
          <table:table-cell office:value-type="float" office:value="13593">
            <text:p>13593</text:p>
          </table:table-cell>
          <table:table-cell office:value-type="float" office:value="14337">
            <text:p>14337</text:p>
          </table:table-cell>
          <table:table-cell office:value-type="float" office:value="10560">
            <text:p>10560</text:p>
          </table:table-cell>
          <table:table-cell office:value-type="float" office:value="17455">
            <text:p>17455</text:p>
          </table:table-cell>
          <table:table-cell office:value-type="float" office:value="9321">
            <text:p>9321</text:p>
          </table:table-cell>
          <table:table-cell office:value-type="float" office:value="12779">
            <text:p>12779</text:p>
          </table:table-cell>
          <table:table-cell office:value-type="float" office:value="13047.4">
            <text:p>13047.4</text:p>
          </table:table-cell>
          <table:table-cell office:value-type="float" office:value="19365">
            <text:p>19365</text:p>
          </table:table-cell>
          <table:table-cell office:value-type="float" office:value="19073">
            <text:p>19073</text:p>
          </table:table-cell>
          <table:table-cell office:value-type="float" office:value="14800">
            <text:p>14800</text:p>
          </table:table-cell>
          <table:table-cell office:value-type="float" office:value="15255">
            <text:p>15255</text:p>
          </table:table-cell>
          <table:table-cell office:value-type="float" office:value="14601">
            <text:p>14601</text:p>
          </table:table-cell>
          <table:table-cell office:value-type="float" office:value="18221">
            <text:p>18221</text:p>
          </table:table-cell>
          <table:table-cell office:value-type="float" office:value="20679">
            <text:p>20679</text:p>
          </table:table-cell>
          <table:table-cell office:value-type="float" office:value="17507">
            <text:p>17507</text:p>
          </table:table-cell>
          <table:table-cell office:value-type="float" office:value="17492">
            <text:p>17492</text:p>
          </table:table-cell>
          <table:table-cell office:value-type="float" office:value="21146">
            <text:p>21146</text:p>
          </table:table-cell>
          <table:table-cell office:value-type="float" office:value="17813.9">
            <text:p>17813.9</text:p>
          </table:table-cell>
          <table:table-cell office:value-type="float" office:value="30590">
            <text:p>30590</text:p>
          </table:table-cell>
          <table:table-cell office:value-type="float" office:value="28072">
            <text:p>28072</text:p>
          </table:table-cell>
          <table:table-cell office:value-type="float" office:value="27571">
            <text:p>27571</text:p>
          </table:table-cell>
          <table:table-cell office:value-type="float" office:value="26408">
            <text:p>26408</text:p>
          </table:table-cell>
          <table:table-cell office:value-type="float" office:value="35034">
            <text:p>35034</text:p>
          </table:table-cell>
          <table:table-cell office:value-type="float" office:value="27378">
            <text:p>27378</text:p>
          </table:table-cell>
          <table:table-cell office:value-type="float" office:value="28075">
            <text:p>28075</text:p>
          </table:table-cell>
          <table:table-cell office:value-type="float" office:value="18006">
            <text:p>18006</text:p>
          </table:table-cell>
          <table:table-cell office:value-type="float" office:value="21224">
            <text:p>21224</text:p>
          </table:table-cell>
          <table:table-cell office:value-type="float" office:value="21212">
            <text:p>21212</text:p>
          </table:table-cell>
          <table:table-cell office:value-type="float" office:value="26357">
            <text:p>26357</text:p>
          </table:table-cell>
          <table:table-cell office:value-type="float" office:value="32343">
            <text:p>32343</text:p>
          </table:table-cell>
          <table:table-cell office:value-type="float" office:value="38634">
            <text:p>38634</text:p>
          </table:table-cell>
          <table:table-cell office:value-type="float" office:value="27136">
            <text:p>27136</text:p>
          </table:table-cell>
          <table:table-cell office:value-type="float" office:value="34565">
            <text:p>34565</text:p>
          </table:table-cell>
          <table:table-cell office:value-type="float" office:value="40390">
            <text:p>40390</text:p>
          </table:table-cell>
          <table:table-cell office:value-type="float" office:value="31888">
            <text:p>31888</text:p>
          </table:table-cell>
          <table:table-cell office:value-type="float" office:value="30414">
            <text:p>30414</text:p>
          </table:table-cell>
          <table:table-cell office:value-type="float" office:value="35832">
            <text:p>35832</text:p>
          </table:table-cell>
          <table:table-cell office:value-type="float" office:value="35151">
            <text:p>35151</text:p>
          </table:table-cell>
          <table:table-cell office:value-type="float" office:value="30902">
            <text:p>30902</text:p>
          </table:table-cell>
          <table:table-cell office:value-type="float" office:value="33725.5">
            <text:p>33725.5</text:p>
          </table:table-cell>
          <table:table-cell office:value-type="float" office:value="41615">
            <text:p>41615</text:p>
          </table:table-cell>
          <table:table-cell office:value-type="float" office:value="38599">
            <text:p>38599</text:p>
          </table:table-cell>
          <table:table-cell office:value-type="float" office:value="32604">
            <text:p>32604</text:p>
          </table:table-cell>
          <table:table-cell office:value-type="float" office:value="39147">
            <text:p>39147</text:p>
          </table:table-cell>
          <table:table-cell office:value-type="float" office:value="37522">
            <text:p>37522</text:p>
          </table:table-cell>
          <table:table-cell office:value-type="float" office:value="38444">
            <text:p>38444</text:p>
          </table:table-cell>
          <table:table-cell office:value-type="float" office:value="43714">
            <text:p>43714</text:p>
          </table:table-cell>
          <table:table-cell office:value-type="float" office:value="45562">
            <text:p>45562</text:p>
          </table:table-cell>
          <table:table-cell office:value-type="float" office:value="38609">
            <text:p>38609</text:p>
          </table:table-cell>
          <table:table-cell office:value-type="float" office:value="43821">
            <text:p>43821</text:p>
          </table:table-cell>
          <table:table-cell office:value-type="float" office:value="39963.7">
            <text:p>39963.7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03328">
            <text:p>103328</text:p>
          </table:table-cell>
          <table:table-cell office:value-type="float" office:value="93954">
            <text:p>93954</text:p>
          </table:table-cell>
          <table:table-cell office:value-type="float" office:value="104196">
            <text:p>104196</text:p>
          </table:table-cell>
          <table:table-cell office:value-type="float" office:value="93004">
            <text:p>93004</text:p>
          </table:table-cell>
          <table:table-cell office:value-type="float" office:value="105785">
            <text:p>105785</text:p>
          </table:table-cell>
          <table:table-cell office:value-type="float" office:value="97163">
            <text:p>97163</text:p>
          </table:table-cell>
          <table:table-cell office:value-type="float" office:value="98941">
            <text:p>98941</text:p>
          </table:table-cell>
          <table:table-cell office:value-type="float" office:value="93265">
            <text:p>93265</text:p>
          </table:table-cell>
          <table:table-cell office:value-type="float" office:value="91551">
            <text:p>91551</text:p>
          </table:table-cell>
          <table:table-cell office:value-type="float" office:value="92482">
            <text:p>92482</text:p>
          </table:table-cell>
          <table:table-cell office:value-type="float" office:value="97366.9">
            <text:p>97366.9</text:p>
          </table:table-cell>
          <table:table-cell office:value-type="float" office:value="51208">
            <text:p>51208</text:p>
          </table:table-cell>
          <table:table-cell office:value-type="float" office:value="52345">
            <text:p>52345</text:p>
          </table:table-cell>
          <table:table-cell office:value-type="float" office:value="50463">
            <text:p>50463</text:p>
          </table:table-cell>
          <table:table-cell office:value-type="float" office:value="50673">
            <text:p>50673</text:p>
          </table:table-cell>
          <table:table-cell office:value-type="float" office:value="50005">
            <text:p>50005</text:p>
          </table:table-cell>
          <table:table-cell office:value-type="float" office:value="53901">
            <text:p>53901</text:p>
          </table:table-cell>
          <table:table-cell office:value-type="float" office:value="48951">
            <text:p>48951</text:p>
          </table:table-cell>
          <table:table-cell office:value-type="float" office:value="50501">
            <text:p>50501</text:p>
          </table:table-cell>
          <table:table-cell office:value-type="float" office:value="51764">
            <text:p>51764</text:p>
          </table:table-cell>
          <table:table-cell office:value-type="float" office:value="50134">
            <text:p>50134</text:p>
          </table:table-cell>
          <table:table-cell office:value-type="float" office:value="50994.5">
            <text:p>50994.5</text:p>
          </table:table-cell>
          <table:table-cell office:value-type="float" office:value="28964">
            <text:p>28964</text:p>
          </table:table-cell>
          <table:table-cell office:value-type="float" office:value="29565">
            <text:p>29565</text:p>
          </table:table-cell>
          <table:table-cell office:value-type="float" office:value="25985">
            <text:p>25985</text:p>
          </table:table-cell>
          <table:table-cell office:value-type="float" office:value="27517">
            <text:p>27517</text:p>
          </table:table-cell>
          <table:table-cell office:value-type="float" office:value="29943">
            <text:p>29943</text:p>
          </table:table-cell>
          <table:table-cell office:value-type="float" office:value="33664">
            <text:p>33664</text:p>
          </table:table-cell>
          <table:table-cell office:value-type="float" office:value="26765">
            <text:p>26765</text:p>
          </table:table-cell>
          <table:table-cell office:value-type="float" office:value="28451">
            <text:p>28451</text:p>
          </table:table-cell>
          <table:table-cell office:value-type="float" office:value="28101">
            <text:p>28101</text:p>
          </table:table-cell>
          <table:table-cell office:value-type="float" office:value="26444">
            <text:p>26444</text:p>
          </table:table-cell>
          <table:table-cell office:value-type="float" office:value="28539.9">
            <text:p>28539.9</text:p>
          </table:table-cell>
          <table:table-cell office:value-type="float" office:value="15356">
            <text:p>15356</text:p>
          </table:table-cell>
          <table:table-cell office:value-type="float" office:value="14466">
            <text:p>14466</text:p>
          </table:table-cell>
          <table:table-cell office:value-type="float" office:value="13292">
            <text:p>13292</text:p>
          </table:table-cell>
          <table:table-cell office:value-type="float" office:value="14833">
            <text:p>14833</text:p>
          </table:table-cell>
          <table:table-cell office:value-type="float" office:value="17766">
            <text:p>17766</text:p>
          </table:table-cell>
          <table:table-cell office:value-type="float" office:value="14447">
            <text:p>14447</text:p>
          </table:table-cell>
          <table:table-cell office:value-type="float" office:value="13878">
            <text:p>13878</text:p>
          </table:table-cell>
          <table:table-cell office:value-type="float" office:value="13598">
            <text:p>13598</text:p>
          </table:table-cell>
          <table:table-cell office:value-type="float" office:value="17140">
            <text:p>17140</text:p>
          </table:table-cell>
          <table:table-cell office:value-type="float" office:value="13521">
            <text:p>13521</text:p>
          </table:table-cell>
          <table:table-cell office:value-type="float" office:value="14829.7">
            <text:p>14829.7</text:p>
          </table:table-cell>
          <table:table-cell office:value-type="float" office:value="15510">
            <text:p>15510</text:p>
          </table:table-cell>
          <table:table-cell office:value-type="float" office:value="16680">
            <text:p>16680</text:p>
          </table:table-cell>
          <table:table-cell office:value-type="float" office:value="13959">
            <text:p>13959</text:p>
          </table:table-cell>
          <table:table-cell office:value-type="float" office:value="14670">
            <text:p>14670</text:p>
          </table:table-cell>
          <table:table-cell office:value-type="float" office:value="19655">
            <text:p>19655</text:p>
          </table:table-cell>
          <table:table-cell office:value-type="float" office:value="13446">
            <text:p>13446</text:p>
          </table:table-cell>
          <table:table-cell office:value-type="float" office:value="14649">
            <text:p>14649</text:p>
          </table:table-cell>
          <table:table-cell office:value-type="float" office:value="18529">
            <text:p>18529</text:p>
          </table:table-cell>
          <table:table-cell office:value-type="float" office:value="12585">
            <text:p>12585</text:p>
          </table:table-cell>
          <table:table-cell office:value-type="float" office:value="15036">
            <text:p>15036</text:p>
          </table:table-cell>
          <table:table-cell office:value-type="float" office:value="15471.9">
            <text:p>15471.9</text:p>
          </table:table-cell>
          <table:table-cell office:value-type="float" office:value="17038">
            <text:p>17038</text:p>
          </table:table-cell>
          <table:table-cell office:value-type="float" office:value="24089">
            <text:p>24089</text:p>
          </table:table-cell>
          <table:table-cell office:value-type="float" office:value="25127">
            <text:p>25127</text:p>
          </table:table-cell>
          <table:table-cell office:value-type="float" office:value="17558">
            <text:p>17558</text:p>
          </table:table-cell>
          <table:table-cell office:value-type="float" office:value="19466">
            <text:p>19466</text:p>
          </table:table-cell>
          <table:table-cell office:value-type="float" office:value="22305">
            <text:p>22305</text:p>
          </table:table-cell>
          <table:table-cell office:value-type="float" office:value="26051">
            <text:p>26051</text:p>
          </table:table-cell>
          <table:table-cell office:value-type="float" office:value="21451">
            <text:p>21451</text:p>
          </table:table-cell>
          <table:table-cell office:value-type="float" office:value="16673">
            <text:p>16673</text:p>
          </table:table-cell>
          <table:table-cell office:value-type="float" office:value="23087">
            <text:p>23087</text:p>
          </table:table-cell>
          <table:table-cell office:value-type="float" office:value="21284.5">
            <text:p>21284.5</text:p>
          </table:table-cell>
          <table:table-cell office:value-type="float" office:value="33645">
            <text:p>33645</text:p>
          </table:table-cell>
          <table:table-cell office:value-type="float" office:value="27996">
            <text:p>27996</text:p>
          </table:table-cell>
          <table:table-cell office:value-type="float" office:value="22136">
            <text:p>22136</text:p>
          </table:table-cell>
          <table:table-cell office:value-type="float" office:value="32071">
            <text:p>32071</text:p>
          </table:table-cell>
          <table:table-cell office:value-type="float" office:value="19676">
            <text:p>19676</text:p>
          </table:table-cell>
          <table:table-cell office:value-type="float" office:value="28345">
            <text:p>28345</text:p>
          </table:table-cell>
          <table:table-cell office:value-type="float" office:value="26711">
            <text:p>26711</text:p>
          </table:table-cell>
          <table:table-cell office:value-type="float" office:value="23911">
            <text:p>23911</text:p>
          </table:table-cell>
          <table:table-cell office:value-type="float" office:value="29574">
            <text:p>29574</text:p>
          </table:table-cell>
          <table:table-cell office:value-type="float" office:value="25479">
            <text:p>25479</text:p>
          </table:table-cell>
          <table:table-cell office:value-type="float" office:value="26954.4">
            <text:p>26954.4</text:p>
          </table:table-cell>
          <table:table-cell office:value-type="float" office:value="32513">
            <text:p>32513</text:p>
          </table:table-cell>
          <table:table-cell office:value-type="float" office:value="36211">
            <text:p>36211</text:p>
          </table:table-cell>
          <table:table-cell office:value-type="float" office:value="27749">
            <text:p>27749</text:p>
          </table:table-cell>
          <table:table-cell office:value-type="float" office:value="27940">
            <text:p>27940</text:p>
          </table:table-cell>
          <table:table-cell office:value-type="float" office:value="41397">
            <text:p>41397</text:p>
          </table:table-cell>
          <table:table-cell office:value-type="float" office:value="31491">
            <text:p>31491</text:p>
          </table:table-cell>
          <table:table-cell office:value-type="float" office:value="27213">
            <text:p>27213</text:p>
          </table:table-cell>
          <table:table-cell office:value-type="float" office:value="34495">
            <text:p>34495</text:p>
          </table:table-cell>
          <table:table-cell office:value-type="float" office:value="38904">
            <text:p>38904</text:p>
          </table:table-cell>
          <table:table-cell office:value-type="float" office:value="30516">
            <text:p>30516</text:p>
          </table:table-cell>
          <table:table-cell office:value-type="float" office:value="32842.9">
            <text:p>32842.9</text:p>
          </table:table-cell>
          <table:table-cell office:value-type="float" office:value="41214">
            <text:p>41214</text:p>
          </table:table-cell>
          <table:table-cell office:value-type="float" office:value="45661">
            <text:p>45661</text:p>
          </table:table-cell>
          <table:table-cell office:value-type="float" office:value="49676">
            <text:p>49676</text:p>
          </table:table-cell>
          <table:table-cell office:value-type="float" office:value="49765">
            <text:p>49765</text:p>
          </table:table-cell>
          <table:table-cell office:value-type="float" office:value="45617">
            <text:p>45617</text:p>
          </table:table-cell>
          <table:table-cell office:value-type="float" office:value="42553">
            <text:p>42553</text:p>
          </table:table-cell>
          <table:table-cell office:value-type="float" office:value="39726">
            <text:p>39726</text:p>
          </table:table-cell>
          <table:table-cell office:value-type="float" office:value="42233">
            <text:p>42233</text:p>
          </table:table-cell>
          <table:table-cell office:value-type="float" office:value="52346">
            <text:p>52346</text:p>
          </table:table-cell>
          <table:table-cell office:value-type="float" office:value="46322">
            <text:p>46322</text:p>
          </table:table-cell>
          <table:table-cell office:value-type="float" office:value="45511.3">
            <text:p>45511.3</text:p>
          </table:table-cell>
        </table:table-row>
        <table:table-row table:style-name="ro1">
          <table:table-cell office:value-type="float" office:value="2700">
            <text:p>2700</text:p>
          </table:table-cell>
          <table:table-cell office:value-type="float" office:value="104087">
            <text:p>104087</text:p>
          </table:table-cell>
          <table:table-cell office:value-type="float" office:value="99561">
            <text:p>99561</text:p>
          </table:table-cell>
          <table:table-cell office:value-type="float" office:value="99978">
            <text:p>99978</text:p>
          </table:table-cell>
          <table:table-cell office:value-type="float" office:value="101287">
            <text:p>101287</text:p>
          </table:table-cell>
          <table:table-cell office:value-type="float" office:value="103077">
            <text:p>103077</text:p>
          </table:table-cell>
          <table:table-cell office:value-type="float" office:value="109999">
            <text:p>109999</text:p>
          </table:table-cell>
          <table:table-cell office:value-type="float" office:value="102252">
            <text:p>102252</text:p>
          </table:table-cell>
          <table:table-cell office:value-type="float" office:value="103314">
            <text:p>103314</text:p>
          </table:table-cell>
          <table:table-cell office:value-type="float" office:value="106027">
            <text:p>106027</text:p>
          </table:table-cell>
          <table:table-cell office:value-type="float" office:value="111353">
            <text:p>111353</text:p>
          </table:table-cell>
          <table:table-cell office:value-type="float" office:value="104093.5">
            <text:p>104093.5</text:p>
          </table:table-cell>
          <table:table-cell office:value-type="float" office:value="53474">
            <text:p>53474</text:p>
          </table:table-cell>
          <table:table-cell office:value-type="float" office:value="53389">
            <text:p>53389</text:p>
          </table:table-cell>
          <table:table-cell office:value-type="float" office:value="56610">
            <text:p>56610</text:p>
          </table:table-cell>
          <table:table-cell office:value-type="float" office:value="52438">
            <text:p>52438</text:p>
          </table:table-cell>
          <table:table-cell office:value-type="float" office:value="54317">
            <text:p>54317</text:p>
          </table:table-cell>
          <table:table-cell office:value-type="float" office:value="52674">
            <text:p>52674</text:p>
          </table:table-cell>
          <table:table-cell office:value-type="float" office:value="55096">
            <text:p>55096</text:p>
          </table:table-cell>
          <table:table-cell office:value-type="float" office:value="52407">
            <text:p>52407</text:p>
          </table:table-cell>
          <table:table-cell office:value-type="float" office:value="51748">
            <text:p>51748</text:p>
          </table:table-cell>
          <table:table-cell office:value-type="float" office:value="53194">
            <text:p>53194</text:p>
          </table:table-cell>
          <table:table-cell office:value-type="float" office:value="53534.7">
            <text:p>53534.7</text:p>
          </table:table-cell>
          <table:table-cell office:value-type="float" office:value="31932">
            <text:p>31932</text:p>
          </table:table-cell>
          <table:table-cell office:value-type="float" office:value="28622">
            <text:p>28622</text:p>
          </table:table-cell>
          <table:table-cell office:value-type="float" office:value="26517">
            <text:p>26517</text:p>
          </table:table-cell>
          <table:table-cell office:value-type="float" office:value="28298">
            <text:p>28298</text:p>
          </table:table-cell>
          <table:table-cell office:value-type="float" office:value="29085">
            <text:p>29085</text:p>
          </table:table-cell>
          <table:table-cell office:value-type="float" office:value="30927">
            <text:p>30927</text:p>
          </table:table-cell>
          <table:table-cell office:value-type="float" office:value="31822">
            <text:p>31822</text:p>
          </table:table-cell>
          <table:table-cell office:value-type="float" office:value="31386">
            <text:p>31386</text:p>
          </table:table-cell>
          <table:table-cell office:value-type="float" office:value="28822">
            <text:p>28822</text:p>
          </table:table-cell>
          <table:table-cell office:value-type="float" office:value="28682">
            <text:p>28682</text:p>
          </table:table-cell>
          <table:table-cell office:value-type="float" office:value="29609.3">
            <text:p>29609.3</text:p>
          </table:table-cell>
          <table:table-cell office:value-type="float" office:value="15976">
            <text:p>15976</text:p>
          </table:table-cell>
          <table:table-cell office:value-type="float" office:value="19103">
            <text:p>19103</text:p>
          </table:table-cell>
          <table:table-cell office:value-type="float" office:value="16133">
            <text:p>16133</text:p>
          </table:table-cell>
          <table:table-cell office:value-type="float" office:value="18454">
            <text:p>18454</text:p>
          </table:table-cell>
          <table:table-cell office:value-type="float" office:value="15841">
            <text:p>15841</text:p>
          </table:table-cell>
          <table:table-cell office:value-type="float" office:value="16036">
            <text:p>16036</text:p>
          </table:table-cell>
          <table:table-cell office:value-type="float" office:value="17992">
            <text:p>17992</text:p>
          </table:table-cell>
          <table:table-cell office:value-type="float" office:value="19302">
            <text:p>19302</text:p>
          </table:table-cell>
          <table:table-cell office:value-type="float" office:value="16443">
            <text:p>16443</text:p>
          </table:table-cell>
          <table:table-cell office:value-type="float" office:value="15294">
            <text:p>15294</text:p>
          </table:table-cell>
          <table:table-cell office:value-type="float" office:value="17057.4">
            <text:p>17057.4</text:p>
          </table:table-cell>
          <table:table-cell office:value-type="float" office:value="23354">
            <text:p>23354</text:p>
          </table:table-cell>
          <table:table-cell office:value-type="float" office:value="15047">
            <text:p>15047</text:p>
          </table:table-cell>
          <table:table-cell office:value-type="float" office:value="17750">
            <text:p>17750</text:p>
          </table:table-cell>
          <table:table-cell office:value-type="float" office:value="14222">
            <text:p>14222</text:p>
          </table:table-cell>
          <table:table-cell office:value-type="float" office:value="14345">
            <text:p>14345</text:p>
          </table:table-cell>
          <table:table-cell office:value-type="float" office:value="17625">
            <text:p>17625</text:p>
          </table:table-cell>
          <table:table-cell office:value-type="float" office:value="19936">
            <text:p>19936</text:p>
          </table:table-cell>
          <table:table-cell office:value-type="float" office:value="24110">
            <text:p>24110</text:p>
          </table:table-cell>
          <table:table-cell office:value-type="float" office:value="15864">
            <text:p>15864</text:p>
          </table:table-cell>
          <table:table-cell office:value-type="float" office:value="15382">
            <text:p>15382</text:p>
          </table:table-cell>
          <table:table-cell office:value-type="float" office:value="17763.5">
            <text:p>17763.5</text:p>
          </table:table-cell>
          <table:table-cell office:value-type="float" office:value="22422">
            <text:p>22422</text:p>
          </table:table-cell>
          <table:table-cell office:value-type="float" office:value="22114">
            <text:p>22114</text:p>
          </table:table-cell>
          <table:table-cell office:value-type="float" office:value="16112">
            <text:p>16112</text:p>
          </table:table-cell>
          <table:table-cell office:value-type="float" office:value="19905">
            <text:p>19905</text:p>
          </table:table-cell>
          <table:table-cell office:value-type="float" office:value="23494">
            <text:p>23494</text:p>
          </table:table-cell>
          <table:table-cell office:value-type="float" office:value="23171">
            <text:p>23171</text:p>
          </table:table-cell>
          <table:table-cell office:value-type="float" office:value="19056">
            <text:p>19056</text:p>
          </table:table-cell>
          <table:table-cell office:value-type="float" office:value="20338">
            <text:p>20338</text:p>
          </table:table-cell>
          <table:table-cell office:value-type="float" office:value="18040">
            <text:p>18040</text:p>
          </table:table-cell>
          <table:table-cell office:value-type="float" office:value="23665">
            <text:p>23665</text:p>
          </table:table-cell>
          <table:table-cell office:value-type="float" office:value="20831.7">
            <text:p>20831.7</text:p>
          </table:table-cell>
          <table:table-cell office:value-type="float" office:value="33034">
            <text:p>33034</text:p>
          </table:table-cell>
          <table:table-cell office:value-type="float" office:value="27406">
            <text:p>27406</text:p>
          </table:table-cell>
          <table:table-cell office:value-type="float" office:value="28087">
            <text:p>28087</text:p>
          </table:table-cell>
          <table:table-cell office:value-type="float" office:value="36213">
            <text:p>36213</text:p>
          </table:table-cell>
          <table:table-cell office:value-type="float" office:value="25019">
            <text:p>25019</text:p>
          </table:table-cell>
          <table:table-cell office:value-type="float" office:value="28555">
            <text:p>28555</text:p>
          </table:table-cell>
          <table:table-cell office:value-type="float" office:value="34489">
            <text:p>34489</text:p>
          </table:table-cell>
          <table:table-cell office:value-type="float" office:value="23225">
            <text:p>23225</text:p>
          </table:table-cell>
          <table:table-cell office:value-type="float" office:value="24448">
            <text:p>24448</text:p>
          </table:table-cell>
          <table:table-cell office:value-type="float" office:value="29335">
            <text:p>29335</text:p>
          </table:table-cell>
          <table:table-cell office:value-type="float" office:value="28981.1">
            <text:p>28981.1</text:p>
          </table:table-cell>
          <table:table-cell office:value-type="float" office:value="34072">
            <text:p>34072</text:p>
          </table:table-cell>
          <table:table-cell office:value-type="float" office:value="37463">
            <text:p>37463</text:p>
          </table:table-cell>
          <table:table-cell office:value-type="float" office:value="33083">
            <text:p>33083</text:p>
          </table:table-cell>
          <table:table-cell office:value-type="float" office:value="30004">
            <text:p>30004</text:p>
          </table:table-cell>
          <table:table-cell office:value-type="float" office:value="45661">
            <text:p>45661</text:p>
          </table:table-cell>
          <table:table-cell office:value-type="float" office:value="44369">
            <text:p>44369</text:p>
          </table:table-cell>
          <table:table-cell office:value-type="float" office:value="33596">
            <text:p>33596</text:p>
          </table:table-cell>
          <table:table-cell office:value-type="float" office:value="40618">
            <text:p>40618</text:p>
          </table:table-cell>
          <table:table-cell office:value-type="float" office:value="38871">
            <text:p>38871</text:p>
          </table:table-cell>
          <table:table-cell office:value-type="float" office:value="38012">
            <text:p>38012</text:p>
          </table:table-cell>
          <table:table-cell office:value-type="float" office:value="37574.9">
            <text:p>37574.9</text:p>
          </table:table-cell>
          <table:table-cell office:value-type="float" office:value="50586">
            <text:p>50586</text:p>
          </table:table-cell>
          <table:table-cell office:value-type="float" office:value="51231">
            <text:p>51231</text:p>
          </table:table-cell>
          <table:table-cell office:value-type="float" office:value="41536">
            <text:p>41536</text:p>
          </table:table-cell>
          <table:table-cell office:value-type="float" office:value="41511">
            <text:p>41511</text:p>
          </table:table-cell>
          <table:table-cell office:value-type="float" office:value="45734">
            <text:p>45734</text:p>
          </table:table-cell>
          <table:table-cell office:value-type="float" office:value="64224">
            <text:p>64224</text:p>
          </table:table-cell>
          <table:table-cell office:value-type="float" office:value="49190">
            <text:p>49190</text:p>
          </table:table-cell>
          <table:table-cell office:value-type="float" office:value="56618">
            <text:p>56618</text:p>
          </table:table-cell>
          <table:table-cell office:value-type="float" office:value="46352">
            <text:p>46352</text:p>
          </table:table-cell>
          <table:table-cell office:value-type="float" office:value="38321">
            <text:p>38321</text:p>
          </table:table-cell>
          <table:table-cell office:value-type="float" office:value="48530.3">
            <text:p>48530.3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13505">
            <text:p>113505</text:p>
          </table:table-cell>
          <table:table-cell office:value-type="float" office:value="103723">
            <text:p>103723</text:p>
          </table:table-cell>
          <table:table-cell office:value-type="float" office:value="104708">
            <text:p>104708</text:p>
          </table:table-cell>
          <table:table-cell office:value-type="float" office:value="110936">
            <text:p>110936</text:p>
          </table:table-cell>
          <table:table-cell office:value-type="float" office:value="107584">
            <text:p>107584</text:p>
          </table:table-cell>
          <table:table-cell office:value-type="float" office:value="104946">
            <text:p>104946</text:p>
          </table:table-cell>
          <table:table-cell office:value-type="float" office:value="115416">
            <text:p>115416</text:p>
          </table:table-cell>
          <table:table-cell office:value-type="float" office:value="110765">
            <text:p>110765</text:p>
          </table:table-cell>
          <table:table-cell office:value-type="float" office:value="111390">
            <text:p>111390</text:p>
          </table:table-cell>
          <table:table-cell office:value-type="float" office:value="112510">
            <text:p>112510</text:p>
          </table:table-cell>
          <table:table-cell office:value-type="float" office:value="109548.3">
            <text:p>109548.3</text:p>
          </table:table-cell>
          <table:table-cell office:value-type="float" office:value="59058">
            <text:p>59058</text:p>
          </table:table-cell>
          <table:table-cell office:value-type="float" office:value="61915">
            <text:p>61915</text:p>
          </table:table-cell>
          <table:table-cell office:value-type="float" office:value="61474">
            <text:p>61474</text:p>
          </table:table-cell>
          <table:table-cell office:value-type="float" office:value="60181">
            <text:p>60181</text:p>
          </table:table-cell>
          <table:table-cell office:value-type="float" office:value="61440">
            <text:p>61440</text:p>
          </table:table-cell>
          <table:table-cell office:value-type="float" office:value="62748">
            <text:p>62748</text:p>
          </table:table-cell>
          <table:table-cell office:value-type="float" office:value="58388">
            <text:p>58388</text:p>
          </table:table-cell>
          <table:table-cell office:value-type="float" office:value="55400">
            <text:p>55400</text:p>
          </table:table-cell>
          <table:table-cell office:value-type="float" office:value="57304">
            <text:p>57304</text:p>
          </table:table-cell>
          <table:table-cell office:value-type="float" office:value="54386">
            <text:p>54386</text:p>
          </table:table-cell>
          <table:table-cell office:value-type="float" office:value="59229.4">
            <text:p>59229.4</text:p>
          </table:table-cell>
          <table:table-cell office:value-type="float" office:value="30568">
            <text:p>30568</text:p>
          </table:table-cell>
          <table:table-cell office:value-type="float" office:value="31717">
            <text:p>31717</text:p>
          </table:table-cell>
          <table:table-cell office:value-type="float" office:value="30619">
            <text:p>30619</text:p>
          </table:table-cell>
          <table:table-cell office:value-type="float" office:value="30362">
            <text:p>30362</text:p>
          </table:table-cell>
          <table:table-cell office:value-type="float" office:value="32246">
            <text:p>32246</text:p>
          </table:table-cell>
          <table:table-cell office:value-type="float" office:value="32724">
            <text:p>32724</text:p>
          </table:table-cell>
          <table:table-cell office:value-type="float" office:value="31157">
            <text:p>31157</text:p>
          </table:table-cell>
          <table:table-cell office:value-type="float" office:value="32420">
            <text:p>32420</text:p>
          </table:table-cell>
          <table:table-cell office:value-type="float" office:value="32173">
            <text:p>32173</text:p>
          </table:table-cell>
          <table:table-cell office:value-type="float" office:value="30445">
            <text:p>30445</text:p>
          </table:table-cell>
          <table:table-cell office:value-type="float" office:value="31443.1">
            <text:p>31443.1</text:p>
          </table:table-cell>
          <table:table-cell office:value-type="float" office:value="19500">
            <text:p>19500</text:p>
          </table:table-cell>
          <table:table-cell office:value-type="float" office:value="16096">
            <text:p>16096</text:p>
          </table:table-cell>
          <table:table-cell office:value-type="float" office:value="17497">
            <text:p>17497</text:p>
          </table:table-cell>
          <table:table-cell office:value-type="float" office:value="19054">
            <text:p>19054</text:p>
          </table:table-cell>
          <table:table-cell office:value-type="float" office:value="17070">
            <text:p>17070</text:p>
          </table:table-cell>
          <table:table-cell office:value-type="float" office:value="17772">
            <text:p>17772</text:p>
          </table:table-cell>
          <table:table-cell office:value-type="float" office:value="17673">
            <text:p>17673</text:p>
          </table:table-cell>
          <table:table-cell office:value-type="float" office:value="16695">
            <text:p>16695</text:p>
          </table:table-cell>
          <table:table-cell office:value-type="float" office:value="20079">
            <text:p>20079</text:p>
          </table:table-cell>
          <table:table-cell office:value-type="float" office:value="22733">
            <text:p>22733</text:p>
          </table:table-cell>
          <table:table-cell office:value-type="float" office:value="18416.9">
            <text:p>18416.9</text:p>
          </table:table-cell>
          <table:table-cell office:value-type="float" office:value="16077">
            <text:p>16077</text:p>
          </table:table-cell>
          <table:table-cell office:value-type="float" office:value="17541">
            <text:p>17541</text:p>
          </table:table-cell>
          <table:table-cell office:value-type="float" office:value="18092">
            <text:p>18092</text:p>
          </table:table-cell>
          <table:table-cell office:value-type="float" office:value="16417">
            <text:p>16417</text:p>
          </table:table-cell>
          <table:table-cell office:value-type="float" office:value="14940">
            <text:p>14940</text:p>
          </table:table-cell>
          <table:table-cell office:value-type="float" office:value="14263">
            <text:p>14263</text:p>
          </table:table-cell>
          <table:table-cell office:value-type="float" office:value="20224">
            <text:p>20224</text:p>
          </table:table-cell>
          <table:table-cell office:value-type="float" office:value="19056">
            <text:p>19056</text:p>
          </table:table-cell>
          <table:table-cell office:value-type="float" office:value="21838">
            <text:p>21838</text:p>
          </table:table-cell>
          <table:table-cell office:value-type="float" office:value="15309">
            <text:p>15309</text:p>
          </table:table-cell>
          <table:table-cell office:value-type="float" office:value="17375.7">
            <text:p>17375.7</text:p>
          </table:table-cell>
          <table:table-cell office:value-type="float" office:value="30916">
            <text:p>30916</text:p>
          </table:table-cell>
          <table:table-cell office:value-type="float" office:value="21286">
            <text:p>21286</text:p>
          </table:table-cell>
          <table:table-cell office:value-type="float" office:value="14800">
            <text:p>14800</text:p>
          </table:table-cell>
          <table:table-cell office:value-type="float" office:value="24144">
            <text:p>24144</text:p>
          </table:table-cell>
          <table:table-cell office:value-type="float" office:value="17914">
            <text:p>17914</text:p>
          </table:table-cell>
          <table:table-cell office:value-type="float" office:value="26190">
            <text:p>26190</text:p>
          </table:table-cell>
          <table:table-cell office:value-type="float" office:value="33900">
            <text:p>33900</text:p>
          </table:table-cell>
          <table:table-cell office:value-type="float" office:value="22625">
            <text:p>22625</text:p>
          </table:table-cell>
          <table:table-cell office:value-type="float" office:value="20457">
            <text:p>20457</text:p>
          </table:table-cell>
          <table:table-cell office:value-type="float" office:value="27097">
            <text:p>27097</text:p>
          </table:table-cell>
          <table:table-cell office:value-type="float" office:value="23932.9">
            <text:p>23932.9</text:p>
          </table:table-cell>
          <table:table-cell office:value-type="float" office:value="26920">
            <text:p>26920</text:p>
          </table:table-cell>
          <table:table-cell office:value-type="float" office:value="28031">
            <text:p>28031</text:p>
          </table:table-cell>
          <table:table-cell office:value-type="float" office:value="29117">
            <text:p>29117</text:p>
          </table:table-cell>
          <table:table-cell office:value-type="float" office:value="38300">
            <text:p>38300</text:p>
          </table:table-cell>
          <table:table-cell office:value-type="float" office:value="32772">
            <text:p>32772</text:p>
          </table:table-cell>
          <table:table-cell office:value-type="float" office:value="34604">
            <text:p>34604</text:p>
          </table:table-cell>
          <table:table-cell office:value-type="float" office:value="23521">
            <text:p>23521</text:p>
          </table:table-cell>
          <table:table-cell office:value-type="float" office:value="25816">
            <text:p>25816</text:p>
          </table:table-cell>
          <table:table-cell office:value-type="float" office:value="33404">
            <text:p>33404</text:p>
          </table:table-cell>
          <table:table-cell office:value-type="float" office:value="33337">
            <text:p>33337</text:p>
          </table:table-cell>
          <table:table-cell office:value-type="float" office:value="30582.2">
            <text:p>30582.2</text:p>
          </table:table-cell>
          <table:table-cell office:value-type="float" office:value="37689">
            <text:p>37689</text:p>
          </table:table-cell>
          <table:table-cell office:value-type="float" office:value="39019">
            <text:p>39019</text:p>
          </table:table-cell>
          <table:table-cell office:value-type="float" office:value="43334">
            <text:p>43334</text:p>
          </table:table-cell>
          <table:table-cell office:value-type="float" office:value="39284">
            <text:p>39284</text:p>
          </table:table-cell>
          <table:table-cell office:value-type="float" office:value="37613">
            <text:p>37613</text:p>
          </table:table-cell>
          <table:table-cell office:value-type="float" office:value="38503">
            <text:p>38503</text:p>
          </table:table-cell>
          <table:table-cell office:value-type="float" office:value="40288">
            <text:p>40288</text:p>
          </table:table-cell>
          <table:table-cell office:value-type="float" office:value="43923">
            <text:p>43923</text:p>
          </table:table-cell>
          <table:table-cell office:value-type="float" office:value="48204">
            <text:p>48204</text:p>
          </table:table-cell>
          <table:table-cell office:value-type="float" office:value="51463">
            <text:p>51463</text:p>
          </table:table-cell>
          <table:table-cell office:value-type="float" office:value="41932">
            <text:p>41932</text:p>
          </table:table-cell>
          <table:table-cell office:value-type="float" office:value="50261">
            <text:p>50261</text:p>
          </table:table-cell>
          <table:table-cell office:value-type="float" office:value="49358">
            <text:p>49358</text:p>
          </table:table-cell>
          <table:table-cell office:value-type="float" office:value="48470">
            <text:p>48470</text:p>
          </table:table-cell>
          <table:table-cell office:value-type="float" office:value="47388">
            <text:p>47388</text:p>
          </table:table-cell>
          <table:table-cell office:value-type="float" office:value="51872">
            <text:p>51872</text:p>
          </table:table-cell>
          <table:table-cell office:value-type="float" office:value="55920">
            <text:p>55920</text:p>
          </table:table-cell>
          <table:table-cell office:value-type="float" office:value="45797">
            <text:p>45797</text:p>
          </table:table-cell>
          <table:table-cell office:value-type="float" office:value="52249">
            <text:p>52249</text:p>
          </table:table-cell>
          <table:table-cell office:value-type="float" office:value="47704">
            <text:p>47704</text:p>
          </table:table-cell>
          <table:table-cell office:value-type="float" office:value="46870">
            <text:p>46870</text:p>
          </table:table-cell>
          <table:table-cell office:value-type="float" office:value="49588.9">
            <text:p>49588.9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117043">
            <text:p>117043</text:p>
          </table:table-cell>
          <table:table-cell office:value-type="float" office:value="114975">
            <text:p>114975</text:p>
          </table:table-cell>
          <table:table-cell office:value-type="float" office:value="112364">
            <text:p>112364</text:p>
          </table:table-cell>
          <table:table-cell office:value-type="float" office:value="115732">
            <text:p>115732</text:p>
          </table:table-cell>
          <table:table-cell office:value-type="float" office:value="132530">
            <text:p>132530</text:p>
          </table:table-cell>
          <table:table-cell office:value-type="float" office:value="114747">
            <text:p>114747</text:p>
          </table:table-cell>
          <table:table-cell office:value-type="float" office:value="114801">
            <text:p>114801</text:p>
          </table:table-cell>
          <table:table-cell office:value-type="float" office:value="117408">
            <text:p>117408</text:p>
          </table:table-cell>
          <table:table-cell office:value-type="float" office:value="112845">
            <text:p>112845</text:p>
          </table:table-cell>
          <table:table-cell office:value-type="float" office:value="109414">
            <text:p>109414</text:p>
          </table:table-cell>
          <table:table-cell office:value-type="float" office:value="116185.9">
            <text:p>116185.9</text:p>
          </table:table-cell>
          <table:table-cell office:value-type="float" office:value="63389">
            <text:p>63389</text:p>
          </table:table-cell>
          <table:table-cell office:value-type="float" office:value="58453">
            <text:p>58453</text:p>
          </table:table-cell>
          <table:table-cell office:value-type="float" office:value="64628">
            <text:p>64628</text:p>
          </table:table-cell>
          <table:table-cell office:value-type="float" office:value="64339">
            <text:p>64339</text:p>
          </table:table-cell>
          <table:table-cell office:value-type="float" office:value="62243">
            <text:p>62243</text:p>
          </table:table-cell>
          <table:table-cell office:value-type="float" office:value="60557">
            <text:p>60557</text:p>
          </table:table-cell>
          <table:table-cell office:value-type="float" office:value="65516">
            <text:p>65516</text:p>
          </table:table-cell>
          <table:table-cell office:value-type="float" office:value="63438">
            <text:p>63438</text:p>
          </table:table-cell>
          <table:table-cell office:value-type="float" office:value="60983">
            <text:p>60983</text:p>
          </table:table-cell>
          <table:table-cell office:value-type="float" office:value="64498">
            <text:p>64498</text:p>
          </table:table-cell>
          <table:table-cell office:value-type="float" office:value="62804.4">
            <text:p>62804.4</text:p>
          </table:table-cell>
          <table:table-cell office:value-type="float" office:value="33115">
            <text:p>33115</text:p>
          </table:table-cell>
          <table:table-cell office:value-type="float" office:value="33999">
            <text:p>33999</text:p>
          </table:table-cell>
          <table:table-cell office:value-type="float" office:value="34433">
            <text:p>34433</text:p>
          </table:table-cell>
          <table:table-cell office:value-type="float" office:value="33646">
            <text:p>33646</text:p>
          </table:table-cell>
          <table:table-cell office:value-type="float" office:value="35966">
            <text:p>35966</text:p>
          </table:table-cell>
          <table:table-cell office:value-type="float" office:value="31343">
            <text:p>31343</text:p>
          </table:table-cell>
          <table:table-cell office:value-type="float" office:value="33322">
            <text:p>33322</text:p>
          </table:table-cell>
          <table:table-cell office:value-type="float" office:value="34813">
            <text:p>34813</text:p>
          </table:table-cell>
          <table:table-cell office:value-type="float" office:value="31575">
            <text:p>31575</text:p>
          </table:table-cell>
          <table:table-cell office:value-type="float" office:value="38482">
            <text:p>38482</text:p>
          </table:table-cell>
          <table:table-cell office:value-type="float" office:value="34069.4">
            <text:p>34069.4</text:p>
          </table:table-cell>
          <table:table-cell office:value-type="float" office:value="22958">
            <text:p>22958</text:p>
          </table:table-cell>
          <table:table-cell office:value-type="float" office:value="17196">
            <text:p>17196</text:p>
          </table:table-cell>
          <table:table-cell office:value-type="float" office:value="16410">
            <text:p>16410</text:p>
          </table:table-cell>
          <table:table-cell office:value-type="float" office:value="16988">
            <text:p>16988</text:p>
          </table:table-cell>
          <table:table-cell office:value-type="float" office:value="19566">
            <text:p>19566</text:p>
          </table:table-cell>
          <table:table-cell office:value-type="float" office:value="20276">
            <text:p>20276</text:p>
          </table:table-cell>
          <table:table-cell office:value-type="float" office:value="21397">
            <text:p>21397</text:p>
          </table:table-cell>
          <table:table-cell office:value-type="float" office:value="21656">
            <text:p>21656</text:p>
          </table:table-cell>
          <table:table-cell office:value-type="float" office:value="21919">
            <text:p>21919</text:p>
          </table:table-cell>
          <table:table-cell office:value-type="float" office:value="20904">
            <text:p>20904</text:p>
          </table:table-cell>
          <table:table-cell office:value-type="float" office:value="19927">
            <text:p>19927</text:p>
          </table:table-cell>
          <table:table-cell office:value-type="float" office:value="22825">
            <text:p>22825</text:p>
          </table:table-cell>
          <table:table-cell office:value-type="float" office:value="17431">
            <text:p>17431</text:p>
          </table:table-cell>
          <table:table-cell office:value-type="float" office:value="16860">
            <text:p>16860</text:p>
          </table:table-cell>
          <table:table-cell office:value-type="float" office:value="22388">
            <text:p>22388</text:p>
          </table:table-cell>
          <table:table-cell office:value-type="float" office:value="14364">
            <text:p>14364</text:p>
          </table:table-cell>
          <table:table-cell office:value-type="float" office:value="16041">
            <text:p>16041</text:p>
          </table:table-cell>
          <table:table-cell office:value-type="float" office:value="14734">
            <text:p>14734</text:p>
          </table:table-cell>
          <table:table-cell office:value-type="float" office:value="20356">
            <text:p>20356</text:p>
          </table:table-cell>
          <table:table-cell office:value-type="float" office:value="14355">
            <text:p>14355</text:p>
          </table:table-cell>
          <table:table-cell office:value-type="float" office:value="20547">
            <text:p>20547</text:p>
          </table:table-cell>
          <table:table-cell office:value-type="float" office:value="17990.1">
            <text:p>17990.1</text:p>
          </table:table-cell>
          <table:table-cell office:value-type="float" office:value="18069">
            <text:p>18069</text:p>
          </table:table-cell>
          <table:table-cell office:value-type="float" office:value="19428">
            <text:p>19428</text:p>
          </table:table-cell>
          <table:table-cell office:value-type="float" office:value="18776">
            <text:p>18776</text:p>
          </table:table-cell>
          <table:table-cell office:value-type="float" office:value="29430">
            <text:p>29430</text:p>
          </table:table-cell>
          <table:table-cell office:value-type="float" office:value="31716">
            <text:p>31716</text:p>
          </table:table-cell>
          <table:table-cell office:value-type="float" office:value="27889">
            <text:p>27889</text:p>
          </table:table-cell>
          <table:table-cell office:value-type="float" office:value="19327">
            <text:p>19327</text:p>
          </table:table-cell>
          <table:table-cell office:value-type="float" office:value="24346">
            <text:p>24346</text:p>
          </table:table-cell>
          <table:table-cell office:value-type="float" office:value="25201">
            <text:p>25201</text:p>
          </table:table-cell>
          <table:table-cell office:value-type="float" office:value="28570">
            <text:p>28570</text:p>
          </table:table-cell>
          <table:table-cell office:value-type="float" office:value="24275.2">
            <text:p>24275.2</text:p>
          </table:table-cell>
          <table:table-cell office:value-type="float" office:value="40748">
            <text:p>40748</text:p>
          </table:table-cell>
          <table:table-cell office:value-type="float" office:value="31141">
            <text:p>31141</text:p>
          </table:table-cell>
          <table:table-cell office:value-type="float" office:value="34101">
            <text:p>34101</text:p>
          </table:table-cell>
          <table:table-cell office:value-type="float" office:value="33077">
            <text:p>33077</text:p>
          </table:table-cell>
          <table:table-cell office:value-type="float" office:value="25274">
            <text:p>25274</text:p>
          </table:table-cell>
          <table:table-cell office:value-type="float" office:value="37230">
            <text:p>37230</text:p>
          </table:table-cell>
          <table:table-cell office:value-type="float" office:value="35770">
            <text:p>35770</text:p>
          </table:table-cell>
          <table:table-cell office:value-type="float" office:value="50242">
            <text:p>50242</text:p>
          </table:table-cell>
          <table:table-cell office:value-type="float" office:value="39126">
            <text:p>39126</text:p>
          </table:table-cell>
          <table:table-cell office:value-type="float" office:value="36743">
            <text:p>36743</text:p>
          </table:table-cell>
          <table:table-cell office:value-type="float" office:value="36345.2">
            <text:p>36345.2</text:p>
          </table:table-cell>
          <table:table-cell office:value-type="float" office:value="48286">
            <text:p>48286</text:p>
          </table:table-cell>
          <table:table-cell office:value-type="float" office:value="43693">
            <text:p>43693</text:p>
          </table:table-cell>
          <table:table-cell office:value-type="float" office:value="37480">
            <text:p>37480</text:p>
          </table:table-cell>
          <table:table-cell office:value-type="float" office:value="47614">
            <text:p>47614</text:p>
          </table:table-cell>
          <table:table-cell office:value-type="float" office:value="44662">
            <text:p>44662</text:p>
          </table:table-cell>
          <table:table-cell office:value-type="float" office:value="42326">
            <text:p>42326</text:p>
          </table:table-cell>
          <table:table-cell office:value-type="float" office:value="42008">
            <text:p>42008</text:p>
          </table:table-cell>
          <table:table-cell office:value-type="float" office:value="42458">
            <text:p>42458</text:p>
          </table:table-cell>
          <table:table-cell office:value-type="float" office:value="45728">
            <text:p>45728</text:p>
          </table:table-cell>
          <table:table-cell office:value-type="float" office:value="40692">
            <text:p>40692</text:p>
          </table:table-cell>
          <table:table-cell office:value-type="float" office:value="43494.7">
            <text:p>43494.7</text:p>
          </table:table-cell>
          <table:table-cell office:value-type="float" office:value="72494">
            <text:p>72494</text:p>
          </table:table-cell>
          <table:table-cell office:value-type="float" office:value="54048">
            <text:p>54048</text:p>
          </table:table-cell>
          <table:table-cell office:value-type="float" office:value="59500">
            <text:p>59500</text:p>
          </table:table-cell>
          <table:table-cell office:value-type="float" office:value="55064">
            <text:p>55064</text:p>
          </table:table-cell>
          <table:table-cell office:value-type="float" office:value="56567">
            <text:p>56567</text:p>
          </table:table-cell>
          <table:table-cell office:value-type="float" office:value="60111">
            <text:p>60111</text:p>
          </table:table-cell>
          <table:table-cell office:value-type="float" office:value="57088">
            <text:p>57088</text:p>
          </table:table-cell>
          <table:table-cell office:value-type="float" office:value="54623">
            <text:p>54623</text:p>
          </table:table-cell>
          <table:table-cell office:value-type="float" office:value="51392">
            <text:p>51392</text:p>
          </table:table-cell>
          <table:table-cell office:value-type="float" office:value="48882">
            <text:p>48882</text:p>
          </table:table-cell>
          <table:table-cell office:value-type="float" office:value="56976.9">
            <text:p>56976.9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29912">
            <text:p>129912</text:p>
          </table:table-cell>
          <table:table-cell office:value-type="float" office:value="122773">
            <text:p>122773</text:p>
          </table:table-cell>
          <table:table-cell office:value-type="float" office:value="123472">
            <text:p>123472</text:p>
          </table:table-cell>
          <table:table-cell office:value-type="float" office:value="134758">
            <text:p>134758</text:p>
          </table:table-cell>
          <table:table-cell office:value-type="float" office:value="118050">
            <text:p>118050</text:p>
          </table:table-cell>
          <table:table-cell office:value-type="float" office:value="128802">
            <text:p>128802</text:p>
          </table:table-cell>
          <table:table-cell office:value-type="float" office:value="131823">
            <text:p>131823</text:p>
          </table:table-cell>
          <table:table-cell office:value-type="float" office:value="121206">
            <text:p>121206</text:p>
          </table:table-cell>
          <table:table-cell office:value-type="float" office:value="122517">
            <text:p>122517</text:p>
          </table:table-cell>
          <table:table-cell office:value-type="float" office:value="124239">
            <text:p>124239</text:p>
          </table:table-cell>
          <table:table-cell office:value-type="float" office:value="125755.2">
            <text:p>125755.2</text:p>
          </table:table-cell>
          <table:table-cell office:value-type="float" office:value="67772">
            <text:p>67772</text:p>
          </table:table-cell>
          <table:table-cell office:value-type="float" office:value="67346">
            <text:p>67346</text:p>
          </table:table-cell>
          <table:table-cell office:value-type="float" office:value="67666">
            <text:p>67666</text:p>
          </table:table-cell>
          <table:table-cell office:value-type="float" office:value="62504">
            <text:p>62504</text:p>
          </table:table-cell>
          <table:table-cell office:value-type="float" office:value="73037">
            <text:p>73037</text:p>
          </table:table-cell>
          <table:table-cell office:value-type="float" office:value="68573">
            <text:p>68573</text:p>
          </table:table-cell>
          <table:table-cell office:value-type="float" office:value="62392">
            <text:p>62392</text:p>
          </table:table-cell>
          <table:table-cell office:value-type="float" office:value="76546">
            <text:p>76546</text:p>
          </table:table-cell>
          <table:table-cell office:value-type="float" office:value="71267">
            <text:p>71267</text:p>
          </table:table-cell>
          <table:table-cell office:value-type="float" office:value="69226">
            <text:p>69226</text:p>
          </table:table-cell>
          <table:table-cell office:value-type="float" office:value="68632.9">
            <text:p>68632.9</text:p>
          </table:table-cell>
          <table:table-cell office:value-type="float" office:value="35213">
            <text:p>35213</text:p>
          </table:table-cell>
          <table:table-cell office:value-type="float" office:value="37193">
            <text:p>37193</text:p>
          </table:table-cell>
          <table:table-cell office:value-type="float" office:value="36405">
            <text:p>36405</text:p>
          </table:table-cell>
          <table:table-cell office:value-type="float" office:value="35732">
            <text:p>35732</text:p>
          </table:table-cell>
          <table:table-cell office:value-type="float" office:value="38144">
            <text:p>38144</text:p>
          </table:table-cell>
          <table:table-cell office:value-type="float" office:value="37051">
            <text:p>37051</text:p>
          </table:table-cell>
          <table:table-cell office:value-type="float" office:value="35392">
            <text:p>35392</text:p>
          </table:table-cell>
          <table:table-cell office:value-type="float" office:value="38507">
            <text:p>38507</text:p>
          </table:table-cell>
          <table:table-cell office:value-type="float" office:value="34021">
            <text:p>34021</text:p>
          </table:table-cell>
          <table:table-cell office:value-type="float" office:value="33332">
            <text:p>33332</text:p>
          </table:table-cell>
          <table:table-cell office:value-type="float" office:value="36099">
            <text:p>36099</text:p>
          </table:table-cell>
          <table:table-cell office:value-type="float" office:value="20815">
            <text:p>20815</text:p>
          </table:table-cell>
          <table:table-cell office:value-type="float" office:value="21470">
            <text:p>21470</text:p>
          </table:table-cell>
          <table:table-cell office:value-type="float" office:value="22195">
            <text:p>22195</text:p>
          </table:table-cell>
          <table:table-cell office:value-type="float" office:value="21750">
            <text:p>21750</text:p>
          </table:table-cell>
          <table:table-cell office:value-type="float" office:value="20813">
            <text:p>20813</text:p>
          </table:table-cell>
          <table:table-cell office:value-type="float" office:value="20651">
            <text:p>20651</text:p>
          </table:table-cell>
          <table:table-cell office:value-type="float" office:value="20255">
            <text:p>20255</text:p>
          </table:table-cell>
          <table:table-cell office:value-type="float" office:value="21797">
            <text:p>21797</text:p>
          </table:table-cell>
          <table:table-cell office:value-type="float" office:value="18990">
            <text:p>18990</text:p>
          </table:table-cell>
          <table:table-cell office:value-type="float" office:value="22130">
            <text:p>22130</text:p>
          </table:table-cell>
          <table:table-cell office:value-type="float" office:value="21086.6">
            <text:p>21086.6</text:p>
          </table:table-cell>
          <table:table-cell office:value-type="float" office:value="18714">
            <text:p>18714</text:p>
          </table:table-cell>
          <table:table-cell office:value-type="float" office:value="19233">
            <text:p>19233</text:p>
          </table:table-cell>
          <table:table-cell office:value-type="float" office:value="25557">
            <text:p>25557</text:p>
          </table:table-cell>
          <table:table-cell office:value-type="float" office:value="24237">
            <text:p>24237</text:p>
          </table:table-cell>
          <table:table-cell office:value-type="float" office:value="22378">
            <text:p>22378</text:p>
          </table:table-cell>
          <table:table-cell office:value-type="float" office:value="14498">
            <text:p>14498</text:p>
          </table:table-cell>
          <table:table-cell office:value-type="float" office:value="20970">
            <text:p>20970</text:p>
          </table:table-cell>
          <table:table-cell office:value-type="float" office:value="18344">
            <text:p>18344</text:p>
          </table:table-cell>
          <table:table-cell office:value-type="float" office:value="18165">
            <text:p>18165</text:p>
          </table:table-cell>
          <table:table-cell office:value-type="float" office:value="17144">
            <text:p>17144</text:p>
          </table:table-cell>
          <table:table-cell office:value-type="float" office:value="19924">
            <text:p>19924</text:p>
          </table:table-cell>
          <table:table-cell office:value-type="float" office:value="29597">
            <text:p>29597</text:p>
          </table:table-cell>
          <table:table-cell office:value-type="float" office:value="22841">
            <text:p>22841</text:p>
          </table:table-cell>
          <table:table-cell office:value-type="float" office:value="48503">
            <text:p>48503</text:p>
          </table:table-cell>
          <table:table-cell office:value-type="float" office:value="22773">
            <text:p>22773</text:p>
          </table:table-cell>
          <table:table-cell office:value-type="float" office:value="25693">
            <text:p>25693</text:p>
          </table:table-cell>
          <table:table-cell office:value-type="float" office:value="30518">
            <text:p>30518</text:p>
          </table:table-cell>
          <table:table-cell office:value-type="float" office:value="26176">
            <text:p>26176</text:p>
          </table:table-cell>
          <table:table-cell office:value-type="float" office:value="24242">
            <text:p>24242</text:p>
          </table:table-cell>
          <table:table-cell office:value-type="float" office:value="25212">
            <text:p>25212</text:p>
          </table:table-cell>
          <table:table-cell office:value-type="float" office:value="22820">
            <text:p>22820</text:p>
          </table:table-cell>
          <table:table-cell office:value-type="float" office:value="27837.5">
            <text:p>27837.5</text:p>
          </table:table-cell>
          <table:table-cell office:value-type="float" office:value="31970">
            <text:p>31970</text:p>
          </table:table-cell>
          <table:table-cell office:value-type="float" office:value="37061">
            <text:p>37061</text:p>
          </table:table-cell>
          <table:table-cell office:value-type="float" office:value="30996">
            <text:p>30996</text:p>
          </table:table-cell>
          <table:table-cell office:value-type="float" office:value="35775">
            <text:p>35775</text:p>
          </table:table-cell>
          <table:table-cell office:value-type="float" office:value="36918">
            <text:p>36918</text:p>
          </table:table-cell>
          <table:table-cell office:value-type="float" office:value="33909">
            <text:p>33909</text:p>
          </table:table-cell>
          <table:table-cell office:value-type="float" office:value="36386">
            <text:p>36386</text:p>
          </table:table-cell>
          <table:table-cell office:value-type="float" office:value="39569">
            <text:p>39569</text:p>
          </table:table-cell>
          <table:table-cell office:value-type="float" office:value="28000">
            <text:p>28000</text:p>
          </table:table-cell>
          <table:table-cell office:value-type="float" office:value="42618">
            <text:p>42618</text:p>
          </table:table-cell>
          <table:table-cell office:value-type="float" office:value="35320.2">
            <text:p>35320.2</text:p>
          </table:table-cell>
          <table:table-cell office:value-type="float" office:value="48665">
            <text:p>48665</text:p>
          </table:table-cell>
          <table:table-cell office:value-type="float" office:value="61188">
            <text:p>61188</text:p>
          </table:table-cell>
          <table:table-cell office:value-type="float" office:value="39138">
            <text:p>39138</text:p>
          </table:table-cell>
          <table:table-cell office:value-type="float" office:value="39871">
            <text:p>39871</text:p>
          </table:table-cell>
          <table:table-cell office:value-type="float" office:value="50777">
            <text:p>50777</text:p>
          </table:table-cell>
          <table:table-cell office:value-type="float" office:value="51043">
            <text:p>51043</text:p>
          </table:table-cell>
          <table:table-cell office:value-type="float" office:value="49030">
            <text:p>49030</text:p>
          </table:table-cell>
          <table:table-cell office:value-type="float" office:value="57337">
            <text:p>57337</text:p>
          </table:table-cell>
          <table:table-cell office:value-type="float" office:value="52802">
            <text:p>52802</text:p>
          </table:table-cell>
          <table:table-cell office:value-type="float" office:value="40388">
            <text:p>40388</text:p>
          </table:table-cell>
          <table:table-cell office:value-type="float" office:value="49023.9">
            <text:p>49023.9</text:p>
          </table:table-cell>
          <table:table-cell office:value-type="float" office:value="75243">
            <text:p>75243</text:p>
          </table:table-cell>
          <table:table-cell office:value-type="float" office:value="58697">
            <text:p>58697</text:p>
          </table:table-cell>
          <table:table-cell office:value-type="float" office:value="76996">
            <text:p>76996</text:p>
          </table:table-cell>
          <table:table-cell office:value-type="float" office:value="62523">
            <text:p>62523</text:p>
          </table:table-cell>
          <table:table-cell office:value-type="float" office:value="55405">
            <text:p>55405</text:p>
          </table:table-cell>
          <table:table-cell office:value-type="float" office:value="57723">
            <text:p>57723</text:p>
          </table:table-cell>
          <table:table-cell office:value-type="float" office:value="72919">
            <text:p>72919</text:p>
          </table:table-cell>
          <table:table-cell office:value-type="float" office:value="54939">
            <text:p>54939</text:p>
          </table:table-cell>
          <table:table-cell office:value-type="float" office:value="55004">
            <text:p>55004</text:p>
          </table:table-cell>
          <table:table-cell office:value-type="float" office:value="61475">
            <text:p>61475</text:p>
          </table:table-cell>
          <table:table-cell office:value-type="float" office:value="63092.4">
            <text:p>63092.4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37627">
            <text:p>137627</text:p>
          </table:table-cell>
          <table:table-cell office:value-type="float" office:value="140835">
            <text:p>140835</text:p>
          </table:table-cell>
          <table:table-cell office:value-type="float" office:value="135802">
            <text:p>135802</text:p>
          </table:table-cell>
          <table:table-cell office:value-type="float" office:value="153453">
            <text:p>153453</text:p>
          </table:table-cell>
          <table:table-cell office:value-type="float" office:value="128460">
            <text:p>128460</text:p>
          </table:table-cell>
          <table:table-cell office:value-type="float" office:value="129200">
            <text:p>129200</text:p>
          </table:table-cell>
          <table:table-cell office:value-type="float" office:value="134161">
            <text:p>134161</text:p>
          </table:table-cell>
          <table:table-cell office:value-type="float" office:value="147160">
            <text:p>147160</text:p>
          </table:table-cell>
          <table:table-cell office:value-type="float" office:value="134809">
            <text:p>134809</text:p>
          </table:table-cell>
          <table:table-cell office:value-type="float" office:value="144625">
            <text:p>144625</text:p>
          </table:table-cell>
          <table:table-cell office:value-type="float" office:value="138613.2">
            <text:p>138613.2</text:p>
          </table:table-cell>
          <table:table-cell office:value-type="float" office:value="78564">
            <text:p>78564</text:p>
          </table:table-cell>
          <table:table-cell office:value-type="float" office:value="70290">
            <text:p>70290</text:p>
          </table:table-cell>
          <table:table-cell office:value-type="float" office:value="84029">
            <text:p>84029</text:p>
          </table:table-cell>
          <table:table-cell office:value-type="float" office:value="73477">
            <text:p>73477</text:p>
          </table:table-cell>
          <table:table-cell office:value-type="float" office:value="69084">
            <text:p>69084</text:p>
          </table:table-cell>
          <table:table-cell office:value-type="float" office:value="67670">
            <text:p>67670</text:p>
          </table:table-cell>
          <table:table-cell office:value-type="float" office:value="73941">
            <text:p>73941</text:p>
          </table:table-cell>
          <table:table-cell office:value-type="float" office:value="68935">
            <text:p>68935</text:p>
          </table:table-cell>
          <table:table-cell office:value-type="float" office:value="74347">
            <text:p>74347</text:p>
          </table:table-cell>
          <table:table-cell office:value-type="float" office:value="74842">
            <text:p>74842</text:p>
          </table:table-cell>
          <table:table-cell office:value-type="float" office:value="73517.9">
            <text:p>73517.9</text:p>
          </table:table-cell>
          <table:table-cell office:value-type="float" office:value="37588">
            <text:p>37588</text:p>
          </table:table-cell>
          <table:table-cell office:value-type="float" office:value="40584">
            <text:p>40584</text:p>
          </table:table-cell>
          <table:table-cell office:value-type="float" office:value="39215">
            <text:p>39215</text:p>
          </table:table-cell>
          <table:table-cell office:value-type="float" office:value="37641">
            <text:p>37641</text:p>
          </table:table-cell>
          <table:table-cell office:value-type="float" office:value="40870">
            <text:p>40870</text:p>
          </table:table-cell>
          <table:table-cell office:value-type="float" office:value="38448">
            <text:p>38448</text:p>
          </table:table-cell>
          <table:table-cell office:value-type="float" office:value="34363">
            <text:p>34363</text:p>
          </table:table-cell>
          <table:table-cell office:value-type="float" office:value="38950">
            <text:p>38950</text:p>
          </table:table-cell>
          <table:table-cell office:value-type="float" office:value="39518">
            <text:p>39518</text:p>
          </table:table-cell>
          <table:table-cell office:value-type="float" office:value="37072">
            <text:p>37072</text:p>
          </table:table-cell>
          <table:table-cell office:value-type="float" office:value="38424.9">
            <text:p>38424.9</text:p>
          </table:table-cell>
          <table:table-cell office:value-type="float" office:value="22232">
            <text:p>22232</text:p>
          </table:table-cell>
          <table:table-cell office:value-type="float" office:value="19373">
            <text:p>19373</text:p>
          </table:table-cell>
          <table:table-cell office:value-type="float" office:value="24568">
            <text:p>24568</text:p>
          </table:table-cell>
          <table:table-cell office:value-type="float" office:value="20429">
            <text:p>20429</text:p>
          </table:table-cell>
          <table:table-cell office:value-type="float" office:value="20360">
            <text:p>20360</text:p>
          </table:table-cell>
          <table:table-cell office:value-type="float" office:value="23122">
            <text:p>23122</text:p>
          </table:table-cell>
          <table:table-cell office:value-type="float" office:value="22705">
            <text:p>22705</text:p>
          </table:table-cell>
          <table:table-cell office:value-type="float" office:value="22707">
            <text:p>22707</text:p>
          </table:table-cell>
          <table:table-cell office:value-type="float" office:value="22722">
            <text:p>22722</text:p>
          </table:table-cell>
          <table:table-cell office:value-type="float" office:value="21489">
            <text:p>21489</text:p>
          </table:table-cell>
          <table:table-cell office:value-type="float" office:value="21970.7">
            <text:p>21970.7</text:p>
          </table:table-cell>
          <table:table-cell office:value-type="float" office:value="18532">
            <text:p>18532</text:p>
          </table:table-cell>
          <table:table-cell office:value-type="float" office:value="29524">
            <text:p>29524</text:p>
          </table:table-cell>
          <table:table-cell office:value-type="float" office:value="24110">
            <text:p>24110</text:p>
          </table:table-cell>
          <table:table-cell office:value-type="float" office:value="17502">
            <text:p>17502</text:p>
          </table:table-cell>
          <table:table-cell office:value-type="float" office:value="23693">
            <text:p>23693</text:p>
          </table:table-cell>
          <table:table-cell office:value-type="float" office:value="24136">
            <text:p>24136</text:p>
          </table:table-cell>
          <table:table-cell office:value-type="float" office:value="24979">
            <text:p>24979</text:p>
          </table:table-cell>
          <table:table-cell office:value-type="float" office:value="22411">
            <text:p>22411</text:p>
          </table:table-cell>
          <table:table-cell office:value-type="float" office:value="23661">
            <text:p>23661</text:p>
          </table:table-cell>
          <table:table-cell office:value-type="float" office:value="26458">
            <text:p>26458</text:p>
          </table:table-cell>
          <table:table-cell office:value-type="float" office:value="23500.6">
            <text:p>23500.6</text:p>
          </table:table-cell>
          <table:table-cell office:value-type="float" office:value="30233">
            <text:p>30233</text:p>
          </table:table-cell>
          <table:table-cell office:value-type="float" office:value="40155">
            <text:p>40155</text:p>
          </table:table-cell>
          <table:table-cell office:value-type="float" office:value="35328">
            <text:p>35328</text:p>
          </table:table-cell>
          <table:table-cell office:value-type="float" office:value="31174">
            <text:p>31174</text:p>
          </table:table-cell>
          <table:table-cell office:value-type="float" office:value="23485">
            <text:p>23485</text:p>
          </table:table-cell>
          <table:table-cell office:value-type="float" office:value="21554">
            <text:p>21554</text:p>
          </table:table-cell>
          <table:table-cell office:value-type="float" office:value="36904">
            <text:p>36904</text:p>
          </table:table-cell>
          <table:table-cell office:value-type="float" office:value="35332">
            <text:p>35332</text:p>
          </table:table-cell>
          <table:table-cell office:value-type="float" office:value="27515">
            <text:p>27515</text:p>
          </table:table-cell>
          <table:table-cell office:value-type="float" office:value="40902">
            <text:p>40902</text:p>
          </table:table-cell>
          <table:table-cell office:value-type="float" office:value="32258.2">
            <text:p>32258.2</text:p>
          </table:table-cell>
          <table:table-cell office:value-type="float" office:value="35405">
            <text:p>35405</text:p>
          </table:table-cell>
          <table:table-cell office:value-type="float" office:value="45490">
            <text:p>45490</text:p>
          </table:table-cell>
          <table:table-cell office:value-type="float" office:value="40281">
            <text:p>40281</text:p>
          </table:table-cell>
          <table:table-cell office:value-type="float" office:value="46318">
            <text:p>46318</text:p>
          </table:table-cell>
          <table:table-cell office:value-type="float" office:value="38458">
            <text:p>38458</text:p>
          </table:table-cell>
          <table:table-cell office:value-type="float" office:value="41910">
            <text:p>41910</text:p>
          </table:table-cell>
          <table:table-cell office:value-type="float" office:value="36000">
            <text:p>36000</text:p>
          </table:table-cell>
          <table:table-cell office:value-type="float" office:value="44569">
            <text:p>44569</text:p>
          </table:table-cell>
          <table:table-cell office:value-type="float" office:value="31095">
            <text:p>31095</text:p>
          </table:table-cell>
          <table:table-cell office:value-type="float" office:value="48990">
            <text:p>48990</text:p>
          </table:table-cell>
          <table:table-cell office:value-type="float" office:value="40851.6">
            <text:p>40851.6</text:p>
          </table:table-cell>
          <table:table-cell office:value-type="float" office:value="48458">
            <text:p>48458</text:p>
          </table:table-cell>
          <table:table-cell office:value-type="float" office:value="44851">
            <text:p>44851</text:p>
          </table:table-cell>
          <table:table-cell office:value-type="float" office:value="50392">
            <text:p>50392</text:p>
          </table:table-cell>
          <table:table-cell office:value-type="float" office:value="43302">
            <text:p>43302</text:p>
          </table:table-cell>
          <table:table-cell office:value-type="float" office:value="52913">
            <text:p>52913</text:p>
          </table:table-cell>
          <table:table-cell office:value-type="float" office:value="48936">
            <text:p>48936</text:p>
          </table:table-cell>
          <table:table-cell office:value-type="float" office:value="42067">
            <text:p>42067</text:p>
          </table:table-cell>
          <table:table-cell office:value-type="float" office:value="57871">
            <text:p>57871</text:p>
          </table:table-cell>
          <table:table-cell office:value-type="float" office:value="45083">
            <text:p>45083</text:p>
          </table:table-cell>
          <table:table-cell office:value-type="float" office:value="41253">
            <text:p>41253</text:p>
          </table:table-cell>
          <table:table-cell office:value-type="float" office:value="47512.6">
            <text:p>47512.6</text:p>
          </table:table-cell>
          <table:table-cell office:value-type="float" office:value="67805">
            <text:p>67805</text:p>
          </table:table-cell>
          <table:table-cell office:value-type="float" office:value="63620">
            <text:p>63620</text:p>
          </table:table-cell>
          <table:table-cell office:value-type="float" office:value="70216">
            <text:p>70216</text:p>
          </table:table-cell>
          <table:table-cell office:value-type="float" office:value="56702">
            <text:p>56702</text:p>
          </table:table-cell>
          <table:table-cell office:value-type="float" office:value="70005">
            <text:p>70005</text:p>
          </table:table-cell>
          <table:table-cell office:value-type="float" office:value="60902">
            <text:p>60902</text:p>
          </table:table-cell>
          <table:table-cell office:value-type="float" office:value="67179">
            <text:p>67179</text:p>
          </table:table-cell>
          <table:table-cell office:value-type="float" office:value="65671">
            <text:p>65671</text:p>
          </table:table-cell>
          <table:table-cell office:value-type="float" office:value="66277">
            <text:p>66277</text:p>
          </table:table-cell>
          <table:table-cell office:value-type="float" office:value="72994">
            <text:p>72994</text:p>
          </table:table-cell>
          <table:table-cell office:value-type="float" office:value="66137.1">
            <text:p>66137.1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57352">
            <text:p>157352</text:p>
          </table:table-cell>
          <table:table-cell office:value-type="float" office:value="136028">
            <text:p>136028</text:p>
          </table:table-cell>
          <table:table-cell office:value-type="float" office:value="140422">
            <text:p>140422</text:p>
          </table:table-cell>
          <table:table-cell office:value-type="float" office:value="144574">
            <text:p>144574</text:p>
          </table:table-cell>
          <table:table-cell office:value-type="float" office:value="148331">
            <text:p>148331</text:p>
          </table:table-cell>
          <table:table-cell office:value-type="float" office:value="139153">
            <text:p>139153</text:p>
          </table:table-cell>
          <table:table-cell office:value-type="float" office:value="137066">
            <text:p>137066</text:p>
          </table:table-cell>
          <table:table-cell office:value-type="float" office:value="147122">
            <text:p>147122</text:p>
          </table:table-cell>
          <table:table-cell office:value-type="float" office:value="149299">
            <text:p>149299</text:p>
          </table:table-cell>
          <table:table-cell office:value-type="float" office:value="143836">
            <text:p>143836</text:p>
          </table:table-cell>
          <table:table-cell office:value-type="float" office:value="144318.3">
            <text:p>144318.3</text:p>
          </table:table-cell>
          <table:table-cell office:value-type="float" office:value="82087">
            <text:p>82087</text:p>
          </table:table-cell>
          <table:table-cell office:value-type="float" office:value="77457">
            <text:p>77457</text:p>
          </table:table-cell>
          <table:table-cell office:value-type="float" office:value="79230">
            <text:p>79230</text:p>
          </table:table-cell>
          <table:table-cell office:value-type="float" office:value="72210">
            <text:p>72210</text:p>
          </table:table-cell>
          <table:table-cell office:value-type="float" office:value="75211">
            <text:p>75211</text:p>
          </table:table-cell>
          <table:table-cell office:value-type="float" office:value="78922">
            <text:p>78922</text:p>
          </table:table-cell>
          <table:table-cell office:value-type="float" office:value="73190">
            <text:p>73190</text:p>
          </table:table-cell>
          <table:table-cell office:value-type="float" office:value="82098">
            <text:p>82098</text:p>
          </table:table-cell>
          <table:table-cell office:value-type="float" office:value="78853">
            <text:p>78853</text:p>
          </table:table-cell>
          <table:table-cell office:value-type="float" office:value="88445">
            <text:p>88445</text:p>
          </table:table-cell>
          <table:table-cell office:value-type="float" office:value="78770.3">
            <text:p>78770.3</text:p>
          </table:table-cell>
          <table:table-cell office:value-type="float" office:value="37977">
            <text:p>37977</text:p>
          </table:table-cell>
          <table:table-cell office:value-type="float" office:value="45625">
            <text:p>45625</text:p>
          </table:table-cell>
          <table:table-cell office:value-type="float" office:value="40753">
            <text:p>40753</text:p>
          </table:table-cell>
          <table:table-cell office:value-type="float" office:value="44716">
            <text:p>44716</text:p>
          </table:table-cell>
          <table:table-cell office:value-type="float" office:value="46376">
            <text:p>46376</text:p>
          </table:table-cell>
          <table:table-cell office:value-type="float" office:value="39677">
            <text:p>39677</text:p>
          </table:table-cell>
          <table:table-cell office:value-type="float" office:value="42308">
            <text:p>42308</text:p>
          </table:table-cell>
          <table:table-cell office:value-type="float" office:value="43338">
            <text:p>43338</text:p>
          </table:table-cell>
          <table:table-cell office:value-type="float" office:value="39103">
            <text:p>39103</text:p>
          </table:table-cell>
          <table:table-cell office:value-type="float" office:value="40216">
            <text:p>40216</text:p>
          </table:table-cell>
          <table:table-cell office:value-type="float" office:value="42008.9">
            <text:p>42008.9</text:p>
          </table:table-cell>
          <table:table-cell office:value-type="float" office:value="22627">
            <text:p>22627</text:p>
          </table:table-cell>
          <table:table-cell office:value-type="float" office:value="20415">
            <text:p>20415</text:p>
          </table:table-cell>
          <table:table-cell office:value-type="float" office:value="21735">
            <text:p>21735</text:p>
          </table:table-cell>
          <table:table-cell office:value-type="float" office:value="28485">
            <text:p>28485</text:p>
          </table:table-cell>
          <table:table-cell office:value-type="float" office:value="24462">
            <text:p>24462</text:p>
          </table:table-cell>
          <table:table-cell office:value-type="float" office:value="24843">
            <text:p>24843</text:p>
          </table:table-cell>
          <table:table-cell office:value-type="float" office:value="22257">
            <text:p>22257</text:p>
          </table:table-cell>
          <table:table-cell office:value-type="float" office:value="20385">
            <text:p>20385</text:p>
          </table:table-cell>
          <table:table-cell office:value-type="float" office:value="24599">
            <text:p>24599</text:p>
          </table:table-cell>
          <table:table-cell office:value-type="float" office:value="27526">
            <text:p>27526</text:p>
          </table:table-cell>
          <table:table-cell office:value-type="float" office:value="23733.4">
            <text:p>23733.4</text:p>
          </table:table-cell>
          <table:table-cell office:value-type="float" office:value="18280">
            <text:p>18280</text:p>
          </table:table-cell>
          <table:table-cell office:value-type="float" office:value="21924">
            <text:p>21924</text:p>
          </table:table-cell>
          <table:table-cell office:value-type="float" office:value="27805">
            <text:p>27805</text:p>
          </table:table-cell>
          <table:table-cell office:value-type="float" office:value="18352">
            <text:p>18352</text:p>
          </table:table-cell>
          <table:table-cell office:value-type="float" office:value="22704">
            <text:p>22704</text:p>
          </table:table-cell>
          <table:table-cell office:value-type="float" office:value="22698">
            <text:p>22698</text:p>
          </table:table-cell>
          <table:table-cell office:value-type="float" office:value="20504">
            <text:p>20504</text:p>
          </table:table-cell>
          <table:table-cell office:value-type="float" office:value="25578">
            <text:p>25578</text:p>
          </table:table-cell>
          <table:table-cell office:value-type="float" office:value="24269">
            <text:p>24269</text:p>
          </table:table-cell>
          <table:table-cell office:value-type="float" office:value="22510">
            <text:p>22510</text:p>
          </table:table-cell>
          <table:table-cell office:value-type="float" office:value="22462.4">
            <text:p>22462.4</text:p>
          </table:table-cell>
          <table:table-cell office:value-type="float" office:value="25687">
            <text:p>25687</text:p>
          </table:table-cell>
          <table:table-cell office:value-type="float" office:value="31673">
            <text:p>31673</text:p>
          </table:table-cell>
          <table:table-cell office:value-type="float" office:value="27708">
            <text:p>27708</text:p>
          </table:table-cell>
          <table:table-cell office:value-type="float" office:value="32931">
            <text:p>32931</text:p>
          </table:table-cell>
          <table:table-cell office:value-type="float" office:value="28139">
            <text:p>28139</text:p>
          </table:table-cell>
          <table:table-cell office:value-type="float" office:value="25714">
            <text:p>25714</text:p>
          </table:table-cell>
          <table:table-cell office:value-type="float" office:value="35490">
            <text:p>35490</text:p>
          </table:table-cell>
          <table:table-cell office:value-type="float" office:value="28619">
            <text:p>28619</text:p>
          </table:table-cell>
          <table:table-cell office:value-type="float" office:value="32691">
            <text:p>32691</text:p>
          </table:table-cell>
          <table:table-cell office:value-type="float" office:value="29628">
            <text:p>29628</text:p>
          </table:table-cell>
          <table:table-cell office:value-type="float" office:value="29828">
            <text:p>29828</text:p>
          </table:table-cell>
          <table:table-cell office:value-type="float" office:value="44697">
            <text:p>44697</text:p>
          </table:table-cell>
          <table:table-cell office:value-type="float" office:value="53732">
            <text:p>53732</text:p>
          </table:table-cell>
          <table:table-cell office:value-type="float" office:value="36945">
            <text:p>36945</text:p>
          </table:table-cell>
          <table:table-cell office:value-type="float" office:value="40909">
            <text:p>40909</text:p>
          </table:table-cell>
          <table:table-cell office:value-type="float" office:value="41008">
            <text:p>41008</text:p>
          </table:table-cell>
          <table:table-cell office:value-type="float" office:value="46730">
            <text:p>46730</text:p>
          </table:table-cell>
          <table:table-cell office:value-type="float" office:value="38799">
            <text:p>38799</text:p>
          </table:table-cell>
          <table:table-cell office:value-type="float" office:value="56155">
            <text:p>56155</text:p>
          </table:table-cell>
          <table:table-cell office:value-type="float" office:value="39622">
            <text:p>39622</text:p>
          </table:table-cell>
          <table:table-cell office:value-type="float" office:value="34393">
            <text:p>34393</text:p>
          </table:table-cell>
          <table:table-cell office:value-type="float" office:value="43299">
            <text:p>43299</text:p>
          </table:table-cell>
          <table:table-cell office:value-type="float" office:value="56381">
            <text:p>56381</text:p>
          </table:table-cell>
          <table:table-cell office:value-type="float" office:value="45869">
            <text:p>45869</text:p>
          </table:table-cell>
          <table:table-cell office:value-type="float" office:value="56654">
            <text:p>56654</text:p>
          </table:table-cell>
          <table:table-cell office:value-type="float" office:value="41724">
            <text:p>41724</text:p>
          </table:table-cell>
          <table:table-cell office:value-type="float" office:value="52458">
            <text:p>52458</text:p>
          </table:table-cell>
          <table:table-cell office:value-type="float" office:value="49746">
            <text:p>49746</text:p>
          </table:table-cell>
          <table:table-cell office:value-type="float" office:value="42363">
            <text:p>42363</text:p>
          </table:table-cell>
          <table:table-cell office:value-type="float" office:value="68391">
            <text:p>68391</text:p>
          </table:table-cell>
          <table:table-cell office:value-type="float" office:value="52870">
            <text:p>52870</text:p>
          </table:table-cell>
          <table:table-cell office:value-type="float" office:value="50116">
            <text:p>50116</text:p>
          </table:table-cell>
          <table:table-cell office:value-type="float" office:value="51657.2">
            <text:p>51657.2</text:p>
          </table:table-cell>
          <table:table-cell office:value-type="float" office:value="64089">
            <text:p>64089</text:p>
          </table:table-cell>
          <table:table-cell office:value-type="float" office:value="76005">
            <text:p>76005</text:p>
          </table:table-cell>
          <table:table-cell office:value-type="float" office:value="59248">
            <text:p>59248</text:p>
          </table:table-cell>
          <table:table-cell office:value-type="float" office:value="72455">
            <text:p>72455</text:p>
          </table:table-cell>
          <table:table-cell office:value-type="float" office:value="61955">
            <text:p>61955</text:p>
          </table:table-cell>
          <table:table-cell office:value-type="float" office:value="59627">
            <text:p>59627</text:p>
          </table:table-cell>
          <table:table-cell office:value-type="float" office:value="66083">
            <text:p>66083</text:p>
          </table:table-cell>
          <table:table-cell office:value-type="float" office:value="61288">
            <text:p>61288</text:p>
          </table:table-cell>
          <table:table-cell office:value-type="float" office:value="66085">
            <text:p>66085</text:p>
          </table:table-cell>
          <table:table-cell office:value-type="float" office:value="66925">
            <text:p>66925</text:p>
          </table:table-cell>
          <table:table-cell office:value-type="float" office:value="65376">
            <text:p>65376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52313">
            <text:p>152313</text:p>
          </table:table-cell>
          <table:table-cell office:value-type="float" office:value="156811">
            <text:p>156811</text:p>
          </table:table-cell>
          <table:table-cell office:value-type="float" office:value="163931">
            <text:p>163931</text:p>
          </table:table-cell>
          <table:table-cell office:value-type="float" office:value="150829">
            <text:p>150829</text:p>
          </table:table-cell>
          <table:table-cell office:value-type="float" office:value="158286">
            <text:p>158286</text:p>
          </table:table-cell>
          <table:table-cell office:value-type="float" office:value="148189">
            <text:p>148189</text:p>
          </table:table-cell>
          <table:table-cell office:value-type="float" office:value="152336">
            <text:p>152336</text:p>
          </table:table-cell>
          <table:table-cell office:value-type="float" office:value="150042">
            <text:p>150042</text:p>
          </table:table-cell>
          <table:table-cell office:value-type="float" office:value="157033">
            <text:p>157033</text:p>
          </table:table-cell>
          <table:table-cell office:value-type="float" office:value="149807">
            <text:p>149807</text:p>
          </table:table-cell>
          <table:table-cell office:value-type="float" office:value="153957.7">
            <text:p>153957.7</text:p>
          </table:table-cell>
          <table:table-cell office:value-type="float" office:value="80779">
            <text:p>80779</text:p>
          </table:table-cell>
          <table:table-cell office:value-type="float" office:value="86654">
            <text:p>86654</text:p>
          </table:table-cell>
          <table:table-cell office:value-type="float" office:value="89309">
            <text:p>89309</text:p>
          </table:table-cell>
          <table:table-cell office:value-type="float" office:value="80226">
            <text:p>80226</text:p>
          </table:table-cell>
          <table:table-cell office:value-type="float" office:value="84411">
            <text:p>84411</text:p>
          </table:table-cell>
          <table:table-cell office:value-type="float" office:value="87205">
            <text:p>87205</text:p>
          </table:table-cell>
          <table:table-cell office:value-type="float" office:value="81734">
            <text:p>81734</text:p>
          </table:table-cell>
          <table:table-cell office:value-type="float" office:value="84224">
            <text:p>84224</text:p>
          </table:table-cell>
          <table:table-cell office:value-type="float" office:value="79318">
            <text:p>79318</text:p>
          </table:table-cell>
          <table:table-cell office:value-type="float" office:value="83405">
            <text:p>83405</text:p>
          </table:table-cell>
          <table:table-cell office:value-type="float" office:value="83726.5">
            <text:p>83726.5</text:p>
          </table:table-cell>
          <table:table-cell office:value-type="float" office:value="42845">
            <text:p>42845</text:p>
          </table:table-cell>
          <table:table-cell office:value-type="float" office:value="42914">
            <text:p>42914</text:p>
          </table:table-cell>
          <table:table-cell office:value-type="float" office:value="44910">
            <text:p>44910</text:p>
          </table:table-cell>
          <table:table-cell office:value-type="float" office:value="44822">
            <text:p>44822</text:p>
          </table:table-cell>
          <table:table-cell office:value-type="float" office:value="45151">
            <text:p>45151</text:p>
          </table:table-cell>
          <table:table-cell office:value-type="float" office:value="47489">
            <text:p>47489</text:p>
          </table:table-cell>
          <table:table-cell office:value-type="float" office:value="43220">
            <text:p>43220</text:p>
          </table:table-cell>
          <table:table-cell office:value-type="float" office:value="45409">
            <text:p>45409</text:p>
          </table:table-cell>
          <table:table-cell office:value-type="float" office:value="47013">
            <text:p>47013</text:p>
          </table:table-cell>
          <table:table-cell office:value-type="float" office:value="37356">
            <text:p>37356</text:p>
          </table:table-cell>
          <table:table-cell office:value-type="float" office:value="44112.9">
            <text:p>44112.9</text:p>
          </table:table-cell>
          <table:table-cell office:value-type="float" office:value="28641">
            <text:p>28641</text:p>
          </table:table-cell>
          <table:table-cell office:value-type="float" office:value="25223">
            <text:p>25223</text:p>
          </table:table-cell>
          <table:table-cell office:value-type="float" office:value="26255">
            <text:p>26255</text:p>
          </table:table-cell>
          <table:table-cell office:value-type="float" office:value="26313">
            <text:p>26313</text:p>
          </table:table-cell>
          <table:table-cell office:value-type="float" office:value="26053">
            <text:p>26053</text:p>
          </table:table-cell>
          <table:table-cell office:value-type="float" office:value="21904">
            <text:p>21904</text:p>
          </table:table-cell>
          <table:table-cell office:value-type="float" office:value="24655">
            <text:p>24655</text:p>
          </table:table-cell>
          <table:table-cell office:value-type="float" office:value="25250">
            <text:p>25250</text:p>
          </table:table-cell>
          <table:table-cell office:value-type="float" office:value="23800">
            <text:p>23800</text:p>
          </table:table-cell>
          <table:table-cell office:value-type="float" office:value="25657">
            <text:p>25657</text:p>
          </table:table-cell>
          <table:table-cell office:value-type="float" office:value="25375.1">
            <text:p>25375.1</text:p>
          </table:table-cell>
          <table:table-cell office:value-type="float" office:value="24411">
            <text:p>24411</text:p>
          </table:table-cell>
          <table:table-cell office:value-type="float" office:value="32176">
            <text:p>32176</text:p>
          </table:table-cell>
          <table:table-cell office:value-type="float" office:value="32590">
            <text:p>32590</text:p>
          </table:table-cell>
          <table:table-cell office:value-type="float" office:value="19590">
            <text:p>19590</text:p>
          </table:table-cell>
          <table:table-cell office:value-type="float" office:value="27529">
            <text:p>27529</text:p>
          </table:table-cell>
          <table:table-cell office:value-type="float" office:value="19363">
            <text:p>19363</text:p>
          </table:table-cell>
          <table:table-cell office:value-type="float" office:value="22086">
            <text:p>22086</text:p>
          </table:table-cell>
          <table:table-cell office:value-type="float" office:value="29489">
            <text:p>29489</text:p>
          </table:table-cell>
          <table:table-cell office:value-type="float" office:value="28374">
            <text:p>28374</text:p>
          </table:table-cell>
          <table:table-cell office:value-type="float" office:value="27652">
            <text:p>27652</text:p>
          </table:table-cell>
          <table:table-cell office:value-type="float" office:value="26326">
            <text:p>26326</text:p>
          </table:table-cell>
          <table:table-cell office:value-type="float" office:value="34556">
            <text:p>34556</text:p>
          </table:table-cell>
          <table:table-cell office:value-type="float" office:value="34581">
            <text:p>34581</text:p>
          </table:table-cell>
          <table:table-cell office:value-type="float" office:value="30908">
            <text:p>30908</text:p>
          </table:table-cell>
          <table:table-cell office:value-type="float" office:value="34902">
            <text:p>34902</text:p>
          </table:table-cell>
          <table:table-cell office:value-type="float" office:value="27765">
            <text:p>27765</text:p>
          </table:table-cell>
          <table:table-cell office:value-type="float" office:value="35345">
            <text:p>35345</text:p>
          </table:table-cell>
          <table:table-cell office:value-type="float" office:value="35330">
            <text:p>35330</text:p>
          </table:table-cell>
          <table:table-cell office:value-type="float" office:value="26407">
            <text:p>26407</text:p>
          </table:table-cell>
          <table:table-cell office:value-type="float" office:value="37722">
            <text:p>37722</text:p>
          </table:table-cell>
          <table:table-cell office:value-type="float" office:value="41195">
            <text:p>41195</text:p>
          </table:table-cell>
          <table:table-cell office:value-type="float" office:value="33871.1">
            <text:p>33871.1</text:p>
          </table:table-cell>
          <table:table-cell office:value-type="float" office:value="49489">
            <text:p>49489</text:p>
          </table:table-cell>
          <table:table-cell office:value-type="float" office:value="44075">
            <text:p>44075</text:p>
          </table:table-cell>
          <table:table-cell office:value-type="float" office:value="40859">
            <text:p>40859</text:p>
          </table:table-cell>
          <table:table-cell office:value-type="float" office:value="41045">
            <text:p>41045</text:p>
          </table:table-cell>
          <table:table-cell office:value-type="float" office:value="60991">
            <text:p>60991</text:p>
          </table:table-cell>
          <table:table-cell office:value-type="float" office:value="39741">
            <text:p>39741</text:p>
          </table:table-cell>
          <table:table-cell office:value-type="float" office:value="40175">
            <text:p>40175</text:p>
          </table:table-cell>
          <table:table-cell office:value-type="float" office:value="46445">
            <text:p>46445</text:p>
          </table:table-cell>
          <table:table-cell office:value-type="float" office:value="40359">
            <text:p>40359</text:p>
          </table:table-cell>
          <table:table-cell office:value-type="float" office:value="46942">
            <text:p>46942</text:p>
          </table:table-cell>
          <table:table-cell office:value-type="float" office:value="45012.1">
            <text:p>45012.1</text:p>
          </table:table-cell>
          <table:table-cell office:value-type="float" office:value="56623">
            <text:p>56623</text:p>
          </table:table-cell>
          <table:table-cell office:value-type="float" office:value="50148">
            <text:p>50148</text:p>
          </table:table-cell>
          <table:table-cell office:value-type="float" office:value="50569">
            <text:p>50569</text:p>
          </table:table-cell>
          <table:table-cell office:value-type="float" office:value="50478">
            <text:p>50478</text:p>
          </table:table-cell>
          <table:table-cell office:value-type="float" office:value="46663">
            <text:p>46663</text:p>
          </table:table-cell>
          <table:table-cell office:value-type="float" office:value="57379">
            <text:p>57379</text:p>
          </table:table-cell>
          <table:table-cell office:value-type="float" office:value="53827">
            <text:p>53827</text:p>
          </table:table-cell>
          <table:table-cell office:value-type="float" office:value="49556">
            <text:p>49556</text:p>
          </table:table-cell>
          <table:table-cell office:value-type="float" office:value="54209">
            <text:p>54209</text:p>
          </table:table-cell>
          <table:table-cell office:value-type="float" office:value="64566">
            <text:p>64566</text:p>
          </table:table-cell>
          <table:table-cell office:value-type="float" office:value="53401.8">
            <text:p>53401.8</text:p>
          </table:table-cell>
          <table:table-cell office:value-type="float" office:value="68199">
            <text:p>68199</text:p>
          </table:table-cell>
          <table:table-cell office:value-type="float" office:value="72394">
            <text:p>72394</text:p>
          </table:table-cell>
          <table:table-cell office:value-type="float" office:value="64314">
            <text:p>64314</text:p>
          </table:table-cell>
          <table:table-cell office:value-type="float" office:value="98623">
            <text:p>98623</text:p>
          </table:table-cell>
          <table:table-cell office:value-type="float" office:value="71729">
            <text:p>71729</text:p>
          </table:table-cell>
          <table:table-cell office:value-type="float" office:value="74170">
            <text:p>74170</text:p>
          </table:table-cell>
          <table:table-cell office:value-type="float" office:value="68418">
            <text:p>68418</text:p>
          </table:table-cell>
          <table:table-cell office:value-type="float" office:value="78215">
            <text:p>78215</text:p>
          </table:table-cell>
          <table:table-cell office:value-type="float" office:value="62634">
            <text:p>62634</text:p>
          </table:table-cell>
          <table:table-cell office:value-type="float" office:value="58972">
            <text:p>58972</text:p>
          </table:table-cell>
          <table:table-cell office:value-type="float" office:value="71766.8">
            <text:p>71766.8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153083">
            <text:p>153083</text:p>
          </table:table-cell>
          <table:table-cell office:value-type="float" office:value="163710">
            <text:p>163710</text:p>
          </table:table-cell>
          <table:table-cell office:value-type="float" office:value="170374">
            <text:p>170374</text:p>
          </table:table-cell>
          <table:table-cell office:value-type="float" office:value="163226">
            <text:p>163226</text:p>
          </table:table-cell>
          <table:table-cell office:value-type="float" office:value="166338">
            <text:p>166338</text:p>
          </table:table-cell>
          <table:table-cell office:value-type="float" office:value="164978">
            <text:p>164978</text:p>
          </table:table-cell>
          <table:table-cell office:value-type="float" office:value="168870">
            <text:p>168870</text:p>
          </table:table-cell>
          <table:table-cell office:value-type="float" office:value="172926">
            <text:p>172926</text:p>
          </table:table-cell>
          <table:table-cell office:value-type="float" office:value="164264">
            <text:p>164264</text:p>
          </table:table-cell>
          <table:table-cell office:value-type="float" office:value="167960">
            <text:p>167960</text:p>
          </table:table-cell>
          <table:table-cell office:value-type="float" office:value="165572.9">
            <text:p>165572.9</text:p>
          </table:table-cell>
          <table:table-cell office:value-type="float" office:value="85084">
            <text:p>85084</text:p>
          </table:table-cell>
          <table:table-cell office:value-type="float" office:value="85100">
            <text:p>85100</text:p>
          </table:table-cell>
          <table:table-cell office:value-type="float" office:value="90053">
            <text:p>90053</text:p>
          </table:table-cell>
          <table:table-cell office:value-type="float" office:value="85651">
            <text:p>85651</text:p>
          </table:table-cell>
          <table:table-cell office:value-type="float" office:value="88599">
            <text:p>88599</text:p>
          </table:table-cell>
          <table:table-cell office:value-type="float" office:value="89141">
            <text:p>89141</text:p>
          </table:table-cell>
          <table:table-cell office:value-type="float" office:value="88888">
            <text:p>88888</text:p>
          </table:table-cell>
          <table:table-cell office:value-type="float" office:value="89863">
            <text:p>89863</text:p>
          </table:table-cell>
          <table:table-cell office:value-type="float" office:value="90942">
            <text:p>90942</text:p>
          </table:table-cell>
          <table:table-cell office:value-type="float" office:value="79836">
            <text:p>79836</text:p>
          </table:table-cell>
          <table:table-cell office:value-type="float" office:value="87315.7">
            <text:p>87315.7</text:p>
          </table:table-cell>
          <table:table-cell office:value-type="float" office:value="42786">
            <text:p>42786</text:p>
          </table:table-cell>
          <table:table-cell office:value-type="float" office:value="44114">
            <text:p>44114</text:p>
          </table:table-cell>
          <table:table-cell office:value-type="float" office:value="49231">
            <text:p>49231</text:p>
          </table:table-cell>
          <table:table-cell office:value-type="float" office:value="45668">
            <text:p>45668</text:p>
          </table:table-cell>
          <table:table-cell office:value-type="float" office:value="47979">
            <text:p>47979</text:p>
          </table:table-cell>
          <table:table-cell office:value-type="float" office:value="45583">
            <text:p>45583</text:p>
          </table:table-cell>
          <table:table-cell office:value-type="float" office:value="45422">
            <text:p>45422</text:p>
          </table:table-cell>
          <table:table-cell office:value-type="float" office:value="46076">
            <text:p>46076</text:p>
          </table:table-cell>
          <table:table-cell office:value-type="float" office:value="47074">
            <text:p>47074</text:p>
          </table:table-cell>
          <table:table-cell office:value-type="float" office:value="46889">
            <text:p>46889</text:p>
          </table:table-cell>
          <table:table-cell office:value-type="float" office:value="46082.2">
            <text:p>46082.2</text:p>
          </table:table-cell>
          <table:table-cell office:value-type="float" office:value="27957">
            <text:p>27957</text:p>
          </table:table-cell>
          <table:table-cell office:value-type="float" office:value="26519">
            <text:p>26519</text:p>
          </table:table-cell>
          <table:table-cell office:value-type="float" office:value="28117">
            <text:p>28117</text:p>
          </table:table-cell>
          <table:table-cell office:value-type="float" office:value="28539">
            <text:p>28539</text:p>
          </table:table-cell>
          <table:table-cell office:value-type="float" office:value="29184">
            <text:p>29184</text:p>
          </table:table-cell>
          <table:table-cell office:value-type="float" office:value="25007">
            <text:p>25007</text:p>
          </table:table-cell>
          <table:table-cell office:value-type="float" office:value="27405">
            <text:p>27405</text:p>
          </table:table-cell>
          <table:table-cell office:value-type="float" office:value="27510">
            <text:p>27510</text:p>
          </table:table-cell>
          <table:table-cell office:value-type="float" office:value="27804">
            <text:p>27804</text:p>
          </table:table-cell>
          <table:table-cell office:value-type="float" office:value="28149">
            <text:p>28149</text:p>
          </table:table-cell>
          <table:table-cell office:value-type="float" office:value="27619.1">
            <text:p>27619.1</text:p>
          </table:table-cell>
          <table:table-cell office:value-type="float" office:value="23711">
            <text:p>23711</text:p>
          </table:table-cell>
          <table:table-cell office:value-type="float" office:value="17649">
            <text:p>17649</text:p>
          </table:table-cell>
          <table:table-cell office:value-type="float" office:value="18704">
            <text:p>18704</text:p>
          </table:table-cell>
          <table:table-cell office:value-type="float" office:value="32731">
            <text:p>32731</text:p>
          </table:table-cell>
          <table:table-cell office:value-type="float" office:value="27137">
            <text:p>27137</text:p>
          </table:table-cell>
          <table:table-cell office:value-type="float" office:value="21594">
            <text:p>21594</text:p>
          </table:table-cell>
          <table:table-cell office:value-type="float" office:value="26325">
            <text:p>26325</text:p>
          </table:table-cell>
          <table:table-cell office:value-type="float" office:value="23586">
            <text:p>23586</text:p>
          </table:table-cell>
          <table:table-cell office:value-type="float" office:value="23023">
            <text:p>23023</text:p>
          </table:table-cell>
          <table:table-cell office:value-type="float" office:value="28631">
            <text:p>28631</text:p>
          </table:table-cell>
          <table:table-cell office:value-type="float" office:value="24309.1">
            <text:p>24309.1</text:p>
          </table:table-cell>
          <table:table-cell office:value-type="float" office:value="42256">
            <text:p>42256</text:p>
          </table:table-cell>
          <table:table-cell office:value-type="float" office:value="36891">
            <text:p>36891</text:p>
          </table:table-cell>
          <table:table-cell office:value-type="float" office:value="28050">
            <text:p>28050</text:p>
          </table:table-cell>
          <table:table-cell office:value-type="float" office:value="27004">
            <text:p>27004</text:p>
          </table:table-cell>
          <table:table-cell office:value-type="float" office:value="33637">
            <text:p>33637</text:p>
          </table:table-cell>
          <table:table-cell office:value-type="float" office:value="30821">
            <text:p>30821</text:p>
          </table:table-cell>
          <table:table-cell office:value-type="float" office:value="36973">
            <text:p>36973</text:p>
          </table:table-cell>
          <table:table-cell office:value-type="float" office:value="35976">
            <text:p>35976</text:p>
          </table:table-cell>
          <table:table-cell office:value-type="float" office:value="33165">
            <text:p>33165</text:p>
          </table:table-cell>
          <table:table-cell office:value-type="float" office:value="42143">
            <text:p>42143</text:p>
          </table:table-cell>
          <table:table-cell office:value-type="float" office:value="34691.6">
            <text:p>34691.6</text:p>
          </table:table-cell>
          <table:table-cell office:value-type="float" office:value="52192">
            <text:p>52192</text:p>
          </table:table-cell>
          <table:table-cell office:value-type="float" office:value="48256">
            <text:p>48256</text:p>
          </table:table-cell>
          <table:table-cell office:value-type="float" office:value="42642">
            <text:p>42642</text:p>
          </table:table-cell>
          <table:table-cell office:value-type="float" office:value="45700">
            <text:p>45700</text:p>
          </table:table-cell>
          <table:table-cell office:value-type="float" office:value="41819">
            <text:p>41819</text:p>
          </table:table-cell>
          <table:table-cell office:value-type="float" office:value="38592">
            <text:p>38592</text:p>
          </table:table-cell>
          <table:table-cell office:value-type="float" office:value="46864">
            <text:p>46864</text:p>
          </table:table-cell>
          <table:table-cell office:value-type="float" office:value="59869">
            <text:p>59869</text:p>
          </table:table-cell>
          <table:table-cell office:value-type="float" office:value="59868">
            <text:p>59868</text:p>
          </table:table-cell>
          <table:table-cell office:value-type="float" office:value="48855">
            <text:p>48855</text:p>
          </table:table-cell>
          <table:table-cell office:value-type="float" office:value="48465.7">
            <text:p>48465.7</text:p>
          </table:table-cell>
          <table:table-cell office:value-type="float" office:value="53907">
            <text:p>53907</text:p>
          </table:table-cell>
          <table:table-cell office:value-type="float" office:value="60620">
            <text:p>60620</text:p>
          </table:table-cell>
          <table:table-cell office:value-type="float" office:value="57276">
            <text:p>57276</text:p>
          </table:table-cell>
          <table:table-cell office:value-type="float" office:value="65446">
            <text:p>65446</text:p>
          </table:table-cell>
          <table:table-cell office:value-type="float" office:value="55720">
            <text:p>55720</text:p>
          </table:table-cell>
          <table:table-cell office:value-type="float" office:value="47922">
            <text:p>47922</text:p>
          </table:table-cell>
          <table:table-cell office:value-type="float" office:value="58038">
            <text:p>58038</text:p>
          </table:table-cell>
          <table:table-cell office:value-type="float" office:value="52966">
            <text:p>52966</text:p>
          </table:table-cell>
          <table:table-cell office:value-type="float" office:value="64829">
            <text:p>64829</text:p>
          </table:table-cell>
          <table:table-cell office:value-type="float" office:value="48036">
            <text:p>48036</text:p>
          </table:table-cell>
          <table:table-cell office:value-type="float" office:value="56476">
            <text:p>56476</text:p>
          </table:table-cell>
          <table:table-cell office:value-type="float" office:value="78888">
            <text:p>78888</text:p>
          </table:table-cell>
          <table:table-cell office:value-type="float" office:value="76560">
            <text:p>76560</text:p>
          </table:table-cell>
          <table:table-cell office:value-type="float" office:value="76536">
            <text:p>76536</text:p>
          </table:table-cell>
          <table:table-cell office:value-type="float" office:value="70749">
            <text:p>70749</text:p>
          </table:table-cell>
          <table:table-cell office:value-type="float" office:value="74534">
            <text:p>74534</text:p>
          </table:table-cell>
          <table:table-cell office:value-type="float" office:value="69967">
            <text:p>69967</text:p>
          </table:table-cell>
          <table:table-cell office:value-type="float" office:value="62954">
            <text:p>62954</text:p>
          </table:table-cell>
          <table:table-cell office:value-type="float" office:value="74587">
            <text:p>74587</text:p>
          </table:table-cell>
          <table:table-cell office:value-type="float" office:value="67567">
            <text:p>67567</text:p>
          </table:table-cell>
          <table:table-cell office:value-type="float" office:value="79687">
            <text:p>79687</text:p>
          </table:table-cell>
          <table:table-cell office:value-type="float" office:value="73202.9">
            <text:p>73202.9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83224">
            <text:p>183224</text:p>
          </table:table-cell>
          <table:table-cell office:value-type="float" office:value="173426">
            <text:p>173426</text:p>
          </table:table-cell>
          <table:table-cell office:value-type="float" office:value="176457">
            <text:p>176457</text:p>
          </table:table-cell>
          <table:table-cell office:value-type="float" office:value="177412">
            <text:p>177412</text:p>
          </table:table-cell>
          <table:table-cell office:value-type="float" office:value="165823">
            <text:p>165823</text:p>
          </table:table-cell>
          <table:table-cell office:value-type="float" office:value="169848">
            <text:p>169848</text:p>
          </table:table-cell>
          <table:table-cell office:value-type="float" office:value="172247">
            <text:p>172247</text:p>
          </table:table-cell>
          <table:table-cell office:value-type="float" office:value="165779">
            <text:p>165779</text:p>
          </table:table-cell>
          <table:table-cell office:value-type="float" office:value="169121">
            <text:p>169121</text:p>
          </table:table-cell>
          <table:table-cell office:value-type="float" office:value="173694">
            <text:p>173694</text:p>
          </table:table-cell>
          <table:table-cell office:value-type="float" office:value="172703.1">
            <text:p>172703.1</text:p>
          </table:table-cell>
          <table:table-cell office:value-type="float" office:value="92946">
            <text:p>92946</text:p>
          </table:table-cell>
          <table:table-cell office:value-type="float" office:value="91853">
            <text:p>91853</text:p>
          </table:table-cell>
          <table:table-cell office:value-type="float" office:value="91356">
            <text:p>91356</text:p>
          </table:table-cell>
          <table:table-cell office:value-type="float" office:value="100305">
            <text:p>100305</text:p>
          </table:table-cell>
          <table:table-cell office:value-type="float" office:value="90043">
            <text:p>90043</text:p>
          </table:table-cell>
          <table:table-cell office:value-type="float" office:value="92844">
            <text:p>92844</text:p>
          </table:table-cell>
          <table:table-cell office:value-type="float" office:value="93541">
            <text:p>93541</text:p>
          </table:table-cell>
          <table:table-cell office:value-type="float" office:value="91895">
            <text:p>91895</text:p>
          </table:table-cell>
          <table:table-cell office:value-type="float" office:value="89186">
            <text:p>89186</text:p>
          </table:table-cell>
          <table:table-cell office:value-type="float" office:value="90593">
            <text:p>90593</text:p>
          </table:table-cell>
          <table:table-cell office:value-type="float" office:value="92456.2">
            <text:p>92456.2</text:p>
          </table:table-cell>
          <table:table-cell office:value-type="float" office:value="47099">
            <text:p>47099</text:p>
          </table:table-cell>
          <table:table-cell office:value-type="float" office:value="49465">
            <text:p>49465</text:p>
          </table:table-cell>
          <table:table-cell office:value-type="float" office:value="47765">
            <text:p>47765</text:p>
          </table:table-cell>
          <table:table-cell office:value-type="float" office:value="48259">
            <text:p>48259</text:p>
          </table:table-cell>
          <table:table-cell office:value-type="float" office:value="48014">
            <text:p>48014</text:p>
          </table:table-cell>
          <table:table-cell office:value-type="float" office:value="48536">
            <text:p>48536</text:p>
          </table:table-cell>
          <table:table-cell office:value-type="float" office:value="55465">
            <text:p>55465</text:p>
          </table:table-cell>
          <table:table-cell office:value-type="float" office:value="48964">
            <text:p>48964</text:p>
          </table:table-cell>
          <table:table-cell office:value-type="float" office:value="43451">
            <text:p>43451</text:p>
          </table:table-cell>
          <table:table-cell office:value-type="float" office:value="49658">
            <text:p>49658</text:p>
          </table:table-cell>
          <table:table-cell office:value-type="float" office:value="48667.6">
            <text:p>48667.6</text:p>
          </table:table-cell>
          <table:table-cell office:value-type="float" office:value="28018">
            <text:p>28018</text:p>
          </table:table-cell>
          <table:table-cell office:value-type="float" office:value="26347">
            <text:p>26347</text:p>
          </table:table-cell>
          <table:table-cell office:value-type="float" office:value="30173">
            <text:p>30173</text:p>
          </table:table-cell>
          <table:table-cell office:value-type="float" office:value="23773">
            <text:p>23773</text:p>
          </table:table-cell>
          <table:table-cell office:value-type="float" office:value="29311">
            <text:p>29311</text:p>
          </table:table-cell>
          <table:table-cell office:value-type="float" office:value="30757">
            <text:p>30757</text:p>
          </table:table-cell>
          <table:table-cell office:value-type="float" office:value="27704">
            <text:p>27704</text:p>
          </table:table-cell>
          <table:table-cell office:value-type="float" office:value="27869">
            <text:p>27869</text:p>
          </table:table-cell>
          <table:table-cell office:value-type="float" office:value="30012">
            <text:p>30012</text:p>
          </table:table-cell>
          <table:table-cell office:value-type="float" office:value="28923">
            <text:p>28923</text:p>
          </table:table-cell>
          <table:table-cell office:value-type="float" office:value="28288.7">
            <text:p>28288.7</text:p>
          </table:table-cell>
          <table:table-cell office:value-type="float" office:value="24772">
            <text:p>24772</text:p>
          </table:table-cell>
          <table:table-cell office:value-type="float" office:value="30354">
            <text:p>30354</text:p>
          </table:table-cell>
          <table:table-cell office:value-type="float" office:value="26559">
            <text:p>26559</text:p>
          </table:table-cell>
          <table:table-cell office:value-type="float" office:value="26218">
            <text:p>26218</text:p>
          </table:table-cell>
          <table:table-cell office:value-type="float" office:value="30880">
            <text:p>30880</text:p>
          </table:table-cell>
          <table:table-cell office:value-type="float" office:value="25930">
            <text:p>25930</text:p>
          </table:table-cell>
          <table:table-cell office:value-type="float" office:value="25428">
            <text:p>25428</text:p>
          </table:table-cell>
          <table:table-cell office:value-type="float" office:value="27697">
            <text:p>27697</text:p>
          </table:table-cell>
          <table:table-cell office:value-type="float" office:value="24989">
            <text:p>24989</text:p>
          </table:table-cell>
          <table:table-cell office:value-type="float" office:value="27906">
            <text:p>27906</text:p>
          </table:table-cell>
          <table:table-cell office:value-type="float" office:value="27073.3">
            <text:p>27073.3</text:p>
          </table:table-cell>
          <table:table-cell office:value-type="float" office:value="30905">
            <text:p>30905</text:p>
          </table:table-cell>
          <table:table-cell office:value-type="float" office:value="28335">
            <text:p>28335</text:p>
          </table:table-cell>
          <table:table-cell office:value-type="float" office:value="32782">
            <text:p>32782</text:p>
          </table:table-cell>
          <table:table-cell office:value-type="float" office:value="33263">
            <text:p>33263</text:p>
          </table:table-cell>
          <table:table-cell office:value-type="float" office:value="41459">
            <text:p>41459</text:p>
          </table:table-cell>
          <table:table-cell office:value-type="float" office:value="36827">
            <text:p>36827</text:p>
          </table:table-cell>
          <table:table-cell office:value-type="float" office:value="47280">
            <text:p>47280</text:p>
          </table:table-cell>
          <table:table-cell office:value-type="float" office:value="35118">
            <text:p>35118</text:p>
          </table:table-cell>
          <table:table-cell office:value-type="float" office:value="41342">
            <text:p>41342</text:p>
          </table:table-cell>
          <table:table-cell office:value-type="float" office:value="41056">
            <text:p>41056</text:p>
          </table:table-cell>
          <table:table-cell office:value-type="float" office:value="36836.7">
            <text:p>36836.7</text:p>
          </table:table-cell>
          <table:table-cell office:value-type="float" office:value="56764">
            <text:p>56764</text:p>
          </table:table-cell>
          <table:table-cell office:value-type="float" office:value="44169">
            <text:p>44169</text:p>
          </table:table-cell>
          <table:table-cell office:value-type="float" office:value="58690">
            <text:p>58690</text:p>
          </table:table-cell>
          <table:table-cell office:value-type="float" office:value="46452">
            <text:p>46452</text:p>
          </table:table-cell>
          <table:table-cell office:value-type="float" office:value="46808">
            <text:p>46808</text:p>
          </table:table-cell>
          <table:table-cell office:value-type="float" office:value="54736">
            <text:p>54736</text:p>
          </table:table-cell>
          <table:table-cell office:value-type="float" office:value="44566">
            <text:p>44566</text:p>
          </table:table-cell>
          <table:table-cell office:value-type="float" office:value="46093">
            <text:p>46093</text:p>
          </table:table-cell>
          <table:table-cell office:value-type="float" office:value="61693">
            <text:p>61693</text:p>
          </table:table-cell>
          <table:table-cell office:value-type="float" office:value="48979">
            <text:p>48979</text:p>
          </table:table-cell>
          <table:table-cell office:value-type="float" office:value="50895">
            <text:p>50895</text:p>
          </table:table-cell>
          <table:table-cell office:value-type="float" office:value="65888">
            <text:p>65888</text:p>
          </table:table-cell>
          <table:table-cell office:value-type="float" office:value="58855">
            <text:p>58855</text:p>
          </table:table-cell>
          <table:table-cell office:value-type="float" office:value="68321">
            <text:p>68321</text:p>
          </table:table-cell>
          <table:table-cell office:value-type="float" office:value="57013">
            <text:p>57013</text:p>
          </table:table-cell>
          <table:table-cell office:value-type="float" office:value="57164">
            <text:p>57164</text:p>
          </table:table-cell>
          <table:table-cell office:value-type="float" office:value="72356">
            <text:p>72356</text:p>
          </table:table-cell>
          <table:table-cell office:value-type="float" office:value="66739">
            <text:p>66739</text:p>
          </table:table-cell>
          <table:table-cell office:value-type="float" office:value="69286">
            <text:p>69286</text:p>
          </table:table-cell>
          <table:table-cell office:value-type="float" office:value="53951">
            <text:p>53951</text:p>
          </table:table-cell>
          <table:table-cell office:value-type="float" office:value="59532">
            <text:p>59532</text:p>
          </table:table-cell>
          <table:table-cell office:value-type="float" office:value="62910.5">
            <text:p>62910.5</text:p>
          </table:table-cell>
          <table:table-cell office:value-type="float" office:value="73206">
            <text:p>73206</text:p>
          </table:table-cell>
          <table:table-cell office:value-type="float" office:value="88652">
            <text:p>88652</text:p>
          </table:table-cell>
          <table:table-cell office:value-type="float" office:value="78752">
            <text:p>78752</text:p>
          </table:table-cell>
          <table:table-cell office:value-type="float" office:value="72587">
            <text:p>72587</text:p>
          </table:table-cell>
          <table:table-cell office:value-type="float" office:value="76723">
            <text:p>76723</text:p>
          </table:table-cell>
          <table:table-cell office:value-type="float" office:value="61377">
            <text:p>61377</text:p>
          </table:table-cell>
          <table:table-cell office:value-type="float" office:value="73301">
            <text:p>73301</text:p>
          </table:table-cell>
          <table:table-cell office:value-type="float" office:value="73146">
            <text:p>73146</text:p>
          </table:table-cell>
          <table:table-cell office:value-type="float" office:value="75003">
            <text:p>75003</text:p>
          </table:table-cell>
          <table:table-cell office:value-type="float" office:value="72792">
            <text:p>72792</text:p>
          </table:table-cell>
          <table:table-cell office:value-type="float" office:value="74553.9">
            <text:p>74553.9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184366">
            <text:p>184366</text:p>
          </table:table-cell>
          <table:table-cell office:value-type="float" office:value="184281">
            <text:p>184281</text:p>
          </table:table-cell>
          <table:table-cell office:value-type="float" office:value="191804">
            <text:p>191804</text:p>
          </table:table-cell>
          <table:table-cell office:value-type="float" office:value="180290">
            <text:p>180290</text:p>
          </table:table-cell>
          <table:table-cell office:value-type="float" office:value="194487">
            <text:p>194487</text:p>
          </table:table-cell>
          <table:table-cell office:value-type="float" office:value="182170">
            <text:p>182170</text:p>
          </table:table-cell>
          <table:table-cell office:value-type="float" office:value="176384">
            <text:p>176384</text:p>
          </table:table-cell>
          <table:table-cell office:value-type="float" office:value="184395">
            <text:p>184395</text:p>
          </table:table-cell>
          <table:table-cell office:value-type="float" office:value="185196">
            <text:p>185196</text:p>
          </table:table-cell>
          <table:table-cell office:value-type="float" office:value="181970">
            <text:p>181970</text:p>
          </table:table-cell>
          <table:table-cell office:value-type="float" office:value="184534.3">
            <text:p>184534.3</text:p>
          </table:table-cell>
          <table:table-cell office:value-type="float" office:value="90045">
            <text:p>90045</text:p>
          </table:table-cell>
          <table:table-cell office:value-type="float" office:value="104660">
            <text:p>104660</text:p>
          </table:table-cell>
          <table:table-cell office:value-type="float" office:value="105411">
            <text:p>105411</text:p>
          </table:table-cell>
          <table:table-cell office:value-type="float" office:value="102012">
            <text:p>102012</text:p>
          </table:table-cell>
          <table:table-cell office:value-type="float" office:value="106481">
            <text:p>106481</text:p>
          </table:table-cell>
          <table:table-cell office:value-type="float" office:value="101304">
            <text:p>101304</text:p>
          </table:table-cell>
          <table:table-cell office:value-type="float" office:value="96501">
            <text:p>96501</text:p>
          </table:table-cell>
          <table:table-cell office:value-type="float" office:value="104633">
            <text:p>104633</text:p>
          </table:table-cell>
          <table:table-cell office:value-type="float" office:value="97037">
            <text:p>97037</text:p>
          </table:table-cell>
          <table:table-cell office:value-type="float" office:value="92530">
            <text:p>92530</text:p>
          </table:table-cell>
          <table:table-cell office:value-type="float" office:value="100061.4">
            <text:p>100061.4</text:p>
          </table:table-cell>
          <table:table-cell office:value-type="float" office:value="53554">
            <text:p>53554</text:p>
          </table:table-cell>
          <table:table-cell office:value-type="float" office:value="54036">
            <text:p>54036</text:p>
          </table:table-cell>
          <table:table-cell office:value-type="float" office:value="51953">
            <text:p>51953</text:p>
          </table:table-cell>
          <table:table-cell office:value-type="float" office:value="52442">
            <text:p>52442</text:p>
          </table:table-cell>
          <table:table-cell office:value-type="float" office:value="52717">
            <text:p>52717</text:p>
          </table:table-cell>
          <table:table-cell office:value-type="float" office:value="54609">
            <text:p>54609</text:p>
          </table:table-cell>
          <table:table-cell office:value-type="float" office:value="50762">
            <text:p>50762</text:p>
          </table:table-cell>
          <table:table-cell office:value-type="float" office:value="51533">
            <text:p>51533</text:p>
          </table:table-cell>
          <table:table-cell office:value-type="float" office:value="52333">
            <text:p>52333</text:p>
          </table:table-cell>
          <table:table-cell office:value-type="float" office:value="48609">
            <text:p>48609</text:p>
          </table:table-cell>
          <table:table-cell office:value-type="float" office:value="52254.8">
            <text:p>52254.8</text:p>
          </table:table-cell>
          <table:table-cell office:value-type="float" office:value="30034">
            <text:p>30034</text:p>
          </table:table-cell>
          <table:table-cell office:value-type="float" office:value="29824">
            <text:p>29824</text:p>
          </table:table-cell>
          <table:table-cell office:value-type="float" office:value="26538">
            <text:p>26538</text:p>
          </table:table-cell>
          <table:table-cell office:value-type="float" office:value="31533">
            <text:p>31533</text:p>
          </table:table-cell>
          <table:table-cell office:value-type="float" office:value="26592">
            <text:p>26592</text:p>
          </table:table-cell>
          <table:table-cell office:value-type="float" office:value="33201">
            <text:p>33201</text:p>
          </table:table-cell>
          <table:table-cell office:value-type="float" office:value="29925">
            <text:p>29925</text:p>
          </table:table-cell>
          <table:table-cell office:value-type="float" office:value="28143">
            <text:p>28143</text:p>
          </table:table-cell>
          <table:table-cell office:value-type="float" office:value="29259">
            <text:p>29259</text:p>
          </table:table-cell>
          <table:table-cell office:value-type="float" office:value="30957">
            <text:p>30957</text:p>
          </table:table-cell>
          <table:table-cell office:value-type="float" office:value="29600.6">
            <text:p>29600.6</text:p>
          </table:table-cell>
          <table:table-cell office:value-type="float" office:value="27665">
            <text:p>27665</text:p>
          </table:table-cell>
          <table:table-cell office:value-type="float" office:value="35243">
            <text:p>35243</text:p>
          </table:table-cell>
          <table:table-cell office:value-type="float" office:value="43217">
            <text:p>43217</text:p>
          </table:table-cell>
          <table:table-cell office:value-type="float" office:value="31034">
            <text:p>31034</text:p>
          </table:table-cell>
          <table:table-cell office:value-type="float" office:value="39942">
            <text:p>39942</text:p>
          </table:table-cell>
          <table:table-cell office:value-type="float" office:value="34241">
            <text:p>34241</text:p>
          </table:table-cell>
          <table:table-cell office:value-type="float" office:value="36837">
            <text:p>36837</text:p>
          </table:table-cell>
          <table:table-cell office:value-type="float" office:value="36901">
            <text:p>36901</text:p>
          </table:table-cell>
          <table:table-cell office:value-type="float" office:value="28086">
            <text:p>28086</text:p>
          </table:table-cell>
          <table:table-cell office:value-type="float" office:value="24944">
            <text:p>24944</text:p>
          </table:table-cell>
          <table:table-cell office:value-type="float" office:value="33811">
            <text:p>33811</text:p>
          </table:table-cell>
          <table:table-cell office:value-type="float" office:value="44402">
            <text:p>44402</text:p>
          </table:table-cell>
          <table:table-cell office:value-type="float" office:value="36130">
            <text:p>36130</text:p>
          </table:table-cell>
          <table:table-cell office:value-type="float" office:value="44687">
            <text:p>44687</text:p>
          </table:table-cell>
          <table:table-cell office:value-type="float" office:value="36695">
            <text:p>36695</text:p>
          </table:table-cell>
          <table:table-cell office:value-type="float" office:value="39042">
            <text:p>39042</text:p>
          </table:table-cell>
          <table:table-cell office:value-type="float" office:value="50742">
            <text:p>50742</text:p>
          </table:table-cell>
          <table:table-cell office:value-type="float" office:value="41325">
            <text:p>41325</text:p>
          </table:table-cell>
          <table:table-cell office:value-type="float" office:value="42907">
            <text:p>42907</text:p>
          </table:table-cell>
          <table:table-cell office:value-type="float" office:value="45875">
            <text:p>45875</text:p>
          </table:table-cell>
          <table:table-cell office:value-type="float" office:value="43850">
            <text:p>43850</text:p>
          </table:table-cell>
          <table:table-cell office:value-type="float" office:value="42565.5">
            <text:p>42565.5</text:p>
          </table:table-cell>
          <table:table-cell office:value-type="float" office:value="50287">
            <text:p>50287</text:p>
          </table:table-cell>
          <table:table-cell office:value-type="float" office:value="49916">
            <text:p>49916</text:p>
          </table:table-cell>
          <table:table-cell office:value-type="float" office:value="53681">
            <text:p>53681</text:p>
          </table:table-cell>
          <table:table-cell office:value-type="float" office:value="67838">
            <text:p>67838</text:p>
          </table:table-cell>
          <table:table-cell office:value-type="float" office:value="60113">
            <text:p>60113</text:p>
          </table:table-cell>
          <table:table-cell office:value-type="float" office:value="45894">
            <text:p>45894</text:p>
          </table:table-cell>
          <table:table-cell office:value-type="float" office:value="60186">
            <text:p>60186</text:p>
          </table:table-cell>
          <table:table-cell office:value-type="float" office:value="49256">
            <text:p>49256</text:p>
          </table:table-cell>
          <table:table-cell office:value-type="float" office:value="65315">
            <text:p>65315</text:p>
          </table:table-cell>
          <table:table-cell office:value-type="float" office:value="44868">
            <text:p>44868</text:p>
          </table:table-cell>
          <table:table-cell office:value-type="float" office:value="54735.4">
            <text:p>54735.4</text:p>
          </table:table-cell>
          <table:table-cell office:value-type="float" office:value="69659">
            <text:p>69659</text:p>
          </table:table-cell>
          <table:table-cell office:value-type="float" office:value="68615">
            <text:p>68615</text:p>
          </table:table-cell>
          <table:table-cell office:value-type="float" office:value="58697">
            <text:p>58697</text:p>
          </table:table-cell>
          <table:table-cell office:value-type="float" office:value="65839">
            <text:p>65839</text:p>
          </table:table-cell>
          <table:table-cell office:value-type="float" office:value="89461">
            <text:p>89461</text:p>
          </table:table-cell>
          <table:table-cell office:value-type="float" office:value="65856">
            <text:p>65856</text:p>
          </table:table-cell>
          <table:table-cell office:value-type="float" office:value="60591">
            <text:p>60591</text:p>
          </table:table-cell>
          <table:table-cell office:value-type="float" office:value="66775">
            <text:p>66775</text:p>
          </table:table-cell>
          <table:table-cell office:value-type="float" office:value="65641">
            <text:p>65641</text:p>
          </table:table-cell>
          <table:table-cell office:value-type="float" office:value="53828">
            <text:p>53828</text:p>
          </table:table-cell>
          <table:table-cell office:value-type="float" office:value="66496.2">
            <text:p>66496.2</text:p>
          </table:table-cell>
          <table:table-cell office:value-type="float" office:value="80754">
            <text:p>80754</text:p>
          </table:table-cell>
          <table:table-cell office:value-type="float" office:value="85654">
            <text:p>85654</text:p>
          </table:table-cell>
          <table:table-cell office:value-type="float" office:value="93428">
            <text:p>93428</text:p>
          </table:table-cell>
          <table:table-cell office:value-type="float" office:value="83575">
            <text:p>83575</text:p>
          </table:table-cell>
          <table:table-cell office:value-type="float" office:value="81955">
            <text:p>81955</text:p>
          </table:table-cell>
          <table:table-cell office:value-type="float" office:value="86856">
            <text:p>86856</text:p>
          </table:table-cell>
          <table:table-cell office:value-type="float" office:value="84772">
            <text:p>84772</text:p>
          </table:table-cell>
          <table:table-cell office:value-type="float" office:value="90647">
            <text:p>90647</text:p>
          </table:table-cell>
          <table:table-cell office:value-type="float" office:value="80914">
            <text:p>80914</text:p>
          </table:table-cell>
          <table:table-cell office:value-type="float" office:value="84416">
            <text:p>84416</text:p>
          </table:table-cell>
          <table:table-cell office:value-type="float" office:value="85297.1">
            <text:p>85297.1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190135">
            <text:p>190135</text:p>
          </table:table-cell>
          <table:table-cell office:value-type="float" office:value="207551">
            <text:p>207551</text:p>
          </table:table-cell>
          <table:table-cell office:value-type="float" office:value="192934">
            <text:p>192934</text:p>
          </table:table-cell>
          <table:table-cell office:value-type="float" office:value="185657">
            <text:p>185657</text:p>
          </table:table-cell>
          <table:table-cell office:value-type="float" office:value="186619">
            <text:p>186619</text:p>
          </table:table-cell>
          <table:table-cell office:value-type="float" office:value="193710">
            <text:p>193710</text:p>
          </table:table-cell>
          <table:table-cell office:value-type="float" office:value="195639">
            <text:p>195639</text:p>
          </table:table-cell>
          <table:table-cell office:value-type="float" office:value="189344">
            <text:p>189344</text:p>
          </table:table-cell>
          <table:table-cell office:value-type="float" office:value="190517">
            <text:p>190517</text:p>
          </table:table-cell>
          <table:table-cell office:value-type="float" office:value="203020">
            <text:p>203020</text:p>
          </table:table-cell>
          <table:table-cell office:value-type="float" office:value="193512.6">
            <text:p>193512.6</text:p>
          </table:table-cell>
          <table:table-cell office:value-type="float" office:value="103152">
            <text:p>103152</text:p>
          </table:table-cell>
          <table:table-cell office:value-type="float" office:value="101604">
            <text:p>101604</text:p>
          </table:table-cell>
          <table:table-cell office:value-type="float" office:value="99483">
            <text:p>99483</text:p>
          </table:table-cell>
          <table:table-cell office:value-type="float" office:value="100364">
            <text:p>100364</text:p>
          </table:table-cell>
          <table:table-cell office:value-type="float" office:value="97985">
            <text:p>97985</text:p>
          </table:table-cell>
          <table:table-cell office:value-type="float" office:value="103616">
            <text:p>103616</text:p>
          </table:table-cell>
          <table:table-cell office:value-type="float" office:value="110345">
            <text:p>110345</text:p>
          </table:table-cell>
          <table:table-cell office:value-type="float" office:value="106502">
            <text:p>106502</text:p>
          </table:table-cell>
          <table:table-cell office:value-type="float" office:value="109290">
            <text:p>109290</text:p>
          </table:table-cell>
          <table:table-cell office:value-type="float" office:value="97322">
            <text:p>97322</text:p>
          </table:table-cell>
          <table:table-cell office:value-type="float" office:value="102966.3">
            <text:p>102966.3</text:p>
          </table:table-cell>
          <table:table-cell office:value-type="float" office:value="54748">
            <text:p>54748</text:p>
          </table:table-cell>
          <table:table-cell office:value-type="float" office:value="58628">
            <text:p>58628</text:p>
          </table:table-cell>
          <table:table-cell office:value-type="float" office:value="50662">
            <text:p>50662</text:p>
          </table:table-cell>
          <table:table-cell office:value-type="float" office:value="56315">
            <text:p>56315</text:p>
          </table:table-cell>
          <table:table-cell office:value-type="float" office:value="55932">
            <text:p>55932</text:p>
          </table:table-cell>
          <table:table-cell office:value-type="float" office:value="54896">
            <text:p>54896</text:p>
          </table:table-cell>
          <table:table-cell office:value-type="float" office:value="52066">
            <text:p>52066</text:p>
          </table:table-cell>
          <table:table-cell office:value-type="float" office:value="59384">
            <text:p>59384</text:p>
          </table:table-cell>
          <table:table-cell office:value-type="float" office:value="60245">
            <text:p>60245</text:p>
          </table:table-cell>
          <table:table-cell office:value-type="float" office:value="53953">
            <text:p>53953</text:p>
          </table:table-cell>
          <table:table-cell office:value-type="float" office:value="55682.9">
            <text:p>55682.9</text:p>
          </table:table-cell>
          <table:table-cell office:value-type="float" office:value="36652">
            <text:p>36652</text:p>
          </table:table-cell>
          <table:table-cell office:value-type="float" office:value="31680">
            <text:p>31680</text:p>
          </table:table-cell>
          <table:table-cell office:value-type="float" office:value="30897">
            <text:p>30897</text:p>
          </table:table-cell>
          <table:table-cell office:value-type="float" office:value="36370">
            <text:p>36370</text:p>
          </table:table-cell>
          <table:table-cell office:value-type="float" office:value="33676">
            <text:p>33676</text:p>
          </table:table-cell>
          <table:table-cell office:value-type="float" office:value="30519">
            <text:p>30519</text:p>
          </table:table-cell>
          <table:table-cell office:value-type="float" office:value="35078">
            <text:p>35078</text:p>
          </table:table-cell>
          <table:table-cell office:value-type="float" office:value="26674">
            <text:p>26674</text:p>
          </table:table-cell>
          <table:table-cell office:value-type="float" office:value="31922">
            <text:p>31922</text:p>
          </table:table-cell>
          <table:table-cell office:value-type="float" office:value="30106">
            <text:p>30106</text:p>
          </table:table-cell>
          <table:table-cell office:value-type="float" office:value="32357.4">
            <text:p>32357.4</text:p>
          </table:table-cell>
          <table:table-cell office:value-type="float" office:value="46010">
            <text:p>46010</text:p>
          </table:table-cell>
          <table:table-cell office:value-type="float" office:value="23716">
            <text:p>23716</text:p>
          </table:table-cell>
          <table:table-cell office:value-type="float" office:value="30330">
            <text:p>30330</text:p>
          </table:table-cell>
          <table:table-cell office:value-type="float" office:value="44074">
            <text:p>44074</text:p>
          </table:table-cell>
          <table:table-cell office:value-type="float" office:value="42278">
            <text:p>42278</text:p>
          </table:table-cell>
          <table:table-cell office:value-type="float" office:value="25755">
            <text:p>25755</text:p>
          </table:table-cell>
          <table:table-cell office:value-type="float" office:value="22118">
            <text:p>22118</text:p>
          </table:table-cell>
          <table:table-cell office:value-type="float" office:value="26659">
            <text:p>26659</text:p>
          </table:table-cell>
          <table:table-cell office:value-type="float" office:value="30931">
            <text:p>30931</text:p>
          </table:table-cell>
          <table:table-cell office:value-type="float" office:value="25578">
            <text:p>25578</text:p>
          </table:table-cell>
          <table:table-cell office:value-type="float" office:value="31744.9">
            <text:p>31744.9</text:p>
          </table:table-cell>
          <table:table-cell office:value-type="float" office:value="46242">
            <text:p>46242</text:p>
          </table:table-cell>
          <table:table-cell office:value-type="float" office:value="40117">
            <text:p>40117</text:p>
          </table:table-cell>
          <table:table-cell office:value-type="float" office:value="41366">
            <text:p>41366</text:p>
          </table:table-cell>
          <table:table-cell office:value-type="float" office:value="56299">
            <text:p>56299</text:p>
          </table:table-cell>
          <table:table-cell office:value-type="float" office:value="35922">
            <text:p>35922</text:p>
          </table:table-cell>
          <table:table-cell office:value-type="float" office:value="42959">
            <text:p>42959</text:p>
          </table:table-cell>
          <table:table-cell office:value-type="float" office:value="37201">
            <text:p>37201</text:p>
          </table:table-cell>
          <table:table-cell office:value-type="float" office:value="43085">
            <text:p>43085</text:p>
          </table:table-cell>
          <table:table-cell office:value-type="float" office:value="45777">
            <text:p>45777</text:p>
          </table:table-cell>
          <table:table-cell office:value-type="float" office:value="44209">
            <text:p>44209</text:p>
          </table:table-cell>
          <table:table-cell office:value-type="float" office:value="43317.7">
            <text:p>43317.7</text:p>
          </table:table-cell>
          <table:table-cell office:value-type="float" office:value="60615">
            <text:p>60615</text:p>
          </table:table-cell>
          <table:table-cell office:value-type="float" office:value="52141">
            <text:p>52141</text:p>
          </table:table-cell>
          <table:table-cell office:value-type="float" office:value="55961">
            <text:p>55961</text:p>
          </table:table-cell>
          <table:table-cell office:value-type="float" office:value="73681">
            <text:p>73681</text:p>
          </table:table-cell>
          <table:table-cell office:value-type="float" office:value="56091">
            <text:p>56091</text:p>
          </table:table-cell>
          <table:table-cell office:value-type="float" office:value="55440">
            <text:p>55440</text:p>
          </table:table-cell>
          <table:table-cell office:value-type="float" office:value="50956">
            <text:p>50956</text:p>
          </table:table-cell>
          <table:table-cell office:value-type="float" office:value="54088">
            <text:p>54088</text:p>
          </table:table-cell>
          <table:table-cell office:value-type="float" office:value="65765">
            <text:p>65765</text:p>
          </table:table-cell>
          <table:table-cell office:value-type="float" office:value="53191">
            <text:p>53191</text:p>
          </table:table-cell>
          <table:table-cell office:value-type="float" office:value="57792.9">
            <text:p>57792.9</text:p>
          </table:table-cell>
          <table:table-cell office:value-type="float" office:value="82425">
            <text:p>82425</text:p>
          </table:table-cell>
          <table:table-cell office:value-type="float" office:value="77195">
            <text:p>77195</text:p>
          </table:table-cell>
          <table:table-cell office:value-type="float" office:value="77218">
            <text:p>77218</text:p>
          </table:table-cell>
          <table:table-cell office:value-type="float" office:value="66672">
            <text:p>66672</text:p>
          </table:table-cell>
          <table:table-cell office:value-type="float" office:value="83144">
            <text:p>83144</text:p>
          </table:table-cell>
          <table:table-cell office:value-type="float" office:value="75262">
            <text:p>75262</text:p>
          </table:table-cell>
          <table:table-cell office:value-type="float" office:value="71594">
            <text:p>71594</text:p>
          </table:table-cell>
          <table:table-cell office:value-type="float" office:value="64466">
            <text:p>64466</text:p>
          </table:table-cell>
          <table:table-cell office:value-type="float" office:value="85598">
            <text:p>85598</text:p>
          </table:table-cell>
          <table:table-cell office:value-type="float" office:value="67442">
            <text:p>67442</text:p>
          </table:table-cell>
          <table:table-cell office:value-type="float" office:value="75101.6">
            <text:p>75101.6</text:p>
          </table:table-cell>
          <table:table-cell office:value-type="float" office:value="85575">
            <text:p>85575</text:p>
          </table:table-cell>
          <table:table-cell office:value-type="float" office:value="98744">
            <text:p>98744</text:p>
          </table:table-cell>
          <table:table-cell office:value-type="float" office:value="91891">
            <text:p>91891</text:p>
          </table:table-cell>
          <table:table-cell office:value-type="float" office:value="88686">
            <text:p>88686</text:p>
          </table:table-cell>
          <table:table-cell office:value-type="float" office:value="79464">
            <text:p>79464</text:p>
          </table:table-cell>
          <table:table-cell office:value-type="float" office:value="95210">
            <text:p>95210</text:p>
          </table:table-cell>
          <table:table-cell office:value-type="float" office:value="78653">
            <text:p>78653</text:p>
          </table:table-cell>
          <table:table-cell office:value-type="float" office:value="82501">
            <text:p>82501</text:p>
          </table:table-cell>
          <table:table-cell office:value-type="float" office:value="98902">
            <text:p>98902</text:p>
          </table:table-cell>
          <table:table-cell office:value-type="float" office:value="102080">
            <text:p>102080</text:p>
          </table:table-cell>
          <table:table-cell office:value-type="float" office:value="90170.6">
            <text:p>90170.6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float" office:value="199268">
            <text:p>199268</text:p>
          </table:table-cell>
          <table:table-cell office:value-type="float" office:value="194878">
            <text:p>194878</text:p>
          </table:table-cell>
          <table:table-cell office:value-type="float" office:value="192847">
            <text:p>192847</text:p>
          </table:table-cell>
          <table:table-cell office:value-type="float" office:value="199543">
            <text:p>199543</text:p>
          </table:table-cell>
          <table:table-cell office:value-type="float" office:value="198843">
            <text:p>198843</text:p>
          </table:table-cell>
          <table:table-cell office:value-type="float" office:value="197867">
            <text:p>197867</text:p>
          </table:table-cell>
          <table:table-cell office:value-type="float" office:value="208034">
            <text:p>208034</text:p>
          </table:table-cell>
          <table:table-cell office:value-type="float" office:value="202048">
            <text:p>202048</text:p>
          </table:table-cell>
          <table:table-cell office:value-type="float" office:value="214693">
            <text:p>214693</text:p>
          </table:table-cell>
          <table:table-cell office:value-type="float" office:value="199190">
            <text:p>199190</text:p>
          </table:table-cell>
          <table:table-cell office:value-type="float" office:value="200721.1">
            <text:p>200721.1</text:p>
          </table:table-cell>
          <table:table-cell office:value-type="float" office:value="110641">
            <text:p>110641</text:p>
          </table:table-cell>
          <table:table-cell office:value-type="float" office:value="113473">
            <text:p>113473</text:p>
          </table:table-cell>
          <table:table-cell office:value-type="float" office:value="107721">
            <text:p>107721</text:p>
          </table:table-cell>
          <table:table-cell office:value-type="float" office:value="106585">
            <text:p>106585</text:p>
          </table:table-cell>
          <table:table-cell office:value-type="float" office:value="104573">
            <text:p>104573</text:p>
          </table:table-cell>
          <table:table-cell office:value-type="float" office:value="109791">
            <text:p>109791</text:p>
          </table:table-cell>
          <table:table-cell office:value-type="float" office:value="102266">
            <text:p>102266</text:p>
          </table:table-cell>
          <table:table-cell office:value-type="float" office:value="108667">
            <text:p>108667</text:p>
          </table:table-cell>
          <table:table-cell office:value-type="float" office:value="104920">
            <text:p>104920</text:p>
          </table:table-cell>
          <table:table-cell office:value-type="float" office:value="109811">
            <text:p>109811</text:p>
          </table:table-cell>
          <table:table-cell office:value-type="float" office:value="107844.8">
            <text:p>107844.8</text:p>
          </table:table-cell>
          <table:table-cell office:value-type="float" office:value="61894">
            <text:p>61894</text:p>
          </table:table-cell>
          <table:table-cell office:value-type="float" office:value="57307">
            <text:p>57307</text:p>
          </table:table-cell>
          <table:table-cell office:value-type="float" office:value="64659">
            <text:p>64659</text:p>
          </table:table-cell>
          <table:table-cell office:value-type="float" office:value="58526">
            <text:p>58526</text:p>
          </table:table-cell>
          <table:table-cell office:value-type="float" office:value="60613">
            <text:p>60613</text:p>
          </table:table-cell>
          <table:table-cell office:value-type="float" office:value="58321">
            <text:p>58321</text:p>
          </table:table-cell>
          <table:table-cell office:value-type="float" office:value="54671">
            <text:p>54671</text:p>
          </table:table-cell>
          <table:table-cell office:value-type="float" office:value="57822">
            <text:p>57822</text:p>
          </table:table-cell>
          <table:table-cell office:value-type="float" office:value="59788">
            <text:p>59788</text:p>
          </table:table-cell>
          <table:table-cell office:value-type="float" office:value="55480">
            <text:p>55480</text:p>
          </table:table-cell>
          <table:table-cell office:value-type="float" office:value="58908.1">
            <text:p>58908.1</text:p>
          </table:table-cell>
          <table:table-cell office:value-type="float" office:value="31943">
            <text:p>31943</text:p>
          </table:table-cell>
          <table:table-cell office:value-type="float" office:value="31076">
            <text:p>31076</text:p>
          </table:table-cell>
          <table:table-cell office:value-type="float" office:value="42332">
            <text:p>42332</text:p>
          </table:table-cell>
          <table:table-cell office:value-type="float" office:value="34163">
            <text:p>34163</text:p>
          </table:table-cell>
          <table:table-cell office:value-type="float" office:value="32575">
            <text:p>32575</text:p>
          </table:table-cell>
          <table:table-cell office:value-type="float" office:value="31476">
            <text:p>31476</text:p>
          </table:table-cell>
          <table:table-cell office:value-type="float" office:value="34183">
            <text:p>34183</text:p>
          </table:table-cell>
          <table:table-cell office:value-type="float" office:value="32904">
            <text:p>32904</text:p>
          </table:table-cell>
          <table:table-cell office:value-type="float" office:value="30635">
            <text:p>30635</text:p>
          </table:table-cell>
          <table:table-cell office:value-type="float" office:value="32964">
            <text:p>32964</text:p>
          </table:table-cell>
          <table:table-cell office:value-type="float" office:value="33425.1">
            <text:p>33425.1</text:p>
          </table:table-cell>
          <table:table-cell office:value-type="float" office:value="42880">
            <text:p>42880</text:p>
          </table:table-cell>
          <table:table-cell office:value-type="float" office:value="33317">
            <text:p>33317</text:p>
          </table:table-cell>
          <table:table-cell office:value-type="float" office:value="33448">
            <text:p>33448</text:p>
          </table:table-cell>
          <table:table-cell office:value-type="float" office:value="29708">
            <text:p>29708</text:p>
          </table:table-cell>
          <table:table-cell office:value-type="float" office:value="30181">
            <text:p>30181</text:p>
          </table:table-cell>
          <table:table-cell office:value-type="float" office:value="35273">
            <text:p>35273</text:p>
          </table:table-cell>
          <table:table-cell office:value-type="float" office:value="29401">
            <text:p>29401</text:p>
          </table:table-cell>
          <table:table-cell office:value-type="float" office:value="29244">
            <text:p>29244</text:p>
          </table:table-cell>
          <table:table-cell office:value-type="float" office:value="30467">
            <text:p>30467</text:p>
          </table:table-cell>
          <table:table-cell office:value-type="float" office:value="26644">
            <text:p>26644</text:p>
          </table:table-cell>
          <table:table-cell office:value-type="float" office:value="32056.3">
            <text:p>32056.3</text:p>
          </table:table-cell>
          <table:table-cell office:value-type="float" office:value="50200">
            <text:p>50200</text:p>
          </table:table-cell>
          <table:table-cell office:value-type="float" office:value="61581">
            <text:p>61581</text:p>
          </table:table-cell>
          <table:table-cell office:value-type="float" office:value="43640">
            <text:p>43640</text:p>
          </table:table-cell>
          <table:table-cell office:value-type="float" office:value="48750">
            <text:p>48750</text:p>
          </table:table-cell>
          <table:table-cell office:value-type="float" office:value="39382">
            <text:p>39382</text:p>
          </table:table-cell>
          <table:table-cell office:value-type="float" office:value="51015">
            <text:p>51015</text:p>
          </table:table-cell>
          <table:table-cell office:value-type="float" office:value="52347">
            <text:p>52347</text:p>
          </table:table-cell>
          <table:table-cell office:value-type="float" office:value="39074">
            <text:p>39074</text:p>
          </table:table-cell>
          <table:table-cell office:value-type="float" office:value="43392">
            <text:p>43392</text:p>
          </table:table-cell>
          <table:table-cell office:value-type="float" office:value="37986">
            <text:p>37986</text:p>
          </table:table-cell>
          <table:table-cell office:value-type="float" office:value="46736.7">
            <text:p>46736.7</text:p>
          </table:table-cell>
          <table:table-cell office:value-type="float" office:value="56902">
            <text:p>56902</text:p>
          </table:table-cell>
          <table:table-cell office:value-type="float" office:value="49434">
            <text:p>49434</text:p>
          </table:table-cell>
          <table:table-cell office:value-type="float" office:value="56157">
            <text:p>56157</text:p>
          </table:table-cell>
          <table:table-cell office:value-type="float" office:value="68449">
            <text:p>68449</text:p>
          </table:table-cell>
          <table:table-cell office:value-type="float" office:value="73153">
            <text:p>73153</text:p>
          </table:table-cell>
          <table:table-cell office:value-type="float" office:value="52192">
            <text:p>52192</text:p>
          </table:table-cell>
          <table:table-cell office:value-type="float" office:value="56846">
            <text:p>56846</text:p>
          </table:table-cell>
          <table:table-cell office:value-type="float" office:value="65462">
            <text:p>65462</text:p>
          </table:table-cell>
          <table:table-cell office:value-type="float" office:value="50059">
            <text:p>50059</text:p>
          </table:table-cell>
          <table:table-cell office:value-type="float" office:value="56977">
            <text:p>56977</text:p>
          </table:table-cell>
          <table:table-cell office:value-type="float" office:value="58563.1">
            <text:p>58563.1</text:p>
          </table:table-cell>
          <table:table-cell office:value-type="float" office:value="70473">
            <text:p>70473</text:p>
          </table:table-cell>
          <table:table-cell office:value-type="float" office:value="64366">
            <text:p>64366</text:p>
          </table:table-cell>
          <table:table-cell office:value-type="float" office:value="82483">
            <text:p>82483</text:p>
          </table:table-cell>
          <table:table-cell office:value-type="float" office:value="72160">
            <text:p>72160</text:p>
          </table:table-cell>
          <table:table-cell office:value-type="float" office:value="79665">
            <text:p>79665</text:p>
          </table:table-cell>
          <table:table-cell office:value-type="float" office:value="73151">
            <text:p>73151</text:p>
          </table:table-cell>
          <table:table-cell office:value-type="float" office:value="79567">
            <text:p>79567</text:p>
          </table:table-cell>
          <table:table-cell office:value-type="float" office:value="89009">
            <text:p>89009</text:p>
          </table:table-cell>
          <table:table-cell office:value-type="float" office:value="71134">
            <text:p>71134</text:p>
          </table:table-cell>
          <table:table-cell office:value-type="float" office:value="73821">
            <text:p>73821</text:p>
          </table:table-cell>
          <table:table-cell office:value-type="float" office:value="75582.9">
            <text:p>75582.9</text:p>
          </table:table-cell>
          <table:table-cell office:value-type="float" office:value="93198">
            <text:p>93198</text:p>
          </table:table-cell>
          <table:table-cell office:value-type="float" office:value="86738">
            <text:p>86738</text:p>
          </table:table-cell>
          <table:table-cell office:value-type="float" office:value="89390">
            <text:p>89390</text:p>
          </table:table-cell>
          <table:table-cell office:value-type="float" office:value="92258">
            <text:p>92258</text:p>
          </table:table-cell>
          <table:table-cell office:value-type="float" office:value="86129">
            <text:p>86129</text:p>
          </table:table-cell>
          <table:table-cell office:value-type="float" office:value="99625">
            <text:p>99625</text:p>
          </table:table-cell>
          <table:table-cell office:value-type="float" office:value="97764">
            <text:p>97764</text:p>
          </table:table-cell>
          <table:table-cell office:value-type="float" office:value="79646">
            <text:p>79646</text:p>
          </table:table-cell>
          <table:table-cell office:value-type="float" office:value="96197">
            <text:p>96197</text:p>
          </table:table-cell>
          <table:table-cell office:value-type="float" office:value="90808">
            <text:p>90808</text:p>
          </table:table-cell>
          <table:table-cell office:value-type="float" office:value="91175.3">
            <text:p>91175.3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215136">
            <text:p>215136</text:p>
          </table:table-cell>
          <table:table-cell office:value-type="float" office:value="222711">
            <text:p>222711</text:p>
          </table:table-cell>
          <table:table-cell office:value-type="float" office:value="211251">
            <text:p>211251</text:p>
          </table:table-cell>
          <table:table-cell office:value-type="float" office:value="216181">
            <text:p>216181</text:p>
          </table:table-cell>
          <table:table-cell office:value-type="float" office:value="218561">
            <text:p>218561</text:p>
          </table:table-cell>
          <table:table-cell office:value-type="float" office:value="204612">
            <text:p>204612</text:p>
          </table:table-cell>
          <table:table-cell office:value-type="float" office:value="211577">
            <text:p>211577</text:p>
          </table:table-cell>
          <table:table-cell office:value-type="float" office:value="213544">
            <text:p>213544</text:p>
          </table:table-cell>
          <table:table-cell office:value-type="float" office:value="210317">
            <text:p>210317</text:p>
          </table:table-cell>
          <table:table-cell office:value-type="float" office:value="213876">
            <text:p>213876</text:p>
          </table:table-cell>
          <table:table-cell office:value-type="float" office:value="213776.6">
            <text:p>213776.6</text:p>
          </table:table-cell>
          <table:table-cell office:value-type="float" office:value="120395">
            <text:p>120395</text:p>
          </table:table-cell>
          <table:table-cell office:value-type="float" office:value="120358">
            <text:p>120358</text:p>
          </table:table-cell>
          <table:table-cell office:value-type="float" office:value="110572">
            <text:p>110572</text:p>
          </table:table-cell>
          <table:table-cell office:value-type="float" office:value="117104">
            <text:p>117104</text:p>
          </table:table-cell>
          <table:table-cell office:value-type="float" office:value="116134">
            <text:p>116134</text:p>
          </table:table-cell>
          <table:table-cell office:value-type="float" office:value="110526">
            <text:p>110526</text:p>
          </table:table-cell>
          <table:table-cell office:value-type="float" office:value="116119">
            <text:p>116119</text:p>
          </table:table-cell>
          <table:table-cell office:value-type="float" office:value="113853">
            <text:p>113853</text:p>
          </table:table-cell>
          <table:table-cell office:value-type="float" office:value="116022">
            <text:p>116022</text:p>
          </table:table-cell>
          <table:table-cell office:value-type="float" office:value="109970">
            <text:p>109970</text:p>
          </table:table-cell>
          <table:table-cell office:value-type="float" office:value="115105.3">
            <text:p>115105.3</text:p>
          </table:table-cell>
          <table:table-cell office:value-type="float" office:value="58001">
            <text:p>58001</text:p>
          </table:table-cell>
          <table:table-cell office:value-type="float" office:value="55803">
            <text:p>55803</text:p>
          </table:table-cell>
          <table:table-cell office:value-type="float" office:value="64295">
            <text:p>64295</text:p>
          </table:table-cell>
          <table:table-cell office:value-type="float" office:value="63548">
            <text:p>63548</text:p>
          </table:table-cell>
          <table:table-cell office:value-type="float" office:value="60589">
            <text:p>60589</text:p>
          </table:table-cell>
          <table:table-cell office:value-type="float" office:value="63568">
            <text:p>63568</text:p>
          </table:table-cell>
          <table:table-cell office:value-type="float" office:value="59839">
            <text:p>59839</text:p>
          </table:table-cell>
          <table:table-cell office:value-type="float" office:value="59462">
            <text:p>59462</text:p>
          </table:table-cell>
          <table:table-cell office:value-type="float" office:value="60387">
            <text:p>60387</text:p>
          </table:table-cell>
          <table:table-cell office:value-type="float" office:value="61794">
            <text:p>61794</text:p>
          </table:table-cell>
          <table:table-cell office:value-type="float" office:value="60728.6">
            <text:p>60728.6</text:p>
          </table:table-cell>
          <table:table-cell office:value-type="float" office:value="34343">
            <text:p>34343</text:p>
          </table:table-cell>
          <table:table-cell office:value-type="float" office:value="38021">
            <text:p>38021</text:p>
          </table:table-cell>
          <table:table-cell office:value-type="float" office:value="37150">
            <text:p>37150</text:p>
          </table:table-cell>
          <table:table-cell office:value-type="float" office:value="37389">
            <text:p>37389</text:p>
          </table:table-cell>
          <table:table-cell office:value-type="float" office:value="33318">
            <text:p>33318</text:p>
          </table:table-cell>
          <table:table-cell office:value-type="float" office:value="36225">
            <text:p>36225</text:p>
          </table:table-cell>
          <table:table-cell office:value-type="float" office:value="32332">
            <text:p>32332</text:p>
          </table:table-cell>
          <table:table-cell office:value-type="float" office:value="33099">
            <text:p>33099</text:p>
          </table:table-cell>
          <table:table-cell office:value-type="float" office:value="33820">
            <text:p>33820</text:p>
          </table:table-cell>
          <table:table-cell office:value-type="float" office:value="33120">
            <text:p>33120</text:p>
          </table:table-cell>
          <table:table-cell office:value-type="float" office:value="34881.7">
            <text:p>34881.7</text:p>
          </table:table-cell>
          <table:table-cell office:value-type="float" office:value="28594">
            <text:p>28594</text:p>
          </table:table-cell>
          <table:table-cell office:value-type="float" office:value="32286">
            <text:p>32286</text:p>
          </table:table-cell>
          <table:table-cell office:value-type="float" office:value="37036">
            <text:p>37036</text:p>
          </table:table-cell>
          <table:table-cell office:value-type="float" office:value="38552">
            <text:p>38552</text:p>
          </table:table-cell>
          <table:table-cell office:value-type="float" office:value="29793">
            <text:p>29793</text:p>
          </table:table-cell>
          <table:table-cell office:value-type="float" office:value="40126">
            <text:p>40126</text:p>
          </table:table-cell>
          <table:table-cell office:value-type="float" office:value="38596">
            <text:p>38596</text:p>
          </table:table-cell>
          <table:table-cell office:value-type="float" office:value="34341">
            <text:p>34341</text:p>
          </table:table-cell>
          <table:table-cell office:value-type="float" office:value="35647">
            <text:p>35647</text:p>
          </table:table-cell>
          <table:table-cell office:value-type="float" office:value="41805">
            <text:p>41805</text:p>
          </table:table-cell>
          <table:table-cell office:value-type="float" office:value="35677.6">
            <text:p>35677.6</text:p>
          </table:table-cell>
          <table:table-cell office:value-type="float" office:value="59286">
            <text:p>59286</text:p>
          </table:table-cell>
          <table:table-cell office:value-type="float" office:value="35070">
            <text:p>35070</text:p>
          </table:table-cell>
          <table:table-cell office:value-type="float" office:value="45685">
            <text:p>45685</text:p>
          </table:table-cell>
          <table:table-cell office:value-type="float" office:value="62311">
            <text:p>62311</text:p>
          </table:table-cell>
          <table:table-cell office:value-type="float" office:value="34879">
            <text:p>34879</text:p>
          </table:table-cell>
          <table:table-cell office:value-type="float" office:value="40867">
            <text:p>40867</text:p>
          </table:table-cell>
          <table:table-cell office:value-type="float" office:value="44952">
            <text:p>44952</text:p>
          </table:table-cell>
          <table:table-cell office:value-type="float" office:value="51913">
            <text:p>51913</text:p>
          </table:table-cell>
          <table:table-cell office:value-type="float" office:value="42631">
            <text:p>42631</text:p>
          </table:table-cell>
          <table:table-cell office:value-type="float" office:value="58009">
            <text:p>58009</text:p>
          </table:table-cell>
          <table:table-cell office:value-type="float" office:value="47560.3">
            <text:p>47560.3</text:p>
          </table:table-cell>
          <table:table-cell office:value-type="float" office:value="57785">
            <text:p>57785</text:p>
          </table:table-cell>
          <table:table-cell office:value-type="float" office:value="51374">
            <text:p>51374</text:p>
          </table:table-cell>
          <table:table-cell office:value-type="float" office:value="71283">
            <text:p>71283</text:p>
          </table:table-cell>
          <table:table-cell office:value-type="float" office:value="51748">
            <text:p>51748</text:p>
          </table:table-cell>
          <table:table-cell office:value-type="float" office:value="69209">
            <text:p>69209</text:p>
          </table:table-cell>
          <table:table-cell office:value-type="float" office:value="51823">
            <text:p>51823</text:p>
          </table:table-cell>
          <table:table-cell office:value-type="float" office:value="60538">
            <text:p>60538</text:p>
          </table:table-cell>
          <table:table-cell office:value-type="float" office:value="55506">
            <text:p>55506</text:p>
          </table:table-cell>
          <table:table-cell office:value-type="float" office:value="82313">
            <text:p>82313</text:p>
          </table:table-cell>
          <table:table-cell office:value-type="float" office:value="71517">
            <text:p>71517</text:p>
          </table:table-cell>
          <table:table-cell office:value-type="float" office:value="62309.6">
            <text:p>62309.6</text:p>
          </table:table-cell>
          <table:table-cell office:value-type="float" office:value="76244">
            <text:p>76244</text:p>
          </table:table-cell>
          <table:table-cell office:value-type="float" office:value="70085">
            <text:p>70085</text:p>
          </table:table-cell>
          <table:table-cell office:value-type="float" office:value="73368">
            <text:p>73368</text:p>
          </table:table-cell>
          <table:table-cell office:value-type="float" office:value="83165">
            <text:p>83165</text:p>
          </table:table-cell>
          <table:table-cell office:value-type="float" office:value="71735">
            <text:p>71735</text:p>
          </table:table-cell>
          <table:table-cell office:value-type="float" office:value="75518">
            <text:p>75518</text:p>
          </table:table-cell>
          <table:table-cell office:value-type="float" office:value="69555">
            <text:p>69555</text:p>
          </table:table-cell>
          <table:table-cell office:value-type="float" office:value="69313">
            <text:p>69313</text:p>
          </table:table-cell>
          <table:table-cell office:value-type="float" office:value="75223">
            <text:p>75223</text:p>
          </table:table-cell>
          <table:table-cell office:value-type="float" office:value="84854">
            <text:p>84854</text:p>
          </table:table-cell>
          <table:table-cell office:value-type="float" office:value="74906">
            <text:p>74906</text:p>
          </table:table-cell>
          <table:table-cell office:value-type="float" office:value="103838">
            <text:p>103838</text:p>
          </table:table-cell>
          <table:table-cell office:value-type="float" office:value="97790">
            <text:p>97790</text:p>
          </table:table-cell>
          <table:table-cell office:value-type="float" office:value="96445">
            <text:p>96445</text:p>
          </table:table-cell>
          <table:table-cell office:value-type="float" office:value="97154">
            <text:p>97154</text:p>
          </table:table-cell>
          <table:table-cell office:value-type="float" office:value="94204">
            <text:p>94204</text:p>
          </table:table-cell>
          <table:table-cell office:value-type="float" office:value="97247">
            <text:p>97247</text:p>
          </table:table-cell>
          <table:table-cell office:value-type="float" office:value="96521">
            <text:p>96521</text:p>
          </table:table-cell>
          <table:table-cell office:value-type="float" office:value="104986">
            <text:p>104986</text:p>
          </table:table-cell>
          <table:table-cell office:value-type="float" office:value="94410">
            <text:p>94410</text:p>
          </table:table-cell>
          <table:table-cell office:value-type="float" office:value="85272">
            <text:p>85272</text:p>
          </table:table-cell>
          <table:table-cell office:value-type="float" office:value="96786.7">
            <text:p>96786.7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27167">
            <text:p>227167</text:p>
          </table:table-cell>
          <table:table-cell office:value-type="float" office:value="245303">
            <text:p>245303</text:p>
          </table:table-cell>
          <table:table-cell office:value-type="float" office:value="220166">
            <text:p>220166</text:p>
          </table:table-cell>
          <table:table-cell office:value-type="float" office:value="236453">
            <text:p>236453</text:p>
          </table:table-cell>
          <table:table-cell office:value-type="float" office:value="215011">
            <text:p>215011</text:p>
          </table:table-cell>
          <table:table-cell office:value-type="float" office:value="228555">
            <text:p>228555</text:p>
          </table:table-cell>
          <table:table-cell office:value-type="float" office:value="224577">
            <text:p>224577</text:p>
          </table:table-cell>
          <table:table-cell office:value-type="float" office:value="219335">
            <text:p>219335</text:p>
          </table:table-cell>
          <table:table-cell office:value-type="float" office:value="221549">
            <text:p>221549</text:p>
          </table:table-cell>
          <table:table-cell office:value-type="float" office:value="222118">
            <text:p>222118</text:p>
          </table:table-cell>
          <table:table-cell office:value-type="float" office:value="226023.4">
            <text:p>226023.4</text:p>
          </table:table-cell>
          <table:table-cell office:value-type="float" office:value="111776">
            <text:p>111776</text:p>
          </table:table-cell>
          <table:table-cell office:value-type="float" office:value="115397">
            <text:p>115397</text:p>
          </table:table-cell>
          <table:table-cell office:value-type="float" office:value="121418">
            <text:p>121418</text:p>
          </table:table-cell>
          <table:table-cell office:value-type="float" office:value="123850">
            <text:p>123850</text:p>
          </table:table-cell>
          <table:table-cell office:value-type="float" office:value="124971">
            <text:p>124971</text:p>
          </table:table-cell>
          <table:table-cell office:value-type="float" office:value="123899">
            <text:p>123899</text:p>
          </table:table-cell>
          <table:table-cell office:value-type="float" office:value="130061">
            <text:p>130061</text:p>
          </table:table-cell>
          <table:table-cell office:value-type="float" office:value="124763">
            <text:p>124763</text:p>
          </table:table-cell>
          <table:table-cell office:value-type="float" office:value="125369">
            <text:p>125369</text:p>
          </table:table-cell>
          <table:table-cell office:value-type="float" office:value="118480">
            <text:p>118480</text:p>
          </table:table-cell>
          <table:table-cell office:value-type="float" office:value="121998.4">
            <text:p>121998.4</text:p>
          </table:table-cell>
          <table:table-cell office:value-type="float" office:value="59650">
            <text:p>59650</text:p>
          </table:table-cell>
          <table:table-cell office:value-type="float" office:value="62314">
            <text:p>62314</text:p>
          </table:table-cell>
          <table:table-cell office:value-type="float" office:value="75528">
            <text:p>75528</text:p>
          </table:table-cell>
          <table:table-cell office:value-type="float" office:value="66426">
            <text:p>66426</text:p>
          </table:table-cell>
          <table:table-cell office:value-type="float" office:value="64288">
            <text:p>64288</text:p>
          </table:table-cell>
          <table:table-cell office:value-type="float" office:value="63981">
            <text:p>63981</text:p>
          </table:table-cell>
          <table:table-cell office:value-type="float" office:value="63838">
            <text:p>63838</text:p>
          </table:table-cell>
          <table:table-cell office:value-type="float" office:value="65292">
            <text:p>65292</text:p>
          </table:table-cell>
          <table:table-cell office:value-type="float" office:value="68059">
            <text:p>68059</text:p>
          </table:table-cell>
          <table:table-cell office:value-type="float" office:value="60211">
            <text:p>60211</text:p>
          </table:table-cell>
          <table:table-cell office:value-type="float" office:value="64958.7">
            <text:p>64958.7</text:p>
          </table:table-cell>
          <table:table-cell office:value-type="float" office:value="35681">
            <text:p>35681</text:p>
          </table:table-cell>
          <table:table-cell office:value-type="float" office:value="40681">
            <text:p>40681</text:p>
          </table:table-cell>
          <table:table-cell office:value-type="float" office:value="38939">
            <text:p>38939</text:p>
          </table:table-cell>
          <table:table-cell office:value-type="float" office:value="36052">
            <text:p>36052</text:p>
          </table:table-cell>
          <table:table-cell office:value-type="float" office:value="43451">
            <text:p>43451</text:p>
          </table:table-cell>
          <table:table-cell office:value-type="float" office:value="38330">
            <text:p>38330</text:p>
          </table:table-cell>
          <table:table-cell office:value-type="float" office:value="34324">
            <text:p>34324</text:p>
          </table:table-cell>
          <table:table-cell office:value-type="float" office:value="40891">
            <text:p>40891</text:p>
          </table:table-cell>
          <table:table-cell office:value-type="float" office:value="33113">
            <text:p>33113</text:p>
          </table:table-cell>
          <table:table-cell office:value-type="float" office:value="36306">
            <text:p>36306</text:p>
          </table:table-cell>
          <table:table-cell office:value-type="float" office:value="37776.8">
            <text:p>37776.8</text:p>
          </table:table-cell>
          <table:table-cell office:value-type="float" office:value="28380">
            <text:p>28380</text:p>
          </table:table-cell>
          <table:table-cell office:value-type="float" office:value="42855">
            <text:p>42855</text:p>
          </table:table-cell>
          <table:table-cell office:value-type="float" office:value="26916">
            <text:p>26916</text:p>
          </table:table-cell>
          <table:table-cell office:value-type="float" office:value="35478">
            <text:p>35478</text:p>
          </table:table-cell>
          <table:table-cell office:value-type="float" office:value="35944">
            <text:p>35944</text:p>
          </table:table-cell>
          <table:table-cell office:value-type="float" office:value="38272">
            <text:p>38272</text:p>
          </table:table-cell>
          <table:table-cell office:value-type="float" office:value="39266">
            <text:p>39266</text:p>
          </table:table-cell>
          <table:table-cell office:value-type="float" office:value="38132">
            <text:p>38132</text:p>
          </table:table-cell>
          <table:table-cell office:value-type="float" office:value="30836">
            <text:p>30836</text:p>
          </table:table-cell>
          <table:table-cell office:value-type="float" office:value="33181">
            <text:p>33181</text:p>
          </table:table-cell>
          <table:table-cell office:value-type="float" office:value="34926">
            <text:p>34926</text:p>
          </table:table-cell>
          <table:table-cell office:value-type="float" office:value="36689">
            <text:p>36689</text:p>
          </table:table-cell>
          <table:table-cell office:value-type="float" office:value="47602">
            <text:p>47602</text:p>
          </table:table-cell>
          <table:table-cell office:value-type="float" office:value="53369">
            <text:p>53369</text:p>
          </table:table-cell>
          <table:table-cell office:value-type="float" office:value="44714">
            <text:p>44714</text:p>
          </table:table-cell>
          <table:table-cell office:value-type="float" office:value="49659">
            <text:p>49659</text:p>
          </table:table-cell>
          <table:table-cell office:value-type="float" office:value="53026">
            <text:p>53026</text:p>
          </table:table-cell>
          <table:table-cell office:value-type="float" office:value="57830">
            <text:p>57830</text:p>
          </table:table-cell>
          <table:table-cell office:value-type="float" office:value="38728">
            <text:p>38728</text:p>
          </table:table-cell>
          <table:table-cell office:value-type="float" office:value="48464">
            <text:p>48464</text:p>
          </table:table-cell>
          <table:table-cell office:value-type="float" office:value="42981">
            <text:p>42981</text:p>
          </table:table-cell>
          <table:table-cell office:value-type="float" office:value="47306.2">
            <text:p>47306.2</text:p>
          </table:table-cell>
          <table:table-cell office:value-type="float" office:value="74422">
            <text:p>74422</text:p>
          </table:table-cell>
          <table:table-cell office:value-type="float" office:value="68714">
            <text:p>68714</text:p>
          </table:table-cell>
          <table:table-cell office:value-type="float" office:value="74961">
            <text:p>74961</text:p>
          </table:table-cell>
          <table:table-cell office:value-type="float" office:value="65947">
            <text:p>65947</text:p>
          </table:table-cell>
          <table:table-cell office:value-type="float" office:value="66280">
            <text:p>66280</text:p>
          </table:table-cell>
          <table:table-cell office:value-type="float" office:value="63138">
            <text:p>63138</text:p>
          </table:table-cell>
          <table:table-cell office:value-type="float" office:value="65765">
            <text:p>65765</text:p>
          </table:table-cell>
          <table:table-cell office:value-type="float" office:value="60082">
            <text:p>60082</text:p>
          </table:table-cell>
          <table:table-cell office:value-type="float" office:value="70240">
            <text:p>70240</text:p>
          </table:table-cell>
          <table:table-cell office:value-type="float" office:value="61852">
            <text:p>61852</text:p>
          </table:table-cell>
          <table:table-cell office:value-type="float" office:value="67140.1">
            <text:p>67140.1</text:p>
          </table:table-cell>
          <table:table-cell office:value-type="float" office:value="80523">
            <text:p>80523</text:p>
          </table:table-cell>
          <table:table-cell office:value-type="float" office:value="66506">
            <text:p>66506</text:p>
          </table:table-cell>
          <table:table-cell office:value-type="float" office:value="88024">
            <text:p>88024</text:p>
          </table:table-cell>
          <table:table-cell office:value-type="float" office:value="81377">
            <text:p>81377</text:p>
          </table:table-cell>
          <table:table-cell office:value-type="float" office:value="71121">
            <text:p>71121</text:p>
          </table:table-cell>
          <table:table-cell office:value-type="float" office:value="83160">
            <text:p>83160</text:p>
          </table:table-cell>
          <table:table-cell office:value-type="float" office:value="82087">
            <text:p>82087</text:p>
          </table:table-cell>
          <table:table-cell office:value-type="float" office:value="70840">
            <text:p>70840</text:p>
          </table:table-cell>
          <table:table-cell office:value-type="float" office:value="110529">
            <text:p>110529</text:p>
          </table:table-cell>
          <table:table-cell office:value-type="float" office:value="98141">
            <text:p>98141</text:p>
          </table:table-cell>
          <table:table-cell office:value-type="float" office:value="83230.8">
            <text:p>83230.8</text:p>
          </table:table-cell>
          <table:table-cell office:value-type="float" office:value="115040">
            <text:p>115040</text:p>
          </table:table-cell>
          <table:table-cell office:value-type="float" office:value="103171">
            <text:p>103171</text:p>
          </table:table-cell>
          <table:table-cell office:value-type="float" office:value="104676">
            <text:p>104676</text:p>
          </table:table-cell>
          <table:table-cell office:value-type="float" office:value="91371">
            <text:p>91371</text:p>
          </table:table-cell>
          <table:table-cell office:value-type="float" office:value="114891">
            <text:p>114891</text:p>
          </table:table-cell>
          <table:table-cell office:value-type="float" office:value="125563">
            <text:p>125563</text:p>
          </table:table-cell>
          <table:table-cell office:value-type="float" office:value="94372">
            <text:p>94372</text:p>
          </table:table-cell>
          <table:table-cell office:value-type="float" office:value="103993">
            <text:p>103993</text:p>
          </table:table-cell>
          <table:table-cell office:value-type="float" office:value="109510">
            <text:p>109510</text:p>
          </table:table-cell>
          <table:table-cell office:value-type="float" office:value="117361">
            <text:p>117361</text:p>
          </table:table-cell>
          <table:table-cell office:value-type="float" office:value="107994.8">
            <text:p>107994.8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229552">
            <text:p>229552</text:p>
          </table:table-cell>
          <table:table-cell office:value-type="float" office:value="210359">
            <text:p>210359</text:p>
          </table:table-cell>
          <table:table-cell office:value-type="float" office:value="220228">
            <text:p>220228</text:p>
          </table:table-cell>
          <table:table-cell office:value-type="float" office:value="234245">
            <text:p>234245</text:p>
          </table:table-cell>
          <table:table-cell office:value-type="float" office:value="207556">
            <text:p>207556</text:p>
          </table:table-cell>
          <table:table-cell office:value-type="float" office:value="211960">
            <text:p>211960</text:p>
          </table:table-cell>
          <table:table-cell office:value-type="float" office:value="207136">
            <text:p>207136</text:p>
          </table:table-cell>
          <table:table-cell office:value-type="float" office:value="215780">
            <text:p>215780</text:p>
          </table:table-cell>
          <table:table-cell office:value-type="float" office:value="211904">
            <text:p>211904</text:p>
          </table:table-cell>
          <table:table-cell office:value-type="float" office:value="207696">
            <text:p>207696</text:p>
          </table:table-cell>
          <table:table-cell office:value-type="float" office:value="215641.6">
            <text:p>215641.6</text:p>
          </table:table-cell>
          <table:table-cell office:value-type="float" office:value="113158">
            <text:p>113158</text:p>
          </table:table-cell>
          <table:table-cell office:value-type="float" office:value="103595">
            <text:p>103595</text:p>
          </table:table-cell>
          <table:table-cell office:value-type="float" office:value="106913">
            <text:p>106913</text:p>
          </table:table-cell>
          <table:table-cell office:value-type="float" office:value="98943">
            <text:p>98943</text:p>
          </table:table-cell>
          <table:table-cell office:value-type="float" office:value="109765">
            <text:p>109765</text:p>
          </table:table-cell>
          <table:table-cell office:value-type="float" office:value="110927">
            <text:p>110927</text:p>
          </table:table-cell>
          <table:table-cell office:value-type="float" office:value="99341">
            <text:p>99341</text:p>
          </table:table-cell>
          <table:table-cell office:value-type="float" office:value="108627">
            <text:p>108627</text:p>
          </table:table-cell>
          <table:table-cell office:value-type="float" office:value="108462">
            <text:p>108462</text:p>
          </table:table-cell>
          <table:table-cell office:value-type="float" office:value="113350">
            <text:p>113350</text:p>
          </table:table-cell>
          <table:table-cell office:value-type="float" office:value="107308.1">
            <text:p>107308.1</text:p>
          </table:table-cell>
          <table:table-cell office:value-type="float" office:value="51495">
            <text:p>51495</text:p>
          </table:table-cell>
          <table:table-cell office:value-type="float" office:value="50426">
            <text:p>50426</text:p>
          </table:table-cell>
          <table:table-cell office:value-type="float" office:value="51312">
            <text:p>51312</text:p>
          </table:table-cell>
          <table:table-cell office:value-type="float" office:value="51916">
            <text:p>51916</text:p>
          </table:table-cell>
          <table:table-cell office:value-type="float" office:value="51760">
            <text:p>51760</text:p>
          </table:table-cell>
          <table:table-cell office:value-type="float" office:value="51826">
            <text:p>51826</text:p>
          </table:table-cell>
          <table:table-cell office:value-type="float" office:value="51180">
            <text:p>51180</text:p>
          </table:table-cell>
          <table:table-cell office:value-type="float" office:value="49793">
            <text:p>49793</text:p>
          </table:table-cell>
          <table:table-cell office:value-type="float" office:value="51039">
            <text:p>51039</text:p>
          </table:table-cell>
          <table:table-cell office:value-type="float" office:value="48810">
            <text:p>48810</text:p>
          </table:table-cell>
          <table:table-cell office:value-type="float" office:value="50955.7">
            <text:p>50955.7</text:p>
          </table:table-cell>
          <table:table-cell office:value-type="float" office:value="29171">
            <text:p>29171</text:p>
          </table:table-cell>
          <table:table-cell office:value-type="float" office:value="28995">
            <text:p>28995</text:p>
          </table:table-cell>
          <table:table-cell office:value-type="float" office:value="28591">
            <text:p>28591</text:p>
          </table:table-cell>
          <table:table-cell office:value-type="float" office:value="23856">
            <text:p>23856</text:p>
          </table:table-cell>
          <table:table-cell office:value-type="float" office:value="30377">
            <text:p>30377</text:p>
          </table:table-cell>
          <table:table-cell office:value-type="float" office:value="25988">
            <text:p>25988</text:p>
          </table:table-cell>
          <table:table-cell office:value-type="float" office:value="28246">
            <text:p>28246</text:p>
          </table:table-cell>
          <table:table-cell office:value-type="float" office:value="27321">
            <text:p>27321</text:p>
          </table:table-cell>
          <table:table-cell office:value-type="float" office:value="30420">
            <text:p>30420</text:p>
          </table:table-cell>
          <table:table-cell office:value-type="float" office:value="25925">
            <text:p>25925</text:p>
          </table:table-cell>
          <table:table-cell office:value-type="float" office:value="27889">
            <text:p>27889</text:p>
          </table:table-cell>
          <table:table-cell office:value-type="float" office:value="22518">
            <text:p>22518</text:p>
          </table:table-cell>
          <table:table-cell office:value-type="float" office:value="31977">
            <text:p>31977</text:p>
          </table:table-cell>
          <table:table-cell office:value-type="float" office:value="26212">
            <text:p>26212</text:p>
          </table:table-cell>
          <table:table-cell office:value-type="float" office:value="24181">
            <text:p>24181</text:p>
          </table:table-cell>
          <table:table-cell office:value-type="float" office:value="21534">
            <text:p>21534</text:p>
          </table:table-cell>
          <table:table-cell office:value-type="float" office:value="25944">
            <text:p>25944</text:p>
          </table:table-cell>
          <table:table-cell office:value-type="float" office:value="29495">
            <text:p>29495</text:p>
          </table:table-cell>
          <table:table-cell office:value-type="float" office:value="31534">
            <text:p>31534</text:p>
          </table:table-cell>
          <table:table-cell office:value-type="float" office:value="43437">
            <text:p>43437</text:p>
          </table:table-cell>
          <table:table-cell office:value-type="float" office:value="21681">
            <text:p>21681</text:p>
          </table:table-cell>
          <table:table-cell office:value-type="float" office:value="27851.3">
            <text:p>27851.3</text:p>
          </table:table-cell>
          <table:table-cell office:value-type="float" office:value="49354">
            <text:p>49354</text:p>
          </table:table-cell>
          <table:table-cell office:value-type="float" office:value="49510">
            <text:p>49510</text:p>
          </table:table-cell>
          <table:table-cell office:value-type="float" office:value="48755">
            <text:p>48755</text:p>
          </table:table-cell>
          <table:table-cell office:value-type="float" office:value="40451">
            <text:p>40451</text:p>
          </table:table-cell>
          <table:table-cell office:value-type="float" office:value="49832">
            <text:p>49832</text:p>
          </table:table-cell>
          <table:table-cell office:value-type="float" office:value="56273">
            <text:p>56273</text:p>
          </table:table-cell>
          <table:table-cell office:value-type="float" office:value="52905">
            <text:p>52905</text:p>
          </table:table-cell>
          <table:table-cell office:value-type="float" office:value="49479">
            <text:p>49479</text:p>
          </table:table-cell>
          <table:table-cell office:value-type="float" office:value="55011">
            <text:p>55011</text:p>
          </table:table-cell>
          <table:table-cell office:value-type="float" office:value="53708">
            <text:p>53708</text:p>
          </table:table-cell>
          <table:table-cell office:value-type="float" office:value="50527.8">
            <text:p>50527.8</text:p>
          </table:table-cell>
          <table:table-cell office:value-type="float" office:value="66202">
            <text:p>66202</text:p>
          </table:table-cell>
          <table:table-cell office:value-type="float" office:value="78131">
            <text:p>78131</text:p>
          </table:table-cell>
          <table:table-cell office:value-type="float" office:value="68157">
            <text:p>68157</text:p>
          </table:table-cell>
          <table:table-cell office:value-type="float" office:value="81107">
            <text:p>81107</text:p>
          </table:table-cell>
          <table:table-cell office:value-type="float" office:value="83156">
            <text:p>83156</text:p>
          </table:table-cell>
          <table:table-cell office:value-type="float" office:value="82518">
            <text:p>82518</text:p>
          </table:table-cell>
          <table:table-cell office:value-type="float" office:value="61690">
            <text:p>61690</text:p>
          </table:table-cell>
          <table:table-cell office:value-type="float" office:value="64279">
            <text:p>64279</text:p>
          </table:table-cell>
          <table:table-cell office:value-type="float" office:value="62339">
            <text:p>62339</text:p>
          </table:table-cell>
          <table:table-cell office:value-type="float" office:value="62487">
            <text:p>62487</text:p>
          </table:table-cell>
          <table:table-cell office:value-type="float" office:value="71006.6">
            <text:p>71006.6</text:p>
          </table:table-cell>
          <table:table-cell office:value-type="float" office:value="81264">
            <text:p>81264</text:p>
          </table:table-cell>
          <table:table-cell office:value-type="float" office:value="77335">
            <text:p>77335</text:p>
          </table:table-cell>
          <table:table-cell office:value-type="float" office:value="90952">
            <text:p>90952</text:p>
          </table:table-cell>
          <table:table-cell office:value-type="float" office:value="73015">
            <text:p>73015</text:p>
          </table:table-cell>
          <table:table-cell office:value-type="float" office:value="80564">
            <text:p>80564</text:p>
          </table:table-cell>
          <table:table-cell office:value-type="float" office:value="95683">
            <text:p>95683</text:p>
          </table:table-cell>
          <table:table-cell office:value-type="float" office:value="107870">
            <text:p>107870</text:p>
          </table:table-cell>
          <table:table-cell office:value-type="float" office:value="75493">
            <text:p>75493</text:p>
          </table:table-cell>
          <table:table-cell office:value-type="float" office:value="72644">
            <text:p>72644</text:p>
          </table:table-cell>
          <table:table-cell office:value-type="float" office:value="67402">
            <text:p>67402</text:p>
          </table:table-cell>
          <table:table-cell office:value-type="float" office:value="82222.2">
            <text:p>82222.2</text:p>
          </table:table-cell>
          <table:table-cell office:value-type="float" office:value="111932">
            <text:p>111932</text:p>
          </table:table-cell>
          <table:table-cell office:value-type="float" office:value="113834">
            <text:p>113834</text:p>
          </table:table-cell>
          <table:table-cell office:value-type="float" office:value="110942">
            <text:p>110942</text:p>
          </table:table-cell>
          <table:table-cell office:value-type="float" office:value="112078">
            <text:p>112078</text:p>
          </table:table-cell>
          <table:table-cell office:value-type="float" office:value="102196">
            <text:p>102196</text:p>
          </table:table-cell>
          <table:table-cell office:value-type="float" office:value="93348">
            <text:p>93348</text:p>
          </table:table-cell>
          <table:table-cell office:value-type="float" office:value="116515">
            <text:p>116515</text:p>
          </table:table-cell>
          <table:table-cell office:value-type="float" office:value="110698">
            <text:p>110698</text:p>
          </table:table-cell>
          <table:table-cell office:value-type="float" office:value="122870">
            <text:p>122870</text:p>
          </table:table-cell>
          <table:table-cell office:value-type="float" office:value="102426">
            <text:p>102426</text:p>
          </table:table-cell>
          <table:table-cell office:value-type="float" office:value="109683.9">
            <text:p>109683.9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219149">
            <text:p>219149</text:p>
          </table:table-cell>
          <table:table-cell office:value-type="float" office:value="214861">
            <text:p>214861</text:p>
          </table:table-cell>
          <table:table-cell office:value-type="float" office:value="220582">
            <text:p>220582</text:p>
          </table:table-cell>
          <table:table-cell office:value-type="float" office:value="226753">
            <text:p>226753</text:p>
          </table:table-cell>
          <table:table-cell office:value-type="float" office:value="243438">
            <text:p>243438</text:p>
          </table:table-cell>
          <table:table-cell office:value-type="float" office:value="229853">
            <text:p>229853</text:p>
          </table:table-cell>
          <table:table-cell office:value-type="float" office:value="227771">
            <text:p>227771</text:p>
          </table:table-cell>
          <table:table-cell office:value-type="float" office:value="228966">
            <text:p>228966</text:p>
          </table:table-cell>
          <table:table-cell office:value-type="float" office:value="218762">
            <text:p>218762</text:p>
          </table:table-cell>
          <table:table-cell office:value-type="float" office:value="217131">
            <text:p>217131</text:p>
          </table:table-cell>
          <table:table-cell office:value-type="float" office:value="224726.6">
            <text:p>224726.6</text:p>
          </table:table-cell>
          <table:table-cell office:value-type="float" office:value="111986">
            <text:p>111986</text:p>
          </table:table-cell>
          <table:table-cell office:value-type="float" office:value="113046">
            <text:p>113046</text:p>
          </table:table-cell>
          <table:table-cell office:value-type="float" office:value="124800">
            <text:p>124800</text:p>
          </table:table-cell>
          <table:table-cell office:value-type="float" office:value="106153">
            <text:p>106153</text:p>
          </table:table-cell>
          <table:table-cell office:value-type="float" office:value="115780">
            <text:p>115780</text:p>
          </table:table-cell>
          <table:table-cell office:value-type="float" office:value="113370">
            <text:p>113370</text:p>
          </table:table-cell>
          <table:table-cell office:value-type="float" office:value="114912">
            <text:p>114912</text:p>
          </table:table-cell>
          <table:table-cell office:value-type="float" office:value="109120">
            <text:p>109120</text:p>
          </table:table-cell>
          <table:table-cell office:value-type="float" office:value="114684">
            <text:p>114684</text:p>
          </table:table-cell>
          <table:table-cell office:value-type="float" office:value="113858">
            <text:p>113858</text:p>
          </table:table-cell>
          <table:table-cell office:value-type="float" office:value="113770.9">
            <text:p>113770.9</text:p>
          </table:table-cell>
          <table:table-cell office:value-type="float" office:value="53274">
            <text:p>53274</text:p>
          </table:table-cell>
          <table:table-cell office:value-type="float" office:value="55172">
            <text:p>55172</text:p>
          </table:table-cell>
          <table:table-cell office:value-type="float" office:value="55129">
            <text:p>55129</text:p>
          </table:table-cell>
          <table:table-cell office:value-type="float" office:value="52463">
            <text:p>52463</text:p>
          </table:table-cell>
          <table:table-cell office:value-type="float" office:value="53529">
            <text:p>53529</text:p>
          </table:table-cell>
          <table:table-cell office:value-type="float" office:value="55579">
            <text:p>55579</text:p>
          </table:table-cell>
          <table:table-cell office:value-type="float" office:value="58812">
            <text:p>58812</text:p>
          </table:table-cell>
          <table:table-cell office:value-type="float" office:value="55066">
            <text:p>55066</text:p>
          </table:table-cell>
          <table:table-cell office:value-type="float" office:value="57936">
            <text:p>57936</text:p>
          </table:table-cell>
          <table:table-cell office:value-type="float" office:value="55277">
            <text:p>55277</text:p>
          </table:table-cell>
          <table:table-cell office:value-type="float" office:value="55223.7">
            <text:p>55223.7</text:p>
          </table:table-cell>
          <table:table-cell office:value-type="float" office:value="28296">
            <text:p>28296</text:p>
          </table:table-cell>
          <table:table-cell office:value-type="float" office:value="27875">
            <text:p>27875</text:p>
          </table:table-cell>
          <table:table-cell office:value-type="float" office:value="26108">
            <text:p>26108</text:p>
          </table:table-cell>
          <table:table-cell office:value-type="float" office:value="25757">
            <text:p>25757</text:p>
          </table:table-cell>
          <table:table-cell office:value-type="float" office:value="30695">
            <text:p>30695</text:p>
          </table:table-cell>
          <table:table-cell office:value-type="float" office:value="30400">
            <text:p>30400</text:p>
          </table:table-cell>
          <table:table-cell office:value-type="float" office:value="27673">
            <text:p>27673</text:p>
          </table:table-cell>
          <table:table-cell office:value-type="float" office:value="29834">
            <text:p>29834</text:p>
          </table:table-cell>
          <table:table-cell office:value-type="float" office:value="25798">
            <text:p>25798</text:p>
          </table:table-cell>
          <table:table-cell office:value-type="float" office:value="32994">
            <text:p>32994</text:p>
          </table:table-cell>
          <table:table-cell office:value-type="float" office:value="28543">
            <text:p>28543</text:p>
          </table:table-cell>
          <table:table-cell office:value-type="float" office:value="20639">
            <text:p>20639</text:p>
          </table:table-cell>
          <table:table-cell office:value-type="float" office:value="25539">
            <text:p>25539</text:p>
          </table:table-cell>
          <table:table-cell office:value-type="float" office:value="45206">
            <text:p>45206</text:p>
          </table:table-cell>
          <table:table-cell office:value-type="float" office:value="31480">
            <text:p>31480</text:p>
          </table:table-cell>
          <table:table-cell office:value-type="float" office:value="32550">
            <text:p>32550</text:p>
          </table:table-cell>
          <table:table-cell office:value-type="float" office:value="38373">
            <text:p>38373</text:p>
          </table:table-cell>
          <table:table-cell office:value-type="float" office:value="39366">
            <text:p>39366</text:p>
          </table:table-cell>
          <table:table-cell office:value-type="float" office:value="33489">
            <text:p>33489</text:p>
          </table:table-cell>
          <table:table-cell office:value-type="float" office:value="33286">
            <text:p>33286</text:p>
          </table:table-cell>
          <table:table-cell office:value-type="float" office:value="25144">
            <text:p>25144</text:p>
          </table:table-cell>
          <table:table-cell office:value-type="float" office:value="32507.2">
            <text:p>32507.2</text:p>
          </table:table-cell>
          <table:table-cell office:value-type="float" office:value="61160">
            <text:p>61160</text:p>
          </table:table-cell>
          <table:table-cell office:value-type="float" office:value="53754">
            <text:p>53754</text:p>
          </table:table-cell>
          <table:table-cell office:value-type="float" office:value="36478">
            <text:p>36478</text:p>
          </table:table-cell>
          <table:table-cell office:value-type="float" office:value="54810">
            <text:p>54810</text:p>
          </table:table-cell>
          <table:table-cell office:value-type="float" office:value="44888">
            <text:p>44888</text:p>
          </table:table-cell>
          <table:table-cell office:value-type="float" office:value="47192">
            <text:p>47192</text:p>
          </table:table-cell>
          <table:table-cell office:value-type="float" office:value="61112">
            <text:p>61112</text:p>
          </table:table-cell>
          <table:table-cell office:value-type="float" office:value="44231">
            <text:p>44231</text:p>
          </table:table-cell>
          <table:table-cell office:value-type="float" office:value="40424">
            <text:p>40424</text:p>
          </table:table-cell>
          <table:table-cell office:value-type="float" office:value="41842">
            <text:p>41842</text:p>
          </table:table-cell>
          <table:table-cell office:value-type="float" office:value="48589.1">
            <text:p>48589.1</text:p>
          </table:table-cell>
          <table:table-cell office:value-type="float" office:value="83472">
            <text:p>83472</text:p>
          </table:table-cell>
          <table:table-cell office:value-type="float" office:value="75224">
            <text:p>75224</text:p>
          </table:table-cell>
          <table:table-cell office:value-type="float" office:value="66963">
            <text:p>66963</text:p>
          </table:table-cell>
          <table:table-cell office:value-type="float" office:value="55184">
            <text:p>55184</text:p>
          </table:table-cell>
          <table:table-cell office:value-type="float" office:value="70551">
            <text:p>70551</text:p>
          </table:table-cell>
          <table:table-cell office:value-type="float" office:value="55730">
            <text:p>55730</text:p>
          </table:table-cell>
          <table:table-cell office:value-type="float" office:value="58137">
            <text:p>58137</text:p>
          </table:table-cell>
          <table:table-cell office:value-type="float" office:value="67274">
            <text:p>67274</text:p>
          </table:table-cell>
          <table:table-cell office:value-type="float" office:value="57848">
            <text:p>57848</text:p>
          </table:table-cell>
          <table:table-cell office:value-type="float" office:value="60974">
            <text:p>60974</text:p>
          </table:table-cell>
          <table:table-cell office:value-type="float" office:value="65135.7">
            <text:p>65135.7</text:p>
          </table:table-cell>
          <table:table-cell office:value-type="float" office:value="116340">
            <text:p>116340</text:p>
          </table:table-cell>
          <table:table-cell office:value-type="float" office:value="94328">
            <text:p>94328</text:p>
          </table:table-cell>
          <table:table-cell office:value-type="float" office:value="98048">
            <text:p>98048</text:p>
          </table:table-cell>
          <table:table-cell office:value-type="float" office:value="89155">
            <text:p>89155</text:p>
          </table:table-cell>
          <table:table-cell office:value-type="float" office:value="101272">
            <text:p>101272</text:p>
          </table:table-cell>
          <table:table-cell office:value-type="float" office:value="88863">
            <text:p>88863</text:p>
          </table:table-cell>
          <table:table-cell office:value-type="float" office:value="92628">
            <text:p>92628</text:p>
          </table:table-cell>
          <table:table-cell office:value-type="float" office:value="97804">
            <text:p>97804</text:p>
          </table:table-cell>
          <table:table-cell office:value-type="float" office:value="74767">
            <text:p>74767</text:p>
          </table:table-cell>
          <table:table-cell office:value-type="float" office:value="85413">
            <text:p>85413</text:p>
          </table:table-cell>
          <table:table-cell office:value-type="float" office:value="93861.8">
            <text:p>93861.8</text:p>
          </table:table-cell>
          <table:table-cell office:value-type="float" office:value="105145">
            <text:p>105145</text:p>
          </table:table-cell>
          <table:table-cell office:value-type="float" office:value="111354">
            <text:p>111354</text:p>
          </table:table-cell>
          <table:table-cell office:value-type="float" office:value="110686">
            <text:p>110686</text:p>
          </table:table-cell>
          <table:table-cell office:value-type="float" office:value="96012">
            <text:p>96012</text:p>
          </table:table-cell>
          <table:table-cell office:value-type="float" office:value="121832">
            <text:p>121832</text:p>
          </table:table-cell>
          <table:table-cell office:value-type="float" office:value="102658">
            <text:p>102658</text:p>
          </table:table-cell>
          <table:table-cell office:value-type="float" office:value="112159">
            <text:p>112159</text:p>
          </table:table-cell>
          <table:table-cell office:value-type="float" office:value="114268">
            <text:p>114268</text:p>
          </table:table-cell>
          <table:table-cell office:value-type="float" office:value="114232">
            <text:p>114232</text:p>
          </table:table-cell>
          <table:table-cell office:value-type="float" office:value="113550">
            <text:p>113550</text:p>
          </table:table-cell>
          <table:table-cell office:value-type="float" office:value="110189.6">
            <text:p>110189.6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242818">
            <text:p>242818</text:p>
          </table:table-cell>
          <table:table-cell office:value-type="float" office:value="248570">
            <text:p>248570</text:p>
          </table:table-cell>
          <table:table-cell office:value-type="float" office:value="246933">
            <text:p>246933</text:p>
          </table:table-cell>
          <table:table-cell office:value-type="float" office:value="237663">
            <text:p>237663</text:p>
          </table:table-cell>
          <table:table-cell office:value-type="float" office:value="247057">
            <text:p>247057</text:p>
          </table:table-cell>
          <table:table-cell office:value-type="float" office:value="242069">
            <text:p>242069</text:p>
          </table:table-cell>
          <table:table-cell office:value-type="float" office:value="243355">
            <text:p>243355</text:p>
          </table:table-cell>
          <table:table-cell office:value-type="float" office:value="252002">
            <text:p>252002</text:p>
          </table:table-cell>
          <table:table-cell office:value-type="float" office:value="232160">
            <text:p>232160</text:p>
          </table:table-cell>
          <table:table-cell office:value-type="float" office:value="238664">
            <text:p>238664</text:p>
          </table:table-cell>
          <table:table-cell office:value-type="float" office:value="243129.1">
            <text:p>243129.1</text:p>
          </table:table-cell>
          <table:table-cell office:value-type="float" office:value="117201">
            <text:p>117201</text:p>
          </table:table-cell>
          <table:table-cell office:value-type="float" office:value="117036">
            <text:p>117036</text:p>
          </table:table-cell>
          <table:table-cell office:value-type="float" office:value="114356">
            <text:p>114356</text:p>
          </table:table-cell>
          <table:table-cell office:value-type="float" office:value="123630">
            <text:p>123630</text:p>
          </table:table-cell>
          <table:table-cell office:value-type="float" office:value="124803">
            <text:p>124803</text:p>
          </table:table-cell>
          <table:table-cell office:value-type="float" office:value="118858">
            <text:p>118858</text:p>
          </table:table-cell>
          <table:table-cell office:value-type="float" office:value="109931">
            <text:p>109931</text:p>
          </table:table-cell>
          <table:table-cell office:value-type="float" office:value="124773">
            <text:p>124773</text:p>
          </table:table-cell>
          <table:table-cell office:value-type="float" office:value="113793">
            <text:p>113793</text:p>
          </table:table-cell>
          <table:table-cell office:value-type="float" office:value="119014">
            <text:p>119014</text:p>
          </table:table-cell>
          <table:table-cell office:value-type="float" office:value="118339.5">
            <text:p>118339.5</text:p>
          </table:table-cell>
          <table:table-cell office:value-type="float" office:value="59269">
            <text:p>59269</text:p>
          </table:table-cell>
          <table:table-cell office:value-type="float" office:value="55375">
            <text:p>55375</text:p>
          </table:table-cell>
          <table:table-cell office:value-type="float" office:value="56854">
            <text:p>56854</text:p>
          </table:table-cell>
          <table:table-cell office:value-type="float" office:value="55593">
            <text:p>55593</text:p>
          </table:table-cell>
          <table:table-cell office:value-type="float" office:value="58119">
            <text:p>58119</text:p>
          </table:table-cell>
          <table:table-cell office:value-type="float" office:value="57663">
            <text:p>57663</text:p>
          </table:table-cell>
          <table:table-cell office:value-type="float" office:value="56226">
            <text:p>56226</text:p>
          </table:table-cell>
          <table:table-cell office:value-type="float" office:value="56905">
            <text:p>56905</text:p>
          </table:table-cell>
          <table:table-cell office:value-type="float" office:value="51216">
            <text:p>51216</text:p>
          </table:table-cell>
          <table:table-cell office:value-type="float" office:value="58006">
            <text:p>58006</text:p>
          </table:table-cell>
          <table:table-cell office:value-type="float" office:value="56522.6">
            <text:p>56522.6</text:p>
          </table:table-cell>
          <table:table-cell office:value-type="float" office:value="28295">
            <text:p>28295</text:p>
          </table:table-cell>
          <table:table-cell office:value-type="float" office:value="32386">
            <text:p>32386</text:p>
          </table:table-cell>
          <table:table-cell office:value-type="float" office:value="30190">
            <text:p>30190</text:p>
          </table:table-cell>
          <table:table-cell office:value-type="float" office:value="27020">
            <text:p>27020</text:p>
          </table:table-cell>
          <table:table-cell office:value-type="float" office:value="30173">
            <text:p>30173</text:p>
          </table:table-cell>
          <table:table-cell office:value-type="float" office:value="25795">
            <text:p>25795</text:p>
          </table:table-cell>
          <table:table-cell office:value-type="float" office:value="30115">
            <text:p>30115</text:p>
          </table:table-cell>
          <table:table-cell office:value-type="float" office:value="26458">
            <text:p>26458</text:p>
          </table:table-cell>
          <table:table-cell office:value-type="float" office:value="30124">
            <text:p>30124</text:p>
          </table:table-cell>
          <table:table-cell office:value-type="float" office:value="29894">
            <text:p>29894</text:p>
          </table:table-cell>
          <table:table-cell office:value-type="float" office:value="29045">
            <text:p>29045</text:p>
          </table:table-cell>
          <table:table-cell office:value-type="float" office:value="27969">
            <text:p>27969</text:p>
          </table:table-cell>
          <table:table-cell office:value-type="float" office:value="32054">
            <text:p>32054</text:p>
          </table:table-cell>
          <table:table-cell office:value-type="float" office:value="31851">
            <text:p>31851</text:p>
          </table:table-cell>
          <table:table-cell office:value-type="float" office:value="29154">
            <text:p>29154</text:p>
          </table:table-cell>
          <table:table-cell office:value-type="float" office:value="29226">
            <text:p>29226</text:p>
          </table:table-cell>
          <table:table-cell office:value-type="float" office:value="35258">
            <text:p>35258</text:p>
          </table:table-cell>
          <table:table-cell office:value-type="float" office:value="48988">
            <text:p>48988</text:p>
          </table:table-cell>
          <table:table-cell office:value-type="float" office:value="34109">
            <text:p>34109</text:p>
          </table:table-cell>
          <table:table-cell office:value-type="float" office:value="37993">
            <text:p>37993</text:p>
          </table:table-cell>
          <table:table-cell office:value-type="float" office:value="30131">
            <text:p>30131</text:p>
          </table:table-cell>
          <table:table-cell office:value-type="float" office:value="33673.3">
            <text:p>33673.3</text:p>
          </table:table-cell>
          <table:table-cell office:value-type="float" office:value="72618">
            <text:p>72618</text:p>
          </table:table-cell>
          <table:table-cell office:value-type="float" office:value="51386">
            <text:p>51386</text:p>
          </table:table-cell>
          <table:table-cell office:value-type="float" office:value="38463">
            <text:p>38463</text:p>
          </table:table-cell>
          <table:table-cell office:value-type="float" office:value="56464">
            <text:p>56464</text:p>
          </table:table-cell>
          <table:table-cell office:value-type="float" office:value="48027">
            <text:p>48027</text:p>
          </table:table-cell>
          <table:table-cell office:value-type="float" office:value="52498">
            <text:p>52498</text:p>
          </table:table-cell>
          <table:table-cell office:value-type="float" office:value="43558">
            <text:p>43558</text:p>
          </table:table-cell>
          <table:table-cell office:value-type="float" office:value="56515">
            <text:p>56515</text:p>
          </table:table-cell>
          <table:table-cell office:value-type="float" office:value="55177">
            <text:p>55177</text:p>
          </table:table-cell>
          <table:table-cell office:value-type="float" office:value="62207">
            <text:p>62207</text:p>
          </table:table-cell>
          <table:table-cell office:value-type="float" office:value="53691.3">
            <text:p>53691.3</text:p>
          </table:table-cell>
          <table:table-cell office:value-type="float" office:value="73995">
            <text:p>73995</text:p>
          </table:table-cell>
          <table:table-cell office:value-type="float" office:value="78846">
            <text:p>78846</text:p>
          </table:table-cell>
          <table:table-cell office:value-type="float" office:value="73755">
            <text:p>73755</text:p>
          </table:table-cell>
          <table:table-cell office:value-type="float" office:value="70394">
            <text:p>70394</text:p>
          </table:table-cell>
          <table:table-cell office:value-type="float" office:value="92221">
            <text:p>92221</text:p>
          </table:table-cell>
          <table:table-cell office:value-type="float" office:value="81102">
            <text:p>81102</text:p>
          </table:table-cell>
          <table:table-cell office:value-type="float" office:value="84330">
            <text:p>84330</text:p>
          </table:table-cell>
          <table:table-cell office:value-type="float" office:value="78469">
            <text:p>78469</text:p>
          </table:table-cell>
          <table:table-cell office:value-type="float" office:value="67953">
            <text:p>67953</text:p>
          </table:table-cell>
          <table:table-cell office:value-type="float" office:value="76109">
            <text:p>76109</text:p>
          </table:table-cell>
          <table:table-cell office:value-type="float" office:value="77717.4">
            <text:p>77717.4</text:p>
          </table:table-cell>
          <table:table-cell office:value-type="float" office:value="113447">
            <text:p>113447</text:p>
          </table:table-cell>
          <table:table-cell office:value-type="float" office:value="85889">
            <text:p>85889</text:p>
          </table:table-cell>
          <table:table-cell office:value-type="float" office:value="86894">
            <text:p>86894</text:p>
          </table:table-cell>
          <table:table-cell office:value-type="float" office:value="88653">
            <text:p>88653</text:p>
          </table:table-cell>
          <table:table-cell office:value-type="float" office:value="110109">
            <text:p>110109</text:p>
          </table:table-cell>
          <table:table-cell office:value-type="float" office:value="111107">
            <text:p>111107</text:p>
          </table:table-cell>
          <table:table-cell office:value-type="float" office:value="102735">
            <text:p>102735</text:p>
          </table:table-cell>
          <table:table-cell office:value-type="float" office:value="103265">
            <text:p>103265</text:p>
          </table:table-cell>
          <table:table-cell office:value-type="float" office:value="98234">
            <text:p>98234</text:p>
          </table:table-cell>
          <table:table-cell office:value-type="float" office:value="85311">
            <text:p>85311</text:p>
          </table:table-cell>
          <table:table-cell office:value-type="float" office:value="98564.4">
            <text:p>98564.4</text:p>
          </table:table-cell>
          <table:table-cell office:value-type="float" office:value="108173">
            <text:p>108173</text:p>
          </table:table-cell>
          <table:table-cell office:value-type="float" office:value="117572">
            <text:p>117572</text:p>
          </table:table-cell>
          <table:table-cell office:value-type="float" office:value="106918">
            <text:p>106918</text:p>
          </table:table-cell>
          <table:table-cell office:value-type="float" office:value="105409">
            <text:p>105409</text:p>
          </table:table-cell>
          <table:table-cell office:value-type="float" office:value="136283">
            <text:p>136283</text:p>
          </table:table-cell>
          <table:table-cell office:value-type="float" office:value="117400">
            <text:p>117400</text:p>
          </table:table-cell>
          <table:table-cell office:value-type="float" office:value="107866">
            <text:p>107866</text:p>
          </table:table-cell>
          <table:table-cell office:value-type="float" office:value="140890">
            <text:p>140890</text:p>
          </table:table-cell>
          <table:table-cell office:value-type="float" office:value="101397">
            <text:p>101397</text:p>
          </table:table-cell>
          <table:table-cell office:value-type="float" office:value="126604">
            <text:p>126604</text:p>
          </table:table-cell>
          <table:table-cell office:value-type="float" office:value="116851.2">
            <text:p>116851.2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247415">
            <text:p>247415</text:p>
          </table:table-cell>
          <table:table-cell office:value-type="float" office:value="241247">
            <text:p>241247</text:p>
          </table:table-cell>
          <table:table-cell office:value-type="float" office:value="247096">
            <text:p>247096</text:p>
          </table:table-cell>
          <table:table-cell office:value-type="float" office:value="246861">
            <text:p>246861</text:p>
          </table:table-cell>
          <table:table-cell office:value-type="float" office:value="246953">
            <text:p>246953</text:p>
          </table:table-cell>
          <table:table-cell office:value-type="float" office:value="242414">
            <text:p>242414</text:p>
          </table:table-cell>
          <table:table-cell office:value-type="float" office:value="259576">
            <text:p>259576</text:p>
          </table:table-cell>
          <table:table-cell office:value-type="float" office:value="242496">
            <text:p>242496</text:p>
          </table:table-cell>
          <table:table-cell office:value-type="float" office:value="246170">
            <text:p>246170</text:p>
          </table:table-cell>
          <table:table-cell office:value-type="float" office:value="237758">
            <text:p>237758</text:p>
          </table:table-cell>
          <table:table-cell office:value-type="float" office:value="245798.6">
            <text:p>245798.6</text:p>
          </table:table-cell>
          <table:table-cell office:value-type="float" office:value="124104">
            <text:p>124104</text:p>
          </table:table-cell>
          <table:table-cell office:value-type="float" office:value="123430">
            <text:p>123430</text:p>
          </table:table-cell>
          <table:table-cell office:value-type="float" office:value="124083">
            <text:p>124083</text:p>
          </table:table-cell>
          <table:table-cell office:value-type="float" office:value="126845">
            <text:p>126845</text:p>
          </table:table-cell>
          <table:table-cell office:value-type="float" office:value="120485">
            <text:p>120485</text:p>
          </table:table-cell>
          <table:table-cell office:value-type="float" office:value="129792">
            <text:p>129792</text:p>
          </table:table-cell>
          <table:table-cell office:value-type="float" office:value="121839">
            <text:p>121839</text:p>
          </table:table-cell>
          <table:table-cell office:value-type="float" office:value="121172">
            <text:p>121172</text:p>
          </table:table-cell>
          <table:table-cell office:value-type="float" office:value="118170">
            <text:p>118170</text:p>
          </table:table-cell>
          <table:table-cell office:value-type="float" office:value="122156">
            <text:p>122156</text:p>
          </table:table-cell>
          <table:table-cell office:value-type="float" office:value="123207.6">
            <text:p>123207.6</text:p>
          </table:table-cell>
          <table:table-cell office:value-type="float" office:value="65445">
            <text:p>65445</text:p>
          </table:table-cell>
          <table:table-cell office:value-type="float" office:value="62157">
            <text:p>62157</text:p>
          </table:table-cell>
          <table:table-cell office:value-type="float" office:value="64526">
            <text:p>64526</text:p>
          </table:table-cell>
          <table:table-cell office:value-type="float" office:value="60517">
            <text:p>60517</text:p>
          </table:table-cell>
          <table:table-cell office:value-type="float" office:value="58303">
            <text:p>58303</text:p>
          </table:table-cell>
          <table:table-cell office:value-type="float" office:value="58800">
            <text:p>58800</text:p>
          </table:table-cell>
          <table:table-cell office:value-type="float" office:value="64072">
            <text:p>64072</text:p>
          </table:table-cell>
          <table:table-cell office:value-type="float" office:value="55659">
            <text:p>55659</text:p>
          </table:table-cell>
          <table:table-cell office:value-type="float" office:value="57091">
            <text:p>57091</text:p>
          </table:table-cell>
          <table:table-cell office:value-type="float" office:value="56220">
            <text:p>56220</text:p>
          </table:table-cell>
          <table:table-cell office:value-type="float" office:value="60279">
            <text:p>60279</text:p>
          </table:table-cell>
          <table:table-cell office:value-type="float" office:value="32939">
            <text:p>32939</text:p>
          </table:table-cell>
          <table:table-cell office:value-type="float" office:value="31856">
            <text:p>31856</text:p>
          </table:table-cell>
          <table:table-cell office:value-type="float" office:value="32723">
            <text:p>32723</text:p>
          </table:table-cell>
          <table:table-cell office:value-type="float" office:value="30214">
            <text:p>30214</text:p>
          </table:table-cell>
          <table:table-cell office:value-type="float" office:value="38987">
            <text:p>38987</text:p>
          </table:table-cell>
          <table:table-cell office:value-type="float" office:value="33406">
            <text:p>33406</text:p>
          </table:table-cell>
          <table:table-cell office:value-type="float" office:value="32716">
            <text:p>32716</text:p>
          </table:table-cell>
          <table:table-cell office:value-type="float" office:value="33182">
            <text:p>33182</text:p>
          </table:table-cell>
          <table:table-cell office:value-type="float" office:value="29922">
            <text:p>29922</text:p>
          </table:table-cell>
          <table:table-cell office:value-type="float" office:value="34190">
            <text:p>34190</text:p>
          </table:table-cell>
          <table:table-cell office:value-type="float" office:value="33013.5">
            <text:p>33013.5</text:p>
          </table:table-cell>
          <table:table-cell office:value-type="float" office:value="31589">
            <text:p>31589</text:p>
          </table:table-cell>
          <table:table-cell office:value-type="float" office:value="43655">
            <text:p>43655</text:p>
          </table:table-cell>
          <table:table-cell office:value-type="float" office:value="27370">
            <text:p>27370</text:p>
          </table:table-cell>
          <table:table-cell office:value-type="float" office:value="52152">
            <text:p>52152</text:p>
          </table:table-cell>
          <table:table-cell office:value-type="float" office:value="33520">
            <text:p>33520</text:p>
          </table:table-cell>
          <table:table-cell office:value-type="float" office:value="39040">
            <text:p>39040</text:p>
          </table:table-cell>
          <table:table-cell office:value-type="float" office:value="37368">
            <text:p>37368</text:p>
          </table:table-cell>
          <table:table-cell office:value-type="float" office:value="42076">
            <text:p>42076</text:p>
          </table:table-cell>
          <table:table-cell office:value-type="float" office:value="48880">
            <text:p>48880</text:p>
          </table:table-cell>
          <table:table-cell office:value-type="float" office:value="37661">
            <text:p>37661</text:p>
          </table:table-cell>
          <table:table-cell office:value-type="float" office:value="39331.1">
            <text:p>39331.1</text:p>
          </table:table-cell>
          <table:table-cell office:value-type="float" office:value="49483">
            <text:p>49483</text:p>
          </table:table-cell>
          <table:table-cell office:value-type="float" office:value="52072">
            <text:p>52072</text:p>
          </table:table-cell>
          <table:table-cell office:value-type="float" office:value="58086">
            <text:p>58086</text:p>
          </table:table-cell>
          <table:table-cell office:value-type="float" office:value="62355">
            <text:p>62355</text:p>
          </table:table-cell>
          <table:table-cell office:value-type="float" office:value="52653">
            <text:p>52653</text:p>
          </table:table-cell>
          <table:table-cell office:value-type="float" office:value="53537">
            <text:p>53537</text:p>
          </table:table-cell>
          <table:table-cell office:value-type="float" office:value="58116">
            <text:p>58116</text:p>
          </table:table-cell>
          <table:table-cell office:value-type="float" office:value="55947">
            <text:p>55947</text:p>
          </table:table-cell>
          <table:table-cell office:value-type="float" office:value="50760">
            <text:p>50760</text:p>
          </table:table-cell>
          <table:table-cell office:value-type="float" office:value="49903">
            <text:p>49903</text:p>
          </table:table-cell>
          <table:table-cell office:value-type="float" office:value="54291.2">
            <text:p>54291.2</text:p>
          </table:table-cell>
          <table:table-cell office:value-type="float" office:value="65355">
            <text:p>65355</text:p>
          </table:table-cell>
          <table:table-cell office:value-type="float" office:value="79174">
            <text:p>79174</text:p>
          </table:table-cell>
          <table:table-cell office:value-type="float" office:value="58546">
            <text:p>58546</text:p>
          </table:table-cell>
          <table:table-cell office:value-type="float" office:value="70650">
            <text:p>70650</text:p>
          </table:table-cell>
          <table:table-cell office:value-type="float" office:value="61340">
            <text:p>61340</text:p>
          </table:table-cell>
          <table:table-cell office:value-type="float" office:value="77059">
            <text:p>77059</text:p>
          </table:table-cell>
          <table:table-cell office:value-type="float" office:value="77929">
            <text:p>77929</text:p>
          </table:table-cell>
          <table:table-cell office:value-type="float" office:value="76878">
            <text:p>76878</text:p>
          </table:table-cell>
          <table:table-cell office:value-type="float" office:value="92717">
            <text:p>92717</text:p>
          </table:table-cell>
          <table:table-cell office:value-type="float" office:value="71298">
            <text:p>71298</text:p>
          </table:table-cell>
          <table:table-cell office:value-type="float" office:value="73094.6">
            <text:p>73094.6</text:p>
          </table:table-cell>
          <table:table-cell office:value-type="float" office:value="84337">
            <text:p>84337</text:p>
          </table:table-cell>
          <table:table-cell office:value-type="float" office:value="118190">
            <text:p>118190</text:p>
          </table:table-cell>
          <table:table-cell office:value-type="float" office:value="85562">
            <text:p>85562</text:p>
          </table:table-cell>
          <table:table-cell office:value-type="float" office:value="124101">
            <text:p>124101</text:p>
          </table:table-cell>
          <table:table-cell office:value-type="float" office:value="83373">
            <text:p>83373</text:p>
          </table:table-cell>
          <table:table-cell office:value-type="float" office:value="97595">
            <text:p>97595</text:p>
          </table:table-cell>
          <table:table-cell office:value-type="float" office:value="95547">
            <text:p>95547</text:p>
          </table:table-cell>
          <table:table-cell office:value-type="float" office:value="81531">
            <text:p>81531</text:p>
          </table:table-cell>
          <table:table-cell office:value-type="float" office:value="92128">
            <text:p>92128</text:p>
          </table:table-cell>
          <table:table-cell office:value-type="float" office:value="95387">
            <text:p>95387</text:p>
          </table:table-cell>
          <table:table-cell office:value-type="float" office:value="95775.1">
            <text:p>95775.1</text:p>
          </table:table-cell>
          <table:table-cell office:value-type="float" office:value="119276">
            <text:p>119276</text:p>
          </table:table-cell>
          <table:table-cell office:value-type="float" office:value="119395">
            <text:p>119395</text:p>
          </table:table-cell>
          <table:table-cell office:value-type="float" office:value="131086">
            <text:p>131086</text:p>
          </table:table-cell>
          <table:table-cell office:value-type="float" office:value="121519">
            <text:p>121519</text:p>
          </table:table-cell>
          <table:table-cell office:value-type="float" office:value="111466">
            <text:p>111466</text:p>
          </table:table-cell>
          <table:table-cell office:value-type="float" office:value="118626">
            <text:p>118626</text:p>
          </table:table-cell>
          <table:table-cell office:value-type="float" office:value="136906">
            <text:p>136906</text:p>
          </table:table-cell>
          <table:table-cell office:value-type="float" office:value="122662">
            <text:p>122662</text:p>
          </table:table-cell>
          <table:table-cell office:value-type="float" office:value="135745">
            <text:p>135745</text:p>
          </table:table-cell>
          <table:table-cell office:value-type="float" office:value="130073">
            <text:p>130073</text:p>
          </table:table-cell>
          <table:table-cell office:value-type="float" office:value="124675.4">
            <text:p>124675.4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253974">
            <text:p>253974</text:p>
          </table:table-cell>
          <table:table-cell office:value-type="float" office:value="256587">
            <text:p>256587</text:p>
          </table:table-cell>
          <table:table-cell office:value-type="float" office:value="255058">
            <text:p>255058</text:p>
          </table:table-cell>
          <table:table-cell office:value-type="float" office:value="247445">
            <text:p>247445</text:p>
          </table:table-cell>
          <table:table-cell office:value-type="float" office:value="257526">
            <text:p>257526</text:p>
          </table:table-cell>
          <table:table-cell office:value-type="float" office:value="242464">
            <text:p>242464</text:p>
          </table:table-cell>
          <table:table-cell office:value-type="float" office:value="256554">
            <text:p>256554</text:p>
          </table:table-cell>
          <table:table-cell office:value-type="float" office:value="263335">
            <text:p>263335</text:p>
          </table:table-cell>
          <table:table-cell office:value-type="float" office:value="266859">
            <text:p>266859</text:p>
          </table:table-cell>
          <table:table-cell office:value-type="float" office:value="251654">
            <text:p>251654</text:p>
          </table:table-cell>
          <table:table-cell office:value-type="float" office:value="255145.6">
            <text:p>255145.6</text:p>
          </table:table-cell>
          <table:table-cell office:value-type="float" office:value="124067">
            <text:p>124067</text:p>
          </table:table-cell>
          <table:table-cell office:value-type="float" office:value="127453">
            <text:p>127453</text:p>
          </table:table-cell>
          <table:table-cell office:value-type="float" office:value="132403">
            <text:p>132403</text:p>
          </table:table-cell>
          <table:table-cell office:value-type="float" office:value="129612">
            <text:p>129612</text:p>
          </table:table-cell>
          <table:table-cell office:value-type="float" office:value="128222">
            <text:p>128222</text:p>
          </table:table-cell>
          <table:table-cell office:value-type="float" office:value="127826">
            <text:p>127826</text:p>
          </table:table-cell>
          <table:table-cell office:value-type="float" office:value="136024">
            <text:p>136024</text:p>
          </table:table-cell>
          <table:table-cell office:value-type="float" office:value="128449">
            <text:p>128449</text:p>
          </table:table-cell>
          <table:table-cell office:value-type="float" office:value="134382">
            <text:p>134382</text:p>
          </table:table-cell>
          <table:table-cell office:value-type="float" office:value="132673">
            <text:p>132673</text:p>
          </table:table-cell>
          <table:table-cell office:value-type="float" office:value="130111.1">
            <text:p>130111.1</text:p>
          </table:table-cell>
          <table:table-cell office:value-type="float" office:value="65193">
            <text:p>65193</text:p>
          </table:table-cell>
          <table:table-cell office:value-type="float" office:value="59267">
            <text:p>59267</text:p>
          </table:table-cell>
          <table:table-cell office:value-type="float" office:value="67966">
            <text:p>67966</text:p>
          </table:table-cell>
          <table:table-cell office:value-type="float" office:value="58041">
            <text:p>58041</text:p>
          </table:table-cell>
          <table:table-cell office:value-type="float" office:value="63033">
            <text:p>63033</text:p>
          </table:table-cell>
          <table:table-cell office:value-type="float" office:value="62937">
            <text:p>62937</text:p>
          </table:table-cell>
          <table:table-cell office:value-type="float" office:value="63519">
            <text:p>63519</text:p>
          </table:table-cell>
          <table:table-cell office:value-type="float" office:value="63238">
            <text:p>63238</text:p>
          </table:table-cell>
          <table:table-cell office:value-type="float" office:value="59742">
            <text:p>59742</text:p>
          </table:table-cell>
          <table:table-cell office:value-type="float" office:value="63761">
            <text:p>63761</text:p>
          </table:table-cell>
          <table:table-cell office:value-type="float" office:value="62669.7">
            <text:p>62669.7</text:p>
          </table:table-cell>
          <table:table-cell office:value-type="float" office:value="33472">
            <text:p>33472</text:p>
          </table:table-cell>
          <table:table-cell office:value-type="float" office:value="34727">
            <text:p>34727</text:p>
          </table:table-cell>
          <table:table-cell office:value-type="float" office:value="30778">
            <text:p>30778</text:p>
          </table:table-cell>
          <table:table-cell office:value-type="float" office:value="33370">
            <text:p>33370</text:p>
          </table:table-cell>
          <table:table-cell office:value-type="float" office:value="34473">
            <text:p>34473</text:p>
          </table:table-cell>
          <table:table-cell office:value-type="float" office:value="34119">
            <text:p>34119</text:p>
          </table:table-cell>
          <table:table-cell office:value-type="float" office:value="30035">
            <text:p>30035</text:p>
          </table:table-cell>
          <table:table-cell office:value-type="float" office:value="31594">
            <text:p>31594</text:p>
          </table:table-cell>
          <table:table-cell office:value-type="float" office:value="32316">
            <text:p>32316</text:p>
          </table:table-cell>
          <table:table-cell office:value-type="float" office:value="33215">
            <text:p>33215</text:p>
          </table:table-cell>
          <table:table-cell office:value-type="float" office:value="32809.9">
            <text:p>32809.9</text:p>
          </table:table-cell>
          <table:table-cell office:value-type="float" office:value="38286">
            <text:p>38286</text:p>
          </table:table-cell>
          <table:table-cell office:value-type="float" office:value="40023">
            <text:p>40023</text:p>
          </table:table-cell>
          <table:table-cell office:value-type="float" office:value="26272">
            <text:p>26272</text:p>
          </table:table-cell>
          <table:table-cell office:value-type="float" office:value="30191">
            <text:p>30191</text:p>
          </table:table-cell>
          <table:table-cell office:value-type="float" office:value="36217">
            <text:p>36217</text:p>
          </table:table-cell>
          <table:table-cell office:value-type="float" office:value="32529">
            <text:p>32529</text:p>
          </table:table-cell>
          <table:table-cell office:value-type="float" office:value="40681">
            <text:p>40681</text:p>
          </table:table-cell>
          <table:table-cell office:value-type="float" office:value="30538">
            <text:p>30538</text:p>
          </table:table-cell>
          <table:table-cell office:value-type="float" office:value="35855">
            <text:p>35855</text:p>
          </table:table-cell>
          <table:table-cell office:value-type="float" office:value="36491">
            <text:p>36491</text:p>
          </table:table-cell>
          <table:table-cell office:value-type="float" office:value="34708.3">
            <text:p>34708.3</text:p>
          </table:table-cell>
          <table:table-cell office:value-type="float" office:value="52366">
            <text:p>52366</text:p>
          </table:table-cell>
          <table:table-cell office:value-type="float" office:value="50554">
            <text:p>50554</text:p>
          </table:table-cell>
          <table:table-cell office:value-type="float" office:value="59550">
            <text:p>59550</text:p>
          </table:table-cell>
          <table:table-cell office:value-type="float" office:value="44402">
            <text:p>44402</text:p>
          </table:table-cell>
          <table:table-cell office:value-type="float" office:value="58688">
            <text:p>58688</text:p>
          </table:table-cell>
          <table:table-cell office:value-type="float" office:value="39783">
            <text:p>39783</text:p>
          </table:table-cell>
          <table:table-cell office:value-type="float" office:value="75530">
            <text:p>75530</text:p>
          </table:table-cell>
          <table:table-cell office:value-type="float" office:value="58160">
            <text:p>58160</text:p>
          </table:table-cell>
          <table:table-cell office:value-type="float" office:value="64306">
            <text:p>64306</text:p>
          </table:table-cell>
          <table:table-cell office:value-type="float" office:value="63595">
            <text:p>63595</text:p>
          </table:table-cell>
          <table:table-cell office:value-type="float" office:value="56693.4">
            <text:p>56693.4</text:p>
          </table:table-cell>
          <table:table-cell office:value-type="float" office:value="70832">
            <text:p>70832</text:p>
          </table:table-cell>
          <table:table-cell office:value-type="float" office:value="81298">
            <text:p>81298</text:p>
          </table:table-cell>
          <table:table-cell office:value-type="float" office:value="94322">
            <text:p>94322</text:p>
          </table:table-cell>
          <table:table-cell office:value-type="float" office:value="84788">
            <text:p>84788</text:p>
          </table:table-cell>
          <table:table-cell office:value-type="float" office:value="82887">
            <text:p>82887</text:p>
          </table:table-cell>
          <table:table-cell office:value-type="float" office:value="93205">
            <text:p>93205</text:p>
          </table:table-cell>
          <table:table-cell office:value-type="float" office:value="74602">
            <text:p>74602</text:p>
          </table:table-cell>
          <table:table-cell office:value-type="float" office:value="75528">
            <text:p>75528</text:p>
          </table:table-cell>
          <table:table-cell office:value-type="float" office:value="70933">
            <text:p>70933</text:p>
          </table:table-cell>
          <table:table-cell office:value-type="float" office:value="76094">
            <text:p>76094</text:p>
          </table:table-cell>
          <table:table-cell office:value-type="float" office:value="80448.9">
            <text:p>80448.9</text:p>
          </table:table-cell>
          <table:table-cell office:value-type="float" office:value="109599">
            <text:p>109599</text:p>
          </table:table-cell>
          <table:table-cell office:value-type="float" office:value="99303">
            <text:p>99303</text:p>
          </table:table-cell>
          <table:table-cell office:value-type="float" office:value="92511">
            <text:p>92511</text:p>
          </table:table-cell>
          <table:table-cell office:value-type="float" office:value="110280">
            <text:p>110280</text:p>
          </table:table-cell>
          <table:table-cell office:value-type="float" office:value="107364">
            <text:p>107364</text:p>
          </table:table-cell>
          <table:table-cell office:value-type="float" office:value="99703">
            <text:p>99703</text:p>
          </table:table-cell>
          <table:table-cell office:value-type="float" office:value="86625">
            <text:p>86625</text:p>
          </table:table-cell>
          <table:table-cell office:value-type="float" office:value="99708">
            <text:p>99708</text:p>
          </table:table-cell>
          <table:table-cell office:value-type="float" office:value="100163">
            <text:p>100163</text:p>
          </table:table-cell>
          <table:table-cell office:value-type="float" office:value="111891">
            <text:p>111891</text:p>
          </table:table-cell>
          <table:table-cell office:value-type="float" office:value="101714.7">
            <text:p>101714.7</text:p>
          </table:table-cell>
          <table:table-cell office:value-type="float" office:value="131544">
            <text:p>131544</text:p>
          </table:table-cell>
          <table:table-cell office:value-type="float" office:value="141605">
            <text:p>141605</text:p>
          </table:table-cell>
          <table:table-cell office:value-type="float" office:value="130815">
            <text:p>130815</text:p>
          </table:table-cell>
          <table:table-cell office:value-type="float" office:value="128764">
            <text:p>128764</text:p>
          </table:table-cell>
          <table:table-cell office:value-type="float" office:value="124036">
            <text:p>124036</text:p>
          </table:table-cell>
          <table:table-cell office:value-type="float" office:value="113703">
            <text:p>113703</text:p>
          </table:table-cell>
          <table:table-cell office:value-type="float" office:value="145515">
            <text:p>145515</text:p>
          </table:table-cell>
          <table:table-cell office:value-type="float" office:value="118565">
            <text:p>118565</text:p>
          </table:table-cell>
          <table:table-cell office:value-type="float" office:value="141731">
            <text:p>141731</text:p>
          </table:table-cell>
          <table:table-cell office:value-type="float" office:value="139110">
            <text:p>139110</text:p>
          </table:table-cell>
          <table:table-cell office:value-type="float" office:value="131538.8">
            <text:p>131538.8</text:p>
          </table:table-cell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268120">
            <text:p>268120</text:p>
          </table:table-cell>
          <table:table-cell office:value-type="float" office:value="276357">
            <text:p>276357</text:p>
          </table:table-cell>
          <table:table-cell office:value-type="float" office:value="289113">
            <text:p>289113</text:p>
          </table:table-cell>
          <table:table-cell office:value-type="float" office:value="266494">
            <text:p>266494</text:p>
          </table:table-cell>
          <table:table-cell office:value-type="float" office:value="267921">
            <text:p>267921</text:p>
          </table:table-cell>
          <table:table-cell office:value-type="float" office:value="287540">
            <text:p>287540</text:p>
          </table:table-cell>
          <table:table-cell office:value-type="float" office:value="277486">
            <text:p>277486</text:p>
          </table:table-cell>
          <table:table-cell office:value-type="float" office:value="287485">
            <text:p>287485</text:p>
          </table:table-cell>
          <table:table-cell office:value-type="float" office:value="278079">
            <text:p>278079</text:p>
          </table:table-cell>
          <table:table-cell office:value-type="float" office:value="273879">
            <text:p>273879</text:p>
          </table:table-cell>
          <table:table-cell office:value-type="float" office:value="277247.4">
            <text:p>277247.4</text:p>
          </table:table-cell>
          <table:table-cell office:value-type="float" office:value="133904">
            <text:p>133904</text:p>
          </table:table-cell>
          <table:table-cell office:value-type="float" office:value="134695">
            <text:p>134695</text:p>
          </table:table-cell>
          <table:table-cell office:value-type="float" office:value="136984">
            <text:p>136984</text:p>
          </table:table-cell>
          <table:table-cell office:value-type="float" office:value="146438">
            <text:p>146438</text:p>
          </table:table-cell>
          <table:table-cell office:value-type="float" office:value="136295">
            <text:p>136295</text:p>
          </table:table-cell>
          <table:table-cell office:value-type="float" office:value="130147">
            <text:p>130147</text:p>
          </table:table-cell>
          <table:table-cell office:value-type="float" office:value="125164">
            <text:p>125164</text:p>
          </table:table-cell>
          <table:table-cell office:value-type="float" office:value="136246">
            <text:p>136246</text:p>
          </table:table-cell>
          <table:table-cell office:value-type="float" office:value="133867">
            <text:p>133867</text:p>
          </table:table-cell>
          <table:table-cell office:value-type="float" office:value="139871">
            <text:p>139871</text:p>
          </table:table-cell>
          <table:table-cell office:value-type="float" office:value="135361.1">
            <text:p>135361.1</text:p>
          </table:table-cell>
          <table:table-cell office:value-type="float" office:value="63340">
            <text:p>63340</text:p>
          </table:table-cell>
          <table:table-cell office:value-type="float" office:value="69066">
            <text:p>69066</text:p>
          </table:table-cell>
          <table:table-cell office:value-type="float" office:value="62630">
            <text:p>62630</text:p>
          </table:table-cell>
          <table:table-cell office:value-type="float" office:value="61917">
            <text:p>61917</text:p>
          </table:table-cell>
          <table:table-cell office:value-type="float" office:value="62185">
            <text:p>62185</text:p>
          </table:table-cell>
          <table:table-cell office:value-type="float" office:value="68023">
            <text:p>68023</text:p>
          </table:table-cell>
          <table:table-cell office:value-type="float" office:value="61607">
            <text:p>61607</text:p>
          </table:table-cell>
          <table:table-cell office:value-type="float" office:value="60465">
            <text:p>60465</text:p>
          </table:table-cell>
          <table:table-cell office:value-type="float" office:value="61172">
            <text:p>61172</text:p>
          </table:table-cell>
          <table:table-cell office:value-type="float" office:value="61572">
            <text:p>61572</text:p>
          </table:table-cell>
          <table:table-cell office:value-type="float" office:value="63197.7">
            <text:p>63197.7</text:p>
          </table:table-cell>
          <table:table-cell office:value-type="float" office:value="35692">
            <text:p>35692</text:p>
          </table:table-cell>
          <table:table-cell office:value-type="float" office:value="34406">
            <text:p>34406</text:p>
          </table:table-cell>
          <table:table-cell office:value-type="float" office:value="37497">
            <text:p>37497</text:p>
          </table:table-cell>
          <table:table-cell office:value-type="float" office:value="34157">
            <text:p>34157</text:p>
          </table:table-cell>
          <table:table-cell office:value-type="float" office:value="34025">
            <text:p>34025</text:p>
          </table:table-cell>
          <table:table-cell office:value-type="float" office:value="31410">
            <text:p>31410</text:p>
          </table:table-cell>
          <table:table-cell office:value-type="float" office:value="32937">
            <text:p>32937</text:p>
          </table:table-cell>
          <table:table-cell office:value-type="float" office:value="33859">
            <text:p>33859</text:p>
          </table:table-cell>
          <table:table-cell office:value-type="float" office:value="32385">
            <text:p>32385</text:p>
          </table:table-cell>
          <table:table-cell office:value-type="float" office:value="34422">
            <text:p>34422</text:p>
          </table:table-cell>
          <table:table-cell office:value-type="float" office:value="34079">
            <text:p>34079</text:p>
          </table:table-cell>
          <table:table-cell office:value-type="float" office:value="30995">
            <text:p>30995</text:p>
          </table:table-cell>
          <table:table-cell office:value-type="float" office:value="36583">
            <text:p>36583</text:p>
          </table:table-cell>
          <table:table-cell office:value-type="float" office:value="56059">
            <text:p>56059</text:p>
          </table:table-cell>
          <table:table-cell office:value-type="float" office:value="31791">
            <text:p>31791</text:p>
          </table:table-cell>
          <table:table-cell office:value-type="float" office:value="39762">
            <text:p>39762</text:p>
          </table:table-cell>
          <table:table-cell office:value-type="float" office:value="41669">
            <text:p>41669</text:p>
          </table:table-cell>
          <table:table-cell office:value-type="float" office:value="33052">
            <text:p>33052</text:p>
          </table:table-cell>
          <table:table-cell office:value-type="float" office:value="38692">
            <text:p>38692</text:p>
          </table:table-cell>
          <table:table-cell office:value-type="float" office:value="50871">
            <text:p>50871</text:p>
          </table:table-cell>
          <table:table-cell office:value-type="float" office:value="32714">
            <text:p>32714</text:p>
          </table:table-cell>
          <table:table-cell office:value-type="float" office:value="39218.8">
            <text:p>39218.8</text:p>
          </table:table-cell>
          <table:table-cell office:value-type="float" office:value="64033">
            <text:p>64033</text:p>
          </table:table-cell>
          <table:table-cell office:value-type="float" office:value="48833">
            <text:p>48833</text:p>
          </table:table-cell>
          <table:table-cell office:value-type="float" office:value="57624">
            <text:p>57624</text:p>
          </table:table-cell>
          <table:table-cell office:value-type="float" office:value="60809">
            <text:p>60809</text:p>
          </table:table-cell>
          <table:table-cell office:value-type="float" office:value="63185">
            <text:p>63185</text:p>
          </table:table-cell>
          <table:table-cell office:value-type="float" office:value="51835">
            <text:p>51835</text:p>
          </table:table-cell>
          <table:table-cell office:value-type="float" office:value="55210">
            <text:p>55210</text:p>
          </table:table-cell>
          <table:table-cell office:value-type="float" office:value="52100">
            <text:p>52100</text:p>
          </table:table-cell>
          <table:table-cell office:value-type="float" office:value="64119">
            <text:p>64119</text:p>
          </table:table-cell>
          <table:table-cell office:value-type="float" office:value="46967">
            <text:p>46967</text:p>
          </table:table-cell>
          <table:table-cell office:value-type="float" office:value="56471.5">
            <text:p>56471.5</text:p>
          </table:table-cell>
          <table:table-cell office:value-type="float" office:value="83452">
            <text:p>83452</text:p>
          </table:table-cell>
          <table:table-cell office:value-type="float" office:value="83546">
            <text:p>83546</text:p>
          </table:table-cell>
          <table:table-cell office:value-type="float" office:value="78080">
            <text:p>78080</text:p>
          </table:table-cell>
          <table:table-cell office:value-type="float" office:value="70285">
            <text:p>70285</text:p>
          </table:table-cell>
          <table:table-cell office:value-type="float" office:value="91879">
            <text:p>91879</text:p>
          </table:table-cell>
          <table:table-cell office:value-type="float" office:value="94394">
            <text:p>94394</text:p>
          </table:table-cell>
          <table:table-cell office:value-type="float" office:value="108474">
            <text:p>108474</text:p>
          </table:table-cell>
          <table:table-cell office:value-type="float" office:value="62797">
            <text:p>62797</text:p>
          </table:table-cell>
          <table:table-cell office:value-type="float" office:value="77288">
            <text:p>77288</text:p>
          </table:table-cell>
          <table:table-cell office:value-type="float" office:value="92371">
            <text:p>92371</text:p>
          </table:table-cell>
          <table:table-cell office:value-type="float" office:value="84256.6">
            <text:p>84256.6</text:p>
          </table:table-cell>
          <table:table-cell office:value-type="float" office:value="115374">
            <text:p>115374</text:p>
          </table:table-cell>
          <table:table-cell office:value-type="float" office:value="101943">
            <text:p>101943</text:p>
          </table:table-cell>
          <table:table-cell office:value-type="float" office:value="123029">
            <text:p>123029</text:p>
          </table:table-cell>
          <table:table-cell office:value-type="float" office:value="106996">
            <text:p>106996</text:p>
          </table:table-cell>
          <table:table-cell office:value-type="float" office:value="114596">
            <text:p>114596</text:p>
          </table:table-cell>
          <table:table-cell office:value-type="float" office:value="90461">
            <text:p>90461</text:p>
          </table:table-cell>
          <table:table-cell office:value-type="float" office:value="96029">
            <text:p>96029</text:p>
          </table:table-cell>
          <table:table-cell office:value-type="float" office:value="104419">
            <text:p>104419</text:p>
          </table:table-cell>
          <table:table-cell office:value-type="float" office:value="128891">
            <text:p>128891</text:p>
          </table:table-cell>
          <table:table-cell office:value-type="float" office:value="88305">
            <text:p>88305</text:p>
          </table:table-cell>
          <table:table-cell office:value-type="float" office:value="107004.3">
            <text:p>107004.3</text:p>
          </table:table-cell>
          <table:table-cell office:value-type="float" office:value="137204">
            <text:p>137204</text:p>
          </table:table-cell>
          <table:table-cell office:value-type="float" office:value="130982">
            <text:p>130982</text:p>
          </table:table-cell>
          <table:table-cell office:value-type="float" office:value="130955">
            <text:p>130955</text:p>
          </table:table-cell>
          <table:table-cell office:value-type="float" office:value="123413">
            <text:p>123413</text:p>
          </table:table-cell>
          <table:table-cell office:value-type="float" office:value="126883">
            <text:p>126883</text:p>
          </table:table-cell>
          <table:table-cell office:value-type="float" office:value="136437">
            <text:p>136437</text:p>
          </table:table-cell>
          <table:table-cell office:value-type="float" office:value="131782">
            <text:p>131782</text:p>
          </table:table-cell>
          <table:table-cell office:value-type="float" office:value="128703">
            <text:p>128703</text:p>
          </table:table-cell>
          <table:table-cell office:value-type="float" office:value="167415">
            <text:p>167415</text:p>
          </table:table-cell>
          <table:table-cell office:value-type="float" office:value="150739">
            <text:p>150739</text:p>
          </table:table-cell>
          <table:table-cell office:value-type="float" office:value="136451.3">
            <text:p>136451.3</text:p>
          </table:table-cell>
        </table:table-row>
        <table:table-row table:style-name="ro1">
          <table:table-cell office:value-type="float" office:value="4700">
            <text:p>4700</text:p>
          </table:table-cell>
          <table:table-cell office:value-type="float" office:value="307376">
            <text:p>307376</text:p>
          </table:table-cell>
          <table:table-cell office:value-type="float" office:value="279073">
            <text:p>279073</text:p>
          </table:table-cell>
          <table:table-cell office:value-type="float" office:value="273536">
            <text:p>273536</text:p>
          </table:table-cell>
          <table:table-cell office:value-type="float" office:value="268143">
            <text:p>268143</text:p>
          </table:table-cell>
          <table:table-cell office:value-type="float" office:value="289817">
            <text:p>289817</text:p>
          </table:table-cell>
          <table:table-cell office:value-type="float" office:value="294321">
            <text:p>294321</text:p>
          </table:table-cell>
          <table:table-cell office:value-type="float" office:value="311477">
            <text:p>311477</text:p>
          </table:table-cell>
          <table:table-cell office:value-type="float" office:value="290580">
            <text:p>290580</text:p>
          </table:table-cell>
          <table:table-cell office:value-type="float" office:value="286823">
            <text:p>286823</text:p>
          </table:table-cell>
          <table:table-cell office:value-type="float" office:value="323788">
            <text:p>323788</text:p>
          </table:table-cell>
          <table:table-cell office:value-type="float" office:value="292493.4">
            <text:p>292493.4</text:p>
          </table:table-cell>
          <table:table-cell office:value-type="float" office:value="143487">
            <text:p>143487</text:p>
          </table:table-cell>
          <table:table-cell office:value-type="float" office:value="147380">
            <text:p>147380</text:p>
          </table:table-cell>
          <table:table-cell office:value-type="float" office:value="135367">
            <text:p>135367</text:p>
          </table:table-cell>
          <table:table-cell office:value-type="float" office:value="135292">
            <text:p>135292</text:p>
          </table:table-cell>
          <table:table-cell office:value-type="float" office:value="135817">
            <text:p>135817</text:p>
          </table:table-cell>
          <table:table-cell office:value-type="float" office:value="137734">
            <text:p>137734</text:p>
          </table:table-cell>
          <table:table-cell office:value-type="float" office:value="142022">
            <text:p>142022</text:p>
          </table:table-cell>
          <table:table-cell office:value-type="float" office:value="136540">
            <text:p>136540</text:p>
          </table:table-cell>
          <table:table-cell office:value-type="float" office:value="141445">
            <text:p>141445</text:p>
          </table:table-cell>
          <table:table-cell office:value-type="float" office:value="154060">
            <text:p>154060</text:p>
          </table:table-cell>
          <table:table-cell office:value-type="float" office:value="140914.4">
            <text:p>140914.4</text:p>
          </table:table-cell>
          <table:table-cell office:value-type="float" office:value="79633">
            <text:p>79633</text:p>
          </table:table-cell>
          <table:table-cell office:value-type="float" office:value="66227">
            <text:p>66227</text:p>
          </table:table-cell>
          <table:table-cell office:value-type="float" office:value="68313">
            <text:p>68313</text:p>
          </table:table-cell>
          <table:table-cell office:value-type="float" office:value="66898">
            <text:p>66898</text:p>
          </table:table-cell>
          <table:table-cell office:value-type="float" office:value="73810">
            <text:p>73810</text:p>
          </table:table-cell>
          <table:table-cell office:value-type="float" office:value="73538">
            <text:p>73538</text:p>
          </table:table-cell>
          <table:table-cell office:value-type="float" office:value="67503">
            <text:p>67503</text:p>
          </table:table-cell>
          <table:table-cell office:value-type="float" office:value="67694">
            <text:p>67694</text:p>
          </table:table-cell>
          <table:table-cell office:value-type="float" office:value="64634">
            <text:p>64634</text:p>
          </table:table-cell>
          <table:table-cell office:value-type="float" office:value="71180">
            <text:p>71180</text:p>
          </table:table-cell>
          <table:table-cell office:value-type="float" office:value="69943">
            <text:p>69943</text:p>
          </table:table-cell>
          <table:table-cell office:value-type="float" office:value="34679">
            <text:p>34679</text:p>
          </table:table-cell>
          <table:table-cell office:value-type="float" office:value="36033">
            <text:p>36033</text:p>
          </table:table-cell>
          <table:table-cell office:value-type="float" office:value="33324">
            <text:p>33324</text:p>
          </table:table-cell>
          <table:table-cell office:value-type="float" office:value="36016">
            <text:p>36016</text:p>
          </table:table-cell>
          <table:table-cell office:value-type="float" office:value="36769">
            <text:p>36769</text:p>
          </table:table-cell>
          <table:table-cell office:value-type="float" office:value="35929">
            <text:p>35929</text:p>
          </table:table-cell>
          <table:table-cell office:value-type="float" office:value="35087">
            <text:p>35087</text:p>
          </table:table-cell>
          <table:table-cell office:value-type="float" office:value="34717">
            <text:p>34717</text:p>
          </table:table-cell>
          <table:table-cell office:value-type="float" office:value="33715">
            <text:p>33715</text:p>
          </table:table-cell>
          <table:table-cell office:value-type="float" office:value="31874">
            <text:p>31874</text:p>
          </table:table-cell>
          <table:table-cell office:value-type="float" office:value="34814.3">
            <text:p>34814.3</text:p>
          </table:table-cell>
          <table:table-cell office:value-type="float" office:value="43101">
            <text:p>43101</text:p>
          </table:table-cell>
          <table:table-cell office:value-type="float" office:value="44219">
            <text:p>44219</text:p>
          </table:table-cell>
          <table:table-cell office:value-type="float" office:value="39689">
            <text:p>39689</text:p>
          </table:table-cell>
          <table:table-cell office:value-type="float" office:value="49694">
            <text:p>49694</text:p>
          </table:table-cell>
          <table:table-cell office:value-type="float" office:value="48191">
            <text:p>48191</text:p>
          </table:table-cell>
          <table:table-cell office:value-type="float" office:value="55244">
            <text:p>55244</text:p>
          </table:table-cell>
          <table:table-cell office:value-type="float" office:value="63972">
            <text:p>63972</text:p>
          </table:table-cell>
          <table:table-cell office:value-type="float" office:value="34974">
            <text:p>34974</text:p>
          </table:table-cell>
          <table:table-cell office:value-type="float" office:value="29911">
            <text:p>29911</text:p>
          </table:table-cell>
          <table:table-cell office:value-type="float" office:value="34955">
            <text:p>34955</text:p>
          </table:table-cell>
          <table:table-cell office:value-type="float" office:value="44395">
            <text:p>44395</text:p>
          </table:table-cell>
          <table:table-cell office:value-type="float" office:value="58375">
            <text:p>58375</text:p>
          </table:table-cell>
          <table:table-cell office:value-type="float" office:value="64189">
            <text:p>64189</text:p>
          </table:table-cell>
          <table:table-cell office:value-type="float" office:value="57665">
            <text:p>57665</text:p>
          </table:table-cell>
          <table:table-cell office:value-type="float" office:value="51340">
            <text:p>51340</text:p>
          </table:table-cell>
          <table:table-cell office:value-type="float" office:value="74279">
            <text:p>74279</text:p>
          </table:table-cell>
          <table:table-cell office:value-type="float" office:value="51431">
            <text:p>51431</text:p>
          </table:table-cell>
          <table:table-cell office:value-type="float" office:value="59050">
            <text:p>59050</text:p>
          </table:table-cell>
          <table:table-cell office:value-type="float" office:value="62652">
            <text:p>62652</text:p>
          </table:table-cell>
          <table:table-cell office:value-type="float" office:value="48229">
            <text:p>48229</text:p>
          </table:table-cell>
          <table:table-cell office:value-type="float" office:value="64136">
            <text:p>64136</text:p>
          </table:table-cell>
          <table:table-cell office:value-type="float" office:value="59134.6">
            <text:p>59134.6</text:p>
          </table:table-cell>
          <table:table-cell office:value-type="float" office:value="99012">
            <text:p>99012</text:p>
          </table:table-cell>
          <table:table-cell office:value-type="float" office:value="92508">
            <text:p>92508</text:p>
          </table:table-cell>
          <table:table-cell office:value-type="float" office:value="103982">
            <text:p>103982</text:p>
          </table:table-cell>
          <table:table-cell office:value-type="float" office:value="93541">
            <text:p>93541</text:p>
          </table:table-cell>
          <table:table-cell office:value-type="float" office:value="72743">
            <text:p>72743</text:p>
          </table:table-cell>
          <table:table-cell office:value-type="float" office:value="79095">
            <text:p>79095</text:p>
          </table:table-cell>
          <table:table-cell office:value-type="float" office:value="88337">
            <text:p>88337</text:p>
          </table:table-cell>
          <table:table-cell office:value-type="float" office:value="80931">
            <text:p>80931</text:p>
          </table:table-cell>
          <table:table-cell office:value-type="float" office:value="100466">
            <text:p>100466</text:p>
          </table:table-cell>
          <table:table-cell office:value-type="float" office:value="93926">
            <text:p>93926</text:p>
          </table:table-cell>
          <table:table-cell office:value-type="float" office:value="90454.1">
            <text:p>90454.1</text:p>
          </table:table-cell>
          <table:table-cell office:value-type="float" office:value="107502">
            <text:p>107502</text:p>
          </table:table-cell>
          <table:table-cell office:value-type="float" office:value="100798">
            <text:p>100798</text:p>
          </table:table-cell>
          <table:table-cell office:value-type="float" office:value="102405">
            <text:p>102405</text:p>
          </table:table-cell>
          <table:table-cell office:value-type="float" office:value="134626">
            <text:p>134626</text:p>
          </table:table-cell>
          <table:table-cell office:value-type="float" office:value="121077">
            <text:p>121077</text:p>
          </table:table-cell>
          <table:table-cell office:value-type="float" office:value="126575">
            <text:p>126575</text:p>
          </table:table-cell>
          <table:table-cell office:value-type="float" office:value="97066">
            <text:p>97066</text:p>
          </table:table-cell>
          <table:table-cell office:value-type="float" office:value="103443">
            <text:p>103443</text:p>
          </table:table-cell>
          <table:table-cell office:value-type="float" office:value="108342">
            <text:p>108342</text:p>
          </table:table-cell>
          <table:table-cell office:value-type="float" office:value="105526">
            <text:p>105526</text:p>
          </table:table-cell>
          <table:table-cell office:value-type="float" office:value="110736">
            <text:p>110736</text:p>
          </table:table-cell>
          <table:table-cell office:value-type="float" office:value="140294">
            <text:p>140294</text:p>
          </table:table-cell>
          <table:table-cell office:value-type="float" office:value="127477">
            <text:p>127477</text:p>
          </table:table-cell>
          <table:table-cell office:value-type="float" office:value="130336">
            <text:p>130336</text:p>
          </table:table-cell>
          <table:table-cell office:value-type="float" office:value="122567">
            <text:p>122567</text:p>
          </table:table-cell>
          <table:table-cell office:value-type="float" office:value="139918">
            <text:p>139918</text:p>
          </table:table-cell>
          <table:table-cell office:value-type="float" office:value="129137">
            <text:p>129137</text:p>
          </table:table-cell>
          <table:table-cell office:value-type="float" office:value="145304">
            <text:p>145304</text:p>
          </table:table-cell>
          <table:table-cell office:value-type="float" office:value="123983">
            <text:p>123983</text:p>
          </table:table-cell>
          <table:table-cell office:value-type="float" office:value="149564">
            <text:p>149564</text:p>
          </table:table-cell>
          <table:table-cell office:value-type="float" office:value="119097">
            <text:p>119097</text:p>
          </table:table-cell>
          <table:table-cell office:value-type="float" office:value="132767.7">
            <text:p>132767.7</text:p>
          </table:table-cell>
        </table:table-row>
        <table:table-row table:style-name="ro1">
          <table:table-cell office:value-type="float" office:value="4800">
            <text:p>4800</text:p>
          </table:table-cell>
          <table:table-cell office:value-type="float" office:value="305898">
            <text:p>305898</text:p>
          </table:table-cell>
          <table:table-cell office:value-type="float" office:value="292273">
            <text:p>292273</text:p>
          </table:table-cell>
          <table:table-cell office:value-type="float" office:value="295424">
            <text:p>295424</text:p>
          </table:table-cell>
          <table:table-cell office:value-type="float" office:value="285551">
            <text:p>285551</text:p>
          </table:table-cell>
          <table:table-cell office:value-type="float" office:value="280923">
            <text:p>280923</text:p>
          </table:table-cell>
          <table:table-cell office:value-type="float" office:value="291422">
            <text:p>291422</text:p>
          </table:table-cell>
          <table:table-cell office:value-type="float" office:value="287581">
            <text:p>287581</text:p>
          </table:table-cell>
          <table:table-cell office:value-type="float" office:value="283402">
            <text:p>283402</text:p>
          </table:table-cell>
          <table:table-cell office:value-type="float" office:value="318023">
            <text:p>318023</text:p>
          </table:table-cell>
          <table:table-cell office:value-type="float" office:value="317126">
            <text:p>317126</text:p>
          </table:table-cell>
          <table:table-cell office:value-type="float" office:value="295762.3">
            <text:p>295762.3</text:p>
          </table:table-cell>
          <table:table-cell office:value-type="float" office:value="139865">
            <text:p>139865</text:p>
          </table:table-cell>
          <table:table-cell office:value-type="float" office:value="136590">
            <text:p>136590</text:p>
          </table:table-cell>
          <table:table-cell office:value-type="float" office:value="155074">
            <text:p>155074</text:p>
          </table:table-cell>
          <table:table-cell office:value-type="float" office:value="158309">
            <text:p>158309</text:p>
          </table:table-cell>
          <table:table-cell office:value-type="float" office:value="150616">
            <text:p>150616</text:p>
          </table:table-cell>
          <table:table-cell office:value-type="float" office:value="148433">
            <text:p>148433</text:p>
          </table:table-cell>
          <table:table-cell office:value-type="float" office:value="145346">
            <text:p>145346</text:p>
          </table:table-cell>
          <table:table-cell office:value-type="float" office:value="143745">
            <text:p>143745</text:p>
          </table:table-cell>
          <table:table-cell office:value-type="float" office:value="148892">
            <text:p>148892</text:p>
          </table:table-cell>
          <table:table-cell office:value-type="float" office:value="146520">
            <text:p>146520</text:p>
          </table:table-cell>
          <table:table-cell office:value-type="float" office:value="147339">
            <text:p>147339</text:p>
          </table:table-cell>
          <table:table-cell office:value-type="float" office:value="69856">
            <text:p>69856</text:p>
          </table:table-cell>
          <table:table-cell office:value-type="float" office:value="73447">
            <text:p>73447</text:p>
          </table:table-cell>
          <table:table-cell office:value-type="float" office:value="67286">
            <text:p>67286</text:p>
          </table:table-cell>
          <table:table-cell office:value-type="float" office:value="69800">
            <text:p>69800</text:p>
          </table:table-cell>
          <table:table-cell office:value-type="float" office:value="69938">
            <text:p>69938</text:p>
          </table:table-cell>
          <table:table-cell office:value-type="float" office:value="67746">
            <text:p>67746</text:p>
          </table:table-cell>
          <table:table-cell office:value-type="float" office:value="67967">
            <text:p>67967</text:p>
          </table:table-cell>
          <table:table-cell office:value-type="float" office:value="71169">
            <text:p>71169</text:p>
          </table:table-cell>
          <table:table-cell office:value-type="float" office:value="70912">
            <text:p>70912</text:p>
          </table:table-cell>
          <table:table-cell office:value-type="float" office:value="74882">
            <text:p>74882</text:p>
          </table:table-cell>
          <table:table-cell office:value-type="float" office:value="70300.3">
            <text:p>70300.3</text:p>
          </table:table-cell>
          <table:table-cell office:value-type="float" office:value="37765">
            <text:p>37765</text:p>
          </table:table-cell>
          <table:table-cell office:value-type="float" office:value="33444">
            <text:p>33444</text:p>
          </table:table-cell>
          <table:table-cell office:value-type="float" office:value="42106">
            <text:p>42106</text:p>
          </table:table-cell>
          <table:table-cell office:value-type="float" office:value="40192">
            <text:p>40192</text:p>
          </table:table-cell>
          <table:table-cell office:value-type="float" office:value="36384">
            <text:p>36384</text:p>
          </table:table-cell>
          <table:table-cell office:value-type="float" office:value="36572">
            <text:p>36572</text:p>
          </table:table-cell>
          <table:table-cell office:value-type="float" office:value="35400">
            <text:p>35400</text:p>
          </table:table-cell>
          <table:table-cell office:value-type="float" office:value="46597">
            <text:p>46597</text:p>
          </table:table-cell>
          <table:table-cell office:value-type="float" office:value="37954">
            <text:p>37954</text:p>
          </table:table-cell>
          <table:table-cell office:value-type="float" office:value="44966">
            <text:p>44966</text:p>
          </table:table-cell>
          <table:table-cell office:value-type="float" office:value="39138">
            <text:p>39138</text:p>
          </table:table-cell>
          <table:table-cell office:value-type="float" office:value="57038">
            <text:p>57038</text:p>
          </table:table-cell>
          <table:table-cell office:value-type="float" office:value="49779">
            <text:p>49779</text:p>
          </table:table-cell>
          <table:table-cell office:value-type="float" office:value="63064">
            <text:p>63064</text:p>
          </table:table-cell>
          <table:table-cell office:value-type="float" office:value="31917">
            <text:p>31917</text:p>
          </table:table-cell>
          <table:table-cell office:value-type="float" office:value="51383">
            <text:p>51383</text:p>
          </table:table-cell>
          <table:table-cell office:value-type="float" office:value="62187">
            <text:p>62187</text:p>
          </table:table-cell>
          <table:table-cell office:value-type="float" office:value="57749">
            <text:p>57749</text:p>
          </table:table-cell>
          <table:table-cell office:value-type="float" office:value="47463">
            <text:p>47463</text:p>
          </table:table-cell>
          <table:table-cell office:value-type="float" office:value="43627">
            <text:p>43627</text:p>
          </table:table-cell>
          <table:table-cell office:value-type="float" office:value="47163">
            <text:p>47163</text:p>
          </table:table-cell>
          <table:table-cell office:value-type="float" office:value="51137">
            <text:p>51137</text:p>
          </table:table-cell>
          <table:table-cell office:value-type="float" office:value="68180">
            <text:p>68180</text:p>
          </table:table-cell>
          <table:table-cell office:value-type="float" office:value="67727">
            <text:p>67727</text:p>
          </table:table-cell>
          <table:table-cell office:value-type="float" office:value="66011">
            <text:p>66011</text:p>
          </table:table-cell>
          <table:table-cell office:value-type="float" office:value="72198">
            <text:p>72198</text:p>
          </table:table-cell>
          <table:table-cell office:value-type="float" office:value="71132">
            <text:p>71132</text:p>
          </table:table-cell>
          <table:table-cell office:value-type="float" office:value="63849">
            <text:p>63849</text:p>
          </table:table-cell>
          <table:table-cell office:value-type="float" office:value="68054">
            <text:p>68054</text:p>
          </table:table-cell>
          <table:table-cell office:value-type="float" office:value="55299">
            <text:p>55299</text:p>
          </table:table-cell>
          <table:table-cell office:value-type="float" office:value="66046">
            <text:p>66046</text:p>
          </table:table-cell>
          <table:table-cell office:value-type="float" office:value="56633">
            <text:p>56633</text:p>
          </table:table-cell>
          <table:table-cell office:value-type="float" office:value="65512.9">
            <text:p>65512.9</text:p>
          </table:table-cell>
          <table:table-cell office:value-type="float" office:value="99810">
            <text:p>99810</text:p>
          </table:table-cell>
          <table:table-cell office:value-type="float" office:value="75239">
            <text:p>75239</text:p>
          </table:table-cell>
          <table:table-cell office:value-type="float" office:value="91740">
            <text:p>91740</text:p>
          </table:table-cell>
          <table:table-cell office:value-type="float" office:value="106899">
            <text:p>106899</text:p>
          </table:table-cell>
          <table:table-cell office:value-type="float" office:value="104454">
            <text:p>104454</text:p>
          </table:table-cell>
          <table:table-cell office:value-type="float" office:value="97393">
            <text:p>97393</text:p>
          </table:table-cell>
          <table:table-cell office:value-type="float" office:value="104388">
            <text:p>104388</text:p>
          </table:table-cell>
          <table:table-cell office:value-type="float" office:value="90086">
            <text:p>90086</text:p>
          </table:table-cell>
          <table:table-cell office:value-type="float" office:value="76716">
            <text:p>76716</text:p>
          </table:table-cell>
          <table:table-cell office:value-type="float" office:value="115278">
            <text:p>115278</text:p>
          </table:table-cell>
          <table:table-cell office:value-type="float" office:value="96200.3">
            <text:p>96200.3</text:p>
          </table:table-cell>
          <table:table-cell office:value-type="float" office:value="111962">
            <text:p>111962</text:p>
          </table:table-cell>
          <table:table-cell office:value-type="float" office:value="108852">
            <text:p>108852</text:p>
          </table:table-cell>
          <table:table-cell office:value-type="float" office:value="94501">
            <text:p>94501</text:p>
          </table:table-cell>
          <table:table-cell office:value-type="float" office:value="126950">
            <text:p>126950</text:p>
          </table:table-cell>
          <table:table-cell office:value-type="float" office:value="104512">
            <text:p>104512</text:p>
          </table:table-cell>
          <table:table-cell office:value-type="float" office:value="108101">
            <text:p>108101</text:p>
          </table:table-cell>
          <table:table-cell office:value-type="float" office:value="114045">
            <text:p>114045</text:p>
          </table:table-cell>
          <table:table-cell office:value-type="float" office:value="135995">
            <text:p>135995</text:p>
          </table:table-cell>
          <table:table-cell office:value-type="float" office:value="102766">
            <text:p>102766</text:p>
          </table:table-cell>
          <table:table-cell office:value-type="float" office:value="131654">
            <text:p>131654</text:p>
          </table:table-cell>
          <table:table-cell office:value-type="float" office:value="113933.8">
            <text:p>113933.8</text:p>
          </table:table-cell>
          <table:table-cell office:value-type="float" office:value="154731">
            <text:p>154731</text:p>
          </table:table-cell>
          <table:table-cell office:value-type="float" office:value="191594">
            <text:p>191594</text:p>
          </table:table-cell>
          <table:table-cell office:value-type="float" office:value="164602">
            <text:p>164602</text:p>
          </table:table-cell>
          <table:table-cell office:value-type="float" office:value="154445">
            <text:p>154445</text:p>
          </table:table-cell>
          <table:table-cell office:value-type="float" office:value="140792">
            <text:p>140792</text:p>
          </table:table-cell>
          <table:table-cell office:value-type="float" office:value="141970">
            <text:p>141970</text:p>
          </table:table-cell>
          <table:table-cell office:value-type="float" office:value="131483">
            <text:p>131483</text:p>
          </table:table-cell>
          <table:table-cell office:value-type="float" office:value="156155">
            <text:p>156155</text:p>
          </table:table-cell>
          <table:table-cell office:value-type="float" office:value="143379">
            <text:p>143379</text:p>
          </table:table-cell>
          <table:table-cell office:value-type="float" office:value="154844">
            <text:p>154844</text:p>
          </table:table-cell>
          <table:table-cell office:value-type="float" office:value="153399.5">
            <text:p>153399.5</text:p>
          </table:table-cell>
        </table:table-row>
        <table:table-row table:style-name="ro1">
          <table:table-cell office:value-type="float" office:value="4900">
            <text:p>4900</text:p>
          </table:table-cell>
          <table:table-cell office:value-type="float" office:value="319991">
            <text:p>319991</text:p>
          </table:table-cell>
          <table:table-cell office:value-type="float" office:value="329253">
            <text:p>329253</text:p>
          </table:table-cell>
          <table:table-cell office:value-type="float" office:value="301285">
            <text:p>301285</text:p>
          </table:table-cell>
          <table:table-cell office:value-type="float" office:value="295139">
            <text:p>295139</text:p>
          </table:table-cell>
          <table:table-cell office:value-type="float" office:value="306358">
            <text:p>306358</text:p>
          </table:table-cell>
          <table:table-cell office:value-type="float" office:value="305508">
            <text:p>305508</text:p>
          </table:table-cell>
          <table:table-cell office:value-type="float" office:value="334013">
            <text:p>334013</text:p>
          </table:table-cell>
          <table:table-cell office:value-type="float" office:value="330988">
            <text:p>330988</text:p>
          </table:table-cell>
          <table:table-cell office:value-type="float" office:value="307537">
            <text:p>307537</text:p>
          </table:table-cell>
          <table:table-cell office:value-type="float" office:value="302662">
            <text:p>302662</text:p>
          </table:table-cell>
          <table:table-cell office:value-type="float" office:value="313273.4">
            <text:p>313273.4</text:p>
          </table:table-cell>
          <table:table-cell office:value-type="float" office:value="150084">
            <text:p>150084</text:p>
          </table:table-cell>
          <table:table-cell office:value-type="float" office:value="156001">
            <text:p>156001</text:p>
          </table:table-cell>
          <table:table-cell office:value-type="float" office:value="159246">
            <text:p>159246</text:p>
          </table:table-cell>
          <table:table-cell office:value-type="float" office:value="146408">
            <text:p>146408</text:p>
          </table:table-cell>
          <table:table-cell office:value-type="float" office:value="159333">
            <text:p>159333</text:p>
          </table:table-cell>
          <table:table-cell office:value-type="float" office:value="156884">
            <text:p>156884</text:p>
          </table:table-cell>
          <table:table-cell office:value-type="float" office:value="161395">
            <text:p>161395</text:p>
          </table:table-cell>
          <table:table-cell office:value-type="float" office:value="149433">
            <text:p>149433</text:p>
          </table:table-cell>
          <table:table-cell office:value-type="float" office:value="156211">
            <text:p>156211</text:p>
          </table:table-cell>
          <table:table-cell office:value-type="float" office:value="150652">
            <text:p>150652</text:p>
          </table:table-cell>
          <table:table-cell office:value-type="float" office:value="154564.7">
            <text:p>154564.7</text:p>
          </table:table-cell>
          <table:table-cell office:value-type="float" office:value="76563">
            <text:p>76563</text:p>
          </table:table-cell>
          <table:table-cell office:value-type="float" office:value="81458">
            <text:p>81458</text:p>
          </table:table-cell>
          <table:table-cell office:value-type="float" office:value="73683">
            <text:p>73683</text:p>
          </table:table-cell>
          <table:table-cell office:value-type="float" office:value="73527">
            <text:p>73527</text:p>
          </table:table-cell>
          <table:table-cell office:value-type="float" office:value="80060">
            <text:p>80060</text:p>
          </table:table-cell>
          <table:table-cell office:value-type="float" office:value="83604">
            <text:p>83604</text:p>
          </table:table-cell>
          <table:table-cell office:value-type="float" office:value="73662">
            <text:p>73662</text:p>
          </table:table-cell>
          <table:table-cell office:value-type="float" office:value="74778">
            <text:p>74778</text:p>
          </table:table-cell>
          <table:table-cell office:value-type="float" office:value="71860">
            <text:p>71860</text:p>
          </table:table-cell>
          <table:table-cell office:value-type="float" office:value="69646">
            <text:p>69646</text:p>
          </table:table-cell>
          <table:table-cell office:value-type="float" office:value="75884.1">
            <text:p>75884.1</text:p>
          </table:table-cell>
          <table:table-cell office:value-type="float" office:value="42681">
            <text:p>42681</text:p>
          </table:table-cell>
          <table:table-cell office:value-type="float" office:value="39325">
            <text:p>39325</text:p>
          </table:table-cell>
          <table:table-cell office:value-type="float" office:value="39195">
            <text:p>39195</text:p>
          </table:table-cell>
          <table:table-cell office:value-type="float" office:value="36480">
            <text:p>36480</text:p>
          </table:table-cell>
          <table:table-cell office:value-type="float" office:value="38168">
            <text:p>38168</text:p>
          </table:table-cell>
          <table:table-cell office:value-type="float" office:value="34692">
            <text:p>34692</text:p>
          </table:table-cell>
          <table:table-cell office:value-type="float" office:value="37664">
            <text:p>37664</text:p>
          </table:table-cell>
          <table:table-cell office:value-type="float" office:value="46852">
            <text:p>46852</text:p>
          </table:table-cell>
          <table:table-cell office:value-type="float" office:value="36780">
            <text:p>36780</text:p>
          </table:table-cell>
          <table:table-cell office:value-type="float" office:value="39861">
            <text:p>39861</text:p>
          </table:table-cell>
          <table:table-cell office:value-type="float" office:value="39169.8">
            <text:p>39169.8</text:p>
          </table:table-cell>
          <table:table-cell office:value-type="float" office:value="55237">
            <text:p>55237</text:p>
          </table:table-cell>
          <table:table-cell office:value-type="float" office:value="51168">
            <text:p>51168</text:p>
          </table:table-cell>
          <table:table-cell office:value-type="float" office:value="44618">
            <text:p>44618</text:p>
          </table:table-cell>
          <table:table-cell office:value-type="float" office:value="35262">
            <text:p>35262</text:p>
          </table:table-cell>
          <table:table-cell office:value-type="float" office:value="39781">
            <text:p>39781</text:p>
          </table:table-cell>
          <table:table-cell office:value-type="float" office:value="48255">
            <text:p>48255</text:p>
          </table:table-cell>
          <table:table-cell office:value-type="float" office:value="39711">
            <text:p>39711</text:p>
          </table:table-cell>
          <table:table-cell office:value-type="float" office:value="39548">
            <text:p>39548</text:p>
          </table:table-cell>
          <table:table-cell office:value-type="float" office:value="33773">
            <text:p>33773</text:p>
          </table:table-cell>
          <table:table-cell office:value-type="float" office:value="56680">
            <text:p>56680</text:p>
          </table:table-cell>
          <table:table-cell office:value-type="float" office:value="44403.3">
            <text:p>44403.3</text:p>
          </table:table-cell>
          <table:table-cell office:value-type="float" office:value="61410">
            <text:p>61410</text:p>
          </table:table-cell>
          <table:table-cell office:value-type="float" office:value="59212">
            <text:p>59212</text:p>
          </table:table-cell>
          <table:table-cell office:value-type="float" office:value="64657">
            <text:p>64657</text:p>
          </table:table-cell>
          <table:table-cell office:value-type="float" office:value="79875">
            <text:p>79875</text:p>
          </table:table-cell>
          <table:table-cell office:value-type="float" office:value="74577">
            <text:p>74577</text:p>
          </table:table-cell>
          <table:table-cell office:value-type="float" office:value="72820">
            <text:p>72820</text:p>
          </table:table-cell>
          <table:table-cell office:value-type="float" office:value="88886">
            <text:p>88886</text:p>
          </table:table-cell>
          <table:table-cell office:value-type="float" office:value="81744">
            <text:p>81744</text:p>
          </table:table-cell>
          <table:table-cell office:value-type="float" office:value="59218">
            <text:p>59218</text:p>
          </table:table-cell>
          <table:table-cell office:value-type="float" office:value="59298">
            <text:p>59298</text:p>
          </table:table-cell>
          <table:table-cell office:value-type="float" office:value="70169.7">
            <text:p>70169.7</text:p>
          </table:table-cell>
          <table:table-cell office:value-type="float" office:value="105037">
            <text:p>105037</text:p>
          </table:table-cell>
          <table:table-cell office:value-type="float" office:value="106177">
            <text:p>106177</text:p>
          </table:table-cell>
          <table:table-cell office:value-type="float" office:value="111223">
            <text:p>111223</text:p>
          </table:table-cell>
          <table:table-cell office:value-type="float" office:value="86052">
            <text:p>86052</text:p>
          </table:table-cell>
          <table:table-cell office:value-type="float" office:value="92631">
            <text:p>92631</text:p>
          </table:table-cell>
          <table:table-cell office:value-type="float" office:value="104699">
            <text:p>104699</text:p>
          </table:table-cell>
          <table:table-cell office:value-type="float" office:value="112415">
            <text:p>112415</text:p>
          </table:table-cell>
          <table:table-cell office:value-type="float" office:value="88531">
            <text:p>88531</text:p>
          </table:table-cell>
          <table:table-cell office:value-type="float" office:value="101532">
            <text:p>101532</text:p>
          </table:table-cell>
          <table:table-cell office:value-type="float" office:value="100474">
            <text:p>100474</text:p>
          </table:table-cell>
          <table:table-cell office:value-type="float" office:value="100877.1">
            <text:p>100877.1</text:p>
          </table:table-cell>
          <table:table-cell office:value-type="float" office:value="134580">
            <text:p>134580</text:p>
          </table:table-cell>
          <table:table-cell office:value-type="float" office:value="135644">
            <text:p>135644</text:p>
          </table:table-cell>
          <table:table-cell office:value-type="float" office:value="112971">
            <text:p>112971</text:p>
          </table:table-cell>
          <table:table-cell office:value-type="float" office:value="129363">
            <text:p>129363</text:p>
          </table:table-cell>
          <table:table-cell office:value-type="float" office:value="133081">
            <text:p>133081</text:p>
          </table:table-cell>
          <table:table-cell office:value-type="float" office:value="159449">
            <text:p>159449</text:p>
          </table:table-cell>
          <table:table-cell office:value-type="float" office:value="133321">
            <text:p>133321</text:p>
          </table:table-cell>
          <table:table-cell office:value-type="float" office:value="128889">
            <text:p>128889</text:p>
          </table:table-cell>
          <table:table-cell office:value-type="float" office:value="136121">
            <text:p>136121</text:p>
          </table:table-cell>
          <table:table-cell office:value-type="float" office:value="122355">
            <text:p>122355</text:p>
          </table:table-cell>
          <table:table-cell office:value-type="float" office:value="132577.4">
            <text:p>132577.4</text:p>
          </table:table-cell>
          <table:table-cell office:value-type="float" office:value="143148">
            <text:p>143148</text:p>
          </table:table-cell>
          <table:table-cell office:value-type="float" office:value="159284">
            <text:p>159284</text:p>
          </table:table-cell>
          <table:table-cell office:value-type="float" office:value="145660">
            <text:p>145660</text:p>
          </table:table-cell>
          <table:table-cell office:value-type="float" office:value="183753">
            <text:p>183753</text:p>
          </table:table-cell>
          <table:table-cell office:value-type="float" office:value="150541">
            <text:p>150541</text:p>
          </table:table-cell>
          <table:table-cell office:value-type="float" office:value="168674">
            <text:p>168674</text:p>
          </table:table-cell>
          <table:table-cell office:value-type="float" office:value="167352">
            <text:p>167352</text:p>
          </table:table-cell>
          <table:table-cell office:value-type="float" office:value="193208">
            <text:p>193208</text:p>
          </table:table-cell>
          <table:table-cell office:value-type="float" office:value="145459">
            <text:p>145459</text:p>
          </table:table-cell>
          <table:table-cell office:value-type="float" office:value="148993">
            <text:p>148993</text:p>
          </table:table-cell>
          <table:table-cell office:value-type="float" office:value="160607.2">
            <text:p>160607.2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317139">
            <text:p>317139</text:p>
          </table:table-cell>
          <table:table-cell office:value-type="float" office:value="311668">
            <text:p>311668</text:p>
          </table:table-cell>
          <table:table-cell office:value-type="float" office:value="321472">
            <text:p>321472</text:p>
          </table:table-cell>
          <table:table-cell office:value-type="float" office:value="322785">
            <text:p>322785</text:p>
          </table:table-cell>
          <table:table-cell office:value-type="float" office:value="319878">
            <text:p>319878</text:p>
          </table:table-cell>
          <table:table-cell office:value-type="float" office:value="319486">
            <text:p>319486</text:p>
          </table:table-cell>
          <table:table-cell office:value-type="float" office:value="330604">
            <text:p>330604</text:p>
          </table:table-cell>
          <table:table-cell office:value-type="float" office:value="322557">
            <text:p>322557</text:p>
          </table:table-cell>
          <table:table-cell office:value-type="float" office:value="320714">
            <text:p>320714</text:p>
          </table:table-cell>
          <table:table-cell office:value-type="float" office:value="307383">
            <text:p>307383</text:p>
          </table:table-cell>
          <table:table-cell office:value-type="float" office:value="319368.6">
            <text:p>319368.6</text:p>
          </table:table-cell>
          <table:table-cell office:value-type="float" office:value="154148">
            <text:p>154148</text:p>
          </table:table-cell>
          <table:table-cell office:value-type="float" office:value="160245">
            <text:p>160245</text:p>
          </table:table-cell>
          <table:table-cell office:value-type="float" office:value="159926">
            <text:p>159926</text:p>
          </table:table-cell>
          <table:table-cell office:value-type="float" office:value="172579">
            <text:p>172579</text:p>
          </table:table-cell>
          <table:table-cell office:value-type="float" office:value="156558">
            <text:p>156558</text:p>
          </table:table-cell>
          <table:table-cell office:value-type="float" office:value="155639">
            <text:p>155639</text:p>
          </table:table-cell>
          <table:table-cell office:value-type="float" office:value="155691">
            <text:p>155691</text:p>
          </table:table-cell>
          <table:table-cell office:value-type="float" office:value="158455">
            <text:p>158455</text:p>
          </table:table-cell>
          <table:table-cell office:value-type="float" office:value="161882">
            <text:p>161882</text:p>
          </table:table-cell>
          <table:table-cell office:value-type="float" office:value="158012">
            <text:p>158012</text:p>
          </table:table-cell>
          <table:table-cell office:value-type="float" office:value="159313.5">
            <text:p>159313.5</text:p>
          </table:table-cell>
          <table:table-cell office:value-type="float" office:value="73065">
            <text:p>73065</text:p>
          </table:table-cell>
          <table:table-cell office:value-type="float" office:value="79724">
            <text:p>79724</text:p>
          </table:table-cell>
          <table:table-cell office:value-type="float" office:value="75510">
            <text:p>75510</text:p>
          </table:table-cell>
          <table:table-cell office:value-type="float" office:value="73962">
            <text:p>73962</text:p>
          </table:table-cell>
          <table:table-cell office:value-type="float" office:value="78399">
            <text:p>78399</text:p>
          </table:table-cell>
          <table:table-cell office:value-type="float" office:value="71801">
            <text:p>71801</text:p>
          </table:table-cell>
          <table:table-cell office:value-type="float" office:value="76806">
            <text:p>76806</text:p>
          </table:table-cell>
          <table:table-cell office:value-type="float" office:value="82484">
            <text:p>82484</text:p>
          </table:table-cell>
          <table:table-cell office:value-type="float" office:value="70639">
            <text:p>70639</text:p>
          </table:table-cell>
          <table:table-cell office:value-type="float" office:value="76413">
            <text:p>76413</text:p>
          </table:table-cell>
          <table:table-cell office:value-type="float" office:value="75880.3">
            <text:p>75880.3</text:p>
          </table:table-cell>
          <table:table-cell office:value-type="float" office:value="42294">
            <text:p>42294</text:p>
          </table:table-cell>
          <table:table-cell office:value-type="float" office:value="42812">
            <text:p>42812</text:p>
          </table:table-cell>
          <table:table-cell office:value-type="float" office:value="40625">
            <text:p>40625</text:p>
          </table:table-cell>
          <table:table-cell office:value-type="float" office:value="37054">
            <text:p>37054</text:p>
          </table:table-cell>
          <table:table-cell office:value-type="float" office:value="35919">
            <text:p>35919</text:p>
          </table:table-cell>
          <table:table-cell office:value-type="float" office:value="38371">
            <text:p>38371</text:p>
          </table:table-cell>
          <table:table-cell office:value-type="float" office:value="41060">
            <text:p>41060</text:p>
          </table:table-cell>
          <table:table-cell office:value-type="float" office:value="39315">
            <text:p>39315</text:p>
          </table:table-cell>
          <table:table-cell office:value-type="float" office:value="38766">
            <text:p>38766</text:p>
          </table:table-cell>
          <table:table-cell office:value-type="float" office:value="42891">
            <text:p>42891</text:p>
          </table:table-cell>
          <table:table-cell office:value-type="float" office:value="39910.7">
            <text:p>39910.7</text:p>
          </table:table-cell>
          <table:table-cell office:value-type="float" office:value="35211">
            <text:p>35211</text:p>
          </table:table-cell>
          <table:table-cell office:value-type="float" office:value="39416">
            <text:p>39416</text:p>
          </table:table-cell>
          <table:table-cell office:value-type="float" office:value="50777">
            <text:p>50777</text:p>
          </table:table-cell>
          <table:table-cell office:value-type="float" office:value="41540">
            <text:p>41540</text:p>
          </table:table-cell>
          <table:table-cell office:value-type="float" office:value="43766">
            <text:p>43766</text:p>
          </table:table-cell>
          <table:table-cell office:value-type="float" office:value="56183">
            <text:p>56183</text:p>
          </table:table-cell>
          <table:table-cell office:value-type="float" office:value="39320">
            <text:p>39320</text:p>
          </table:table-cell>
          <table:table-cell office:value-type="float" office:value="47655">
            <text:p>47655</text:p>
          </table:table-cell>
          <table:table-cell office:value-type="float" office:value="47612">
            <text:p>47612</text:p>
          </table:table-cell>
          <table:table-cell office:value-type="float" office:value="48259">
            <text:p>48259</text:p>
          </table:table-cell>
          <table:table-cell office:value-type="float" office:value="44973.9">
            <text:p>44973.9</text:p>
          </table:table-cell>
          <table:table-cell office:value-type="float" office:value="91654">
            <text:p>91654</text:p>
          </table:table-cell>
          <table:table-cell office:value-type="float" office:value="70406">
            <text:p>70406</text:p>
          </table:table-cell>
          <table:table-cell office:value-type="float" office:value="66486">
            <text:p>66486</text:p>
          </table:table-cell>
          <table:table-cell office:value-type="float" office:value="67902">
            <text:p>67902</text:p>
          </table:table-cell>
          <table:table-cell office:value-type="float" office:value="81568">
            <text:p>81568</text:p>
          </table:table-cell>
          <table:table-cell office:value-type="float" office:value="103800">
            <text:p>103800</text:p>
          </table:table-cell>
          <table:table-cell office:value-type="float" office:value="94667">
            <text:p>94667</text:p>
          </table:table-cell>
          <table:table-cell office:value-type="float" office:value="74017">
            <text:p>74017</text:p>
          </table:table-cell>
          <table:table-cell office:value-type="float" office:value="62072">
            <text:p>62072</text:p>
          </table:table-cell>
          <table:table-cell office:value-type="float" office:value="55661">
            <text:p>55661</text:p>
          </table:table-cell>
          <table:table-cell office:value-type="float" office:value="76823.3">
            <text:p>76823.3</text:p>
          </table:table-cell>
          <table:table-cell office:value-type="float" office:value="81522">
            <text:p>81522</text:p>
          </table:table-cell>
          <table:table-cell office:value-type="float" office:value="94372">
            <text:p>94372</text:p>
          </table:table-cell>
          <table:table-cell office:value-type="float" office:value="110454">
            <text:p>110454</text:p>
          </table:table-cell>
          <table:table-cell office:value-type="float" office:value="104185">
            <text:p>104185</text:p>
          </table:table-cell>
          <table:table-cell office:value-type="float" office:value="78704">
            <text:p>78704</text:p>
          </table:table-cell>
          <table:table-cell office:value-type="float" office:value="110021">
            <text:p>110021</text:p>
          </table:table-cell>
          <table:table-cell office:value-type="float" office:value="99194">
            <text:p>99194</text:p>
          </table:table-cell>
          <table:table-cell office:value-type="float" office:value="92028">
            <text:p>92028</text:p>
          </table:table-cell>
          <table:table-cell office:value-type="float" office:value="90478">
            <text:p>90478</text:p>
          </table:table-cell>
          <table:table-cell office:value-type="float" office:value="121336">
            <text:p>121336</text:p>
          </table:table-cell>
          <table:table-cell office:value-type="float" office:value="98229.4">
            <text:p>98229.4</text:p>
          </table:table-cell>
          <table:table-cell office:value-type="float" office:value="117886">
            <text:p>117886</text:p>
          </table:table-cell>
          <table:table-cell office:value-type="float" office:value="128462">
            <text:p>128462</text:p>
          </table:table-cell>
          <table:table-cell office:value-type="float" office:value="135383">
            <text:p>135383</text:p>
          </table:table-cell>
          <table:table-cell office:value-type="float" office:value="114422">
            <text:p>114422</text:p>
          </table:table-cell>
          <table:table-cell office:value-type="float" office:value="114775">
            <text:p>114775</text:p>
          </table:table-cell>
          <table:table-cell office:value-type="float" office:value="171174">
            <text:p>171174</text:p>
          </table:table-cell>
          <table:table-cell office:value-type="float" office:value="130611">
            <text:p>130611</text:p>
          </table:table-cell>
          <table:table-cell office:value-type="float" office:value="101924">
            <text:p>101924</text:p>
          </table:table-cell>
          <table:table-cell office:value-type="float" office:value="132718">
            <text:p>132718</text:p>
          </table:table-cell>
          <table:table-cell office:value-type="float" office:value="123345">
            <text:p>123345</text:p>
          </table:table-cell>
          <table:table-cell office:value-type="float" office:value="127070">
            <text:p>127070</text:p>
          </table:table-cell>
          <table:table-cell office:value-type="float" office:value="185881">
            <text:p>185881</text:p>
          </table:table-cell>
          <table:table-cell office:value-type="float" office:value="170731">
            <text:p>170731</text:p>
          </table:table-cell>
          <table:table-cell office:value-type="float" office:value="175723">
            <text:p>175723</text:p>
          </table:table-cell>
          <table:table-cell office:value-type="float" office:value="153353">
            <text:p>153353</text:p>
          </table:table-cell>
          <table:table-cell office:value-type="float" office:value="154572">
            <text:p>154572</text:p>
          </table:table-cell>
          <table:table-cell office:value-type="float" office:value="153483">
            <text:p>153483</text:p>
          </table:table-cell>
          <table:table-cell office:value-type="float" office:value="154948">
            <text:p>154948</text:p>
          </table:table-cell>
          <table:table-cell office:value-type="float" office:value="171704">
            <text:p>171704</text:p>
          </table:table-cell>
          <table:table-cell office:value-type="float" office:value="141354">
            <text:p>141354</text:p>
          </table:table-cell>
          <table:table-cell office:value-type="float" office:value="194187">
            <text:p>194187</text:p>
          </table:table-cell>
          <table:table-cell office:value-type="float" office:value="165593.6">
            <text:p>165593.6</text:p>
          </table:table-cell>
        </table:table-row>
      </table:table>
      <table:table table:name="Averages + Graph" table:style-name="ta1" table:print="false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4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row table:style-name="ro1">
          <table:table-cell table:formula="of:=['Raw Data + Averages'.A1]" office:value-type="string" office:string-value="Length">
            <text:p>Length</text:p>
          </table:table-cell>
          <table:table-cell table:formula="of:=['Raw Data + Averages'.L1]" office:value-type="string" office:string-value="1.1 AVG">
            <text:p>1.1 AVG</text:p>
          </table:table-cell>
          <table:table-cell table:formula="of:=['Raw Data + Averages'.W1]" office:value-type="string" office:string-value="1.2 AVG">
            <text:p>1.2 AVG</text:p>
          </table:table-cell>
          <table:table-cell table:formula="of:=['Raw Data + Averages'.AH1]" office:value-type="string" office:string-value="1.3 AVG">
            <text:p>1.3 AVG</text:p>
          </table:table-cell>
          <table:table-cell table:formula="of:=['Raw Data + Averages'.AS1]" office:value-type="string" office:string-value="1.4 AVG">
            <text:p>1.4 AVG</text:p>
          </table:table-cell>
          <table:table-cell table:formula="of:=['Raw Data + Averages'.BD1]" office:value-type="string" office:string-value="1.5 AVG">
            <text:p>1.5 AVG</text:p>
          </table:table-cell>
          <table:table-cell table:formula="of:=['Raw Data + Averages'.BO1]" office:value-type="string" office:string-value="1.6 AVG">
            <text:p>1.6 AVG</text:p>
          </table:table-cell>
          <table:table-cell table:formula="of:=['Raw Data + Averages'.BZ1]" office:value-type="string" office:string-value="1.7 AVG">
            <text:p>1.7 AVG</text:p>
          </table:table-cell>
          <table:table-cell table:formula="of:=['Raw Data + Averages'.CK1]" office:value-type="string" office:string-value="1.8 AVG">
            <text:p>1.8 AVG</text:p>
          </table:table-cell>
          <table:table-cell table:formula="of:=['Raw Data + Averages'.CV1]" office:value-type="string" office:string-value="1.9 AVG">
            <text:p>1.9 AVG</text:p>
          </table:table-cell>
          <table:table-cell>
            <draw:frame table:end-cell-address="'Averages + Graph'.U34" table:end-x="0.8598in" table:end-y="0.0091in" draw:z-index="0" draw:style-name="gr1" draw:text-style-name="P1" svg:width="9.7287in" svg:height="5.3055in" svg:x="0.0213in" svg:y="0in">
              <draw:object draw:notify-on-update-of-ranges="'Averages + Graph'.A1:'Averages + Graph'.A1 'Averages + Graph'.A2:'Averages + Graph'.A51 'Averages + Graph'.B1:'Averages + Graph'.B1 'Averages + Graph'.B2:'Averages + Graph'.B51 'Averages + Graph'.A1:'Averages + Graph'.A1 'Averages + Graph'.A2:'Averages + Graph'.A51 'Averages + Graph'.C1:'Averages + Graph'.C1 'Averages + Graph'.C2:'Averages + Graph'.C51 'Averages + Graph'.A1:'Averages + Graph'.A1 'Averages + Graph'.A2:'Averages + Graph'.A51 'Averages + Graph'.D1:'Averages + Graph'.D1 'Averages + Graph'.D2:'Averages + Graph'.D51 'Averages + Graph'.A1:'Averages + Graph'.A1 'Averages + Graph'.A2:'Averages + Graph'.A51 'Averages + Graph'.E1:'Averages + Graph'.E1 'Averages + Graph'.E2:'Averages + Graph'.E51 'Averages + Graph'.A1:'Averages + Graph'.A1 'Averages + Graph'.A2:'Averages + Graph'.A51 'Averages + Graph'.F1:'Averages + Graph'.F1 'Averages + Graph'.F2:'Averages + Graph'.F51 'Averages + Graph'.A1:'Averages + Graph'.A1 'Averages + Graph'.A2:'Averages + Graph'.A51 'Averages + Graph'.G1:'Averages + Graph'.G1 'Averages + Graph'.G2:'Averages + Graph'.G51 'Averages + Graph'.A1:'Averages + Graph'.A1 'Averages + Graph'.A2:'Averages + Graph'.A51 'Averages + Graph'.H1:'Averages + Graph'.H1 'Averages + Graph'.H2:'Averages + Graph'.H51 'Averages + Graph'.A1:'Averages + Graph'.A1 'Averages + Graph'.A2:'Averages + Graph'.A51 'Averages + Graph'.I1:'Averages + Graph'.I1 'Averages + Graph'.I2:'Averages + Graph'.I51 'Averages + Graph'.A1:'Averages + Graph'.A1 'Averages + Graph'.A2:'Averages + Graph'.A51 'Averages + Graph'.J1:'Averages + Graph'.J1 'Averages + Graph'.J2:'Averages + Graph'.J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'Raw Data + Averages'.A2]" office:value-type="float" office:value="100">
            <text:p>100</text:p>
          </table:table-cell>
          <table:table-cell table:formula="of:=['Raw Data + Averages'.L2]" office:value-type="float" office:value="244.3">
            <text:p>244.3</text:p>
          </table:table-cell>
          <table:table-cell table:formula="of:=['Raw Data + Averages'.W2]" office:value-type="float" office:value="186.3">
            <text:p>186.3</text:p>
          </table:table-cell>
          <table:table-cell table:formula="of:=['Raw Data + Averages'.AH2]" office:value-type="float" office:value="144.5">
            <text:p>144.5</text:p>
          </table:table-cell>
          <table:table-cell table:formula="of:=['Raw Data + Averages'.AS2]" office:value-type="float" office:value="117.3">
            <text:p>117.3</text:p>
          </table:table-cell>
          <table:table-cell table:formula="of:=['Raw Data + Averages'.BD2]" office:value-type="float" office:value="94.5">
            <text:p>94.5</text:p>
          </table:table-cell>
          <table:table-cell table:formula="of:=['Raw Data + Averages'.BO2]" office:value-type="float" office:value="98.8">
            <text:p>98.8</text:p>
          </table:table-cell>
          <table:table-cell table:formula="of:=['Raw Data + Averages'.BZ2]" office:value-type="float" office:value="83.6">
            <text:p>83.6</text:p>
          </table:table-cell>
          <table:table-cell table:formula="of:=['Raw Data + Averages'.CK2]" office:value-type="float" office:value="92">
            <text:p>92</text:p>
          </table:table-cell>
          <table:table-cell table:formula="of:=['Raw Data + Averages'.CV2]" office:value-type="float" office:value="103.2">
            <text:p>103.2</text:p>
          </table:table-cell>
          <table:table-cell/>
        </table:table-row>
        <table:table-row table:style-name="ro1">
          <table:table-cell table:formula="of:=['Raw Data + Averages'.A3]" office:value-type="float" office:value="200">
            <text:p>200</text:p>
          </table:table-cell>
          <table:table-cell table:formula="of:=['Raw Data + Averages'.L3]" office:value-type="float" office:value="896.8">
            <text:p>896.8</text:p>
          </table:table-cell>
          <table:table-cell table:formula="of:=['Raw Data + Averages'.W3]" office:value-type="float" office:value="613.1">
            <text:p>613.1</text:p>
          </table:table-cell>
          <table:table-cell table:formula="of:=['Raw Data + Averages'.AH3]" office:value-type="float" office:value="440.9">
            <text:p>440.9</text:p>
          </table:table-cell>
          <table:table-cell table:formula="of:=['Raw Data + Averages'.AS3]" office:value-type="float" office:value="350.5">
            <text:p>350.5</text:p>
          </table:table-cell>
          <table:table-cell table:formula="of:=['Raw Data + Averages'.BD3]" office:value-type="float" office:value="281.5">
            <text:p>281.5</text:p>
          </table:table-cell>
          <table:table-cell table:formula="of:=['Raw Data + Averages'.BO3]" office:value-type="float" office:value="293">
            <text:p>293</text:p>
          </table:table-cell>
          <table:table-cell table:formula="of:=['Raw Data + Averages'.BZ3]" office:value-type="float" office:value="276.1">
            <text:p>276.1</text:p>
          </table:table-cell>
          <table:table-cell table:formula="of:=['Raw Data + Averages'.CK3]" office:value-type="float" office:value="316.6">
            <text:p>316.6</text:p>
          </table:table-cell>
          <table:table-cell table:formula="of:=['Raw Data + Averages'.CV3]" office:value-type="float" office:value="328.7">
            <text:p>328.7</text:p>
          </table:table-cell>
          <table:table-cell/>
        </table:table-row>
        <table:table-row table:style-name="ro1">
          <table:table-cell table:formula="of:=['Raw Data + Averages'.A4]" office:value-type="float" office:value="300">
            <text:p>300</text:p>
          </table:table-cell>
          <table:table-cell table:formula="of:=['Raw Data + Averages'.L4]" office:value-type="float" office:value="1678.3">
            <text:p>1678.3</text:p>
          </table:table-cell>
          <table:table-cell table:formula="of:=['Raw Data + Averages'.W4]" office:value-type="float" office:value="1091">
            <text:p>1091</text:p>
          </table:table-cell>
          <table:table-cell table:formula="of:=['Raw Data + Averages'.AH4]" office:value-type="float" office:value="806">
            <text:p>806</text:p>
          </table:table-cell>
          <table:table-cell table:formula="of:=['Raw Data + Averages'.AS4]" office:value-type="float" office:value="574.4">
            <text:p>574.4</text:p>
          </table:table-cell>
          <table:table-cell table:formula="of:=['Raw Data + Averages'.BD4]" office:value-type="float" office:value="504.6">
            <text:p>504.6</text:p>
          </table:table-cell>
          <table:table-cell table:formula="of:=['Raw Data + Averages'.BO4]" office:value-type="float" office:value="589">
            <text:p>589</text:p>
          </table:table-cell>
          <table:table-cell table:formula="of:=['Raw Data + Averages'.BZ4]" office:value-type="float" office:value="547.3">
            <text:p>547.3</text:p>
          </table:table-cell>
          <table:table-cell table:formula="of:=['Raw Data + Averages'.CK4]" office:value-type="float" office:value="598">
            <text:p>598</text:p>
          </table:table-cell>
          <table:table-cell table:formula="of:=['Raw Data + Averages'.CV4]" office:value-type="float" office:value="741.3">
            <text:p>741.3</text:p>
          </table:table-cell>
          <table:table-cell/>
        </table:table-row>
        <table:table-row table:style-name="ro1">
          <table:table-cell table:formula="of:=['Raw Data + Averages'.A5]" office:value-type="float" office:value="400">
            <text:p>400</text:p>
          </table:table-cell>
          <table:table-cell table:formula="of:=['Raw Data + Averages'.L5]" office:value-type="float" office:value="3258.8">
            <text:p>3258.8</text:p>
          </table:table-cell>
          <table:table-cell table:formula="of:=['Raw Data + Averages'.W5]" office:value-type="float" office:value="2095.4">
            <text:p>2095.4</text:p>
          </table:table-cell>
          <table:table-cell table:formula="of:=['Raw Data + Averages'.AH5]" office:value-type="float" office:value="1355.3">
            <text:p>1355.3</text:p>
          </table:table-cell>
          <table:table-cell table:formula="of:=['Raw Data + Averages'.AS5]" office:value-type="float" office:value="1048.4">
            <text:p>1048.4</text:p>
          </table:table-cell>
          <table:table-cell table:formula="of:=['Raw Data + Averages'.BD5]" office:value-type="float" office:value="830.5">
            <text:p>830.5</text:p>
          </table:table-cell>
          <table:table-cell table:formula="of:=['Raw Data + Averages'.BO5]" office:value-type="float" office:value="865.3">
            <text:p>865.3</text:p>
          </table:table-cell>
          <table:table-cell table:formula="of:=['Raw Data + Averages'.BZ5]" office:value-type="float" office:value="823.7">
            <text:p>823.7</text:p>
          </table:table-cell>
          <table:table-cell table:formula="of:=['Raw Data + Averages'.CK5]" office:value-type="float" office:value="1024.9">
            <text:p>1024.9</text:p>
          </table:table-cell>
          <table:table-cell table:formula="of:=['Raw Data + Averages'.CV5]" office:value-type="float" office:value="1153">
            <text:p>1153</text:p>
          </table:table-cell>
          <table:table-cell/>
        </table:table-row>
        <table:table-row table:style-name="ro1">
          <table:table-cell table:formula="of:=['Raw Data + Averages'.A6]" office:value-type="float" office:value="500">
            <text:p>500</text:p>
          </table:table-cell>
          <table:table-cell table:formula="of:=['Raw Data + Averages'.L6]" office:value-type="float" office:value="4706.3">
            <text:p>4706.3</text:p>
          </table:table-cell>
          <table:table-cell table:formula="of:=['Raw Data + Averages'.W6]" office:value-type="float" office:value="3414.4">
            <text:p>3414.4</text:p>
          </table:table-cell>
          <table:table-cell table:formula="of:=['Raw Data + Averages'.AH6]" office:value-type="float" office:value="2208.6">
            <text:p>2208.6</text:p>
          </table:table-cell>
          <table:table-cell table:formula="of:=['Raw Data + Averages'.AS6]" office:value-type="float" office:value="1569.5">
            <text:p>1569.5</text:p>
          </table:table-cell>
          <table:table-cell table:formula="of:=['Raw Data + Averages'.BD6]" office:value-type="float" office:value="1205.6">
            <text:p>1205.6</text:p>
          </table:table-cell>
          <table:table-cell table:formula="of:=['Raw Data + Averages'.BO6]" office:value-type="float" office:value="1289.3">
            <text:p>1289.3</text:p>
          </table:table-cell>
          <table:table-cell table:formula="of:=['Raw Data + Averages'.BZ6]" office:value-type="float" office:value="1299.4">
            <text:p>1299.4</text:p>
          </table:table-cell>
          <table:table-cell table:formula="of:=['Raw Data + Averages'.CK6]" office:value-type="float" office:value="1569.9">
            <text:p>1569.9</text:p>
          </table:table-cell>
          <table:table-cell table:formula="of:=['Raw Data + Averages'.CV6]" office:value-type="float" office:value="1850.9">
            <text:p>1850.9</text:p>
          </table:table-cell>
          <table:table-cell/>
        </table:table-row>
        <table:table-row table:style-name="ro1">
          <table:table-cell table:formula="of:=['Raw Data + Averages'.A7]" office:value-type="float" office:value="600">
            <text:p>600</text:p>
          </table:table-cell>
          <table:table-cell table:formula="of:=['Raw Data + Averages'.L7]" office:value-type="float" office:value="6837.8">
            <text:p>6837.8</text:p>
          </table:table-cell>
          <table:table-cell table:formula="of:=['Raw Data + Averages'.W7]" office:value-type="float" office:value="4144.9">
            <text:p>4144.9</text:p>
          </table:table-cell>
          <table:table-cell table:formula="of:=['Raw Data + Averages'.AH7]" office:value-type="float" office:value="2579.7">
            <text:p>2579.7</text:p>
          </table:table-cell>
          <table:table-cell table:formula="of:=['Raw Data + Averages'.AS7]" office:value-type="float" office:value="1741">
            <text:p>1741</text:p>
          </table:table-cell>
          <table:table-cell table:formula="of:=['Raw Data + Averages'.BD7]" office:value-type="float" office:value="1410.6">
            <text:p>1410.6</text:p>
          </table:table-cell>
          <table:table-cell table:formula="of:=['Raw Data + Averages'.BO7]" office:value-type="float" office:value="1534.1">
            <text:p>1534.1</text:p>
          </table:table-cell>
          <table:table-cell table:formula="of:=['Raw Data + Averages'.BZ7]" office:value-type="float" office:value="1716.6">
            <text:p>1716.6</text:p>
          </table:table-cell>
          <table:table-cell table:formula="of:=['Raw Data + Averages'.CK7]" office:value-type="float" office:value="2236.4">
            <text:p>2236.4</text:p>
          </table:table-cell>
          <table:table-cell table:formula="of:=['Raw Data + Averages'.CV7]" office:value-type="float" office:value="2931.6">
            <text:p>2931.6</text:p>
          </table:table-cell>
          <table:table-cell/>
        </table:table-row>
        <table:table-row table:style-name="ro1">
          <table:table-cell table:formula="of:=['Raw Data + Averages'.A8]" office:value-type="float" office:value="700">
            <text:p>700</text:p>
          </table:table-cell>
          <table:table-cell table:formula="of:=['Raw Data + Averages'.L8]" office:value-type="float" office:value="9794.9">
            <text:p>9794.9</text:p>
          </table:table-cell>
          <table:table-cell table:formula="of:=['Raw Data + Averages'.W8]" office:value-type="float" office:value="5880.9">
            <text:p>5880.9</text:p>
          </table:table-cell>
          <table:table-cell table:formula="of:=['Raw Data + Averages'.AH8]" office:value-type="float" office:value="3373.9">
            <text:p>3373.9</text:p>
          </table:table-cell>
          <table:table-cell table:formula="of:=['Raw Data + Averages'.AS8]" office:value-type="float" office:value="2365.6">
            <text:p>2365.6</text:p>
          </table:table-cell>
          <table:table-cell table:formula="of:=['Raw Data + Averages'.BD8]" office:value-type="float" office:value="1705">
            <text:p>1705</text:p>
          </table:table-cell>
          <table:table-cell table:formula="of:=['Raw Data + Averages'.BO8]" office:value-type="float" office:value="1913.2">
            <text:p>1913.2</text:p>
          </table:table-cell>
          <table:table-cell table:formula="of:=['Raw Data + Averages'.BZ8]" office:value-type="float" office:value="2080.7">
            <text:p>2080.7</text:p>
          </table:table-cell>
          <table:table-cell table:formula="of:=['Raw Data + Averages'.CK8]" office:value-type="float" office:value="2533">
            <text:p>2533</text:p>
          </table:table-cell>
          <table:table-cell table:formula="of:=['Raw Data + Averages'.CV8]" office:value-type="float" office:value="3679.9">
            <text:p>3679.9</text:p>
          </table:table-cell>
          <table:table-cell/>
        </table:table-row>
        <table:table-row table:style-name="ro1">
          <table:table-cell table:formula="of:=['Raw Data + Averages'.A9]" office:value-type="float" office:value="800">
            <text:p>800</text:p>
          </table:table-cell>
          <table:table-cell table:formula="of:=['Raw Data + Averages'.L9]" office:value-type="float" office:value="11100.9">
            <text:p>11100.9</text:p>
          </table:table-cell>
          <table:table-cell table:formula="of:=['Raw Data + Averages'.W9]" office:value-type="float" office:value="6506.6">
            <text:p>6506.6</text:p>
          </table:table-cell>
          <table:table-cell table:formula="of:=['Raw Data + Averages'.AH9]" office:value-type="float" office:value="4765">
            <text:p>4765</text:p>
          </table:table-cell>
          <table:table-cell table:formula="of:=['Raw Data + Averages'.AS9]" office:value-type="float" office:value="2998">
            <text:p>2998</text:p>
          </table:table-cell>
          <table:table-cell table:formula="of:=['Raw Data + Averages'.BD9]" office:value-type="float" office:value="2304.4">
            <text:p>2304.4</text:p>
          </table:table-cell>
          <table:table-cell table:formula="of:=['Raw Data + Averages'.BO9]" office:value-type="float" office:value="2648.5">
            <text:p>2648.5</text:p>
          </table:table-cell>
          <table:table-cell table:formula="of:=['Raw Data + Averages'.BZ9]" office:value-type="float" office:value="3059.7">
            <text:p>3059.7</text:p>
          </table:table-cell>
          <table:table-cell table:formula="of:=['Raw Data + Averages'.CK9]" office:value-type="float" office:value="4192.2">
            <text:p>4192.2</text:p>
          </table:table-cell>
          <table:table-cell table:formula="of:=['Raw Data + Averages'.CV9]" office:value-type="float" office:value="4833.2">
            <text:p>4833.2</text:p>
          </table:table-cell>
          <table:table-cell/>
        </table:table-row>
        <table:table-row table:style-name="ro1">
          <table:table-cell table:formula="of:=['Raw Data + Averages'.A10]" office:value-type="float" office:value="900">
            <text:p>900</text:p>
          </table:table-cell>
          <table:table-cell table:formula="of:=['Raw Data + Averages'.L10]" office:value-type="float" office:value="14243.4">
            <text:p>14243.4</text:p>
          </table:table-cell>
          <table:table-cell table:formula="of:=['Raw Data + Averages'.W10]" office:value-type="float" office:value="8246.5">
            <text:p>8246.5</text:p>
          </table:table-cell>
          <table:table-cell table:formula="of:=['Raw Data + Averages'.AH10]" office:value-type="float" office:value="5950.5">
            <text:p>5950.5</text:p>
          </table:table-cell>
          <table:table-cell table:formula="of:=['Raw Data + Averages'.AS10]" office:value-type="float" office:value="3723.6">
            <text:p>3723.6</text:p>
          </table:table-cell>
          <table:table-cell table:formula="of:=['Raw Data + Averages'.BD10]" office:value-type="float" office:value="3174.3">
            <text:p>3174.3</text:p>
          </table:table-cell>
          <table:table-cell table:formula="of:=['Raw Data + Averages'.BO10]" office:value-type="float" office:value="3134.9">
            <text:p>3134.9</text:p>
          </table:table-cell>
          <table:table-cell table:formula="of:=['Raw Data + Averages'.BZ10]" office:value-type="float" office:value="3904.2">
            <text:p>3904.2</text:p>
          </table:table-cell>
          <table:table-cell table:formula="of:=['Raw Data + Averages'.CK10]" office:value-type="float" office:value="4744.8">
            <text:p>4744.8</text:p>
          </table:table-cell>
          <table:table-cell table:formula="of:=['Raw Data + Averages'.CV10]" office:value-type="float" office:value="5523.2">
            <text:p>5523.2</text:p>
          </table:table-cell>
          <table:table-cell/>
        </table:table-row>
        <table:table-row table:style-name="ro1">
          <table:table-cell table:formula="of:=['Raw Data + Averages'.A11]" office:value-type="float" office:value="1000">
            <text:p>1000</text:p>
          </table:table-cell>
          <table:table-cell table:formula="of:=['Raw Data + Averages'.L11]" office:value-type="float" office:value="17188.8">
            <text:p>17188.8</text:p>
          </table:table-cell>
          <table:table-cell table:formula="of:=['Raw Data + Averages'.W11]" office:value-type="float" office:value="10772.5">
            <text:p>10772.5</text:p>
          </table:table-cell>
          <table:table-cell table:formula="of:=['Raw Data + Averages'.AH11]" office:value-type="float" office:value="7201.7">
            <text:p>7201.7</text:p>
          </table:table-cell>
          <table:table-cell table:formula="of:=['Raw Data + Averages'.AS11]" office:value-type="float" office:value="4383.8">
            <text:p>4383.8</text:p>
          </table:table-cell>
          <table:table-cell table:formula="of:=['Raw Data + Averages'.BD11]" office:value-type="float" office:value="3595">
            <text:p>3595</text:p>
          </table:table-cell>
          <table:table-cell table:formula="of:=['Raw Data + Averages'.BO11]" office:value-type="float" office:value="3919.1">
            <text:p>3919.1</text:p>
          </table:table-cell>
          <table:table-cell table:formula="of:=['Raw Data + Averages'.BZ11]" office:value-type="float" office:value="4379.1">
            <text:p>4379.1</text:p>
          </table:table-cell>
          <table:table-cell table:formula="of:=['Raw Data + Averages'.CK11]" office:value-type="float" office:value="5351.3">
            <text:p>5351.3</text:p>
          </table:table-cell>
          <table:table-cell table:formula="of:=['Raw Data + Averages'.CV11]" office:value-type="float" office:value="7427.7">
            <text:p>7427.7</text:p>
          </table:table-cell>
          <table:table-cell/>
        </table:table-row>
        <table:table-row table:style-name="ro1">
          <table:table-cell table:formula="of:=['Raw Data + Averages'.A12]" office:value-type="float" office:value="1100">
            <text:p>1100</text:p>
          </table:table-cell>
          <table:table-cell table:formula="of:=['Raw Data + Averages'.L12]" office:value-type="float" office:value="20124.7">
            <text:p>20124.7</text:p>
          </table:table-cell>
          <table:table-cell table:formula="of:=['Raw Data + Averages'.W12]" office:value-type="float" office:value="10621.9">
            <text:p>10621.9</text:p>
          </table:table-cell>
          <table:table-cell table:formula="of:=['Raw Data + Averages'.AH12]" office:value-type="float" office:value="6270">
            <text:p>6270</text:p>
          </table:table-cell>
          <table:table-cell table:formula="of:=['Raw Data + Averages'.AS12]" office:value-type="float" office:value="4478.8">
            <text:p>4478.8</text:p>
          </table:table-cell>
          <table:table-cell table:formula="of:=['Raw Data + Averages'.BD12]" office:value-type="float" office:value="3343.2">
            <text:p>3343.2</text:p>
          </table:table-cell>
          <table:table-cell table:formula="of:=['Raw Data + Averages'.BO12]" office:value-type="float" office:value="4449.2">
            <text:p>4449.2</text:p>
          </table:table-cell>
          <table:table-cell table:formula="of:=['Raw Data + Averages'.BZ12]" office:value-type="float" office:value="5343.6">
            <text:p>5343.6</text:p>
          </table:table-cell>
          <table:table-cell table:formula="of:=['Raw Data + Averages'.CK12]" office:value-type="float" office:value="6116.5">
            <text:p>6116.5</text:p>
          </table:table-cell>
          <table:table-cell table:formula="of:=['Raw Data + Averages'.CV12]" office:value-type="float" office:value="7781.6">
            <text:p>7781.6</text:p>
          </table:table-cell>
          <table:table-cell/>
        </table:table-row>
        <table:table-row table:style-name="ro1">
          <table:table-cell table:formula="of:=['Raw Data + Averages'.A13]" office:value-type="float" office:value="1200">
            <text:p>1200</text:p>
          </table:table-cell>
          <table:table-cell table:formula="of:=['Raw Data + Averages'.L13]" office:value-type="float" office:value="21155.6">
            <text:p>21155.6</text:p>
          </table:table-cell>
          <table:table-cell table:formula="of:=['Raw Data + Averages'.W13]" office:value-type="float" office:value="13374.1">
            <text:p>13374.1</text:p>
          </table:table-cell>
          <table:table-cell table:formula="of:=['Raw Data + Averages'.AH13]" office:value-type="float" office:value="7558.6">
            <text:p>7558.6</text:p>
          </table:table-cell>
          <table:table-cell table:formula="of:=['Raw Data + Averages'.AS13]" office:value-type="float" office:value="4738.8">
            <text:p>4738.8</text:p>
          </table:table-cell>
          <table:table-cell table:formula="of:=['Raw Data + Averages'.BD13]" office:value-type="float" office:value="4051.1">
            <text:p>4051.1</text:p>
          </table:table-cell>
          <table:table-cell table:formula="of:=['Raw Data + Averages'.BO13]" office:value-type="float" office:value="4486.8">
            <text:p>4486.8</text:p>
          </table:table-cell>
          <table:table-cell table:formula="of:=['Raw Data + Averages'.BZ13]" office:value-type="float" office:value="5976.2">
            <text:p>5976.2</text:p>
          </table:table-cell>
          <table:table-cell table:formula="of:=['Raw Data + Averages'.CK13]" office:value-type="float" office:value="7463.8">
            <text:p>7463.8</text:p>
          </table:table-cell>
          <table:table-cell table:formula="of:=['Raw Data + Averages'.CV13]" office:value-type="float" office:value="10069.9">
            <text:p>10069.9</text:p>
          </table:table-cell>
          <table:table-cell/>
        </table:table-row>
        <table:table-row table:style-name="ro1">
          <table:table-cell table:formula="of:=['Raw Data + Averages'.A14]" office:value-type="float" office:value="1300">
            <text:p>1300</text:p>
          </table:table-cell>
          <table:table-cell table:formula="of:=['Raw Data + Averages'.L14]" office:value-type="float" office:value="25697.9">
            <text:p>25697.9</text:p>
          </table:table-cell>
          <table:table-cell table:formula="of:=['Raw Data + Averages'.W14]" office:value-type="float" office:value="15433.2">
            <text:p>15433.2</text:p>
          </table:table-cell>
          <table:table-cell table:formula="of:=['Raw Data + Averages'.AH14]" office:value-type="float" office:value="8840.9">
            <text:p>8840.9</text:p>
          </table:table-cell>
          <table:table-cell table:formula="of:=['Raw Data + Averages'.AS14]" office:value-type="float" office:value="5703.3">
            <text:p>5703.3</text:p>
          </table:table-cell>
          <table:table-cell table:formula="of:=['Raw Data + Averages'.BD14]" office:value-type="float" office:value="4227.2">
            <text:p>4227.2</text:p>
          </table:table-cell>
          <table:table-cell table:formula="of:=['Raw Data + Averages'.BO14]" office:value-type="float" office:value="5983.5">
            <text:p>5983.5</text:p>
          </table:table-cell>
          <table:table-cell table:formula="of:=['Raw Data + Averages'.BZ14]" office:value-type="float" office:value="7834.8">
            <text:p>7834.8</text:p>
          </table:table-cell>
          <table:table-cell table:formula="of:=['Raw Data + Averages'.CK14]" office:value-type="float" office:value="9548">
            <text:p>9548</text:p>
          </table:table-cell>
          <table:table-cell table:formula="of:=['Raw Data + Averages'.CV14]" office:value-type="float" office:value="10569.7">
            <text:p>10569.7</text:p>
          </table:table-cell>
          <table:table-cell/>
        </table:table-row>
        <table:table-row table:style-name="ro1">
          <table:table-cell table:formula="of:=['Raw Data + Averages'.A15]" office:value-type="float" office:value="1400">
            <text:p>1400</text:p>
          </table:table-cell>
          <table:table-cell table:formula="of:=['Raw Data + Averages'.L15]" office:value-type="float" office:value="29962.9">
            <text:p>29962.9</text:p>
          </table:table-cell>
          <table:table-cell table:formula="of:=['Raw Data + Averages'.W15]" office:value-type="float" office:value="17504">
            <text:p>17504</text:p>
          </table:table-cell>
          <table:table-cell table:formula="of:=['Raw Data + Averages'.AH15]" office:value-type="float" office:value="10064.1">
            <text:p>10064.1</text:p>
          </table:table-cell>
          <table:table-cell table:formula="of:=['Raw Data + Averages'.AS15]" office:value-type="float" office:value="6354.3">
            <text:p>6354.3</text:p>
          </table:table-cell>
          <table:table-cell table:formula="of:=['Raw Data + Averages'.BD15]" office:value-type="float" office:value="5631.5">
            <text:p>5631.5</text:p>
          </table:table-cell>
          <table:table-cell table:formula="of:=['Raw Data + Averages'.BO15]" office:value-type="float" office:value="5822.8">
            <text:p>5822.8</text:p>
          </table:table-cell>
          <table:table-cell table:formula="of:=['Raw Data + Averages'.BZ15]" office:value-type="float" office:value="9011.9">
            <text:p>9011.9</text:p>
          </table:table-cell>
          <table:table-cell table:formula="of:=['Raw Data + Averages'.CK15]" office:value-type="float" office:value="9981.2">
            <text:p>9981.2</text:p>
          </table:table-cell>
          <table:table-cell table:formula="of:=['Raw Data + Averages'.CV15]" office:value-type="float" office:value="13160.7">
            <text:p>13160.7</text:p>
          </table:table-cell>
          <table:table-cell/>
        </table:table-row>
        <table:table-row table:style-name="ro1">
          <table:table-cell table:formula="of:=['Raw Data + Averages'.A16]" office:value-type="float" office:value="1500">
            <text:p>1500</text:p>
          </table:table-cell>
          <table:table-cell table:formula="of:=['Raw Data + Averages'.L16]" office:value-type="float" office:value="35250.5">
            <text:p>35250.5</text:p>
          </table:table-cell>
          <table:table-cell table:formula="of:=['Raw Data + Averages'.W16]" office:value-type="float" office:value="19834.1">
            <text:p>19834.1</text:p>
          </table:table-cell>
          <table:table-cell table:formula="of:=['Raw Data + Averages'.AH16]" office:value-type="float" office:value="11033.8">
            <text:p>11033.8</text:p>
          </table:table-cell>
          <table:table-cell table:formula="of:=['Raw Data + Averages'.AS16]" office:value-type="float" office:value="7090.2">
            <text:p>7090.2</text:p>
          </table:table-cell>
          <table:table-cell table:formula="of:=['Raw Data + Averages'.BD16]" office:value-type="float" office:value="5924.8">
            <text:p>5924.8</text:p>
          </table:table-cell>
          <table:table-cell table:formula="of:=['Raw Data + Averages'.BO16]" office:value-type="float" office:value="8052.9">
            <text:p>8052.9</text:p>
          </table:table-cell>
          <table:table-cell table:formula="of:=['Raw Data + Averages'.BZ16]" office:value-type="float" office:value="10019.6">
            <text:p>10019.6</text:p>
          </table:table-cell>
          <table:table-cell table:formula="of:=['Raw Data + Averages'.CK16]" office:value-type="float" office:value="10990.8">
            <text:p>10990.8</text:p>
          </table:table-cell>
          <table:table-cell table:formula="of:=['Raw Data + Averages'.CV16]" office:value-type="float" office:value="14712.8">
            <text:p>14712.8</text:p>
          </table:table-cell>
          <table:table-cell/>
        </table:table-row>
        <table:table-row table:style-name="ro1">
          <table:table-cell table:formula="of:=['Raw Data + Averages'.A17]" office:value-type="float" office:value="1600">
            <text:p>1600</text:p>
          </table:table-cell>
          <table:table-cell table:formula="of:=['Raw Data + Averages'.L17]" office:value-type="float" office:value="40295.3">
            <text:p>40295.3</text:p>
          </table:table-cell>
          <table:table-cell table:formula="of:=['Raw Data + Averages'.W17]" office:value-type="float" office:value="22782.2">
            <text:p>22782.2</text:p>
          </table:table-cell>
          <table:table-cell table:formula="of:=['Raw Data + Averages'.AH17]" office:value-type="float" office:value="12643.7">
            <text:p>12643.7</text:p>
          </table:table-cell>
          <table:table-cell table:formula="of:=['Raw Data + Averages'.AS17]" office:value-type="float" office:value="8820">
            <text:p>8820</text:p>
          </table:table-cell>
          <table:table-cell table:formula="of:=['Raw Data + Averages'.BD17]" office:value-type="float" office:value="6453.4">
            <text:p>6453.4</text:p>
          </table:table-cell>
          <table:table-cell table:formula="of:=['Raw Data + Averages'.BO17]" office:value-type="float" office:value="9222.6">
            <text:p>9222.6</text:p>
          </table:table-cell>
          <table:table-cell table:formula="of:=['Raw Data + Averages'.BZ17]" office:value-type="float" office:value="11192.3">
            <text:p>11192.3</text:p>
          </table:table-cell>
          <table:table-cell table:formula="of:=['Raw Data + Averages'.CK17]" office:value-type="float" office:value="13899.7">
            <text:p>13899.7</text:p>
          </table:table-cell>
          <table:table-cell table:formula="of:=['Raw Data + Averages'.CV17]" office:value-type="float" office:value="16704">
            <text:p>16704</text:p>
          </table:table-cell>
          <table:table-cell/>
        </table:table-row>
        <table:table-row table:style-name="ro1">
          <table:table-cell table:formula="of:=['Raw Data + Averages'.A18]" office:value-type="float" office:value="1700">
            <text:p>1700</text:p>
          </table:table-cell>
          <table:table-cell table:formula="of:=['Raw Data + Averages'.L18]" office:value-type="float" office:value="43696.9">
            <text:p>43696.9</text:p>
          </table:table-cell>
          <table:table-cell table:formula="of:=['Raw Data + Averages'.W18]" office:value-type="float" office:value="26655.4">
            <text:p>26655.4</text:p>
          </table:table-cell>
          <table:table-cell table:formula="of:=['Raw Data + Averages'.AH18]" office:value-type="float" office:value="14838.8">
            <text:p>14838.8</text:p>
          </table:table-cell>
          <table:table-cell table:formula="of:=['Raw Data + Averages'.AS18]" office:value-type="float" office:value="9706.1">
            <text:p>9706.1</text:p>
          </table:table-cell>
          <table:table-cell table:formula="of:=['Raw Data + Averages'.BD18]" office:value-type="float" office:value="7986.1">
            <text:p>7986.1</text:p>
          </table:table-cell>
          <table:table-cell table:formula="of:=['Raw Data + Averages'.BO18]" office:value-type="float" office:value="10368.3">
            <text:p>10368.3</text:p>
          </table:table-cell>
          <table:table-cell table:formula="of:=['Raw Data + Averages'.BZ18]" office:value-type="float" office:value="12880.8">
            <text:p>12880.8</text:p>
          </table:table-cell>
          <table:table-cell table:formula="of:=['Raw Data + Averages'.CK18]" office:value-type="float" office:value="15416.9">
            <text:p>15416.9</text:p>
          </table:table-cell>
          <table:table-cell table:formula="of:=['Raw Data + Averages'.CV18]" office:value-type="float" office:value="20478.4">
            <text:p>20478.4</text:p>
          </table:table-cell>
          <table:table-cell/>
        </table:table-row>
        <table:table-row table:style-name="ro1">
          <table:table-cell table:formula="of:=['Raw Data + Averages'.A19]" office:value-type="float" office:value="1800">
            <text:p>1800</text:p>
          </table:table-cell>
          <table:table-cell table:formula="of:=['Raw Data + Averages'.L19]" office:value-type="float" office:value="50925.7">
            <text:p>50925.7</text:p>
          </table:table-cell>
          <table:table-cell table:formula="of:=['Raw Data + Averages'.W19]" office:value-type="float" office:value="28835.5">
            <text:p>28835.5</text:p>
          </table:table-cell>
          <table:table-cell table:formula="of:=['Raw Data + Averages'.AH19]" office:value-type="float" office:value="16408.7">
            <text:p>16408.7</text:p>
          </table:table-cell>
          <table:table-cell table:formula="of:=['Raw Data + Averages'.AS19]" office:value-type="float" office:value="10863.3">
            <text:p>10863.3</text:p>
          </table:table-cell>
          <table:table-cell table:formula="of:=['Raw Data + Averages'.BD19]" office:value-type="float" office:value="9526.4">
            <text:p>9526.4</text:p>
          </table:table-cell>
          <table:table-cell table:formula="of:=['Raw Data + Averages'.BO19]" office:value-type="float" office:value="11330.6">
            <text:p>11330.6</text:p>
          </table:table-cell>
          <table:table-cell table:formula="of:=['Raw Data + Averages'.BZ19]" office:value-type="float" office:value="14952">
            <text:p>14952</text:p>
          </table:table-cell>
          <table:table-cell table:formula="of:=['Raw Data + Averages'.CK19]" office:value-type="float" office:value="16337.4">
            <text:p>16337.4</text:p>
          </table:table-cell>
          <table:table-cell table:formula="of:=['Raw Data + Averages'.CV19]" office:value-type="float" office:value="21937">
            <text:p>21937</text:p>
          </table:table-cell>
          <table:table-cell/>
        </table:table-row>
        <table:table-row table:style-name="ro1">
          <table:table-cell table:formula="of:=['Raw Data + Averages'.A20]" office:value-type="float" office:value="1900">
            <text:p>1900</text:p>
          </table:table-cell>
          <table:table-cell table:formula="of:=['Raw Data + Averages'.L20]" office:value-type="float" office:value="55455.6">
            <text:p>55455.6</text:p>
          </table:table-cell>
          <table:table-cell table:formula="of:=['Raw Data + Averages'.W20]" office:value-type="float" office:value="32152.3">
            <text:p>32152.3</text:p>
          </table:table-cell>
          <table:table-cell table:formula="of:=['Raw Data + Averages'.AH20]" office:value-type="float" office:value="19170.1">
            <text:p>19170.1</text:p>
          </table:table-cell>
          <table:table-cell table:formula="of:=['Raw Data + Averages'.AS20]" office:value-type="float" office:value="11711.9">
            <text:p>11711.9</text:p>
          </table:table-cell>
          <table:table-cell table:formula="of:=['Raw Data + Averages'.BD20]" office:value-type="float" office:value="9198.1">
            <text:p>9198.1</text:p>
          </table:table-cell>
          <table:table-cell table:formula="of:=['Raw Data + Averages'.BO20]" office:value-type="float" office:value="11155.2">
            <text:p>11155.2</text:p>
          </table:table-cell>
          <table:table-cell table:formula="of:=['Raw Data + Averages'.BZ20]" office:value-type="float" office:value="13967.1">
            <text:p>13967.1</text:p>
          </table:table-cell>
          <table:table-cell table:formula="of:=['Raw Data + Averages'.CK20]" office:value-type="float" office:value="18371">
            <text:p>18371</text:p>
          </table:table-cell>
          <table:table-cell table:formula="of:=['Raw Data + Averages'.CV20]" office:value-type="float" office:value="24091.7">
            <text:p>24091.7</text:p>
          </table:table-cell>
          <table:table-cell/>
        </table:table-row>
        <table:table-row table:style-name="ro1">
          <table:table-cell table:formula="of:=['Raw Data + Averages'.A21]" office:value-type="float" office:value="2000">
            <text:p>2000</text:p>
          </table:table-cell>
          <table:table-cell table:formula="of:=['Raw Data + Averages'.L21]" office:value-type="float" office:value="62071.1">
            <text:p>62071.1</text:p>
          </table:table-cell>
          <table:table-cell table:formula="of:=['Raw Data + Averages'.W21]" office:value-type="float" office:value="35840.6">
            <text:p>35840.6</text:p>
          </table:table-cell>
          <table:table-cell table:formula="of:=['Raw Data + Averages'.AH21]" office:value-type="float" office:value="20847.8">
            <text:p>20847.8</text:p>
          </table:table-cell>
          <table:table-cell table:formula="of:=['Raw Data + Averages'.AS21]" office:value-type="float" office:value="12777.9">
            <text:p>12777.9</text:p>
          </table:table-cell>
          <table:table-cell table:formula="of:=['Raw Data + Averages'.BD21]" office:value-type="float" office:value="11141.4">
            <text:p>11141.4</text:p>
          </table:table-cell>
          <table:table-cell table:formula="of:=['Raw Data + Averages'.BO21]" office:value-type="float" office:value="13149.4">
            <text:p>13149.4</text:p>
          </table:table-cell>
          <table:table-cell table:formula="of:=['Raw Data + Averages'.BZ21]" office:value-type="float" office:value="16586.3">
            <text:p>16586.3</text:p>
          </table:table-cell>
          <table:table-cell table:formula="of:=['Raw Data + Averages'.CK21]" office:value-type="float" office:value="21985">
            <text:p>21985</text:p>
          </table:table-cell>
          <table:table-cell table:formula="of:=['Raw Data + Averages'.CV21]" office:value-type="float" office:value="26377.3">
            <text:p>26377.3</text:p>
          </table:table-cell>
          <table:table-cell/>
        </table:table-row>
        <table:table-row table:style-name="ro1">
          <table:table-cell table:formula="of:=['Raw Data + Averages'.A22]" office:value-type="float" office:value="2100">
            <text:p>2100</text:p>
          </table:table-cell>
          <table:table-cell table:formula="of:=['Raw Data + Averages'.L22]" office:value-type="float" office:value="61868.5">
            <text:p>61868.5</text:p>
          </table:table-cell>
          <table:table-cell table:formula="of:=['Raw Data + Averages'.W22]" office:value-type="float" office:value="34059.1">
            <text:p>34059.1</text:p>
          </table:table-cell>
          <table:table-cell table:formula="of:=['Raw Data + Averages'.AH22]" office:value-type="float" office:value="18120.2">
            <text:p>18120.2</text:p>
          </table:table-cell>
          <table:table-cell table:formula="of:=['Raw Data + Averages'.AS22]" office:value-type="float" office:value="10371.5">
            <text:p>10371.5</text:p>
          </table:table-cell>
          <table:table-cell table:formula="of:=['Raw Data + Averages'.BD22]" office:value-type="float" office:value="9612.6">
            <text:p>9612.6</text:p>
          </table:table-cell>
          <table:table-cell table:formula="of:=['Raw Data + Averages'.BO22]" office:value-type="float" office:value="14221.7">
            <text:p>14221.7</text:p>
          </table:table-cell>
          <table:table-cell table:formula="of:=['Raw Data + Averages'.BZ22]" office:value-type="float" office:value="17778.3">
            <text:p>17778.3</text:p>
          </table:table-cell>
          <table:table-cell table:formula="of:=['Raw Data + Averages'.CK22]" office:value-type="float" office:value="22867.8">
            <text:p>22867.8</text:p>
          </table:table-cell>
          <table:table-cell table:formula="of:=['Raw Data + Averages'.CV22]" office:value-type="float" office:value="29100.4">
            <text:p>29100.4</text:p>
          </table:table-cell>
          <table:table-cell/>
        </table:table-row>
        <table:table-row table:style-name="ro1">
          <table:table-cell table:formula="of:=['Raw Data + Averages'.A23]" office:value-type="float" office:value="2200">
            <text:p>2200</text:p>
          </table:table-cell>
          <table:table-cell table:formula="of:=['Raw Data + Averages'.L23]" office:value-type="float" office:value="69020">
            <text:p>69020</text:p>
          </table:table-cell>
          <table:table-cell table:formula="of:=['Raw Data + Averages'.W23]" office:value-type="float" office:value="37014.8">
            <text:p>37014.8</text:p>
          </table:table-cell>
          <table:table-cell table:formula="of:=['Raw Data + Averages'.AH23]" office:value-type="float" office:value="19542.7">
            <text:p>19542.7</text:p>
          </table:table-cell>
          <table:table-cell table:formula="of:=['Raw Data + Averages'.AS23]" office:value-type="float" office:value="11216.8">
            <text:p>11216.8</text:p>
          </table:table-cell>
          <table:table-cell table:formula="of:=['Raw Data + Averages'.BD23]" office:value-type="float" office:value="10114.2">
            <text:p>10114.2</text:p>
          </table:table-cell>
          <table:table-cell table:formula="of:=['Raw Data + Averages'.BO23]" office:value-type="float" office:value="13210">
            <text:p>13210</text:p>
          </table:table-cell>
          <table:table-cell table:formula="of:=['Raw Data + Averages'.BZ23]" office:value-type="float" office:value="20058.5">
            <text:p>20058.5</text:p>
          </table:table-cell>
          <table:table-cell table:formula="of:=['Raw Data + Averages'.CK23]" office:value-type="float" office:value="24348.5">
            <text:p>24348.5</text:p>
          </table:table-cell>
          <table:table-cell table:formula="of:=['Raw Data + Averages'.CV23]" office:value-type="float" office:value="30786.7">
            <text:p>30786.7</text:p>
          </table:table-cell>
          <table:table-cell/>
        </table:table-row>
        <table:table-row table:style-name="ro1">
          <table:table-cell table:formula="of:=['Raw Data + Averages'.A24]" office:value-type="float" office:value="2300">
            <text:p>2300</text:p>
          </table:table-cell>
          <table:table-cell table:formula="of:=['Raw Data + Averages'.L24]" office:value-type="float" office:value="75068.7">
            <text:p>75068.7</text:p>
          </table:table-cell>
          <table:table-cell table:formula="of:=['Raw Data + Averages'.W24]" office:value-type="float" office:value="40003.2">
            <text:p>40003.2</text:p>
          </table:table-cell>
          <table:table-cell table:formula="of:=['Raw Data + Averages'.AH24]" office:value-type="float" office:value="21244.3">
            <text:p>21244.3</text:p>
          </table:table-cell>
          <table:table-cell table:formula="of:=['Raw Data + Averages'.AS24]" office:value-type="float" office:value="13457.7">
            <text:p>13457.7</text:p>
          </table:table-cell>
          <table:table-cell table:formula="of:=['Raw Data + Averages'.BD24]" office:value-type="float" office:value="11164.5">
            <text:p>11164.5</text:p>
          </table:table-cell>
          <table:table-cell table:formula="of:=['Raw Data + Averages'.BO24]" office:value-type="float" office:value="16015.2">
            <text:p>16015.2</text:p>
          </table:table-cell>
          <table:table-cell table:formula="of:=['Raw Data + Averages'.BZ24]" office:value-type="float" office:value="23283">
            <text:p>23283</text:p>
          </table:table-cell>
          <table:table-cell table:formula="of:=['Raw Data + Averages'.CK24]" office:value-type="float" office:value="27126.7">
            <text:p>27126.7</text:p>
          </table:table-cell>
          <table:table-cell table:formula="of:=['Raw Data + Averages'.CV24]" office:value-type="float" office:value="36025.2">
            <text:p>36025.2</text:p>
          </table:table-cell>
          <table:table-cell/>
        </table:table-row>
        <table:table-row table:style-name="ro1">
          <table:table-cell table:formula="of:=['Raw Data + Averages'.A25]" office:value-type="float" office:value="2400">
            <text:p>2400</text:p>
          </table:table-cell>
          <table:table-cell table:formula="of:=['Raw Data + Averages'.L25]" office:value-type="float" office:value="82239.4">
            <text:p>82239.4</text:p>
          </table:table-cell>
          <table:table-cell table:formula="of:=['Raw Data + Averages'.W25]" office:value-type="float" office:value="44363.6">
            <text:p>44363.6</text:p>
          </table:table-cell>
          <table:table-cell table:formula="of:=['Raw Data + Averages'.AH25]" office:value-type="float" office:value="23246.3">
            <text:p>23246.3</text:p>
          </table:table-cell>
          <table:table-cell table:formula="of:=['Raw Data + Averages'.AS25]" office:value-type="float" office:value="13355">
            <text:p>13355</text:p>
          </table:table-cell>
          <table:table-cell table:formula="of:=['Raw Data + Averages'.BD25]" office:value-type="float" office:value="12781.3">
            <text:p>12781.3</text:p>
          </table:table-cell>
          <table:table-cell table:formula="of:=['Raw Data + Averages'.BO25]" office:value-type="float" office:value="16328.5">
            <text:p>16328.5</text:p>
          </table:table-cell>
          <table:table-cell table:formula="of:=['Raw Data + Averages'.BZ25]" office:value-type="float" office:value="23395.5">
            <text:p>23395.5</text:p>
          </table:table-cell>
          <table:table-cell table:formula="of:=['Raw Data + Averages'.CK25]" office:value-type="float" office:value="29985.2">
            <text:p>29985.2</text:p>
          </table:table-cell>
          <table:table-cell table:formula="of:=['Raw Data + Averages'.CV25]" office:value-type="float" office:value="34830.4">
            <text:p>34830.4</text:p>
          </table:table-cell>
          <table:table-cell/>
        </table:table-row>
        <table:table-row table:style-name="ro1">
          <table:table-cell table:formula="of:=['Raw Data + Averages'.A26]" office:value-type="float" office:value="2500">
            <text:p>2500</text:p>
          </table:table-cell>
          <table:table-cell table:formula="of:=['Raw Data + Averages'.L26]" office:value-type="float" office:value="88232.3">
            <text:p>88232.3</text:p>
          </table:table-cell>
          <table:table-cell table:formula="of:=['Raw Data + Averages'.W26]" office:value-type="float" office:value="48479.1">
            <text:p>48479.1</text:p>
          </table:table-cell>
          <table:table-cell table:formula="of:=['Raw Data + Averages'.AH26]" office:value-type="float" office:value="24297.9">
            <text:p>24297.9</text:p>
          </table:table-cell>
          <table:table-cell table:formula="of:=['Raw Data + Averages'.AS26]" office:value-type="float" office:value="14930.2">
            <text:p>14930.2</text:p>
          </table:table-cell>
          <table:table-cell table:formula="of:=['Raw Data + Averages'.BD26]" office:value-type="float" office:value="13047.4">
            <text:p>13047.4</text:p>
          </table:table-cell>
          <table:table-cell table:formula="of:=['Raw Data + Averages'.BO26]" office:value-type="float" office:value="17813.9">
            <text:p>17813.9</text:p>
          </table:table-cell>
          <table:table-cell table:formula="of:=['Raw Data + Averages'.BZ26]" office:value-type="float" office:value="26357">
            <text:p>26357</text:p>
          </table:table-cell>
          <table:table-cell table:formula="of:=['Raw Data + Averages'.CK26]" office:value-type="float" office:value="33725.5">
            <text:p>33725.5</text:p>
          </table:table-cell>
          <table:table-cell table:formula="of:=['Raw Data + Averages'.CV26]" office:value-type="float" office:value="39963.7">
            <text:p>39963.7</text:p>
          </table:table-cell>
          <table:table-cell/>
        </table:table-row>
        <table:table-row table:style-name="ro1">
          <table:table-cell table:formula="of:=['Raw Data + Averages'.A27]" office:value-type="float" office:value="2600">
            <text:p>2600</text:p>
          </table:table-cell>
          <table:table-cell table:formula="of:=['Raw Data + Averages'.L27]" office:value-type="float" office:value="97366.9">
            <text:p>97366.9</text:p>
          </table:table-cell>
          <table:table-cell table:formula="of:=['Raw Data + Averages'.W27]" office:value-type="float" office:value="50994.5">
            <text:p>50994.5</text:p>
          </table:table-cell>
          <table:table-cell table:formula="of:=['Raw Data + Averages'.AH27]" office:value-type="float" office:value="28539.9">
            <text:p>28539.9</text:p>
          </table:table-cell>
          <table:table-cell table:formula="of:=['Raw Data + Averages'.AS27]" office:value-type="float" office:value="14829.7">
            <text:p>14829.7</text:p>
          </table:table-cell>
          <table:table-cell table:formula="of:=['Raw Data + Averages'.BD27]" office:value-type="float" office:value="15471.9">
            <text:p>15471.9</text:p>
          </table:table-cell>
          <table:table-cell table:formula="of:=['Raw Data + Averages'.BO27]" office:value-type="float" office:value="21284.5">
            <text:p>21284.5</text:p>
          </table:table-cell>
          <table:table-cell table:formula="of:=['Raw Data + Averages'.BZ27]" office:value-type="float" office:value="26954.4">
            <text:p>26954.4</text:p>
          </table:table-cell>
          <table:table-cell table:formula="of:=['Raw Data + Averages'.CK27]" office:value-type="float" office:value="32842.9">
            <text:p>32842.9</text:p>
          </table:table-cell>
          <table:table-cell table:formula="of:=['Raw Data + Averages'.CV27]" office:value-type="float" office:value="45511.3">
            <text:p>45511.3</text:p>
          </table:table-cell>
          <table:table-cell/>
        </table:table-row>
        <table:table-row table:style-name="ro1">
          <table:table-cell table:formula="of:=['Raw Data + Averages'.A28]" office:value-type="float" office:value="2700">
            <text:p>2700</text:p>
          </table:table-cell>
          <table:table-cell table:formula="of:=['Raw Data + Averages'.L28]" office:value-type="float" office:value="104093.5">
            <text:p>104093.5</text:p>
          </table:table-cell>
          <table:table-cell table:formula="of:=['Raw Data + Averages'.W28]" office:value-type="float" office:value="53534.7">
            <text:p>53534.7</text:p>
          </table:table-cell>
          <table:table-cell table:formula="of:=['Raw Data + Averages'.AH28]" office:value-type="float" office:value="29609.3">
            <text:p>29609.3</text:p>
          </table:table-cell>
          <table:table-cell table:formula="of:=['Raw Data + Averages'.AS28]" office:value-type="float" office:value="17057.4">
            <text:p>17057.4</text:p>
          </table:table-cell>
          <table:table-cell table:formula="of:=['Raw Data + Averages'.BD28]" office:value-type="float" office:value="17763.5">
            <text:p>17763.5</text:p>
          </table:table-cell>
          <table:table-cell table:formula="of:=['Raw Data + Averages'.BO28]" office:value-type="float" office:value="20831.7">
            <text:p>20831.7</text:p>
          </table:table-cell>
          <table:table-cell table:formula="of:=['Raw Data + Averages'.BZ28]" office:value-type="float" office:value="28981.1">
            <text:p>28981.1</text:p>
          </table:table-cell>
          <table:table-cell table:formula="of:=['Raw Data + Averages'.CK28]" office:value-type="float" office:value="37574.9">
            <text:p>37574.9</text:p>
          </table:table-cell>
          <table:table-cell table:formula="of:=['Raw Data + Averages'.CV28]" office:value-type="float" office:value="48530.3">
            <text:p>48530.3</text:p>
          </table:table-cell>
          <table:table-cell/>
        </table:table-row>
        <table:table-row table:style-name="ro1">
          <table:table-cell table:formula="of:=['Raw Data + Averages'.A29]" office:value-type="float" office:value="2800">
            <text:p>2800</text:p>
          </table:table-cell>
          <table:table-cell table:formula="of:=['Raw Data + Averages'.L29]" office:value-type="float" office:value="109548.3">
            <text:p>109548.3</text:p>
          </table:table-cell>
          <table:table-cell table:formula="of:=['Raw Data + Averages'.W29]" office:value-type="float" office:value="59229.4">
            <text:p>59229.4</text:p>
          </table:table-cell>
          <table:table-cell table:formula="of:=['Raw Data + Averages'.AH29]" office:value-type="float" office:value="31443.1">
            <text:p>31443.1</text:p>
          </table:table-cell>
          <table:table-cell table:formula="of:=['Raw Data + Averages'.AS29]" office:value-type="float" office:value="18416.9">
            <text:p>18416.9</text:p>
          </table:table-cell>
          <table:table-cell table:formula="of:=['Raw Data + Averages'.BD29]" office:value-type="float" office:value="17375.7">
            <text:p>17375.7</text:p>
          </table:table-cell>
          <table:table-cell table:formula="of:=['Raw Data + Averages'.BO29]" office:value-type="float" office:value="23932.9">
            <text:p>23932.9</text:p>
          </table:table-cell>
          <table:table-cell table:formula="of:=['Raw Data + Averages'.BZ29]" office:value-type="float" office:value="30582.2">
            <text:p>30582.2</text:p>
          </table:table-cell>
          <table:table-cell table:formula="of:=['Raw Data + Averages'.CK29]" office:value-type="float" office:value="41932">
            <text:p>41932</text:p>
          </table:table-cell>
          <table:table-cell table:formula="of:=['Raw Data + Averages'.CV29]" office:value-type="float" office:value="49588.9">
            <text:p>49588.9</text:p>
          </table:table-cell>
          <table:table-cell/>
        </table:table-row>
        <table:table-row table:style-name="ro1">
          <table:table-cell table:formula="of:=['Raw Data + Averages'.A30]" office:value-type="float" office:value="2900">
            <text:p>2900</text:p>
          </table:table-cell>
          <table:table-cell table:formula="of:=['Raw Data + Averages'.L30]" office:value-type="float" office:value="116185.9">
            <text:p>116185.9</text:p>
          </table:table-cell>
          <table:table-cell table:formula="of:=['Raw Data + Averages'.W30]" office:value-type="float" office:value="62804.4">
            <text:p>62804.4</text:p>
          </table:table-cell>
          <table:table-cell table:formula="of:=['Raw Data + Averages'.AH30]" office:value-type="float" office:value="34069.4">
            <text:p>34069.4</text:p>
          </table:table-cell>
          <table:table-cell table:formula="of:=['Raw Data + Averages'.AS30]" office:value-type="float" office:value="19927">
            <text:p>19927</text:p>
          </table:table-cell>
          <table:table-cell table:formula="of:=['Raw Data + Averages'.BD30]" office:value-type="float" office:value="17990.1">
            <text:p>17990.1</text:p>
          </table:table-cell>
          <table:table-cell table:formula="of:=['Raw Data + Averages'.BO30]" office:value-type="float" office:value="24275.2">
            <text:p>24275.2</text:p>
          </table:table-cell>
          <table:table-cell table:formula="of:=['Raw Data + Averages'.BZ30]" office:value-type="float" office:value="36345.2">
            <text:p>36345.2</text:p>
          </table:table-cell>
          <table:table-cell table:formula="of:=['Raw Data + Averages'.CK30]" office:value-type="float" office:value="43494.7">
            <text:p>43494.7</text:p>
          </table:table-cell>
          <table:table-cell table:formula="of:=['Raw Data + Averages'.CV30]" office:value-type="float" office:value="56976.9">
            <text:p>56976.9</text:p>
          </table:table-cell>
          <table:table-cell/>
        </table:table-row>
        <table:table-row table:style-name="ro1">
          <table:table-cell table:formula="of:=['Raw Data + Averages'.A31]" office:value-type="float" office:value="3000">
            <text:p>3000</text:p>
          </table:table-cell>
          <table:table-cell table:formula="of:=['Raw Data + Averages'.L31]" office:value-type="float" office:value="125755.2">
            <text:p>125755.2</text:p>
          </table:table-cell>
          <table:table-cell table:formula="of:=['Raw Data + Averages'.W31]" office:value-type="float" office:value="68632.9">
            <text:p>68632.9</text:p>
          </table:table-cell>
          <table:table-cell table:formula="of:=['Raw Data + Averages'.AH31]" office:value-type="float" office:value="36099">
            <text:p>36099</text:p>
          </table:table-cell>
          <table:table-cell table:formula="of:=['Raw Data + Averages'.AS31]" office:value-type="float" office:value="21086.6">
            <text:p>21086.6</text:p>
          </table:table-cell>
          <table:table-cell table:formula="of:=['Raw Data + Averages'.BD31]" office:value-type="float" office:value="19924">
            <text:p>19924</text:p>
          </table:table-cell>
          <table:table-cell table:formula="of:=['Raw Data + Averages'.BO31]" office:value-type="float" office:value="27837.5">
            <text:p>27837.5</text:p>
          </table:table-cell>
          <table:table-cell table:formula="of:=['Raw Data + Averages'.BZ31]" office:value-type="float" office:value="35320.2">
            <text:p>35320.2</text:p>
          </table:table-cell>
          <table:table-cell table:formula="of:=['Raw Data + Averages'.CK31]" office:value-type="float" office:value="49023.9">
            <text:p>49023.9</text:p>
          </table:table-cell>
          <table:table-cell table:formula="of:=['Raw Data + Averages'.CV31]" office:value-type="float" office:value="63092.4">
            <text:p>63092.4</text:p>
          </table:table-cell>
          <table:table-cell/>
        </table:table-row>
        <table:table-row table:style-name="ro1">
          <table:table-cell table:formula="of:=['Raw Data + Averages'.A32]" office:value-type="float" office:value="3100">
            <text:p>3100</text:p>
          </table:table-cell>
          <table:table-cell table:formula="of:=['Raw Data + Averages'.L32]" office:value-type="float" office:value="138613.2">
            <text:p>138613.2</text:p>
          </table:table-cell>
          <table:table-cell table:formula="of:=['Raw Data + Averages'.W32]" office:value-type="float" office:value="73517.9">
            <text:p>73517.9</text:p>
          </table:table-cell>
          <table:table-cell table:formula="of:=['Raw Data + Averages'.AH32]" office:value-type="float" office:value="38424.9">
            <text:p>38424.9</text:p>
          </table:table-cell>
          <table:table-cell table:formula="of:=['Raw Data + Averages'.AS32]" office:value-type="float" office:value="21970.7">
            <text:p>21970.7</text:p>
          </table:table-cell>
          <table:table-cell table:formula="of:=['Raw Data + Averages'.BD32]" office:value-type="float" office:value="23500.6">
            <text:p>23500.6</text:p>
          </table:table-cell>
          <table:table-cell table:formula="of:=['Raw Data + Averages'.BO32]" office:value-type="float" office:value="32258.2">
            <text:p>32258.2</text:p>
          </table:table-cell>
          <table:table-cell table:formula="of:=['Raw Data + Averages'.BZ32]" office:value-type="float" office:value="40851.6">
            <text:p>40851.6</text:p>
          </table:table-cell>
          <table:table-cell table:formula="of:=['Raw Data + Averages'.CK32]" office:value-type="float" office:value="47512.6">
            <text:p>47512.6</text:p>
          </table:table-cell>
          <table:table-cell table:formula="of:=['Raw Data + Averages'.CV32]" office:value-type="float" office:value="66137.1">
            <text:p>66137.1</text:p>
          </table:table-cell>
          <table:table-cell/>
        </table:table-row>
        <table:table-row table:style-name="ro1">
          <table:table-cell table:formula="of:=['Raw Data + Averages'.A33]" office:value-type="float" office:value="3200">
            <text:p>3200</text:p>
          </table:table-cell>
          <table:table-cell table:formula="of:=['Raw Data + Averages'.L33]" office:value-type="float" office:value="144318.3">
            <text:p>144318.3</text:p>
          </table:table-cell>
          <table:table-cell table:formula="of:=['Raw Data + Averages'.W33]" office:value-type="float" office:value="78770.3">
            <text:p>78770.3</text:p>
          </table:table-cell>
          <table:table-cell table:formula="of:=['Raw Data + Averages'.AH33]" office:value-type="float" office:value="42008.9">
            <text:p>42008.9</text:p>
          </table:table-cell>
          <table:table-cell table:formula="of:=['Raw Data + Averages'.AS33]" office:value-type="float" office:value="23733.4">
            <text:p>23733.4</text:p>
          </table:table-cell>
          <table:table-cell table:formula="of:=['Raw Data + Averages'.BD33]" office:value-type="float" office:value="22462.4">
            <text:p>22462.4</text:p>
          </table:table-cell>
          <table:table-cell table:formula="of:=['Raw Data + Averages'.BO33]" office:value-type="float" office:value="29828">
            <text:p>29828</text:p>
          </table:table-cell>
          <table:table-cell table:formula="of:=['Raw Data + Averages'.BZ33]" office:value-type="float" office:value="43299">
            <text:p>43299</text:p>
          </table:table-cell>
          <table:table-cell table:formula="of:=['Raw Data + Averages'.CK33]" office:value-type="float" office:value="51657.2">
            <text:p>51657.2</text:p>
          </table:table-cell>
          <table:table-cell table:formula="of:=['Raw Data + Averages'.CV33]" office:value-type="float" office:value="65376">
            <text:p>65376</text:p>
          </table:table-cell>
          <table:table-cell/>
        </table:table-row>
        <table:table-row table:style-name="ro1">
          <table:table-cell table:formula="of:=['Raw Data + Averages'.A34]" office:value-type="float" office:value="3300">
            <text:p>3300</text:p>
          </table:table-cell>
          <table:table-cell table:formula="of:=['Raw Data + Averages'.L34]" office:value-type="float" office:value="153957.7">
            <text:p>153957.7</text:p>
          </table:table-cell>
          <table:table-cell table:formula="of:=['Raw Data + Averages'.W34]" office:value-type="float" office:value="83726.5">
            <text:p>83726.5</text:p>
          </table:table-cell>
          <table:table-cell table:formula="of:=['Raw Data + Averages'.AH34]" office:value-type="float" office:value="44112.9">
            <text:p>44112.9</text:p>
          </table:table-cell>
          <table:table-cell table:formula="of:=['Raw Data + Averages'.AS34]" office:value-type="float" office:value="25375.1">
            <text:p>25375.1</text:p>
          </table:table-cell>
          <table:table-cell table:formula="of:=['Raw Data + Averages'.BD34]" office:value-type="float" office:value="26326">
            <text:p>26326</text:p>
          </table:table-cell>
          <table:table-cell table:formula="of:=['Raw Data + Averages'.BO34]" office:value-type="float" office:value="33871.1">
            <text:p>33871.1</text:p>
          </table:table-cell>
          <table:table-cell table:formula="of:=['Raw Data + Averages'.BZ34]" office:value-type="float" office:value="45012.1">
            <text:p>45012.1</text:p>
          </table:table-cell>
          <table:table-cell table:formula="of:=['Raw Data + Averages'.CK34]" office:value-type="float" office:value="53401.8">
            <text:p>53401.8</text:p>
          </table:table-cell>
          <table:table-cell table:formula="of:=['Raw Data + Averages'.CV34]" office:value-type="float" office:value="71766.8">
            <text:p>71766.8</text:p>
          </table:table-cell>
          <table:table-cell/>
        </table:table-row>
        <table:table-row table:style-name="ro1">
          <table:table-cell table:formula="of:=['Raw Data + Averages'.A35]" office:value-type="float" office:value="3400">
            <text:p>3400</text:p>
          </table:table-cell>
          <table:table-cell table:formula="of:=['Raw Data + Averages'.L35]" office:value-type="float" office:value="165572.9">
            <text:p>165572.9</text:p>
          </table:table-cell>
          <table:table-cell table:formula="of:=['Raw Data + Averages'.W35]" office:value-type="float" office:value="87315.7">
            <text:p>87315.7</text:p>
          </table:table-cell>
          <table:table-cell table:formula="of:=['Raw Data + Averages'.AH35]" office:value-type="float" office:value="46082.2">
            <text:p>46082.2</text:p>
          </table:table-cell>
          <table:table-cell table:formula="of:=['Raw Data + Averages'.AS35]" office:value-type="float" office:value="27619.1">
            <text:p>27619.1</text:p>
          </table:table-cell>
          <table:table-cell table:formula="of:=['Raw Data + Averages'.BD35]" office:value-type="float" office:value="24309.1">
            <text:p>24309.1</text:p>
          </table:table-cell>
          <table:table-cell table:formula="of:=['Raw Data + Averages'.BO35]" office:value-type="float" office:value="34691.6">
            <text:p>34691.6</text:p>
          </table:table-cell>
          <table:table-cell table:formula="of:=['Raw Data + Averages'.BZ35]" office:value-type="float" office:value="48465.7">
            <text:p>48465.7</text:p>
          </table:table-cell>
          <table:table-cell table:formula="of:=['Raw Data + Averages'.CK35]" office:value-type="float" office:value="56476">
            <text:p>56476</text:p>
          </table:table-cell>
          <table:table-cell table:formula="of:=['Raw Data + Averages'.CV35]" office:value-type="float" office:value="73202.9">
            <text:p>73202.9</text:p>
          </table:table-cell>
          <table:table-cell/>
        </table:table-row>
        <table:table-row table:style-name="ro1">
          <table:table-cell table:formula="of:=['Raw Data + Averages'.A36]" office:value-type="float" office:value="3500">
            <text:p>3500</text:p>
          </table:table-cell>
          <table:table-cell table:formula="of:=['Raw Data + Averages'.L36]" office:value-type="float" office:value="172703.1">
            <text:p>172703.1</text:p>
          </table:table-cell>
          <table:table-cell table:formula="of:=['Raw Data + Averages'.W36]" office:value-type="float" office:value="92456.2">
            <text:p>92456.2</text:p>
          </table:table-cell>
          <table:table-cell table:formula="of:=['Raw Data + Averages'.AH36]" office:value-type="float" office:value="48667.6">
            <text:p>48667.6</text:p>
          </table:table-cell>
          <table:table-cell table:formula="of:=['Raw Data + Averages'.AS36]" office:value-type="float" office:value="28288.7">
            <text:p>28288.7</text:p>
          </table:table-cell>
          <table:table-cell table:formula="of:=['Raw Data + Averages'.BD36]" office:value-type="float" office:value="27073.3">
            <text:p>27073.3</text:p>
          </table:table-cell>
          <table:table-cell table:formula="of:=['Raw Data + Averages'.BO36]" office:value-type="float" office:value="36836.7">
            <text:p>36836.7</text:p>
          </table:table-cell>
          <table:table-cell table:formula="of:=['Raw Data + Averages'.BZ36]" office:value-type="float" office:value="50895">
            <text:p>50895</text:p>
          </table:table-cell>
          <table:table-cell table:formula="of:=['Raw Data + Averages'.CK36]" office:value-type="float" office:value="62910.5">
            <text:p>62910.5</text:p>
          </table:table-cell>
          <table:table-cell table:formula="of:=['Raw Data + Averages'.CV36]" office:value-type="float" office:value="74553.9">
            <text:p>74553.9</text:p>
          </table:table-cell>
          <table:table-cell/>
        </table:table-row>
        <table:table-row table:style-name="ro1">
          <table:table-cell table:formula="of:=['Raw Data + Averages'.A37]" office:value-type="float" office:value="3600">
            <text:p>3600</text:p>
          </table:table-cell>
          <table:table-cell table:formula="of:=['Raw Data + Averages'.L37]" office:value-type="float" office:value="184534.3">
            <text:p>184534.3</text:p>
          </table:table-cell>
          <table:table-cell table:formula="of:=['Raw Data + Averages'.W37]" office:value-type="float" office:value="100061.4">
            <text:p>100061.4</text:p>
          </table:table-cell>
          <table:table-cell table:formula="of:=['Raw Data + Averages'.AH37]" office:value-type="float" office:value="52254.8">
            <text:p>52254.8</text:p>
          </table:table-cell>
          <table:table-cell table:formula="of:=['Raw Data + Averages'.AS37]" office:value-type="float" office:value="29600.6">
            <text:p>29600.6</text:p>
          </table:table-cell>
          <table:table-cell table:formula="of:=['Raw Data + Averages'.BD37]" office:value-type="float" office:value="33811">
            <text:p>33811</text:p>
          </table:table-cell>
          <table:table-cell table:formula="of:=['Raw Data + Averages'.BO37]" office:value-type="float" office:value="42565.5">
            <text:p>42565.5</text:p>
          </table:table-cell>
          <table:table-cell table:formula="of:=['Raw Data + Averages'.BZ37]" office:value-type="float" office:value="54735.4">
            <text:p>54735.4</text:p>
          </table:table-cell>
          <table:table-cell table:formula="of:=['Raw Data + Averages'.CK37]" office:value-type="float" office:value="66496.2">
            <text:p>66496.2</text:p>
          </table:table-cell>
          <table:table-cell table:formula="of:=['Raw Data + Averages'.CV37]" office:value-type="float" office:value="85297.1">
            <text:p>85297.1</text:p>
          </table:table-cell>
          <table:table-cell/>
        </table:table-row>
        <table:table-row table:style-name="ro1">
          <table:table-cell table:formula="of:=['Raw Data + Averages'.A38]" office:value-type="float" office:value="3700">
            <text:p>3700</text:p>
          </table:table-cell>
          <table:table-cell table:formula="of:=['Raw Data + Averages'.L38]" office:value-type="float" office:value="193512.6">
            <text:p>193512.6</text:p>
          </table:table-cell>
          <table:table-cell table:formula="of:=['Raw Data + Averages'.W38]" office:value-type="float" office:value="102966.3">
            <text:p>102966.3</text:p>
          </table:table-cell>
          <table:table-cell table:formula="of:=['Raw Data + Averages'.AH38]" office:value-type="float" office:value="55682.9">
            <text:p>55682.9</text:p>
          </table:table-cell>
          <table:table-cell table:formula="of:=['Raw Data + Averages'.AS38]" office:value-type="float" office:value="32357.4">
            <text:p>32357.4</text:p>
          </table:table-cell>
          <table:table-cell table:formula="of:=['Raw Data + Averages'.BD38]" office:value-type="float" office:value="31744.9">
            <text:p>31744.9</text:p>
          </table:table-cell>
          <table:table-cell table:formula="of:=['Raw Data + Averages'.BO38]" office:value-type="float" office:value="43317.7">
            <text:p>43317.7</text:p>
          </table:table-cell>
          <table:table-cell table:formula="of:=['Raw Data + Averages'.BZ38]" office:value-type="float" office:value="57792.9">
            <text:p>57792.9</text:p>
          </table:table-cell>
          <table:table-cell table:formula="of:=['Raw Data + Averages'.CK38]" office:value-type="float" office:value="75101.6">
            <text:p>75101.6</text:p>
          </table:table-cell>
          <table:table-cell table:formula="of:=['Raw Data + Averages'.CV38]" office:value-type="float" office:value="90170.6">
            <text:p>90170.6</text:p>
          </table:table-cell>
          <table:table-cell/>
        </table:table-row>
        <table:table-row table:style-name="ro1">
          <table:table-cell table:formula="of:=['Raw Data + Averages'.A39]" office:value-type="float" office:value="3800">
            <text:p>3800</text:p>
          </table:table-cell>
          <table:table-cell table:formula="of:=['Raw Data + Averages'.L39]" office:value-type="float" office:value="200721.1">
            <text:p>200721.1</text:p>
          </table:table-cell>
          <table:table-cell table:formula="of:=['Raw Data + Averages'.W39]" office:value-type="float" office:value="107844.8">
            <text:p>107844.8</text:p>
          </table:table-cell>
          <table:table-cell table:formula="of:=['Raw Data + Averages'.AH39]" office:value-type="float" office:value="58908.1">
            <text:p>58908.1</text:p>
          </table:table-cell>
          <table:table-cell table:formula="of:=['Raw Data + Averages'.AS39]" office:value-type="float" office:value="33425.1">
            <text:p>33425.1</text:p>
          </table:table-cell>
          <table:table-cell table:formula="of:=['Raw Data + Averages'.BD39]" office:value-type="float" office:value="32056.3">
            <text:p>32056.3</text:p>
          </table:table-cell>
          <table:table-cell table:formula="of:=['Raw Data + Averages'.BO39]" office:value-type="float" office:value="46736.7">
            <text:p>46736.7</text:p>
          </table:table-cell>
          <table:table-cell table:formula="of:=['Raw Data + Averages'.BZ39]" office:value-type="float" office:value="58563.1">
            <text:p>58563.1</text:p>
          </table:table-cell>
          <table:table-cell table:formula="of:=['Raw Data + Averages'.CK39]" office:value-type="float" office:value="75582.9">
            <text:p>75582.9</text:p>
          </table:table-cell>
          <table:table-cell table:formula="of:=['Raw Data + Averages'.CV39]" office:value-type="float" office:value="91175.3">
            <text:p>91175.3</text:p>
          </table:table-cell>
          <table:table-cell/>
        </table:table-row>
        <table:table-row table:style-name="ro1">
          <table:table-cell table:formula="of:=['Raw Data + Averages'.A40]" office:value-type="float" office:value="3900">
            <text:p>3900</text:p>
          </table:table-cell>
          <table:table-cell table:formula="of:=['Raw Data + Averages'.L40]" office:value-type="float" office:value="213776.6">
            <text:p>213776.6</text:p>
          </table:table-cell>
          <table:table-cell table:formula="of:=['Raw Data + Averages'.W40]" office:value-type="float" office:value="115105.3">
            <text:p>115105.3</text:p>
          </table:table-cell>
          <table:table-cell table:formula="of:=['Raw Data + Averages'.AH40]" office:value-type="float" office:value="60728.6">
            <text:p>60728.6</text:p>
          </table:table-cell>
          <table:table-cell table:formula="of:=['Raw Data + Averages'.AS40]" office:value-type="float" office:value="34881.7">
            <text:p>34881.7</text:p>
          </table:table-cell>
          <table:table-cell table:formula="of:=['Raw Data + Averages'.BD40]" office:value-type="float" office:value="35677.6">
            <text:p>35677.6</text:p>
          </table:table-cell>
          <table:table-cell table:formula="of:=['Raw Data + Averages'.BO40]" office:value-type="float" office:value="47560.3">
            <text:p>47560.3</text:p>
          </table:table-cell>
          <table:table-cell table:formula="of:=['Raw Data + Averages'.BZ40]" office:value-type="float" office:value="62309.6">
            <text:p>62309.6</text:p>
          </table:table-cell>
          <table:table-cell table:formula="of:=['Raw Data + Averages'.CK40]" office:value-type="float" office:value="74906">
            <text:p>74906</text:p>
          </table:table-cell>
          <table:table-cell table:formula="of:=['Raw Data + Averages'.CV40]" office:value-type="float" office:value="96786.7">
            <text:p>96786.7</text:p>
          </table:table-cell>
          <table:table-cell/>
        </table:table-row>
        <table:table-row table:style-name="ro1">
          <table:table-cell table:formula="of:=['Raw Data + Averages'.A41]" office:value-type="float" office:value="4000">
            <text:p>4000</text:p>
          </table:table-cell>
          <table:table-cell table:formula="of:=['Raw Data + Averages'.L41]" office:value-type="float" office:value="226023.4">
            <text:p>226023.4</text:p>
          </table:table-cell>
          <table:table-cell table:formula="of:=['Raw Data + Averages'.W41]" office:value-type="float" office:value="121998.4">
            <text:p>121998.4</text:p>
          </table:table-cell>
          <table:table-cell table:formula="of:=['Raw Data + Averages'.AH41]" office:value-type="float" office:value="64958.7">
            <text:p>64958.7</text:p>
          </table:table-cell>
          <table:table-cell table:formula="of:=['Raw Data + Averages'.AS41]" office:value-type="float" office:value="37776.8">
            <text:p>37776.8</text:p>
          </table:table-cell>
          <table:table-cell table:formula="of:=['Raw Data + Averages'.BD41]" office:value-type="float" office:value="34926">
            <text:p>34926</text:p>
          </table:table-cell>
          <table:table-cell table:formula="of:=['Raw Data + Averages'.BO41]" office:value-type="float" office:value="47306.2">
            <text:p>47306.2</text:p>
          </table:table-cell>
          <table:table-cell table:formula="of:=['Raw Data + Averages'.BZ41]" office:value-type="float" office:value="67140.1">
            <text:p>67140.1</text:p>
          </table:table-cell>
          <table:table-cell table:formula="of:=['Raw Data + Averages'.CK41]" office:value-type="float" office:value="83230.8">
            <text:p>83230.8</text:p>
          </table:table-cell>
          <table:table-cell table:formula="of:=['Raw Data + Averages'.CV41]" office:value-type="float" office:value="107994.8">
            <text:p>107994.8</text:p>
          </table:table-cell>
          <table:table-cell/>
        </table:table-row>
        <table:table-row table:style-name="ro1">
          <table:table-cell table:formula="of:=['Raw Data + Averages'.A42]" office:value-type="float" office:value="4100">
            <text:p>4100</text:p>
          </table:table-cell>
          <table:table-cell table:formula="of:=['Raw Data + Averages'.L42]" office:value-type="float" office:value="215641.6">
            <text:p>215641.6</text:p>
          </table:table-cell>
          <table:table-cell table:formula="of:=['Raw Data + Averages'.W42]" office:value-type="float" office:value="107308.1">
            <text:p>107308.1</text:p>
          </table:table-cell>
          <table:table-cell table:formula="of:=['Raw Data + Averages'.AH42]" office:value-type="float" office:value="50955.7">
            <text:p>50955.7</text:p>
          </table:table-cell>
          <table:table-cell table:formula="of:=['Raw Data + Averages'.AS42]" office:value-type="float" office:value="27889">
            <text:p>27889</text:p>
          </table:table-cell>
          <table:table-cell table:formula="of:=['Raw Data + Averages'.BD42]" office:value-type="float" office:value="27851.3">
            <text:p>27851.3</text:p>
          </table:table-cell>
          <table:table-cell table:formula="of:=['Raw Data + Averages'.BO42]" office:value-type="float" office:value="50527.8">
            <text:p>50527.8</text:p>
          </table:table-cell>
          <table:table-cell table:formula="of:=['Raw Data + Averages'.BZ42]" office:value-type="float" office:value="71006.6">
            <text:p>71006.6</text:p>
          </table:table-cell>
          <table:table-cell table:formula="of:=['Raw Data + Averages'.CK42]" office:value-type="float" office:value="82222.2">
            <text:p>82222.2</text:p>
          </table:table-cell>
          <table:table-cell table:formula="of:=['Raw Data + Averages'.CV42]" office:value-type="float" office:value="109683.9">
            <text:p>109683.9</text:p>
          </table:table-cell>
          <table:table-cell/>
        </table:table-row>
        <table:table-row table:style-name="ro1">
          <table:table-cell table:formula="of:=['Raw Data + Averages'.A43]" office:value-type="float" office:value="4200">
            <text:p>4200</text:p>
          </table:table-cell>
          <table:table-cell table:formula="of:=['Raw Data + Averages'.L43]" office:value-type="float" office:value="224726.6">
            <text:p>224726.6</text:p>
          </table:table-cell>
          <table:table-cell table:formula="of:=['Raw Data + Averages'.W43]" office:value-type="float" office:value="113770.9">
            <text:p>113770.9</text:p>
          </table:table-cell>
          <table:table-cell table:formula="of:=['Raw Data + Averages'.AH43]" office:value-type="float" office:value="55223.7">
            <text:p>55223.7</text:p>
          </table:table-cell>
          <table:table-cell table:formula="of:=['Raw Data + Averages'.AS43]" office:value-type="float" office:value="28543">
            <text:p>28543</text:p>
          </table:table-cell>
          <table:table-cell table:formula="of:=['Raw Data + Averages'.BD43]" office:value-type="float" office:value="32507.2">
            <text:p>32507.2</text:p>
          </table:table-cell>
          <table:table-cell table:formula="of:=['Raw Data + Averages'.BO43]" office:value-type="float" office:value="48589.1">
            <text:p>48589.1</text:p>
          </table:table-cell>
          <table:table-cell table:formula="of:=['Raw Data + Averages'.BZ43]" office:value-type="float" office:value="65135.7">
            <text:p>65135.7</text:p>
          </table:table-cell>
          <table:table-cell table:formula="of:=['Raw Data + Averages'.CK43]" office:value-type="float" office:value="93861.8">
            <text:p>93861.8</text:p>
          </table:table-cell>
          <table:table-cell table:formula="of:=['Raw Data + Averages'.CV43]" office:value-type="float" office:value="110189.6">
            <text:p>110189.6</text:p>
          </table:table-cell>
          <table:table-cell/>
        </table:table-row>
        <table:table-row table:style-name="ro1">
          <table:table-cell table:formula="of:=['Raw Data + Averages'.A44]" office:value-type="float" office:value="4300">
            <text:p>4300</text:p>
          </table:table-cell>
          <table:table-cell table:formula="of:=['Raw Data + Averages'.L44]" office:value-type="float" office:value="243129.1">
            <text:p>243129.1</text:p>
          </table:table-cell>
          <table:table-cell table:formula="of:=['Raw Data + Averages'.W44]" office:value-type="float" office:value="118339.5">
            <text:p>118339.5</text:p>
          </table:table-cell>
          <table:table-cell table:formula="of:=['Raw Data + Averages'.AH44]" office:value-type="float" office:value="56522.6">
            <text:p>56522.6</text:p>
          </table:table-cell>
          <table:table-cell table:formula="of:=['Raw Data + Averages'.AS44]" office:value-type="float" office:value="29045">
            <text:p>29045</text:p>
          </table:table-cell>
          <table:table-cell table:formula="of:=['Raw Data + Averages'.BD44]" office:value-type="float" office:value="33673.3">
            <text:p>33673.3</text:p>
          </table:table-cell>
          <table:table-cell table:formula="of:=['Raw Data + Averages'.BO44]" office:value-type="float" office:value="53691.3">
            <text:p>53691.3</text:p>
          </table:table-cell>
          <table:table-cell table:formula="of:=['Raw Data + Averages'.BZ44]" office:value-type="float" office:value="77717.4">
            <text:p>77717.4</text:p>
          </table:table-cell>
          <table:table-cell table:formula="of:=['Raw Data + Averages'.CK44]" office:value-type="float" office:value="98564.4">
            <text:p>98564.4</text:p>
          </table:table-cell>
          <table:table-cell table:formula="of:=['Raw Data + Averages'.CV44]" office:value-type="float" office:value="116851.2">
            <text:p>116851.2</text:p>
          </table:table-cell>
          <table:table-cell/>
        </table:table-row>
        <table:table-row table:style-name="ro1">
          <table:table-cell table:formula="of:=['Raw Data + Averages'.A45]" office:value-type="float" office:value="4400">
            <text:p>4400</text:p>
          </table:table-cell>
          <table:table-cell table:formula="of:=['Raw Data + Averages'.L45]" office:value-type="float" office:value="245798.6">
            <text:p>245798.6</text:p>
          </table:table-cell>
          <table:table-cell table:formula="of:=['Raw Data + Averages'.W45]" office:value-type="float" office:value="123207.6">
            <text:p>123207.6</text:p>
          </table:table-cell>
          <table:table-cell table:formula="of:=['Raw Data + Averages'.AH45]" office:value-type="float" office:value="60279">
            <text:p>60279</text:p>
          </table:table-cell>
          <table:table-cell table:formula="of:=['Raw Data + Averages'.AS45]" office:value-type="float" office:value="33013.5">
            <text:p>33013.5</text:p>
          </table:table-cell>
          <table:table-cell table:formula="of:=['Raw Data + Averages'.BD45]" office:value-type="float" office:value="39331.1">
            <text:p>39331.1</text:p>
          </table:table-cell>
          <table:table-cell table:formula="of:=['Raw Data + Averages'.BO45]" office:value-type="float" office:value="54291.2">
            <text:p>54291.2</text:p>
          </table:table-cell>
          <table:table-cell table:formula="of:=['Raw Data + Averages'.BZ45]" office:value-type="float" office:value="73094.6">
            <text:p>73094.6</text:p>
          </table:table-cell>
          <table:table-cell table:formula="of:=['Raw Data + Averages'.CK45]" office:value-type="float" office:value="95775.1">
            <text:p>95775.1</text:p>
          </table:table-cell>
          <table:table-cell table:formula="of:=['Raw Data + Averages'.CV45]" office:value-type="float" office:value="124675.4">
            <text:p>124675.4</text:p>
          </table:table-cell>
          <table:table-cell/>
        </table:table-row>
        <table:table-row table:style-name="ro1">
          <table:table-cell table:formula="of:=['Raw Data + Averages'.A46]" office:value-type="float" office:value="4500">
            <text:p>4500</text:p>
          </table:table-cell>
          <table:table-cell table:formula="of:=['Raw Data + Averages'.L46]" office:value-type="float" office:value="255145.6">
            <text:p>255145.6</text:p>
          </table:table-cell>
          <table:table-cell table:formula="of:=['Raw Data + Averages'.W46]" office:value-type="float" office:value="130111.1">
            <text:p>130111.1</text:p>
          </table:table-cell>
          <table:table-cell table:formula="of:=['Raw Data + Averages'.AH46]" office:value-type="float" office:value="62669.7">
            <text:p>62669.7</text:p>
          </table:table-cell>
          <table:table-cell table:formula="of:=['Raw Data + Averages'.AS46]" office:value-type="float" office:value="32809.9">
            <text:p>32809.9</text:p>
          </table:table-cell>
          <table:table-cell table:formula="of:=['Raw Data + Averages'.BD46]" office:value-type="float" office:value="34708.3">
            <text:p>34708.3</text:p>
          </table:table-cell>
          <table:table-cell table:formula="of:=['Raw Data + Averages'.BO46]" office:value-type="float" office:value="56693.4">
            <text:p>56693.4</text:p>
          </table:table-cell>
          <table:table-cell table:formula="of:=['Raw Data + Averages'.BZ46]" office:value-type="float" office:value="80448.9">
            <text:p>80448.9</text:p>
          </table:table-cell>
          <table:table-cell table:formula="of:=['Raw Data + Averages'.CK46]" office:value-type="float" office:value="101714.7">
            <text:p>101714.7</text:p>
          </table:table-cell>
          <table:table-cell table:formula="of:=['Raw Data + Averages'.CV46]" office:value-type="float" office:value="131538.8">
            <text:p>131538.8</text:p>
          </table:table-cell>
          <table:table-cell/>
        </table:table-row>
        <table:table-row table:style-name="ro1">
          <table:table-cell table:formula="of:=['Raw Data + Averages'.A47]" office:value-type="float" office:value="4600">
            <text:p>4600</text:p>
          </table:table-cell>
          <table:table-cell table:formula="of:=['Raw Data + Averages'.L47]" office:value-type="float" office:value="277247.4">
            <text:p>277247.4</text:p>
          </table:table-cell>
          <table:table-cell table:formula="of:=['Raw Data + Averages'.W47]" office:value-type="float" office:value="135361.1">
            <text:p>135361.1</text:p>
          </table:table-cell>
          <table:table-cell table:formula="of:=['Raw Data + Averages'.AH47]" office:value-type="float" office:value="63197.7">
            <text:p>63197.7</text:p>
          </table:table-cell>
          <table:table-cell table:formula="of:=['Raw Data + Averages'.AS47]" office:value-type="float" office:value="34079">
            <text:p>34079</text:p>
          </table:table-cell>
          <table:table-cell table:formula="of:=['Raw Data + Averages'.BD47]" office:value-type="float" office:value="39218.8">
            <text:p>39218.8</text:p>
          </table:table-cell>
          <table:table-cell table:formula="of:=['Raw Data + Averages'.BO47]" office:value-type="float" office:value="56471.5">
            <text:p>56471.5</text:p>
          </table:table-cell>
          <table:table-cell table:formula="of:=['Raw Data + Averages'.BZ47]" office:value-type="float" office:value="84256.6">
            <text:p>84256.6</text:p>
          </table:table-cell>
          <table:table-cell table:formula="of:=['Raw Data + Averages'.CK47]" office:value-type="float" office:value="107004.3">
            <text:p>107004.3</text:p>
          </table:table-cell>
          <table:table-cell table:formula="of:=['Raw Data + Averages'.CV47]" office:value-type="float" office:value="136451.3">
            <text:p>136451.3</text:p>
          </table:table-cell>
          <table:table-cell/>
        </table:table-row>
        <table:table-row table:style-name="ro1">
          <table:table-cell table:formula="of:=['Raw Data + Averages'.A48]" office:value-type="float" office:value="4700">
            <text:p>4700</text:p>
          </table:table-cell>
          <table:table-cell table:formula="of:=['Raw Data + Averages'.L48]" office:value-type="float" office:value="292493.4">
            <text:p>292493.4</text:p>
          </table:table-cell>
          <table:table-cell table:formula="of:=['Raw Data + Averages'.W48]" office:value-type="float" office:value="140914.4">
            <text:p>140914.4</text:p>
          </table:table-cell>
          <table:table-cell table:formula="of:=['Raw Data + Averages'.AH48]" office:value-type="float" office:value="69943">
            <text:p>69943</text:p>
          </table:table-cell>
          <table:table-cell table:formula="of:=['Raw Data + Averages'.AS48]" office:value-type="float" office:value="34814.3">
            <text:p>34814.3</text:p>
          </table:table-cell>
          <table:table-cell table:formula="of:=['Raw Data + Averages'.BD48]" office:value-type="float" office:value="44395">
            <text:p>44395</text:p>
          </table:table-cell>
          <table:table-cell table:formula="of:=['Raw Data + Averages'.BO48]" office:value-type="float" office:value="59134.6">
            <text:p>59134.6</text:p>
          </table:table-cell>
          <table:table-cell table:formula="of:=['Raw Data + Averages'.BZ48]" office:value-type="float" office:value="90454.1">
            <text:p>90454.1</text:p>
          </table:table-cell>
          <table:table-cell table:formula="of:=['Raw Data + Averages'.CK48]" office:value-type="float" office:value="110736">
            <text:p>110736</text:p>
          </table:table-cell>
          <table:table-cell table:formula="of:=['Raw Data + Averages'.CV48]" office:value-type="float" office:value="132767.7">
            <text:p>132767.7</text:p>
          </table:table-cell>
          <table:table-cell/>
        </table:table-row>
        <table:table-row table:style-name="ro1">
          <table:table-cell table:formula="of:=['Raw Data + Averages'.A49]" office:value-type="float" office:value="4800">
            <text:p>4800</text:p>
          </table:table-cell>
          <table:table-cell table:formula="of:=['Raw Data + Averages'.L49]" office:value-type="float" office:value="295762.3">
            <text:p>295762.3</text:p>
          </table:table-cell>
          <table:table-cell table:formula="of:=['Raw Data + Averages'.W49]" office:value-type="float" office:value="147339">
            <text:p>147339</text:p>
          </table:table-cell>
          <table:table-cell table:formula="of:=['Raw Data + Averages'.AH49]" office:value-type="float" office:value="70300.3">
            <text:p>70300.3</text:p>
          </table:table-cell>
          <table:table-cell table:formula="of:=['Raw Data + Averages'.AS49]" office:value-type="float" office:value="39138">
            <text:p>39138</text:p>
          </table:table-cell>
          <table:table-cell table:formula="of:=['Raw Data + Averages'.BD49]" office:value-type="float" office:value="51137">
            <text:p>51137</text:p>
          </table:table-cell>
          <table:table-cell table:formula="of:=['Raw Data + Averages'.BO49]" office:value-type="float" office:value="65512.9">
            <text:p>65512.9</text:p>
          </table:table-cell>
          <table:table-cell table:formula="of:=['Raw Data + Averages'.BZ49]" office:value-type="float" office:value="96200.3">
            <text:p>96200.3</text:p>
          </table:table-cell>
          <table:table-cell table:formula="of:=['Raw Data + Averages'.CK49]" office:value-type="float" office:value="113933.8">
            <text:p>113933.8</text:p>
          </table:table-cell>
          <table:table-cell table:formula="of:=['Raw Data + Averages'.CV49]" office:value-type="float" office:value="153399.5">
            <text:p>153399.5</text:p>
          </table:table-cell>
          <table:table-cell/>
        </table:table-row>
        <table:table-row table:style-name="ro1">
          <table:table-cell table:formula="of:=['Raw Data + Averages'.A50]" office:value-type="float" office:value="4900">
            <text:p>4900</text:p>
          </table:table-cell>
          <table:table-cell table:formula="of:=['Raw Data + Averages'.L50]" office:value-type="float" office:value="313273.4">
            <text:p>313273.4</text:p>
          </table:table-cell>
          <table:table-cell table:formula="of:=['Raw Data + Averages'.W50]" office:value-type="float" office:value="154564.7">
            <text:p>154564.7</text:p>
          </table:table-cell>
          <table:table-cell table:formula="of:=['Raw Data + Averages'.AH50]" office:value-type="float" office:value="75884.1">
            <text:p>75884.1</text:p>
          </table:table-cell>
          <table:table-cell table:formula="of:=['Raw Data + Averages'.AS50]" office:value-type="float" office:value="39169.8">
            <text:p>39169.8</text:p>
          </table:table-cell>
          <table:table-cell table:formula="of:=['Raw Data + Averages'.BD50]" office:value-type="float" office:value="44403.3">
            <text:p>44403.3</text:p>
          </table:table-cell>
          <table:table-cell table:formula="of:=['Raw Data + Averages'.BO50]" office:value-type="float" office:value="70169.7">
            <text:p>70169.7</text:p>
          </table:table-cell>
          <table:table-cell table:formula="of:=['Raw Data + Averages'.BZ50]" office:value-type="float" office:value="100877.1">
            <text:p>100877.1</text:p>
          </table:table-cell>
          <table:table-cell table:formula="of:=['Raw Data + Averages'.CK50]" office:value-type="float" office:value="132577.4">
            <text:p>132577.4</text:p>
          </table:table-cell>
          <table:table-cell table:formula="of:=['Raw Data + Averages'.CV50]" office:value-type="float" office:value="160607.2">
            <text:p>160607.2</text:p>
          </table:table-cell>
          <table:table-cell/>
        </table:table-row>
        <table:table-row table:style-name="ro1">
          <table:table-cell table:formula="of:=['Raw Data + Averages'.A51]" office:value-type="float" office:value="5000">
            <text:p>5000</text:p>
          </table:table-cell>
          <table:table-cell table:formula="of:=['Raw Data + Averages'.L51]" office:value-type="float" office:value="319368.6">
            <text:p>319368.6</text:p>
          </table:table-cell>
          <table:table-cell table:formula="of:=['Raw Data + Averages'.W51]" office:value-type="float" office:value="159313.5">
            <text:p>159313.5</text:p>
          </table:table-cell>
          <table:table-cell table:formula="of:=['Raw Data + Averages'.AH51]" office:value-type="float" office:value="75880.3">
            <text:p>75880.3</text:p>
          </table:table-cell>
          <table:table-cell table:formula="of:=['Raw Data + Averages'.AS51]" office:value-type="float" office:value="39910.7">
            <text:p>39910.7</text:p>
          </table:table-cell>
          <table:table-cell table:formula="of:=['Raw Data + Averages'.BD51]" office:value-type="float" office:value="44973.9">
            <text:p>44973.9</text:p>
          </table:table-cell>
          <table:table-cell table:formula="of:=['Raw Data + Averages'.BO51]" office:value-type="float" office:value="76823.3">
            <text:p>76823.3</text:p>
          </table:table-cell>
          <table:table-cell table:formula="of:=['Raw Data + Averages'.BZ51]" office:value-type="float" office:value="98229.4">
            <text:p>98229.4</text:p>
          </table:table-cell>
          <table:table-cell table:formula="of:=['Raw Data + Averages'.CK51]" office:value-type="float" office:value="127070">
            <text:p>127070</text:p>
          </table:table-cell>
          <table:table-cell table:formula="of:=['Raw Data + Averages'.CV51]" office:value-type="float" office:value="165593.6">
            <text:p>165593.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5">07/15/2018</text:date>, <text:time>12:2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15T12:20:58</dc:date>
    <dc:creator>Alessandro Vinciguerra</dc:creator>
    <meta:editing-duration>PT3M48S</meta:editing-duration>
    <meta:editing-cycles>2</meta:editing-cycles>
    <meta:document-statistic meta:table-count="2" meta:cell-count="56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12cm" svg:height="13.477cm" xlink:href=".." xlink:type="simple" chart:class="chart:scatter" chart:style-name="ch1">
        <chart:title svg:x="6.19cm" svg:y="0.404cm" chart:style-name="ch2">
          <text:p>Runtime comparison: Comb sort with different shrink factors</text:p>
        </chart:title>
        <chart:subtitle svg:x="5.045cm" svg:y="1.462cm" chart:style-name="ch3">
          <text:p>10 Trials, Random data, x86 64 bit Intel i7 processor, macOS 10.13.5, Darwin kernel</text:p>
        </chart:subtitle>
        <chart:legend chart:legend-position="end" svg:x="22.031cm" svg:y="4.528cm" style:legend-expansion="high" chart:style-name="ch4"/>
        <chart:plot-area chart:style-name="ch5" table:cell-range-address="'Averages + Graph'.A1:'Averages + Graph'.J51" chart:data-source-has-labels="row" svg:x="1.492cm" svg:y="2.679cm" svg:width="19.551cm" svg:height="9.561cm">
          <chartooo:coordinate-region svg:x="2.924cm" svg:y="2.869cm" svg:width="17.727cm" svg:height="8.742cm"/>
          <chart:axis chart:dimension="x" chart:name="primary-x" chart:style-name="ch6">
            <chart:title svg:x="10.352cm" svg:y="12.51cm" chart:style-name="ch7">
              <text:p>Array length</text:p>
            </chart:title>
          </chart:axis>
          <chart:axis chart:dimension="y" chart:name="primary-y" chart:style-name="ch6">
            <chart:title svg:x="0.451cm" svg:y="8.43cm" chart:style-name="ch8">
              <text:p>Runtime (μs)</text:p>
            </chart:title>
            <chart:grid chart:style-name="ch9" chart:class="major"/>
          </chart:axis>
          <chart:series chart:style-name="ch10" chart:values-cell-range-address="'Averages + Graph'.B2:'Averages + Graph'.B51" chart:label-cell-address="'Averages + Graph'.B1:'Averages + Graph'.B1" chart:class="chart:scatter">
            <chart:domain table:cell-range-address="'Averages + Graph'.A2:'Averages + Graph'.A51"/>
            <chart:data-point chart:repeated="50"/>
          </chart:series>
          <chart:series chart:style-name="ch11" chart:values-cell-range-address="'Averages + Graph'.C2:'Averages + Graph'.C51" chart:label-cell-address="'Averages + Graph'.C1:'Averages + Graph'.C1" chart:class="chart:scatter">
            <chart:data-point chart:repeated="50"/>
          </chart:series>
          <chart:series chart:style-name="ch12" chart:values-cell-range-address="'Averages + Graph'.D2:'Averages + Graph'.D51" chart:label-cell-address="'Averages + Graph'.D1:'Averages + Graph'.D1" chart:class="chart:scatter">
            <chart:data-point chart:repeated="50"/>
          </chart:series>
          <chart:series chart:style-name="ch13" chart:values-cell-range-address="'Averages + Graph'.E2:'Averages + Graph'.E51" chart:label-cell-address="'Averages + Graph'.E1:'Averages + Graph'.E1" chart:class="chart:scatter">
            <chart:data-point chart:repeated="50"/>
          </chart:series>
          <chart:series chart:style-name="ch14" chart:values-cell-range-address="'Averages + Graph'.F2:'Averages + Graph'.F51" chart:label-cell-address="'Averages + Graph'.F1:'Averages + Graph'.F1" chart:class="chart:scatter">
            <chart:data-point chart:repeated="50"/>
          </chart:series>
          <chart:series chart:style-name="ch15" chart:values-cell-range-address="'Averages + Graph'.G2:'Averages + Graph'.G51" chart:label-cell-address="'Averages + Graph'.G1:'Averages + Graph'.G1" chart:class="chart:scatter">
            <chart:data-point chart:repeated="50"/>
          </chart:series>
          <chart:series chart:style-name="ch16" chart:values-cell-range-address="'Averages + Graph'.H2:'Averages + Graph'.H51" chart:label-cell-address="'Averages + Graph'.H1:'Averages + Graph'.H1" chart:class="chart:scatter">
            <chart:data-point chart:repeated="50"/>
          </chart:series>
          <chart:series chart:style-name="ch17" chart:values-cell-range-address="'Averages + Graph'.I2:'Averages + Graph'.I51" chart:label-cell-address="'Averages + Graph'.I1:'Averages + Graph'.I1" chart:class="chart:scatter">
            <chart:data-point chart:repeated="50"/>
          </chart:series>
          <chart:series chart:style-name="ch18" chart:values-cell-range-address="'Averages + Graph'.J2:'Averages + Graph'.J51" chart:label-cell-address="'Averages + Graph'.J1:'Averages + Graph'.J1" chart:class="chart:scatter">
            <chart:data-point chart:repeated="5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1 AVG</text:p>
                <draw:g>
                  <svg:desc>'Averages + Graph'.B1:'Averages + Graph'.B1</svg:desc>
                </draw:g>
              </table:table-cell>
              <table:table-cell office:value-type="string">
                <text:p>1.2 AVG</text:p>
                <draw:g>
                  <svg:desc>'Averages + Graph'.C1:'Averages + Graph'.C1</svg:desc>
                </draw:g>
              </table:table-cell>
              <table:table-cell office:value-type="string">
                <text:p>1.3 AVG</text:p>
                <draw:g>
                  <svg:desc>'Averages + Graph'.D1:'Averages + Graph'.D1</svg:desc>
                </draw:g>
              </table:table-cell>
              <table:table-cell office:value-type="string">
                <text:p>1.4 AVG</text:p>
                <draw:g>
                  <svg:desc>'Averages + Graph'.E1:'Averages + Graph'.E1</svg:desc>
                </draw:g>
              </table:table-cell>
              <table:table-cell office:value-type="string">
                <text:p>1.5 AVG</text:p>
                <draw:g>
                  <svg:desc>'Averages + Graph'.F1:'Averages + Graph'.F1</svg:desc>
                </draw:g>
              </table:table-cell>
              <table:table-cell office:value-type="string">
                <text:p>1.6 AVG</text:p>
                <draw:g>
                  <svg:desc>'Averages + Graph'.G1:'Averages + Graph'.G1</svg:desc>
                </draw:g>
              </table:table-cell>
              <table:table-cell office:value-type="string">
                <text:p>1.7 AVG</text:p>
                <draw:g>
                  <svg:desc>'Averages + Graph'.H1:'Averages + Graph'.H1</svg:desc>
                </draw:g>
              </table:table-cell>
              <table:table-cell office:value-type="string">
                <text:p>1.8 AVG</text:p>
                <draw:g>
                  <svg:desc>'Averages + Graph'.I1:'Averages + Graph'.I1</svg:desc>
                </draw:g>
              </table:table-cell>
              <table:table-cell office:value-type="string">
                <text:p>1.9 AVG</text:p>
                <draw:g>
                  <svg:desc>'Averages + Graph'.J1:'Averages + Graph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Averages + Graph'.A2:'Averages + Graph'.A51</svg:desc>
                </draw:g>
              </table:table-cell>
              <table:table-cell office:value-type="float" office:value="244.3">
                <text:p>244.3</text:p>
                <draw:g>
                  <svg:desc>'Averages + Graph'.B2:'Averages + Graph'.B51</svg:desc>
                </draw:g>
              </table:table-cell>
              <table:table-cell office:value-type="float" office:value="186.3">
                <text:p>186.3</text:p>
                <draw:g>
                  <svg:desc>'Averages + Graph'.C2:'Averages + Graph'.C51</svg:desc>
                </draw:g>
              </table:table-cell>
              <table:table-cell office:value-type="float" office:value="144.5">
                <text:p>144.5</text:p>
                <draw:g>
                  <svg:desc>'Averages + Graph'.D2:'Averages + Graph'.D51</svg:desc>
                </draw:g>
              </table:table-cell>
              <table:table-cell office:value-type="float" office:value="117.3">
                <text:p>117.3</text:p>
                <draw:g>
                  <svg:desc>'Averages + Graph'.E2:'Averages + Graph'.E51</svg:desc>
                </draw:g>
              </table:table-cell>
              <table:table-cell office:value-type="float" office:value="94.5">
                <text:p>94.5</text:p>
                <draw:g>
                  <svg:desc>'Averages + Graph'.F2:'Averages + Graph'.F51</svg:desc>
                </draw:g>
              </table:table-cell>
              <table:table-cell office:value-type="float" office:value="98.8">
                <text:p>98.8</text:p>
                <draw:g>
                  <svg:desc>'Averages + Graph'.G2:'Averages + Graph'.G51</svg:desc>
                </draw:g>
              </table:table-cell>
              <table:table-cell office:value-type="float" office:value="83.6">
                <text:p>83.6</text:p>
                <draw:g>
                  <svg:desc>'Averages + Graph'.H2:'Averages + Graph'.H51</svg:desc>
                </draw:g>
              </table:table-cell>
              <table:table-cell office:value-type="float" office:value="92">
                <text:p>92</text:p>
                <draw:g>
                  <svg:desc>'Averages + Graph'.I2:'Averages + Graph'.I51</svg:desc>
                </draw:g>
              </table:table-cell>
              <table:table-cell office:value-type="float" office:value="103.2">
                <text:p>103.2</text:p>
                <draw:g>
                  <svg:desc>'Averages + Graph'.J2:'Averages + Graph'.J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896.8">
                <text:p>896.8</text:p>
              </table:table-cell>
              <table:table-cell office:value-type="float" office:value="613.1">
                <text:p>613.1</text:p>
              </table:table-cell>
              <table:table-cell office:value-type="float" office:value="440.9">
                <text:p>440.9</text:p>
              </table:table-cell>
              <table:table-cell office:value-type="float" office:value="350.5">
                <text:p>350.5</text:p>
              </table:table-cell>
              <table:table-cell office:value-type="float" office:value="281.5">
                <text:p>281.5</text:p>
              </table:table-cell>
              <table:table-cell office:value-type="float" office:value="293">
                <text:p>293</text:p>
              </table:table-cell>
              <table:table-cell office:value-type="float" office:value="276.1">
                <text:p>276.1</text:p>
              </table:table-cell>
              <table:table-cell office:value-type="float" office:value="316.6">
                <text:p>316.6</text:p>
              </table:table-cell>
              <table:table-cell office:value-type="float" office:value="328.7">
                <text:p>32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678.3">
                <text:p>1678.3</text:p>
              </table:table-cell>
              <table:table-cell office:value-type="float" office:value="1091">
                <text:p>1091</text:p>
              </table:table-cell>
              <table:table-cell office:value-type="float" office:value="806">
                <text:p>806</text:p>
              </table:table-cell>
              <table:table-cell office:value-type="float" office:value="574.4">
                <text:p>574.4</text:p>
              </table:table-cell>
              <table:table-cell office:value-type="float" office:value="504.6">
                <text:p>504.6</text:p>
              </table:table-cell>
              <table:table-cell office:value-type="float" office:value="589">
                <text:p>589</text:p>
              </table:table-cell>
              <table:table-cell office:value-type="float" office:value="547.3">
                <text:p>547.3</text:p>
              </table:table-cell>
              <table:table-cell office:value-type="float" office:value="598">
                <text:p>598</text:p>
              </table:table-cell>
              <table:table-cell office:value-type="float" office:value="741.3">
                <text:p>741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258.8">
                <text:p>3258.8</text:p>
              </table:table-cell>
              <table:table-cell office:value-type="float" office:value="2095.4">
                <text:p>2095.4</text:p>
              </table:table-cell>
              <table:table-cell office:value-type="float" office:value="1355.3">
                <text:p>1355.3</text:p>
              </table:table-cell>
              <table:table-cell office:value-type="float" office:value="1048.4">
                <text:p>1048.4</text:p>
              </table:table-cell>
              <table:table-cell office:value-type="float" office:value="830.5">
                <text:p>830.5</text:p>
              </table:table-cell>
              <table:table-cell office:value-type="float" office:value="865.3">
                <text:p>865.3</text:p>
              </table:table-cell>
              <table:table-cell office:value-type="float" office:value="823.7">
                <text:p>823.7</text:p>
              </table:table-cell>
              <table:table-cell office:value-type="float" office:value="1024.9">
                <text:p>1024.9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706.3">
                <text:p>4706.3</text:p>
              </table:table-cell>
              <table:table-cell office:value-type="float" office:value="3414.4">
                <text:p>3414.4</text:p>
              </table:table-cell>
              <table:table-cell office:value-type="float" office:value="2208.6">
                <text:p>2208.6</text:p>
              </table:table-cell>
              <table:table-cell office:value-type="float" office:value="1569.5">
                <text:p>1569.5</text:p>
              </table:table-cell>
              <table:table-cell office:value-type="float" office:value="1205.6">
                <text:p>1205.6</text:p>
              </table:table-cell>
              <table:table-cell office:value-type="float" office:value="1289.3">
                <text:p>1289.3</text:p>
              </table:table-cell>
              <table:table-cell office:value-type="float" office:value="1299.4">
                <text:p>1299.4</text:p>
              </table:table-cell>
              <table:table-cell office:value-type="float" office:value="1569.9">
                <text:p>1569.9</text:p>
              </table:table-cell>
              <table:table-cell office:value-type="float" office:value="1850.9">
                <text:p>185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6837.8">
                <text:p>6837.8</text:p>
              </table:table-cell>
              <table:table-cell office:value-type="float" office:value="4144.9">
                <text:p>4144.9</text:p>
              </table:table-cell>
              <table:table-cell office:value-type="float" office:value="2579.7">
                <text:p>2579.7</text:p>
              </table:table-cell>
              <table:table-cell office:value-type="float" office:value="1741">
                <text:p>1741</text:p>
              </table:table-cell>
              <table:table-cell office:value-type="float" office:value="1410.6">
                <text:p>1410.6</text:p>
              </table:table-cell>
              <table:table-cell office:value-type="float" office:value="1534.1">
                <text:p>1534.1</text:p>
              </table:table-cell>
              <table:table-cell office:value-type="float" office:value="1716.6">
                <text:p>1716.6</text:p>
              </table:table-cell>
              <table:table-cell office:value-type="float" office:value="2236.4">
                <text:p>2236.4</text:p>
              </table:table-cell>
              <table:table-cell office:value-type="float" office:value="2931.6">
                <text:p>2931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9794.9">
                <text:p>9794.9</text:p>
              </table:table-cell>
              <table:table-cell office:value-type="float" office:value="5880.9">
                <text:p>5880.9</text:p>
              </table:table-cell>
              <table:table-cell office:value-type="float" office:value="3373.9">
                <text:p>3373.9</text:p>
              </table:table-cell>
              <table:table-cell office:value-type="float" office:value="2365.6">
                <text:p>2365.6</text:p>
              </table:table-cell>
              <table:table-cell office:value-type="float" office:value="1705">
                <text:p>1705</text:p>
              </table:table-cell>
              <table:table-cell office:value-type="float" office:value="1913.2">
                <text:p>1913.2</text:p>
              </table:table-cell>
              <table:table-cell office:value-type="float" office:value="2080.7">
                <text:p>2080.7</text:p>
              </table:table-cell>
              <table:table-cell office:value-type="float" office:value="2533">
                <text:p>2533</text:p>
              </table:table-cell>
              <table:table-cell office:value-type="float" office:value="3679.9">
                <text:p>367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11100.9">
                <text:p>11100.9</text:p>
              </table:table-cell>
              <table:table-cell office:value-type="float" office:value="6506.6">
                <text:p>6506.6</text:p>
              </table:table-cell>
              <table:table-cell office:value-type="float" office:value="4765">
                <text:p>4765</text:p>
              </table:table-cell>
              <table:table-cell office:value-type="float" office:value="2998">
                <text:p>2998</text:p>
              </table:table-cell>
              <table:table-cell office:value-type="float" office:value="2304.4">
                <text:p>2304.4</text:p>
              </table:table-cell>
              <table:table-cell office:value-type="float" office:value="2648.5">
                <text:p>2648.5</text:p>
              </table:table-cell>
              <table:table-cell office:value-type="float" office:value="3059.7">
                <text:p>3059.7</text:p>
              </table:table-cell>
              <table:table-cell office:value-type="float" office:value="4192.2">
                <text:p>4192.2</text:p>
              </table:table-cell>
              <table:table-cell office:value-type="float" office:value="4833.2">
                <text:p>483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4243.4">
                <text:p>14243.4</text:p>
              </table:table-cell>
              <table:table-cell office:value-type="float" office:value="8246.5">
                <text:p>8246.5</text:p>
              </table:table-cell>
              <table:table-cell office:value-type="float" office:value="5950.5">
                <text:p>5950.5</text:p>
              </table:table-cell>
              <table:table-cell office:value-type="float" office:value="3723.6">
                <text:p>3723.6</text:p>
              </table:table-cell>
              <table:table-cell office:value-type="float" office:value="3174.3">
                <text:p>3174.3</text:p>
              </table:table-cell>
              <table:table-cell office:value-type="float" office:value="3134.9">
                <text:p>3134.9</text:p>
              </table:table-cell>
              <table:table-cell office:value-type="float" office:value="3904.2">
                <text:p>3904.2</text:p>
              </table:table-cell>
              <table:table-cell office:value-type="float" office:value="4744.8">
                <text:p>4744.8</text:p>
              </table:table-cell>
              <table:table-cell office:value-type="float" office:value="5523.2">
                <text:p>552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7188.8">
                <text:p>17188.8</text:p>
              </table:table-cell>
              <table:table-cell office:value-type="float" office:value="10772.5">
                <text:p>10772.5</text:p>
              </table:table-cell>
              <table:table-cell office:value-type="float" office:value="7201.7">
                <text:p>7201.7</text:p>
              </table:table-cell>
              <table:table-cell office:value-type="float" office:value="4383.8">
                <text:p>4383.8</text:p>
              </table:table-cell>
              <table:table-cell office:value-type="float" office:value="3595">
                <text:p>3595</text:p>
              </table:table-cell>
              <table:table-cell office:value-type="float" office:value="3919.1">
                <text:p>3919.1</text:p>
              </table:table-cell>
              <table:table-cell office:value-type="float" office:value="4379.1">
                <text:p>4379.1</text:p>
              </table:table-cell>
              <table:table-cell office:value-type="float" office:value="5351.3">
                <text:p>5351.3</text:p>
              </table:table-cell>
              <table:table-cell office:value-type="float" office:value="7427.7">
                <text:p>7427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20124.7">
                <text:p>20124.7</text:p>
              </table:table-cell>
              <table:table-cell office:value-type="float" office:value="10621.9">
                <text:p>10621.9</text:p>
              </table:table-cell>
              <table:table-cell office:value-type="float" office:value="6270">
                <text:p>6270</text:p>
              </table:table-cell>
              <table:table-cell office:value-type="float" office:value="4478.8">
                <text:p>4478.8</text:p>
              </table:table-cell>
              <table:table-cell office:value-type="float" office:value="3343.2">
                <text:p>3343.2</text:p>
              </table:table-cell>
              <table:table-cell office:value-type="float" office:value="4449.2">
                <text:p>4449.2</text:p>
              </table:table-cell>
              <table:table-cell office:value-type="float" office:value="5343.6">
                <text:p>5343.6</text:p>
              </table:table-cell>
              <table:table-cell office:value-type="float" office:value="6116.5">
                <text:p>6116.5</text:p>
              </table:table-cell>
              <table:table-cell office:value-type="float" office:value="7781.6">
                <text:p>778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21155.6">
                <text:p>21155.6</text:p>
              </table:table-cell>
              <table:table-cell office:value-type="float" office:value="13374.1">
                <text:p>13374.1</text:p>
              </table:table-cell>
              <table:table-cell office:value-type="float" office:value="7558.6">
                <text:p>7558.6</text:p>
              </table:table-cell>
              <table:table-cell office:value-type="float" office:value="4738.8">
                <text:p>4738.8</text:p>
              </table:table-cell>
              <table:table-cell office:value-type="float" office:value="4051.1">
                <text:p>4051.1</text:p>
              </table:table-cell>
              <table:table-cell office:value-type="float" office:value="4486.8">
                <text:p>4486.8</text:p>
              </table:table-cell>
              <table:table-cell office:value-type="float" office:value="5976.2">
                <text:p>5976.2</text:p>
              </table:table-cell>
              <table:table-cell office:value-type="float" office:value="7463.8">
                <text:p>7463.8</text:p>
              </table:table-cell>
              <table:table-cell office:value-type="float" office:value="10069.9">
                <text:p>10069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25697.9">
                <text:p>25697.9</text:p>
              </table:table-cell>
              <table:table-cell office:value-type="float" office:value="15433.2">
                <text:p>15433.2</text:p>
              </table:table-cell>
              <table:table-cell office:value-type="float" office:value="8840.9">
                <text:p>8840.9</text:p>
              </table:table-cell>
              <table:table-cell office:value-type="float" office:value="5703.3">
                <text:p>5703.3</text:p>
              </table:table-cell>
              <table:table-cell office:value-type="float" office:value="4227.2">
                <text:p>4227.2</text:p>
              </table:table-cell>
              <table:table-cell office:value-type="float" office:value="5983.5">
                <text:p>5983.5</text:p>
              </table:table-cell>
              <table:table-cell office:value-type="float" office:value="7834.8">
                <text:p>7834.8</text:p>
              </table:table-cell>
              <table:table-cell office:value-type="float" office:value="9548">
                <text:p>9548</text:p>
              </table:table-cell>
              <table:table-cell office:value-type="float" office:value="10569.7">
                <text:p>10569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29962.9">
                <text:p>29962.9</text:p>
              </table:table-cell>
              <table:table-cell office:value-type="float" office:value="17504">
                <text:p>17504</text:p>
              </table:table-cell>
              <table:table-cell office:value-type="float" office:value="10064.1">
                <text:p>10064.1</text:p>
              </table:table-cell>
              <table:table-cell office:value-type="float" office:value="6354.3">
                <text:p>6354.3</text:p>
              </table:table-cell>
              <table:table-cell office:value-type="float" office:value="5631.5">
                <text:p>5631.5</text:p>
              </table:table-cell>
              <table:table-cell office:value-type="float" office:value="5822.8">
                <text:p>5822.8</text:p>
              </table:table-cell>
              <table:table-cell office:value-type="float" office:value="9011.9">
                <text:p>9011.9</text:p>
              </table:table-cell>
              <table:table-cell office:value-type="float" office:value="9981.2">
                <text:p>9981.2</text:p>
              </table:table-cell>
              <table:table-cell office:value-type="float" office:value="13160.7">
                <text:p>1316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35250.5">
                <text:p>35250.5</text:p>
              </table:table-cell>
              <table:table-cell office:value-type="float" office:value="19834.1">
                <text:p>19834.1</text:p>
              </table:table-cell>
              <table:table-cell office:value-type="float" office:value="11033.8">
                <text:p>11033.8</text:p>
              </table:table-cell>
              <table:table-cell office:value-type="float" office:value="7090.2">
                <text:p>7090.2</text:p>
              </table:table-cell>
              <table:table-cell office:value-type="float" office:value="5924.8">
                <text:p>5924.8</text:p>
              </table:table-cell>
              <table:table-cell office:value-type="float" office:value="8052.9">
                <text:p>8052.9</text:p>
              </table:table-cell>
              <table:table-cell office:value-type="float" office:value="10019.6">
                <text:p>10019.6</text:p>
              </table:table-cell>
              <table:table-cell office:value-type="float" office:value="10990.8">
                <text:p>10990.8</text:p>
              </table:table-cell>
              <table:table-cell office:value-type="float" office:value="14712.8">
                <text:p>1471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40295.3">
                <text:p>40295.3</text:p>
              </table:table-cell>
              <table:table-cell office:value-type="float" office:value="22782.2">
                <text:p>22782.2</text:p>
              </table:table-cell>
              <table:table-cell office:value-type="float" office:value="12643.7">
                <text:p>12643.7</text:p>
              </table:table-cell>
              <table:table-cell office:value-type="float" office:value="8820">
                <text:p>8820</text:p>
              </table:table-cell>
              <table:table-cell office:value-type="float" office:value="6453.4">
                <text:p>6453.4</text:p>
              </table:table-cell>
              <table:table-cell office:value-type="float" office:value="9222.6">
                <text:p>9222.6</text:p>
              </table:table-cell>
              <table:table-cell office:value-type="float" office:value="11192.3">
                <text:p>11192.3</text:p>
              </table:table-cell>
              <table:table-cell office:value-type="float" office:value="13899.7">
                <text:p>13899.7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43696.9">
                <text:p>43696.9</text:p>
              </table:table-cell>
              <table:table-cell office:value-type="float" office:value="26655.4">
                <text:p>26655.4</text:p>
              </table:table-cell>
              <table:table-cell office:value-type="float" office:value="14838.8">
                <text:p>14838.8</text:p>
              </table:table-cell>
              <table:table-cell office:value-type="float" office:value="9706.1">
                <text:p>9706.1</text:p>
              </table:table-cell>
              <table:table-cell office:value-type="float" office:value="7986.1">
                <text:p>7986.1</text:p>
              </table:table-cell>
              <table:table-cell office:value-type="float" office:value="10368.3">
                <text:p>10368.3</text:p>
              </table:table-cell>
              <table:table-cell office:value-type="float" office:value="12880.8">
                <text:p>12880.8</text:p>
              </table:table-cell>
              <table:table-cell office:value-type="float" office:value="15416.9">
                <text:p>15416.9</text:p>
              </table:table-cell>
              <table:table-cell office:value-type="float" office:value="20478.4">
                <text:p>2047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50925.7">
                <text:p>50925.7</text:p>
              </table:table-cell>
              <table:table-cell office:value-type="float" office:value="28835.5">
                <text:p>28835.5</text:p>
              </table:table-cell>
              <table:table-cell office:value-type="float" office:value="16408.7">
                <text:p>16408.7</text:p>
              </table:table-cell>
              <table:table-cell office:value-type="float" office:value="10863.3">
                <text:p>10863.3</text:p>
              </table:table-cell>
              <table:table-cell office:value-type="float" office:value="9526.4">
                <text:p>9526.4</text:p>
              </table:table-cell>
              <table:table-cell office:value-type="float" office:value="11330.6">
                <text:p>11330.6</text:p>
              </table:table-cell>
              <table:table-cell office:value-type="float" office:value="14952">
                <text:p>14952</text:p>
              </table:table-cell>
              <table:table-cell office:value-type="float" office:value="16337.4">
                <text:p>16337.4</text:p>
              </table:table-cell>
              <table:table-cell office:value-type="float" office:value="21937">
                <text:p>21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55455.6">
                <text:p>55455.6</text:p>
              </table:table-cell>
              <table:table-cell office:value-type="float" office:value="32152.3">
                <text:p>32152.3</text:p>
              </table:table-cell>
              <table:table-cell office:value-type="float" office:value="19170.1">
                <text:p>19170.1</text:p>
              </table:table-cell>
              <table:table-cell office:value-type="float" office:value="11711.9">
                <text:p>11711.9</text:p>
              </table:table-cell>
              <table:table-cell office:value-type="float" office:value="9198.1">
                <text:p>9198.1</text:p>
              </table:table-cell>
              <table:table-cell office:value-type="float" office:value="11155.2">
                <text:p>11155.2</text:p>
              </table:table-cell>
              <table:table-cell office:value-type="float" office:value="13967.1">
                <text:p>13967.1</text:p>
              </table:table-cell>
              <table:table-cell office:value-type="float" office:value="18371">
                <text:p>18371</text:p>
              </table:table-cell>
              <table:table-cell office:value-type="float" office:value="24091.7">
                <text:p>2409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2071.1">
                <text:p>62071.1</text:p>
              </table:table-cell>
              <table:table-cell office:value-type="float" office:value="35840.6">
                <text:p>35840.6</text:p>
              </table:table-cell>
              <table:table-cell office:value-type="float" office:value="20847.8">
                <text:p>20847.8</text:p>
              </table:table-cell>
              <table:table-cell office:value-type="float" office:value="12777.9">
                <text:p>12777.9</text:p>
              </table:table-cell>
              <table:table-cell office:value-type="float" office:value="11141.4">
                <text:p>11141.4</text:p>
              </table:table-cell>
              <table:table-cell office:value-type="float" office:value="13149.4">
                <text:p>13149.4</text:p>
              </table:table-cell>
              <table:table-cell office:value-type="float" office:value="16586.3">
                <text:p>16586.3</text:p>
              </table:table-cell>
              <table:table-cell office:value-type="float" office:value="21985">
                <text:p>21985</text:p>
              </table:table-cell>
              <table:table-cell office:value-type="float" office:value="26377.3">
                <text:p>2637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61868.5">
                <text:p>61868.5</text:p>
              </table:table-cell>
              <table:table-cell office:value-type="float" office:value="34059.1">
                <text:p>34059.1</text:p>
              </table:table-cell>
              <table:table-cell office:value-type="float" office:value="18120.2">
                <text:p>18120.2</text:p>
              </table:table-cell>
              <table:table-cell office:value-type="float" office:value="10371.5">
                <text:p>10371.5</text:p>
              </table:table-cell>
              <table:table-cell office:value-type="float" office:value="9612.6">
                <text:p>9612.6</text:p>
              </table:table-cell>
              <table:table-cell office:value-type="float" office:value="14221.7">
                <text:p>14221.7</text:p>
              </table:table-cell>
              <table:table-cell office:value-type="float" office:value="17778.3">
                <text:p>17778.3</text:p>
              </table:table-cell>
              <table:table-cell office:value-type="float" office:value="22867.8">
                <text:p>22867.8</text:p>
              </table:table-cell>
              <table:table-cell office:value-type="float" office:value="29100.4">
                <text:p>2910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69020">
                <text:p>69020</text:p>
              </table:table-cell>
              <table:table-cell office:value-type="float" office:value="37014.8">
                <text:p>37014.8</text:p>
              </table:table-cell>
              <table:table-cell office:value-type="float" office:value="19542.7">
                <text:p>19542.7</text:p>
              </table:table-cell>
              <table:table-cell office:value-type="float" office:value="11216.8">
                <text:p>11216.8</text:p>
              </table:table-cell>
              <table:table-cell office:value-type="float" office:value="10114.2">
                <text:p>10114.2</text:p>
              </table:table-cell>
              <table:table-cell office:value-type="float" office:value="13210">
                <text:p>13210</text:p>
              </table:table-cell>
              <table:table-cell office:value-type="float" office:value="20058.5">
                <text:p>20058.5</text:p>
              </table:table-cell>
              <table:table-cell office:value-type="float" office:value="24348.5">
                <text:p>24348.5</text:p>
              </table:table-cell>
              <table:table-cell office:value-type="float" office:value="30786.7">
                <text:p>30786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75068.7">
                <text:p>75068.7</text:p>
              </table:table-cell>
              <table:table-cell office:value-type="float" office:value="40003.2">
                <text:p>40003.2</text:p>
              </table:table-cell>
              <table:table-cell office:value-type="float" office:value="21244.3">
                <text:p>21244.3</text:p>
              </table:table-cell>
              <table:table-cell office:value-type="float" office:value="13457.7">
                <text:p>13457.7</text:p>
              </table:table-cell>
              <table:table-cell office:value-type="float" office:value="11164.5">
                <text:p>11164.5</text:p>
              </table:table-cell>
              <table:table-cell office:value-type="float" office:value="16015.2">
                <text:p>16015.2</text:p>
              </table:table-cell>
              <table:table-cell office:value-type="float" office:value="23283">
                <text:p>23283</text:p>
              </table:table-cell>
              <table:table-cell office:value-type="float" office:value="27126.7">
                <text:p>27126.7</text:p>
              </table:table-cell>
              <table:table-cell office:value-type="float" office:value="36025.2">
                <text:p>3602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82239.4">
                <text:p>82239.4</text:p>
              </table:table-cell>
              <table:table-cell office:value-type="float" office:value="44363.6">
                <text:p>44363.6</text:p>
              </table:table-cell>
              <table:table-cell office:value-type="float" office:value="23246.3">
                <text:p>23246.3</text:p>
              </table:table-cell>
              <table:table-cell office:value-type="float" office:value="13355">
                <text:p>13355</text:p>
              </table:table-cell>
              <table:table-cell office:value-type="float" office:value="12781.3">
                <text:p>12781.3</text:p>
              </table:table-cell>
              <table:table-cell office:value-type="float" office:value="16328.5">
                <text:p>16328.5</text:p>
              </table:table-cell>
              <table:table-cell office:value-type="float" office:value="23395.5">
                <text:p>23395.5</text:p>
              </table:table-cell>
              <table:table-cell office:value-type="float" office:value="29985.2">
                <text:p>29985.2</text:p>
              </table:table-cell>
              <table:table-cell office:value-type="float" office:value="34830.4">
                <text:p>3483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88232.3">
                <text:p>88232.3</text:p>
              </table:table-cell>
              <table:table-cell office:value-type="float" office:value="48479.1">
                <text:p>48479.1</text:p>
              </table:table-cell>
              <table:table-cell office:value-type="float" office:value="24297.9">
                <text:p>24297.9</text:p>
              </table:table-cell>
              <table:table-cell office:value-type="float" office:value="14930.2">
                <text:p>14930.2</text:p>
              </table:table-cell>
              <table:table-cell office:value-type="float" office:value="13047.4">
                <text:p>13047.4</text:p>
              </table:table-cell>
              <table:table-cell office:value-type="float" office:value="17813.9">
                <text:p>17813.9</text:p>
              </table:table-cell>
              <table:table-cell office:value-type="float" office:value="26357">
                <text:p>26357</text:p>
              </table:table-cell>
              <table:table-cell office:value-type="float" office:value="33725.5">
                <text:p>33725.5</text:p>
              </table:table-cell>
              <table:table-cell office:value-type="float" office:value="39963.7">
                <text:p>3996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97366.9">
                <text:p>97366.9</text:p>
              </table:table-cell>
              <table:table-cell office:value-type="float" office:value="50994.5">
                <text:p>50994.5</text:p>
              </table:table-cell>
              <table:table-cell office:value-type="float" office:value="28539.9">
                <text:p>28539.9</text:p>
              </table:table-cell>
              <table:table-cell office:value-type="float" office:value="14829.7">
                <text:p>14829.7</text:p>
              </table:table-cell>
              <table:table-cell office:value-type="float" office:value="15471.9">
                <text:p>15471.9</text:p>
              </table:table-cell>
              <table:table-cell office:value-type="float" office:value="21284.5">
                <text:p>21284.5</text:p>
              </table:table-cell>
              <table:table-cell office:value-type="float" office:value="26954.4">
                <text:p>26954.4</text:p>
              </table:table-cell>
              <table:table-cell office:value-type="float" office:value="32842.9">
                <text:p>32842.9</text:p>
              </table:table-cell>
              <table:table-cell office:value-type="float" office:value="45511.3">
                <text:p>45511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104093.5">
                <text:p>104093.5</text:p>
              </table:table-cell>
              <table:table-cell office:value-type="float" office:value="53534.7">
                <text:p>53534.7</text:p>
              </table:table-cell>
              <table:table-cell office:value-type="float" office:value="29609.3">
                <text:p>29609.3</text:p>
              </table:table-cell>
              <table:table-cell office:value-type="float" office:value="17057.4">
                <text:p>17057.4</text:p>
              </table:table-cell>
              <table:table-cell office:value-type="float" office:value="17763.5">
                <text:p>17763.5</text:p>
              </table:table-cell>
              <table:table-cell office:value-type="float" office:value="20831.7">
                <text:p>20831.7</text:p>
              </table:table-cell>
              <table:table-cell office:value-type="float" office:value="28981.1">
                <text:p>28981.1</text:p>
              </table:table-cell>
              <table:table-cell office:value-type="float" office:value="37574.9">
                <text:p>37574.9</text:p>
              </table:table-cell>
              <table:table-cell office:value-type="float" office:value="48530.3">
                <text:p>4853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109548.3">
                <text:p>109548.3</text:p>
              </table:table-cell>
              <table:table-cell office:value-type="float" office:value="59229.4">
                <text:p>59229.4</text:p>
              </table:table-cell>
              <table:table-cell office:value-type="float" office:value="31443.1">
                <text:p>31443.1</text:p>
              </table:table-cell>
              <table:table-cell office:value-type="float" office:value="18416.9">
                <text:p>18416.9</text:p>
              </table:table-cell>
              <table:table-cell office:value-type="float" office:value="17375.7">
                <text:p>17375.7</text:p>
              </table:table-cell>
              <table:table-cell office:value-type="float" office:value="23932.9">
                <text:p>23932.9</text:p>
              </table:table-cell>
              <table:table-cell office:value-type="float" office:value="30582.2">
                <text:p>30582.2</text:p>
              </table:table-cell>
              <table:table-cell office:value-type="float" office:value="41932">
                <text:p>41932</text:p>
              </table:table-cell>
              <table:table-cell office:value-type="float" office:value="49588.9">
                <text:p>49588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116185.9">
                <text:p>116185.9</text:p>
              </table:table-cell>
              <table:table-cell office:value-type="float" office:value="62804.4">
                <text:p>62804.4</text:p>
              </table:table-cell>
              <table:table-cell office:value-type="float" office:value="34069.4">
                <text:p>34069.4</text:p>
              </table:table-cell>
              <table:table-cell office:value-type="float" office:value="19927">
                <text:p>19927</text:p>
              </table:table-cell>
              <table:table-cell office:value-type="float" office:value="17990.1">
                <text:p>17990.1</text:p>
              </table:table-cell>
              <table:table-cell office:value-type="float" office:value="24275.2">
                <text:p>24275.2</text:p>
              </table:table-cell>
              <table:table-cell office:value-type="float" office:value="36345.2">
                <text:p>36345.2</text:p>
              </table:table-cell>
              <table:table-cell office:value-type="float" office:value="43494.7">
                <text:p>43494.7</text:p>
              </table:table-cell>
              <table:table-cell office:value-type="float" office:value="56976.9">
                <text:p>56976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125755.2">
                <text:p>125755.2</text:p>
              </table:table-cell>
              <table:table-cell office:value-type="float" office:value="68632.9">
                <text:p>68632.9</text:p>
              </table:table-cell>
              <table:table-cell office:value-type="float" office:value="36099">
                <text:p>36099</text:p>
              </table:table-cell>
              <table:table-cell office:value-type="float" office:value="21086.6">
                <text:p>21086.6</text:p>
              </table:table-cell>
              <table:table-cell office:value-type="float" office:value="19924">
                <text:p>19924</text:p>
              </table:table-cell>
              <table:table-cell office:value-type="float" office:value="27837.5">
                <text:p>27837.5</text:p>
              </table:table-cell>
              <table:table-cell office:value-type="float" office:value="35320.2">
                <text:p>35320.2</text:p>
              </table:table-cell>
              <table:table-cell office:value-type="float" office:value="49023.9">
                <text:p>49023.9</text:p>
              </table:table-cell>
              <table:table-cell office:value-type="float" office:value="63092.4">
                <text:p>6309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138613.2">
                <text:p>138613.2</text:p>
              </table:table-cell>
              <table:table-cell office:value-type="float" office:value="73517.9">
                <text:p>73517.9</text:p>
              </table:table-cell>
              <table:table-cell office:value-type="float" office:value="38424.9">
                <text:p>38424.9</text:p>
              </table:table-cell>
              <table:table-cell office:value-type="float" office:value="21970.7">
                <text:p>21970.7</text:p>
              </table:table-cell>
              <table:table-cell office:value-type="float" office:value="23500.6">
                <text:p>23500.6</text:p>
              </table:table-cell>
              <table:table-cell office:value-type="float" office:value="32258.2">
                <text:p>32258.2</text:p>
              </table:table-cell>
              <table:table-cell office:value-type="float" office:value="40851.6">
                <text:p>40851.6</text:p>
              </table:table-cell>
              <table:table-cell office:value-type="float" office:value="47512.6">
                <text:p>47512.6</text:p>
              </table:table-cell>
              <table:table-cell office:value-type="float" office:value="66137.1">
                <text:p>6613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144318.3">
                <text:p>144318.3</text:p>
              </table:table-cell>
              <table:table-cell office:value-type="float" office:value="78770.3">
                <text:p>78770.3</text:p>
              </table:table-cell>
              <table:table-cell office:value-type="float" office:value="42008.9">
                <text:p>42008.9</text:p>
              </table:table-cell>
              <table:table-cell office:value-type="float" office:value="23733.4">
                <text:p>23733.4</text:p>
              </table:table-cell>
              <table:table-cell office:value-type="float" office:value="22462.4">
                <text:p>22462.4</text:p>
              </table:table-cell>
              <table:table-cell office:value-type="float" office:value="29828">
                <text:p>29828</text:p>
              </table:table-cell>
              <table:table-cell office:value-type="float" office:value="43299">
                <text:p>43299</text:p>
              </table:table-cell>
              <table:table-cell office:value-type="float" office:value="51657.2">
                <text:p>51657.2</text:p>
              </table:table-cell>
              <table:table-cell office:value-type="float" office:value="65376">
                <text:p>65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153957.7">
                <text:p>153957.7</text:p>
              </table:table-cell>
              <table:table-cell office:value-type="float" office:value="83726.5">
                <text:p>83726.5</text:p>
              </table:table-cell>
              <table:table-cell office:value-type="float" office:value="44112.9">
                <text:p>44112.9</text:p>
              </table:table-cell>
              <table:table-cell office:value-type="float" office:value="25375.1">
                <text:p>25375.1</text:p>
              </table:table-cell>
              <table:table-cell office:value-type="float" office:value="26326">
                <text:p>26326</text:p>
              </table:table-cell>
              <table:table-cell office:value-type="float" office:value="33871.1">
                <text:p>33871.1</text:p>
              </table:table-cell>
              <table:table-cell office:value-type="float" office:value="45012.1">
                <text:p>45012.1</text:p>
              </table:table-cell>
              <table:table-cell office:value-type="float" office:value="53401.8">
                <text:p>53401.8</text:p>
              </table:table-cell>
              <table:table-cell office:value-type="float" office:value="71766.8">
                <text:p>71766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165572.9">
                <text:p>165572.9</text:p>
              </table:table-cell>
              <table:table-cell office:value-type="float" office:value="87315.7">
                <text:p>87315.7</text:p>
              </table:table-cell>
              <table:table-cell office:value-type="float" office:value="46082.2">
                <text:p>46082.2</text:p>
              </table:table-cell>
              <table:table-cell office:value-type="float" office:value="27619.1">
                <text:p>27619.1</text:p>
              </table:table-cell>
              <table:table-cell office:value-type="float" office:value="24309.1">
                <text:p>24309.1</text:p>
              </table:table-cell>
              <table:table-cell office:value-type="float" office:value="34691.6">
                <text:p>34691.6</text:p>
              </table:table-cell>
              <table:table-cell office:value-type="float" office:value="48465.7">
                <text:p>48465.7</text:p>
              </table:table-cell>
              <table:table-cell office:value-type="float" office:value="56476">
                <text:p>56476</text:p>
              </table:table-cell>
              <table:table-cell office:value-type="float" office:value="73202.9">
                <text:p>73202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172703.1">
                <text:p>172703.1</text:p>
              </table:table-cell>
              <table:table-cell office:value-type="float" office:value="92456.2">
                <text:p>92456.2</text:p>
              </table:table-cell>
              <table:table-cell office:value-type="float" office:value="48667.6">
                <text:p>48667.6</text:p>
              </table:table-cell>
              <table:table-cell office:value-type="float" office:value="28288.7">
                <text:p>28288.7</text:p>
              </table:table-cell>
              <table:table-cell office:value-type="float" office:value="27073.3">
                <text:p>27073.3</text:p>
              </table:table-cell>
              <table:table-cell office:value-type="float" office:value="36836.7">
                <text:p>36836.7</text:p>
              </table:table-cell>
              <table:table-cell office:value-type="float" office:value="50895">
                <text:p>50895</text:p>
              </table:table-cell>
              <table:table-cell office:value-type="float" office:value="62910.5">
                <text:p>62910.5</text:p>
              </table:table-cell>
              <table:table-cell office:value-type="float" office:value="74553.9">
                <text:p>74553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184534.3">
                <text:p>184534.3</text:p>
              </table:table-cell>
              <table:table-cell office:value-type="float" office:value="100061.4">
                <text:p>100061.4</text:p>
              </table:table-cell>
              <table:table-cell office:value-type="float" office:value="52254.8">
                <text:p>52254.8</text:p>
              </table:table-cell>
              <table:table-cell office:value-type="float" office:value="29600.6">
                <text:p>29600.6</text:p>
              </table:table-cell>
              <table:table-cell office:value-type="float" office:value="33811">
                <text:p>33811</text:p>
              </table:table-cell>
              <table:table-cell office:value-type="float" office:value="42565.5">
                <text:p>42565.5</text:p>
              </table:table-cell>
              <table:table-cell office:value-type="float" office:value="54735.4">
                <text:p>54735.4</text:p>
              </table:table-cell>
              <table:table-cell office:value-type="float" office:value="66496.2">
                <text:p>66496.2</text:p>
              </table:table-cell>
              <table:table-cell office:value-type="float" office:value="85297.1">
                <text:p>8529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193512.6">
                <text:p>193512.6</text:p>
              </table:table-cell>
              <table:table-cell office:value-type="float" office:value="102966.3">
                <text:p>102966.3</text:p>
              </table:table-cell>
              <table:table-cell office:value-type="float" office:value="55682.9">
                <text:p>55682.9</text:p>
              </table:table-cell>
              <table:table-cell office:value-type="float" office:value="32357.4">
                <text:p>32357.4</text:p>
              </table:table-cell>
              <table:table-cell office:value-type="float" office:value="31744.9">
                <text:p>31744.9</text:p>
              </table:table-cell>
              <table:table-cell office:value-type="float" office:value="43317.7">
                <text:p>43317.7</text:p>
              </table:table-cell>
              <table:table-cell office:value-type="float" office:value="57792.9">
                <text:p>57792.9</text:p>
              </table:table-cell>
              <table:table-cell office:value-type="float" office:value="75101.6">
                <text:p>75101.6</text:p>
              </table:table-cell>
              <table:table-cell office:value-type="float" office:value="90170.6">
                <text:p>9017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200721.1">
                <text:p>200721.1</text:p>
              </table:table-cell>
              <table:table-cell office:value-type="float" office:value="107844.8">
                <text:p>107844.8</text:p>
              </table:table-cell>
              <table:table-cell office:value-type="float" office:value="58908.1">
                <text:p>58908.1</text:p>
              </table:table-cell>
              <table:table-cell office:value-type="float" office:value="33425.1">
                <text:p>33425.1</text:p>
              </table:table-cell>
              <table:table-cell office:value-type="float" office:value="32056.3">
                <text:p>32056.3</text:p>
              </table:table-cell>
              <table:table-cell office:value-type="float" office:value="46736.7">
                <text:p>46736.7</text:p>
              </table:table-cell>
              <table:table-cell office:value-type="float" office:value="58563.1">
                <text:p>58563.1</text:p>
              </table:table-cell>
              <table:table-cell office:value-type="float" office:value="75582.9">
                <text:p>75582.9</text:p>
              </table:table-cell>
              <table:table-cell office:value-type="float" office:value="91175.3">
                <text:p>91175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213776.6">
                <text:p>213776.6</text:p>
              </table:table-cell>
              <table:table-cell office:value-type="float" office:value="115105.3">
                <text:p>115105.3</text:p>
              </table:table-cell>
              <table:table-cell office:value-type="float" office:value="60728.6">
                <text:p>60728.6</text:p>
              </table:table-cell>
              <table:table-cell office:value-type="float" office:value="34881.7">
                <text:p>34881.7</text:p>
              </table:table-cell>
              <table:table-cell office:value-type="float" office:value="35677.6">
                <text:p>35677.6</text:p>
              </table:table-cell>
              <table:table-cell office:value-type="float" office:value="47560.3">
                <text:p>47560.3</text:p>
              </table:table-cell>
              <table:table-cell office:value-type="float" office:value="62309.6">
                <text:p>62309.6</text:p>
              </table:table-cell>
              <table:table-cell office:value-type="float" office:value="74906">
                <text:p>74906</text:p>
              </table:table-cell>
              <table:table-cell office:value-type="float" office:value="96786.7">
                <text:p>96786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226023.4">
                <text:p>226023.4</text:p>
              </table:table-cell>
              <table:table-cell office:value-type="float" office:value="121998.4">
                <text:p>121998.4</text:p>
              </table:table-cell>
              <table:table-cell office:value-type="float" office:value="64958.7">
                <text:p>64958.7</text:p>
              </table:table-cell>
              <table:table-cell office:value-type="float" office:value="37776.8">
                <text:p>37776.8</text:p>
              </table:table-cell>
              <table:table-cell office:value-type="float" office:value="34926">
                <text:p>34926</text:p>
              </table:table-cell>
              <table:table-cell office:value-type="float" office:value="47306.2">
                <text:p>47306.2</text:p>
              </table:table-cell>
              <table:table-cell office:value-type="float" office:value="67140.1">
                <text:p>67140.1</text:p>
              </table:table-cell>
              <table:table-cell office:value-type="float" office:value="83230.8">
                <text:p>83230.8</text:p>
              </table:table-cell>
              <table:table-cell office:value-type="float" office:value="107994.8">
                <text:p>107994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215641.6">
                <text:p>215641.6</text:p>
              </table:table-cell>
              <table:table-cell office:value-type="float" office:value="107308.1">
                <text:p>107308.1</text:p>
              </table:table-cell>
              <table:table-cell office:value-type="float" office:value="50955.7">
                <text:p>50955.7</text:p>
              </table:table-cell>
              <table:table-cell office:value-type="float" office:value="27889">
                <text:p>27889</text:p>
              </table:table-cell>
              <table:table-cell office:value-type="float" office:value="27851.3">
                <text:p>27851.3</text:p>
              </table:table-cell>
              <table:table-cell office:value-type="float" office:value="50527.8">
                <text:p>50527.8</text:p>
              </table:table-cell>
              <table:table-cell office:value-type="float" office:value="71006.6">
                <text:p>71006.6</text:p>
              </table:table-cell>
              <table:table-cell office:value-type="float" office:value="82222.2">
                <text:p>82222.2</text:p>
              </table:table-cell>
              <table:table-cell office:value-type="float" office:value="109683.9">
                <text:p>109683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224726.6">
                <text:p>224726.6</text:p>
              </table:table-cell>
              <table:table-cell office:value-type="float" office:value="113770.9">
                <text:p>113770.9</text:p>
              </table:table-cell>
              <table:table-cell office:value-type="float" office:value="55223.7">
                <text:p>55223.7</text:p>
              </table:table-cell>
              <table:table-cell office:value-type="float" office:value="28543">
                <text:p>28543</text:p>
              </table:table-cell>
              <table:table-cell office:value-type="float" office:value="32507.2">
                <text:p>32507.2</text:p>
              </table:table-cell>
              <table:table-cell office:value-type="float" office:value="48589.1">
                <text:p>48589.1</text:p>
              </table:table-cell>
              <table:table-cell office:value-type="float" office:value="65135.7">
                <text:p>65135.7</text:p>
              </table:table-cell>
              <table:table-cell office:value-type="float" office:value="93861.8">
                <text:p>93861.8</text:p>
              </table:table-cell>
              <table:table-cell office:value-type="float" office:value="110189.6">
                <text:p>110189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243129.1">
                <text:p>243129.1</text:p>
              </table:table-cell>
              <table:table-cell office:value-type="float" office:value="118339.5">
                <text:p>118339.5</text:p>
              </table:table-cell>
              <table:table-cell office:value-type="float" office:value="56522.6">
                <text:p>56522.6</text:p>
              </table:table-cell>
              <table:table-cell office:value-type="float" office:value="29045">
                <text:p>29045</text:p>
              </table:table-cell>
              <table:table-cell office:value-type="float" office:value="33673.3">
                <text:p>33673.3</text:p>
              </table:table-cell>
              <table:table-cell office:value-type="float" office:value="53691.3">
                <text:p>53691.3</text:p>
              </table:table-cell>
              <table:table-cell office:value-type="float" office:value="77717.4">
                <text:p>77717.4</text:p>
              </table:table-cell>
              <table:table-cell office:value-type="float" office:value="98564.4">
                <text:p>98564.4</text:p>
              </table:table-cell>
              <table:table-cell office:value-type="float" office:value="116851.2">
                <text:p>11685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245798.6">
                <text:p>245798.6</text:p>
              </table:table-cell>
              <table:table-cell office:value-type="float" office:value="123207.6">
                <text:p>123207.6</text:p>
              </table:table-cell>
              <table:table-cell office:value-type="float" office:value="60279">
                <text:p>60279</text:p>
              </table:table-cell>
              <table:table-cell office:value-type="float" office:value="33013.5">
                <text:p>33013.5</text:p>
              </table:table-cell>
              <table:table-cell office:value-type="float" office:value="39331.1">
                <text:p>39331.1</text:p>
              </table:table-cell>
              <table:table-cell office:value-type="float" office:value="54291.2">
                <text:p>54291.2</text:p>
              </table:table-cell>
              <table:table-cell office:value-type="float" office:value="73094.6">
                <text:p>73094.6</text:p>
              </table:table-cell>
              <table:table-cell office:value-type="float" office:value="95775.1">
                <text:p>95775.1</text:p>
              </table:table-cell>
              <table:table-cell office:value-type="float" office:value="124675.4">
                <text:p>12467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255145.6">
                <text:p>255145.6</text:p>
              </table:table-cell>
              <table:table-cell office:value-type="float" office:value="130111.1">
                <text:p>130111.1</text:p>
              </table:table-cell>
              <table:table-cell office:value-type="float" office:value="62669.7">
                <text:p>62669.7</text:p>
              </table:table-cell>
              <table:table-cell office:value-type="float" office:value="32809.9">
                <text:p>32809.9</text:p>
              </table:table-cell>
              <table:table-cell office:value-type="float" office:value="34708.3">
                <text:p>34708.3</text:p>
              </table:table-cell>
              <table:table-cell office:value-type="float" office:value="56693.4">
                <text:p>56693.4</text:p>
              </table:table-cell>
              <table:table-cell office:value-type="float" office:value="80448.9">
                <text:p>80448.9</text:p>
              </table:table-cell>
              <table:table-cell office:value-type="float" office:value="101714.7">
                <text:p>101714.7</text:p>
              </table:table-cell>
              <table:table-cell office:value-type="float" office:value="131538.8">
                <text:p>131538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277247.4">
                <text:p>277247.4</text:p>
              </table:table-cell>
              <table:table-cell office:value-type="float" office:value="135361.1">
                <text:p>135361.1</text:p>
              </table:table-cell>
              <table:table-cell office:value-type="float" office:value="63197.7">
                <text:p>63197.7</text:p>
              </table:table-cell>
              <table:table-cell office:value-type="float" office:value="34079">
                <text:p>34079</text:p>
              </table:table-cell>
              <table:table-cell office:value-type="float" office:value="39218.8">
                <text:p>39218.8</text:p>
              </table:table-cell>
              <table:table-cell office:value-type="float" office:value="56471.5">
                <text:p>56471.5</text:p>
              </table:table-cell>
              <table:table-cell office:value-type="float" office:value="84256.6">
                <text:p>84256.6</text:p>
              </table:table-cell>
              <table:table-cell office:value-type="float" office:value="107004.3">
                <text:p>107004.3</text:p>
              </table:table-cell>
              <table:table-cell office:value-type="float" office:value="136451.3">
                <text:p>13645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292493.4">
                <text:p>292493.4</text:p>
              </table:table-cell>
              <table:table-cell office:value-type="float" office:value="140914.4">
                <text:p>140914.4</text:p>
              </table:table-cell>
              <table:table-cell office:value-type="float" office:value="69943">
                <text:p>69943</text:p>
              </table:table-cell>
              <table:table-cell office:value-type="float" office:value="34814.3">
                <text:p>34814.3</text:p>
              </table:table-cell>
              <table:table-cell office:value-type="float" office:value="44395">
                <text:p>44395</text:p>
              </table:table-cell>
              <table:table-cell office:value-type="float" office:value="59134.6">
                <text:p>59134.6</text:p>
              </table:table-cell>
              <table:table-cell office:value-type="float" office:value="90454.1">
                <text:p>90454.1</text:p>
              </table:table-cell>
              <table:table-cell office:value-type="float" office:value="110736">
                <text:p>110736</text:p>
              </table:table-cell>
              <table:table-cell office:value-type="float" office:value="132767.7">
                <text:p>132767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295762.3">
                <text:p>295762.3</text:p>
              </table:table-cell>
              <table:table-cell office:value-type="float" office:value="147339">
                <text:p>147339</text:p>
              </table:table-cell>
              <table:table-cell office:value-type="float" office:value="70300.3">
                <text:p>70300.3</text:p>
              </table:table-cell>
              <table:table-cell office:value-type="float" office:value="39138">
                <text:p>39138</text:p>
              </table:table-cell>
              <table:table-cell office:value-type="float" office:value="51137">
                <text:p>51137</text:p>
              </table:table-cell>
              <table:table-cell office:value-type="float" office:value="65512.9">
                <text:p>65512.9</text:p>
              </table:table-cell>
              <table:table-cell office:value-type="float" office:value="96200.3">
                <text:p>96200.3</text:p>
              </table:table-cell>
              <table:table-cell office:value-type="float" office:value="113933.8">
                <text:p>113933.8</text:p>
              </table:table-cell>
              <table:table-cell office:value-type="float" office:value="153399.5">
                <text:p>15339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313273.4">
                <text:p>313273.4</text:p>
              </table:table-cell>
              <table:table-cell office:value-type="float" office:value="154564.7">
                <text:p>154564.7</text:p>
              </table:table-cell>
              <table:table-cell office:value-type="float" office:value="75884.1">
                <text:p>75884.1</text:p>
              </table:table-cell>
              <table:table-cell office:value-type="float" office:value="39169.8">
                <text:p>39169.8</text:p>
              </table:table-cell>
              <table:table-cell office:value-type="float" office:value="44403.3">
                <text:p>44403.3</text:p>
              </table:table-cell>
              <table:table-cell office:value-type="float" office:value="70169.7">
                <text:p>70169.7</text:p>
              </table:table-cell>
              <table:table-cell office:value-type="float" office:value="100877.1">
                <text:p>100877.1</text:p>
              </table:table-cell>
              <table:table-cell office:value-type="float" office:value="132577.4">
                <text:p>132577.4</text:p>
              </table:table-cell>
              <table:table-cell office:value-type="float" office:value="160607.2">
                <text:p>160607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319368.6">
                <text:p>319368.6</text:p>
              </table:table-cell>
              <table:table-cell office:value-type="float" office:value="159313.5">
                <text:p>159313.5</text:p>
              </table:table-cell>
              <table:table-cell office:value-type="float" office:value="75880.3">
                <text:p>75880.3</text:p>
              </table:table-cell>
              <table:table-cell office:value-type="float" office:value="39910.7">
                <text:p>39910.7</text:p>
              </table:table-cell>
              <table:table-cell office:value-type="float" office:value="44973.9">
                <text:p>44973.9</text:p>
              </table:table-cell>
              <table:table-cell office:value-type="float" office:value="76823.3">
                <text:p>76823.3</text:p>
              </table:table-cell>
              <table:table-cell office:value-type="float" office:value="98229.4">
                <text:p>98229.4</text:p>
              </table:table-cell>
              <table:table-cell office:value-type="float" office:value="127070">
                <text:p>127070</text:p>
              </table:table-cell>
              <table:table-cell office:value-type="float" office:value="165593.6">
                <text:p>16559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